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뼻뮝" svg:font-family="뼻뮝"/>
    <style:font-face style:name="Arial" svg:font-family="Arial"/>
    <style:font-face style:name="Helv" svg:font-family="Helv"/>
    <style:font-face style:name="돋움1" svg:font-family="돋움1"/>
    <style:font-face style:name="맑은 고딕" svg:font-family="&quot;맑은 고딕&quot;"/>
    <style:font-face style:name="맑은 고딕1" svg:font-family="&quot;맑은 고딕1&quot;"/>
    <style:font-face style:name="새굴림" svg:font-family="새굴림"/>
    <style:font-face style:name="바탕체" svg:font-family="바탕체"/>
    <style:font-face style:name="굴림" svg:font-family="굴림"/>
    <style:font-face style:name="바탕체1" svg:font-family="바탕체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" style:family="table-cell" style:parent-style-name="Default" style:data-style-name="N49">
      <style:table-cell-properties fo:border="thin solid #000000" fo:background-color="#FFFF00"/>
      <style:text-properties style:font-name="맑은 고딕1" style:font-name-asian="맑은 고딕1" style:font-name-complex="맑은 고딕1"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49">
      <style:table-cell-properties fo:border="thin solid #000000"/>
      <style:text-properties style:font-name="맑은 고딕1" style:font-name-asian="맑은 고딕1" style:font-name-complex="맑은 고딕1" fo:font-size="9pt" style:font-size-asian="9pt" style:font-size-complex="9pt"/>
    </style:style>
    <style:style style:name="ce10" style:family="table-cell" style:parent-style-name="Default" style:data-style-name="N0">
      <style:text-properties style:font-name="맑은 고딕1" style:font-name-asian="맑은 고딕1" style:font-name-complex="맑은 고딕1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49">
      <style:table-cell-properties fo:border-top="none" fo:border-bottom="none" fo:border-left="thin solid #000000" fo:border-right="thin solid #000000"/>
      <style:text-properties style:font-name="맑은 고딕1" style:font-name-asian="맑은 고딕1" style:font-name-complex="맑은 고딕1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맑은 고딕1" style:font-name-asian="맑은 고딕1" style:font-name-complex="맑은 고딕1"/>
    </style:style>
    <style:style style:name="ce16" style:family="table-cell" style:parent-style-name="Default" style:data-style-name="N49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맑은 고딕1" style:font-name-asian="맑은 고딕1" style:font-name-complex="맑은 고딕1" fo:font-size="9pt" style:font-size-asian="9pt" style:font-size-complex="9pt"/>
    </style:style>
    <style:style style:name="ce17" style:family="table-cell" style:parent-style-name="Default" style:data-style-name="N49">
      <style:table-cell-properties fo:border="thin solid #000000" fo:background-color="#92D050"/>
      <style:text-properties style:font-name="맑은 고딕1" style:font-name-asian="맑은 고딕1" style:font-name-complex="맑은 고딕1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돋움1" style:font-name-asian="돋움1" style:font-name-complex="돋움1" fo:font-size="10pt" style:font-size-asian="10pt" style:font-size-complex="10pt"/>
    </style:style>
    <style:style style:name="ce19" style:family="table-cell" style:parent-style-name="Default" style:data-style-name="N49">
      <style:table-cell-properties fo:border="thin solid #000000" fo:background-color="#00B0F0"/>
      <style:text-properties style:font-name="맑은 고딕1" style:font-name-asian="맑은 고딕1" style:font-name-complex="맑은 고딕1" fo:font-size="9pt" style:font-size-asian="9pt" style:font-size-complex="9pt"/>
    </style:style>
    <style:style style:name="ce20" style:family="table-cell" style:parent-style-name="Default" style:data-style-name="N49">
      <style:table-cell-properties fo:border-top="none" fo:border-bottom="none" fo:border-left="thin solid #000000" fo:border-right="none"/>
      <style:text-properties style:font-name="맑은 고딕1" style:font-name-asian="맑은 고딕1" style:font-name-complex="맑은 고딕1"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2" style:family="table-cell" style:parent-style-name="Default" style:data-style-name="N49">
      <style:text-properties style:font-name="맑은 고딕1" style:font-name-asian="맑은 고딕1" style:font-name-complex="맑은 고딕1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9.630833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7.46125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4.44625cm"/>
    </style:style>
    <style:style style:name="co8" style:family="table-column">
      <style:table-column-properties fo:break-before="auto" style:column-width="11.721041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6.77333333333333cm"/>
    </style:style>
    <style:style style:name="co12" style:family="table-column">
      <style:table-column-properties fo:break-before="auto" style:column-width="7.09083333333333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4.65666666666667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알러지_스크린_코드_정보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2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3" table:number-columns-repeated="1003" table:default-cell-style-name="ce1"/>
        <table:table-column table:style-name="co16" table:number-columns-repeated="15360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PROTIA Allergy-Q64 Food</text:p>
          </table:table-cell>
          <table:table-cell table:number-columns-repeated="4" table:style-name="ce1"/>
          <table:table-cell table:style-name="ce2"/>
          <table:table-cell office:value-type="string" table:style-name="ce3">
            <text:p>PROTIA Allergy-Q64 Inhalant</text:p>
          </table:table-cell>
          <table:table-cell table:number-columns-repeated="5" table:style-name="ce1"/>
          <table:table-cell office:value-type="string" table:style-name="ce1">
            <text:p>Atopy screen</text:p>
          </table:table-cell>
          <table:table-cell table:number-columns-repeated="3" table:style-name="ce1"/>
          <table:table-cell office:value-type="string" table:style-name="ce1">
            <text:p>참고치</text:p>
          </table:table-cell>
          <table:table-cell table:number-columns-repeated="16365" table:style-name="ce1"/>
        </table:table-row>
        <table:table-row table:style-name="ro1">
          <table:table-cell table:style-name="ce4"/>
          <table:table-cell office:value-type="string" table:style-name="ce5">
            <text:p>검사코드</text:p>
          </table:table-cell>
          <table:table-cell office:value-type="string" table:style-name="ce4">
            <text:p>행위명(한글)</text:p>
          </table:table-cell>
          <table:table-cell office:value-type="string" table:style-name="ce4">
            <text:p>CAP Code</text:p>
          </table:table-cell>
          <table:table-cell office:value-type="string" table:style-name="ce4">
            <text:p>분석물질</text:p>
          </table:table-cell>
          <table:table-cell table:style-name="ce1"/>
          <table:table-cell table:style-name="ce4"/>
          <table:table-cell office:value-type="string" table:style-name="ce5">
            <text:p>검사코드</text:p>
          </table:table-cell>
          <table:table-cell office:value-type="string" table:style-name="ce4">
            <text:p>행위명(한글)</text:p>
          </table:table-cell>
          <table:table-cell office:value-type="string" table:style-name="ce4">
            <text:p>CAP Code</text:p>
          </table:table-cell>
          <table:table-cell office:value-type="string" table:style-name="ce4">
            <text:p>분석물질</text:p>
          </table:table-cell>
          <table:table-cell table:style-name="ce6"/>
          <table:table-cell table:style-name="ce4"/>
          <table:table-cell office:value-type="string" table:style-name="ce4">
            <text:p>검사코드</text:p>
          </table:table-cell>
          <table:table-cell office:value-type="string" table:style-name="ce4">
            <text:p>행위명(한글)</text:p>
          </table:table-cell>
          <table:table-cell office:value-type="string" table:style-name="ce4">
            <text:p>CAP Code</text:p>
          </table:table-cell>
          <table:table-cell office:value-type="string" table:style-name="ce4">
            <text:p>분석물질</text:p>
          </table:table-cell>
          <table:table-cell table:style-name="ce1"/>
          <table:table-cell office:value-type="string" table:number-columns-spanned="3" table:number-rows-spanned="1" table:style-name="ce23">
            <text:p>알레르겐 특이 IgE 양</text:p>
          </table:table-cell>
          <table:covered-table-cell table:number-columns-repeated="2"/>
          <table:table-cell table:number-columns-repeated="16363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XA01</text:p>
          </table:table-cell>
          <table:table-cell office:value-type="string" table:style-name="ce7">
            <text:p>AllergyScreen Total IgE</text:p>
          </table:table-cell>
          <table:table-cell office:value-type="string" table:style-name="ce8">
            <text:p>tIgE</text:p>
          </table:table-cell>
          <table:table-cell office:value-type="string" table:style-name="ce9">
            <text:p>AllergyScreen Total IgE</text:p>
          </table:table-cell>
          <table:table-cell table:style-name="ce10"/>
          <table:table-cell office:value-type="float" office:value="1" table:style-name="ce4">
            <text:p>1</text:p>
          </table:table-cell>
          <table:table-cell office:value-type="string" table:style-name="ce5">
            <text:p>XA01</text:p>
          </table:table-cell>
          <table:table-cell office:value-type="string" table:style-name="ce7">
            <text:p>AllergyScreen Total IgE</text:p>
          </table:table-cell>
          <table:table-cell office:value-type="string" table:style-name="ce11">
            <text:p>tIgE</text:p>
          </table:table-cell>
          <table:table-cell office:value-type="string" table:style-name="ce9">
            <text:p>AllergyScreen Total IgE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7">
            <text:p>AllergyScreen Total IgE</text:p>
          </table:table-cell>
          <table:table-cell office:value-type="string" table:style-name="ce13">
            <text:p>tIgE</text:p>
          </table:table-cell>
          <table:table-cell office:value-type="string" table:style-name="ce9">
            <text:p>AllergyScreen Total IgE</text:p>
          </table:table-cell>
          <table:table-cell table:style-name="ce1"/>
          <table:table-cell office:value-type="string" table:style-name="ce14">
            <text:p>IU/mL</text:p>
          </table:table-cell>
          <table:table-cell office:value-type="string" table:style-name="ce14">
            <text:p>Class</text:p>
          </table:table-cell>
          <table:table-cell office:value-type="string" table:style-name="ce14">
            <text:p>알레르겐 특이 항체량</text:p>
          </table:table-cell>
          <table:table-cell table:number-columns-repeated="1636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XA02</text:p>
          </table:table-cell>
          <table:table-cell office:value-type="string" table:style-name="ce7">
            <text:p>House dust(집먼지)</text:p>
          </table:table-cell>
          <table:table-cell office:value-type="string" table:style-name="ce8">
            <text:p>h1</text:p>
          </table:table-cell>
          <table:table-cell office:value-type="string" table:style-name="ce9">
            <text:p>House dust-specific IgE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5">
            <text:p>XA02</text:p>
          </table:table-cell>
          <table:table-cell office:value-type="string" table:style-name="ce7">
            <text:p>House dust(집먼지)</text:p>
          </table:table-cell>
          <table:table-cell office:value-type="string" table:style-name="ce11">
            <text:p>h1</text:p>
          </table:table-cell>
          <table:table-cell office:value-type="string" table:style-name="ce9">
            <text:p>House dust-specific IgE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7">
            <text:p>Egg white(계란흰자)</text:p>
          </table:table-cell>
          <table:table-cell office:value-type="string" table:style-name="ce8">
            <text:p>f1</text:p>
          </table:table-cell>
          <table:table-cell office:value-type="string" table:style-name="ce9">
            <text:p>Egg white-specific IgE</text:p>
          </table:table-cell>
          <table:table-cell table:style-name="ce1"/>
          <table:table-cell office:value-type="string" table:style-name="ce14">
            <text:p>0.00~0.34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없음</text:p>
          </table:table-cell>
          <table:table-cell table:number-columns-repeated="1636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XA03</text:p>
          </table:table-cell>
          <table:table-cell office:value-type="string" table:style-name="ce7">
            <text:p>D. pteronyssinus(진드기 Dp)</text:p>
          </table:table-cell>
          <table:table-cell office:value-type="string" table:style-name="ce8">
            <text:p>d1</text:p>
          </table:table-cell>
          <table:table-cell office:value-type="string" table:style-name="ce9">
            <text:p>D. pteronyssinus-specific IgE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5">
            <text:p>XA03</text:p>
          </table:table-cell>
          <table:table-cell office:value-type="string" table:style-name="ce7">
            <text:p>D. pteronyssinus(진드기 Dp)</text:p>
          </table:table-cell>
          <table:table-cell office:value-type="string" table:style-name="ce11">
            <text:p>d1</text:p>
          </table:table-cell>
          <table:table-cell office:value-type="string" table:style-name="ce9">
            <text:p>D. pteronyssinus-specific IgE</text:p>
          </table:table-cell>
          <table:table-cell table:style-name="ce12"/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7">
            <text:p>Egg yolk(계란노른자)</text:p>
          </table:table-cell>
          <table:table-cell office:value-type="string" table:style-name="ce8">
            <text:p>f75</text:p>
          </table:table-cell>
          <table:table-cell office:value-type="string" table:style-name="ce9">
            <text:p>Egg yolk-specific IgE</text:p>
          </table:table-cell>
          <table:table-cell table:style-name="ce1"/>
          <table:table-cell office:value-type="string" table:style-name="ce14">
            <text:p>0.35~0.69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낮음</text:p>
          </table:table-cell>
          <table:table-cell table:number-columns-repeated="1636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XA04</text:p>
          </table:table-cell>
          <table:table-cell office:value-type="string" table:style-name="ce7">
            <text:p>D. farinae(진드기 Df)</text:p>
          </table:table-cell>
          <table:table-cell office:value-type="string" table:style-name="ce8">
            <text:p>d2</text:p>
          </table:table-cell>
          <table:table-cell office:value-type="string" table:style-name="ce9">
            <text:p>D. farinae-specific IgE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5">
            <text:p>XA04</text:p>
          </table:table-cell>
          <table:table-cell office:value-type="string" table:style-name="ce7">
            <text:p>D. farinae(진드기 Df)</text:p>
          </table:table-cell>
          <table:table-cell office:value-type="string" table:style-name="ce11">
            <text:p>d2</text:p>
          </table:table-cell>
          <table:table-cell office:value-type="string" table:style-name="ce9">
            <text:p>D. farinae-specific IgE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string" table:style-name="ce7">
            <text:p>Milk(우유)</text:p>
          </table:table-cell>
          <table:table-cell office:value-type="string" table:style-name="ce8">
            <text:p>f2</text:p>
          </table:table-cell>
          <table:table-cell office:value-type="string" table:style-name="ce9">
            <text:p>Milk-specific IgE</text:p>
          </table:table-cell>
          <table:table-cell table:style-name="ce1"/>
          <table:table-cell office:value-type="string" table:style-name="ce14">
            <text:p>0.70~3.49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중간</text:p>
          </table:table-cell>
          <table:table-cell table:number-columns-repeated="1636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XA05</text:p>
          </table:table-cell>
          <table:table-cell office:value-type="string" table:style-name="ce7">
            <text:p>Cat epithelium &amp; dander(고양이털)</text:p>
          </table:table-cell>
          <table:table-cell office:value-type="string" table:style-name="ce8">
            <text:p>e1</text:p>
          </table:table-cell>
          <table:table-cell office:value-type="string" table:style-name="ce9">
            <text:p>Cat epithelium &amp; dander-specific IgE</text:p>
          </table:table-cell>
          <table:table-cell table:style-name="ce1"/>
          <table:table-cell office:value-type="float" office:value="5" table:style-name="ce4">
            <text:p>5</text:p>
          </table:table-cell>
          <table:table-cell office:value-type="string" table:style-name="ce5">
            <text:p>XA05</text:p>
          </table:table-cell>
          <table:table-cell office:value-type="string" table:style-name="ce7">
            <text:p>Cat epithelium &amp; dander(고양이털)</text:p>
          </table:table-cell>
          <table:table-cell office:value-type="string" table:style-name="ce11">
            <text:p>e1</text:p>
          </table:table-cell>
          <table:table-cell office:value-type="string" table:style-name="ce9">
            <text:p>Cat epithelium &amp; dander-specific IgE</text:p>
          </table:table-cell>
          <table:table-cell table:style-name="ce12"/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9">
            <text:p>α-lactalbumin(락트알부민)</text:p>
          </table:table-cell>
          <table:table-cell office:value-type="string" table:style-name="ce8">
            <text:p>f76</text:p>
          </table:table-cell>
          <table:table-cell office:value-type="string" table:style-name="ce9">
            <text:p>α-lactalbumin-specific IgE</text:p>
          </table:table-cell>
          <table:table-cell table:style-name="ce1"/>
          <table:table-cell office:value-type="string" table:style-name="ce14">
            <text:p>3.50~17.49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중간/높음</text:p>
          </table:table-cell>
          <table:table-cell table:number-columns-repeated="16363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XA06</text:p>
          </table:table-cell>
          <table:table-cell office:value-type="string" table:style-name="ce7">
            <text:p>Dog dander(개털)</text:p>
          </table:table-cell>
          <table:table-cell office:value-type="string" table:style-name="ce8">
            <text:p>e5</text:p>
          </table:table-cell>
          <table:table-cell office:value-type="string" table:style-name="ce9">
            <text:p>Dog dander-specific IgE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string" table:style-name="ce5">
            <text:p>XA06</text:p>
          </table:table-cell>
          <table:table-cell office:value-type="string" table:style-name="ce7">
            <text:p>Dog dander(개털)</text:p>
          </table:table-cell>
          <table:table-cell office:value-type="string" table:style-name="ce11">
            <text:p>e5</text:p>
          </table:table-cell>
          <table:table-cell office:value-type="string" table:style-name="ce9">
            <text:p>Dog dander-specific IgE</text:p>
          </table:table-cell>
          <table:table-cell table:style-name="ce12"/>
          <table:table-cell office:value-type="float" office:value="6" table:style-name="ce4">
            <text:p>6</text:p>
          </table:table-cell>
          <table:table-cell table:style-name="ce4"/>
          <table:table-cell office:value-type="string" table:style-name="ce9">
            <text:p>β-lactoglobulin(락토글로블린)</text:p>
          </table:table-cell>
          <table:table-cell office:value-type="string" table:style-name="ce8">
            <text:p>f77</text:p>
          </table:table-cell>
          <table:table-cell office:value-type="string" table:style-name="ce9">
            <text:p>β-lactoglobulin-specific IgE</text:p>
          </table:table-cell>
          <table:table-cell table:style-name="ce1"/>
          <table:table-cell office:value-type="string" table:style-name="ce14">
            <text:p>17.50~49.99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높음</text:p>
          </table:table-cell>
          <table:table-cell table:number-columns-repeated="16363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XA07</text:p>
          </table:table-cell>
          <table:table-cell office:value-type="string" table:style-name="ce7">
            <text:p>Egg white(계란흰자)</text:p>
          </table:table-cell>
          <table:table-cell office:value-type="string" table:style-name="ce8">
            <text:p>f1</text:p>
          </table:table-cell>
          <table:table-cell office:value-type="string" table:style-name="ce9">
            <text:p>Egg white-specific IgE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string" table:style-name="ce5">
            <text:p>XA07</text:p>
          </table:table-cell>
          <table:table-cell office:value-type="string" table:style-name="ce7">
            <text:p>Egg white(계란흰자)</text:p>
          </table:table-cell>
          <table:table-cell office:value-type="string" table:style-name="ce11">
            <text:p>f1</text:p>
          </table:table-cell>
          <table:table-cell office:value-type="string" table:style-name="ce9">
            <text:p>Egg white-specific IgE</text:p>
          </table:table-cell>
          <table:table-cell table:style-name="ce12"/>
          <table:table-cell office:value-type="float" office:value="7" table:style-name="ce4">
            <text:p>7</text:p>
          </table:table-cell>
          <table:table-cell table:style-name="ce4"/>
          <table:table-cell office:value-type="string" table:style-name="ce9">
            <text:p>Casein(카제인)</text:p>
          </table:table-cell>
          <table:table-cell office:value-type="string" table:style-name="ce8">
            <text:p>f78</text:p>
          </table:table-cell>
          <table:table-cell office:value-type="string" table:style-name="ce9">
            <text:p>Casein-specific IgE</text:p>
          </table:table-cell>
          <table:table-cell table:style-name="ce1"/>
          <table:table-cell office:value-type="string" table:style-name="ce14">
            <text:p>50.00~99.99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매우 높음</text:p>
          </table:table-cell>
          <table:table-cell table:number-columns-repeated="16363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5">
            <text:p>XA08</text:p>
          </table:table-cell>
          <table:table-cell office:value-type="string" table:style-name="ce7">
            <text:p>Milk(우유)</text:p>
          </table:table-cell>
          <table:table-cell office:value-type="string" table:style-name="ce8">
            <text:p>f2</text:p>
          </table:table-cell>
          <table:table-cell office:value-type="string" table:style-name="ce9">
            <text:p>Milk-specific IgE</text:p>
          </table:table-cell>
          <table:table-cell table:style-name="ce1"/>
          <table:table-cell office:value-type="float" office:value="8" table:style-name="ce4">
            <text:p>8</text:p>
          </table:table-cell>
          <table:table-cell office:value-type="string" table:style-name="ce5">
            <text:p>XA08</text:p>
          </table:table-cell>
          <table:table-cell office:value-type="string" table:style-name="ce7">
            <text:p>Milk(우유)</text:p>
          </table:table-cell>
          <table:table-cell office:value-type="string" table:style-name="ce11">
            <text:p>f2</text:p>
          </table:table-cell>
          <table:table-cell office:value-type="string" table:style-name="ce9">
            <text:p>Milk-specific IgE</text:p>
          </table:table-cell>
          <table:table-cell office:value-type="float" office:value="10" table:style-name="ce12">
            <text:p>10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string" table:style-name="ce7">
            <text:p>Peanut(땅콩)</text:p>
          </table:table-cell>
          <table:table-cell office:value-type="string" table:style-name="ce8">
            <text:p>f13</text:p>
          </table:table-cell>
          <table:table-cell office:value-type="string" table:style-name="ce9">
            <text:p>Peanut-specific IgE</text:p>
          </table:table-cell>
          <table:table-cell table:style-name="ce1"/>
          <table:table-cell office:value-type="string" table:style-name="ce15">
            <text:p>≥100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극히 높음</text:p>
          </table:table-cell>
          <table:table-cell table:number-columns-repeated="16363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5">
            <text:p>XA09</text:p>
          </table:table-cell>
          <table:table-cell office:value-type="string" table:style-name="ce7">
            <text:p>Cockroach(바퀴벌레)</text:p>
          </table:table-cell>
          <table:table-cell office:value-type="string" table:style-name="ce8">
            <text:p>i6</text:p>
          </table:table-cell>
          <table:table-cell office:value-type="string" table:style-name="ce9">
            <text:p>Cockroach-specific IgE</text:p>
          </table:table-cell>
          <table:table-cell table:style-name="ce1"/>
          <table:table-cell office:value-type="float" office:value="9" table:style-name="ce4">
            <text:p>9</text:p>
          </table:table-cell>
          <table:table-cell office:value-type="string" table:style-name="ce5">
            <text:p>XA09</text:p>
          </table:table-cell>
          <table:table-cell office:value-type="string" table:style-name="ce7">
            <text:p>Cockroach(바퀴벌레)</text:p>
          </table:table-cell>
          <table:table-cell office:value-type="string" table:style-name="ce11">
            <text:p>i6</text:p>
          </table:table-cell>
          <table:table-cell office:value-type="string" table:style-name="ce9">
            <text:p>Cockroach-specific IgE</text:p>
          </table:table-cell>
          <table:table-cell table:style-name="ce12"/>
          <table:table-cell office:value-type="float" office:value="9" table:style-name="ce4">
            <text:p>9</text:p>
          </table:table-cell>
          <table:table-cell table:style-name="ce4"/>
          <table:table-cell office:value-type="string" table:style-name="ce9">
            <text:p>Pea(완두콩)</text:p>
          </table:table-cell>
          <table:table-cell office:value-type="string" table:style-name="ce8">
            <text:p>f12</text:p>
          </table:table-cell>
          <table:table-cell office:value-type="string" table:style-name="ce9">
            <text:p>Pea-specific IgE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XA10</text:p>
          </table:table-cell>
          <table:table-cell office:value-type="string" table:style-name="ce7">
            <text:p>Peanut(땅콩)</text:p>
          </table:table-cell>
          <table:table-cell office:value-type="string" table:style-name="ce8">
            <text:p>f13</text:p>
          </table:table-cell>
          <table:table-cell office:value-type="string" table:style-name="ce9">
            <text:p>Peanut-specific IgE</text:p>
          </table:table-cell>
          <table:table-cell table:style-name="ce1"/>
          <table:table-cell office:value-type="float" office:value="10" table:style-name="ce4">
            <text:p>10</text:p>
          </table:table-cell>
          <table:table-cell office:value-type="string" table:style-name="ce5">
            <text:p>XA10</text:p>
          </table:table-cell>
          <table:table-cell office:value-type="string" table:style-name="ce7">
            <text:p>Peanut(땅콩)</text:p>
          </table:table-cell>
          <table:table-cell office:value-type="string" table:style-name="ce11">
            <text:p>f13</text:p>
          </table:table-cell>
          <table:table-cell office:value-type="string" table:style-name="ce9">
            <text:p>Peanut-specific IgE</text:p>
          </table:table-cell>
          <table:table-cell office:value-type="float" office:value="11" table:style-name="ce12">
            <text:p>1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7">
            <text:p>Soybean(콩)</text:p>
          </table:table-cell>
          <table:table-cell office:value-type="string" table:style-name="ce8">
            <text:p>f14</text:p>
          </table:table-cell>
          <table:table-cell office:value-type="string" table:style-name="ce9">
            <text:p>Soybean-specific IgE</text:p>
          </table:table-cell>
          <table:table-cell table:number-columns-repeated="16367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5">
            <text:p>XA11</text:p>
          </table:table-cell>
          <table:table-cell office:value-type="string" table:style-name="ce7">
            <text:p>Soy bean(콩)</text:p>
          </table:table-cell>
          <table:table-cell office:value-type="string" table:style-name="ce8">
            <text:p>f14</text:p>
          </table:table-cell>
          <table:table-cell office:value-type="string" table:style-name="ce9">
            <text:p>Soy bean-specific IgE</text:p>
          </table:table-cell>
          <table:table-cell table:style-name="ce1"/>
          <table:table-cell office:value-type="float" office:value="11" table:style-name="ce4">
            <text:p>11</text:p>
          </table:table-cell>
          <table:table-cell office:value-type="string" table:style-name="ce5">
            <text:p>XA11</text:p>
          </table:table-cell>
          <table:table-cell office:value-type="string" table:style-name="ce7">
            <text:p>Soy bean(콩)</text:p>
          </table:table-cell>
          <table:table-cell office:value-type="string" table:style-name="ce11">
            <text:p>f14</text:p>
          </table:table-cell>
          <table:table-cell office:value-type="string" table:style-name="ce9">
            <text:p>Soy bean-specific IgE</text:p>
          </table:table-cell>
          <table:table-cell office:value-type="string" table:style-name="ce16">
            <text:p>F57</text:p>
          </table:table-cell>
          <table:table-cell office:value-type="float" office:value="11" table:style-name="ce4">
            <text:p>11</text:p>
          </table:table-cell>
          <table:table-cell table:style-name="ce4"/>
          <table:table-cell office:value-type="string" table:style-name="ce17">
            <text:p>Walnut(호두)</text:p>
          </table:table-cell>
          <table:table-cell office:value-type="string" table:style-name="ce13">
            <text:p>f256</text:p>
          </table:table-cell>
          <table:table-cell office:value-type="string" table:style-name="ce9">
            <text:p>Walnut-specific IgE</text:p>
          </table:table-cell>
          <table:table-cell table:number-columns-repeated="16367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5">
            <text:p>XA12</text:p>
          </table:table-cell>
          <table:table-cell office:value-type="string" table:style-name="ce7">
            <text:p>Wheat(밀가루)</text:p>
          </table:table-cell>
          <table:table-cell office:value-type="string" table:style-name="ce8">
            <text:p>f4</text:p>
          </table:table-cell>
          <table:table-cell office:value-type="string" table:style-name="ce9">
            <text:p>Wheat-specific IgE</text:p>
          </table:table-cell>
          <table:table-cell table:style-name="ce1"/>
          <table:table-cell office:value-type="float" office:value="12" table:style-name="ce4">
            <text:p>12</text:p>
          </table:table-cell>
          <table:table-cell office:value-type="string" table:style-name="ce5">
            <text:p>XA12</text:p>
          </table:table-cell>
          <table:table-cell office:value-type="string" table:style-name="ce7">
            <text:p>Wheat(밀가루)</text:p>
          </table:table-cell>
          <table:table-cell office:value-type="string" table:style-name="ce11">
            <text:p>f4</text:p>
          </table:table-cell>
          <table:table-cell office:value-type="string" table:style-name="ce9">
            <text:p>Wheat-specific IgE</text:p>
          </table:table-cell>
          <table:table-cell office:value-type="string" table:style-name="ce16">
            <text:p>F37</text:p>
          </table:table-cell>
          <table:table-cell office:value-type="float" office:value="12" table:style-name="ce4">
            <text:p>12</text:p>
          </table:table-cell>
          <table:table-cell table:style-name="ce4"/>
          <table:table-cell office:value-type="string" table:style-name="ce17">
            <text:p>Pork(돼지고기)</text:p>
          </table:table-cell>
          <table:table-cell office:value-type="string" table:style-name="ce13">
            <text:p>f26</text:p>
          </table:table-cell>
          <table:table-cell office:value-type="string" table:style-name="ce9">
            <text:p>Pork-specific IgE</text:p>
          </table:table-cell>
          <table:table-cell table:number-columns-repeated="16367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5">
            <text:p>XA13</text:p>
          </table:table-cell>
          <table:table-cell office:value-type="string" table:style-name="ce7">
            <text:p>Alder(오리나무)</text:p>
          </table:table-cell>
          <table:table-cell office:value-type="string" table:style-name="ce8">
            <text:p>t2</text:p>
          </table:table-cell>
          <table:table-cell office:value-type="string" table:style-name="ce9">
            <text:p>Alder-specific IgE</text:p>
          </table:table-cell>
          <table:table-cell table:style-name="ce1"/>
          <table:table-cell office:value-type="float" office:value="13" table:style-name="ce4">
            <text:p>13</text:p>
          </table:table-cell>
          <table:table-cell office:value-type="string" table:style-name="ce5">
            <text:p>XA13</text:p>
          </table:table-cell>
          <table:table-cell office:value-type="string" table:style-name="ce7">
            <text:p>Alder(오리나무)</text:p>
          </table:table-cell>
          <table:table-cell office:value-type="string" table:style-name="ce11">
            <text:p>t2</text:p>
          </table:table-cell>
          <table:table-cell office:value-type="string" table:style-name="ce9">
            <text:p>Alder-specific IgE</text:p>
          </table:table-cell>
          <table:table-cell office:value-type="string" table:style-name="ce16">
            <text:p>F38</text:p>
          </table:table-cell>
          <table:table-cell office:value-type="float" office:value="13" table:style-name="ce4">
            <text:p>13</text:p>
          </table:table-cell>
          <table:table-cell table:style-name="ce4"/>
          <table:table-cell office:value-type="string" table:style-name="ce17">
            <text:p>Beef(소고기)</text:p>
          </table:table-cell>
          <table:table-cell office:value-type="string" table:style-name="ce13">
            <text:p>f27</text:p>
          </table:table-cell>
          <table:table-cell office:value-type="string" table:style-name="ce9">
            <text:p>Beef-specific IgE</text:p>
          </table:table-cell>
          <table:table-cell table:number-columns-repeated="16367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5">
            <text:p>XA14</text:p>
          </table:table-cell>
          <table:table-cell office:value-type="string" table:style-name="ce7">
            <text:p>Birch(자작나무)</text:p>
          </table:table-cell>
          <table:table-cell office:value-type="string" table:style-name="ce18">
            <text:p>t3</text:p>
          </table:table-cell>
          <table:table-cell office:value-type="string" table:style-name="ce9">
            <text:p>Birch-specific IgE</text:p>
          </table:table-cell>
          <table:table-cell table:style-name="ce1"/>
          <table:table-cell office:value-type="float" office:value="14" table:style-name="ce4">
            <text:p>14</text:p>
          </table:table-cell>
          <table:table-cell office:value-type="string" table:style-name="ce5">
            <text:p>XA14</text:p>
          </table:table-cell>
          <table:table-cell office:value-type="string" table:style-name="ce7">
            <text:p>Birch(자작나무)</text:p>
          </table:table-cell>
          <table:table-cell office:value-type="string" table:style-name="ce11">
            <text:p>t3</text:p>
          </table:table-cell>
          <table:table-cell office:value-type="string" table:style-name="ce9">
            <text:p>Birch-specific IgE</text:p>
          </table:table-cell>
          <table:table-cell office:value-type="string" table:style-name="ce16">
            <text:p>F39</text:p>
          </table:table-cell>
          <table:table-cell office:value-type="float" office:value="14" table:style-name="ce4">
            <text:p>14</text:p>
          </table:table-cell>
          <table:table-cell table:style-name="ce4"/>
          <table:table-cell office:value-type="string" table:style-name="ce17">
            <text:p>Chicken(닭고기)</text:p>
          </table:table-cell>
          <table:table-cell office:value-type="string" table:style-name="ce13">
            <text:p>f83</text:p>
          </table:table-cell>
          <table:table-cell office:value-type="string" table:style-name="ce9">
            <text:p>Chicken-specific IgE</text:p>
          </table:table-cell>
          <table:table-cell table:number-columns-repeated="16367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XA15</text:p>
          </table:table-cell>
          <table:table-cell office:value-type="string" table:style-name="ce7">
            <text:p>Oak(참나무)</text:p>
          </table:table-cell>
          <table:table-cell office:value-type="string" table:style-name="ce8">
            <text:p>t7</text:p>
          </table:table-cell>
          <table:table-cell office:value-type="string" table:style-name="ce9">
            <text:p>Oak-specific IgE</text:p>
          </table:table-cell>
          <table:table-cell table:style-name="ce1"/>
          <table:table-cell office:value-type="float" office:value="15" table:style-name="ce4">
            <text:p>15</text:p>
          </table:table-cell>
          <table:table-cell office:value-type="string" table:style-name="ce5">
            <text:p>XA15</text:p>
          </table:table-cell>
          <table:table-cell office:value-type="string" table:style-name="ce7">
            <text:p>Oak(참나무)</text:p>
          </table:table-cell>
          <table:table-cell office:value-type="string" table:style-name="ce11">
            <text:p>t7</text:p>
          </table:table-cell>
          <table:table-cell office:value-type="string" table:style-name="ce9">
            <text:p>Oak-specific IgE</text:p>
          </table:table-cell>
          <table:table-cell office:value-type="string" table:style-name="ce16">
            <text:p>F32</text:p>
          </table:table-cell>
          <table:table-cell office:value-type="float" office:value="15" table:style-name="ce4">
            <text:p>15</text:p>
          </table:table-cell>
          <table:table-cell table:style-name="ce4"/>
          <table:table-cell office:value-type="string" table:style-name="ce17">
            <text:p>Codfish(대구)</text:p>
          </table:table-cell>
          <table:table-cell office:value-type="string" table:style-name="ce13">
            <text:p>f3</text:p>
          </table:table-cell>
          <table:table-cell office:value-type="string" table:style-name="ce9">
            <text:p>Codfish-specific IgE</text:p>
          </table:table-cell>
          <table:table-cell table:number-columns-repeated="16367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5">
            <text:p>XA16</text:p>
          </table:table-cell>
          <table:table-cell office:value-type="string" table:style-name="ce7">
            <text:p>Common ragweed(돼지풀)</text:p>
          </table:table-cell>
          <table:table-cell office:value-type="string" table:style-name="ce8">
            <text:p>w1</text:p>
          </table:table-cell>
          <table:table-cell office:value-type="string" table:style-name="ce9">
            <text:p>Common ragweed-specific IgE</text:p>
          </table:table-cell>
          <table:table-cell table:style-name="ce1"/>
          <table:table-cell office:value-type="float" office:value="16" table:style-name="ce4">
            <text:p>16</text:p>
          </table:table-cell>
          <table:table-cell office:value-type="string" table:style-name="ce5">
            <text:p>XA16</text:p>
          </table:table-cell>
          <table:table-cell office:value-type="string" table:style-name="ce7">
            <text:p>Common ragweed(돼지풀)</text:p>
          </table:table-cell>
          <table:table-cell office:value-type="string" table:style-name="ce11">
            <text:p>w1</text:p>
          </table:table-cell>
          <table:table-cell office:value-type="string" table:style-name="ce9">
            <text:p>Common ragweed-specific IgE</text:p>
          </table:table-cell>
          <table:table-cell office:value-type="float" office:value="24" table:style-name="ce12">
            <text:p>24</text:p>
          </table:table-cell>
          <table:table-cell office:value-type="float" office:value="16" table:style-name="ce4">
            <text:p>16</text:p>
          </table:table-cell>
          <table:table-cell table:style-name="ce4"/>
          <table:table-cell office:value-type="string" table:style-name="ce7">
            <text:p>Mackerel(고등어)</text:p>
          </table:table-cell>
          <table:table-cell office:value-type="string" table:style-name="ce13">
            <text:p>f206</text:p>
          </table:table-cell>
          <table:table-cell office:value-type="string" table:style-name="ce9">
            <text:p>Mackerel-specific IgE</text:p>
          </table:table-cell>
          <table:table-cell table:number-columns-repeated="16367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5">
            <text:p>XA17</text:p>
          </table:table-cell>
          <table:table-cell office:value-type="string" table:style-name="ce7">
            <text:p>Japanese hop(환삼덩굴)</text:p>
          </table:table-cell>
          <table:table-cell office:value-type="string" table:style-name="ce8">
            <text:p>w22</text:p>
          </table:table-cell>
          <table:table-cell office:value-type="string" table:style-name="ce9">
            <text:p>Japanese hop-specific IgE</text:p>
          </table:table-cell>
          <table:table-cell table:style-name="ce1"/>
          <table:table-cell office:value-type="float" office:value="17" table:style-name="ce4">
            <text:p>17</text:p>
          </table:table-cell>
          <table:table-cell office:value-type="string" table:style-name="ce5">
            <text:p>XA17</text:p>
          </table:table-cell>
          <table:table-cell office:value-type="string" table:style-name="ce7">
            <text:p>Japanese hop(환삼덩굴)</text:p>
          </table:table-cell>
          <table:table-cell office:value-type="string" table:style-name="ce11">
            <text:p>w22</text:p>
          </table:table-cell>
          <table:table-cell office:value-type="string" table:style-name="ce9">
            <text:p>Japanese hop-specific IgE</text:p>
          </table:table-cell>
          <table:table-cell office:value-type="float" office:value="22" table:style-name="ce12">
            <text:p>22</text:p>
          </table:table-cell>
          <table:table-cell office:value-type="float" office:value="17" table:style-name="ce4">
            <text:p>17</text:p>
          </table:table-cell>
          <table:table-cell table:style-name="ce4"/>
          <table:table-cell office:value-type="string" table:style-name="ce7">
            <text:p>Crab(게)</text:p>
          </table:table-cell>
          <table:table-cell office:value-type="string" table:style-name="ce13">
            <text:p>f23</text:p>
          </table:table-cell>
          <table:table-cell office:value-type="string" table:style-name="ce9">
            <text:p>Crab-specific IgE</text:p>
          </table:table-cell>
          <table:table-cell table:number-columns-repeated="16367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5">
            <text:p>XA18</text:p>
          </table:table-cell>
          <table:table-cell office:value-type="string" table:style-name="ce7">
            <text:p>Mugwort(쑥 꽃가루)</text:p>
          </table:table-cell>
          <table:table-cell office:value-type="string" table:style-name="ce8">
            <text:p>w6</text:p>
          </table:table-cell>
          <table:table-cell office:value-type="string" table:style-name="ce9">
            <text:p>Mugwort-specific IgE</text:p>
          </table:table-cell>
          <table:table-cell table:style-name="ce1"/>
          <table:table-cell office:value-type="float" office:value="18" table:style-name="ce4">
            <text:p>18</text:p>
          </table:table-cell>
          <table:table-cell office:value-type="string" table:style-name="ce5">
            <text:p>XA18</text:p>
          </table:table-cell>
          <table:table-cell office:value-type="string" table:style-name="ce7">
            <text:p>Mugwort(쑥 꽃가루)</text:p>
          </table:table-cell>
          <table:table-cell office:value-type="string" table:style-name="ce11">
            <text:p>w6</text:p>
          </table:table-cell>
          <table:table-cell office:value-type="string" table:style-name="ce9">
            <text:p>Mugwort-specific IgE</text:p>
          </table:table-cell>
          <table:table-cell office:value-type="float" office:value="23" table:style-name="ce12">
            <text:p>23</text:p>
          </table:table-cell>
          <table:table-cell office:value-type="float" office:value="18" table:style-name="ce4">
            <text:p>18</text:p>
          </table:table-cell>
          <table:table-cell table:style-name="ce4"/>
          <table:table-cell office:value-type="string" table:style-name="ce7">
            <text:p>Shrimp(새우)</text:p>
          </table:table-cell>
          <table:table-cell office:value-type="string" table:style-name="ce13">
            <text:p>f24</text:p>
          </table:table-cell>
          <table:table-cell office:value-type="string" table:style-name="ce9">
            <text:p>Shrimp-specific IgE</text:p>
          </table:table-cell>
          <table:table-cell table:number-columns-repeated="16367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5">
            <text:p>XA19</text:p>
          </table:table-cell>
          <table:table-cell office:value-type="string" table:style-name="ce7">
            <text:p>Alternaria alternata(알터나리아)</text:p>
          </table:table-cell>
          <table:table-cell office:value-type="string" table:style-name="ce8">
            <text:p>m6</text:p>
          </table:table-cell>
          <table:table-cell office:value-type="string" table:style-name="ce9">
            <text:p>Alternaria alternata-specific IgE</text:p>
          </table:table-cell>
          <table:table-cell table:style-name="ce1"/>
          <table:table-cell office:value-type="float" office:value="19" table:style-name="ce4">
            <text:p>19</text:p>
          </table:table-cell>
          <table:table-cell office:value-type="string" table:style-name="ce5">
            <text:p>XA19</text:p>
          </table:table-cell>
          <table:table-cell office:value-type="string" table:style-name="ce7">
            <text:p>Alternaria alternata(알터나리아)</text:p>
          </table:table-cell>
          <table:table-cell office:value-type="string" table:style-name="ce11">
            <text:p>m6</text:p>
          </table:table-cell>
          <table:table-cell office:value-type="string" table:style-name="ce9">
            <text:p>Alternaria alternata-specific IgE</text:p>
          </table:table-cell>
          <table:table-cell table:style-name="ce12"/>
          <table:table-cell office:value-type="float" office:value="19" table:style-name="ce4">
            <text:p>19</text:p>
          </table:table-cell>
          <table:table-cell table:style-name="ce4"/>
          <table:table-cell office:value-type="string" table:style-name="ce9">
            <text:p>Clam(조개)</text:p>
          </table:table-cell>
          <table:table-cell office:value-type="string" table:style-name="ce8">
            <text:p>f207</text:p>
          </table:table-cell>
          <table:table-cell office:value-type="string" table:style-name="ce9">
            <text:p>Clam-specific IgE</text:p>
          </table:table-cell>
          <table:table-cell table:number-columns-repeated="16367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5">
            <text:p>XA20</text:p>
          </table:table-cell>
          <table:table-cell office:value-type="string" table:style-name="ce7">
            <text:p>Cladosporium herbarum(클라도스포리움)</text:p>
          </table:table-cell>
          <table:table-cell office:value-type="string" table:style-name="ce8">
            <text:p>m2</text:p>
          </table:table-cell>
          <table:table-cell office:value-type="string" table:style-name="ce9">
            <text:p>Cladosporium herbarum-specific IgE</text:p>
          </table:table-cell>
          <table:table-cell table:style-name="ce1"/>
          <table:table-cell office:value-type="float" office:value="20" table:style-name="ce4">
            <text:p>20</text:p>
          </table:table-cell>
          <table:table-cell office:value-type="string" table:style-name="ce5">
            <text:p>XA20</text:p>
          </table:table-cell>
          <table:table-cell office:value-type="string" table:style-name="ce7">
            <text:p>Cladosporium herbarum(클라도스포리움)</text:p>
          </table:table-cell>
          <table:table-cell office:value-type="string" table:style-name="ce11">
            <text:p>m2</text:p>
          </table:table-cell>
          <table:table-cell office:value-type="string" table:style-name="ce9">
            <text:p>Cladosporium herbarum-specific IgE</text:p>
          </table:table-cell>
          <table:table-cell office:value-type="string" table:style-name="ce16">
            <text:p>F36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17">
            <text:p>Silkworm pupa(번데기)</text:p>
          </table:table-cell>
          <table:table-cell office:value-type="string" table:style-name="ce13">
            <text:p>k74</text:p>
          </table:table-cell>
          <table:table-cell office:value-type="string" table:style-name="ce9">
            <text:p>Silkworm pupa-specific IgE</text:p>
          </table:table-cell>
          <table:table-cell table:number-columns-repeated="16367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5">
            <text:p>XA21</text:p>
          </table:table-cell>
          <table:table-cell office:value-type="string" table:style-name="ce7">
            <text:p>Aspergillus fumigatus(아스퍼질러스)</text:p>
          </table:table-cell>
          <table:table-cell office:value-type="string" table:style-name="ce8">
            <text:p>m3</text:p>
          </table:table-cell>
          <table:table-cell office:value-type="string" table:style-name="ce9">
            <text:p>Aspergillus fumigatus-specific IgE</text:p>
          </table:table-cell>
          <table:table-cell table:style-name="ce1"/>
          <table:table-cell office:value-type="float" office:value="21" table:style-name="ce4">
            <text:p>21</text:p>
          </table:table-cell>
          <table:table-cell office:value-type="string" table:style-name="ce5">
            <text:p>XA21</text:p>
          </table:table-cell>
          <table:table-cell office:value-type="string" table:style-name="ce7">
            <text:p>Aspergillus fumigatus(아스퍼질러스)</text:p>
          </table:table-cell>
          <table:table-cell office:value-type="string" table:style-name="ce11">
            <text:p>m3</text:p>
          </table:table-cell>
          <table:table-cell office:value-type="string" table:style-name="ce9">
            <text:p>Aspergillus fumigatus-specific IgE</text:p>
          </table:table-cell>
          <table:table-cell office:value-type="float" office:value="12" table:style-name="ce12">
            <text:p>12</text:p>
          </table:table-cell>
          <table:table-cell office:value-type="float" office:value="21" table:style-name="ce4">
            <text:p>21</text:p>
          </table:table-cell>
          <table:table-cell table:style-name="ce4"/>
          <table:table-cell office:value-type="string" table:style-name="ce7">
            <text:p>Wheat(밀가루)</text:p>
          </table:table-cell>
          <table:table-cell office:value-type="string" table:style-name="ce13">
            <text:p>f4</text:p>
          </table:table-cell>
          <table:table-cell office:value-type="string" table:style-name="ce9">
            <text:p>Wheat-specific IgE</text:p>
          </table:table-cell>
          <table:table-cell table:number-columns-repeated="16367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5">
            <text:p>XA22</text:p>
          </table:table-cell>
          <table:table-cell office:value-type="string" table:style-name="ce7">
            <text:p>Crab(게)</text:p>
          </table:table-cell>
          <table:table-cell office:value-type="string" table:style-name="ce8">
            <text:p>f23</text:p>
          </table:table-cell>
          <table:table-cell office:value-type="string" table:style-name="ce9">
            <text:p>Crab-specific IgE</text:p>
          </table:table-cell>
          <table:table-cell table:style-name="ce1"/>
          <table:table-cell office:value-type="float" office:value="22" table:style-name="ce4">
            <text:p>22</text:p>
          </table:table-cell>
          <table:table-cell office:value-type="string" table:style-name="ce5">
            <text:p>XA22</text:p>
          </table:table-cell>
          <table:table-cell office:value-type="string" table:style-name="ce7">
            <text:p>Crab(게)</text:p>
          </table:table-cell>
          <table:table-cell office:value-type="string" table:style-name="ce11">
            <text:p>f23</text:p>
          </table:table-cell>
          <table:table-cell office:value-type="string" table:style-name="ce9">
            <text:p>Crab-specific IgE</text:p>
          </table:table-cell>
          <table:table-cell office:value-type="string" table:style-name="ce16">
            <text:p>F45</text:p>
          </table:table-cell>
          <table:table-cell office:value-type="float" office:value="22" table:style-name="ce4">
            <text:p>22</text:p>
          </table:table-cell>
          <table:table-cell table:style-name="ce4"/>
          <table:table-cell office:value-type="string" table:style-name="ce17">
            <text:p>Yeast, baker’s(효모)</text:p>
          </table:table-cell>
          <table:table-cell office:value-type="string" table:style-name="ce13">
            <text:p>f45</text:p>
          </table:table-cell>
          <table:table-cell office:value-type="string" table:style-name="ce9">
            <text:p>Yeast, baker’s-specific IgE</text:p>
          </table:table-cell>
          <table:table-cell table:number-columns-repeated="16367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5">
            <text:p>XA23</text:p>
          </table:table-cell>
          <table:table-cell office:value-type="string" table:style-name="ce7">
            <text:p>Shrimp(새우)</text:p>
          </table:table-cell>
          <table:table-cell office:value-type="string" table:style-name="ce8">
            <text:p>f24</text:p>
          </table:table-cell>
          <table:table-cell office:value-type="string" table:style-name="ce9">
            <text:p>Shrimp-specific IgE</text:p>
          </table:table-cell>
          <table:table-cell table:style-name="ce1"/>
          <table:table-cell office:value-type="float" office:value="23" table:style-name="ce4">
            <text:p>23</text:p>
          </table:table-cell>
          <table:table-cell office:value-type="string" table:style-name="ce5">
            <text:p>XA23</text:p>
          </table:table-cell>
          <table:table-cell office:value-type="string" table:style-name="ce7">
            <text:p>Shrimp(새우)</text:p>
          </table:table-cell>
          <table:table-cell office:value-type="string" table:style-name="ce11">
            <text:p>f24</text:p>
          </table:table-cell>
          <table:table-cell office:value-type="string" table:style-name="ce9">
            <text:p>Shrimp-specific IgE</text:p>
          </table:table-cell>
          <table:table-cell office:value-type="string" table:style-name="ce16">
            <text:p>F43</text:p>
          </table:table-cell>
          <table:table-cell office:value-type="float" office:value="23" table:style-name="ce4">
            <text:p>23</text:p>
          </table:table-cell>
          <table:table-cell table:style-name="ce4"/>
          <table:table-cell office:value-type="string" table:style-name="ce17">
            <text:p>Rice(쌀)</text:p>
          </table:table-cell>
          <table:table-cell office:value-type="string" table:style-name="ce13">
            <text:p>f9</text:p>
          </table:table-cell>
          <table:table-cell office:value-type="string" table:style-name="ce9">
            <text:p>Rice-specific IgE</text:p>
          </table:table-cell>
          <table:table-cell table:number-columns-repeated="16367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5">
            <text:p>XA24</text:p>
          </table:table-cell>
          <table:table-cell office:value-type="string" table:style-name="ce7">
            <text:p>Mackerel(고등어)</text:p>
          </table:table-cell>
          <table:table-cell office:value-type="string" table:style-name="ce8">
            <text:p>f206</text:p>
          </table:table-cell>
          <table:table-cell office:value-type="string" table:style-name="ce9">
            <text:p>Mackerel-specific IgE</text:p>
          </table:table-cell>
          <table:table-cell table:style-name="ce1"/>
          <table:table-cell office:value-type="float" office:value="24" table:style-name="ce4">
            <text:p>24</text:p>
          </table:table-cell>
          <table:table-cell office:value-type="string" table:style-name="ce5">
            <text:p>XA24</text:p>
          </table:table-cell>
          <table:table-cell office:value-type="string" table:style-name="ce7">
            <text:p>Mackerel(고등어)</text:p>
          </table:table-cell>
          <table:table-cell office:value-type="string" table:style-name="ce11">
            <text:p>f206</text:p>
          </table:table-cell>
          <table:table-cell office:value-type="string" table:style-name="ce9">
            <text:p>Mackerel-specific IgE</text:p>
          </table:table-cell>
          <table:table-cell office:value-type="string" table:style-name="ce16">
            <text:p>F48</text:p>
          </table:table-cell>
          <table:table-cell office:value-type="float" office:value="24" table:style-name="ce4">
            <text:p>24</text:p>
          </table:table-cell>
          <table:table-cell table:style-name="ce4"/>
          <table:table-cell office:value-type="string" table:style-name="ce17">
            <text:p>Potato(감자)</text:p>
          </table:table-cell>
          <table:table-cell office:value-type="string" table:style-name="ce13">
            <text:p>f35</text:p>
          </table:table-cell>
          <table:table-cell office:value-type="string" table:style-name="ce9">
            <text:p>Potato-specific IgE</text:p>
          </table:table-cell>
          <table:table-cell table:number-columns-repeated="16367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5">
            <text:p>XA25</text:p>
          </table:table-cell>
          <table:table-cell office:value-type="string" table:style-name="ce7">
            <text:p>Cultivated rye(호밀꽃가루)</text:p>
          </table:table-cell>
          <table:table-cell office:value-type="string" table:style-name="ce8">
            <text:p>g12</text:p>
          </table:table-cell>
          <table:table-cell office:value-type="string" table:style-name="ce9">
            <text:p>Cultivated rye-specific IgE</text:p>
          </table:table-cell>
          <table:table-cell table:style-name="ce1"/>
          <table:table-cell office:value-type="float" office:value="25" table:style-name="ce4">
            <text:p>25</text:p>
          </table:table-cell>
          <table:table-cell office:value-type="string" table:style-name="ce5">
            <text:p>XA25</text:p>
          </table:table-cell>
          <table:table-cell office:value-type="string" table:style-name="ce7">
            <text:p>Cultivated rye(호밀꽃가루)</text:p>
          </table:table-cell>
          <table:table-cell office:value-type="string" table:style-name="ce11">
            <text:p>g12</text:p>
          </table:table-cell>
          <table:table-cell office:value-type="string" table:style-name="ce9">
            <text:p>Cultivated rye-specific IgE</text:p>
          </table:table-cell>
          <table:table-cell office:value-type="float" office:value="27" table:style-name="ce12">
            <text:p>27</text:p>
          </table:table-cell>
          <table:table-cell office:value-type="float" office:value="25" table:style-name="ce4">
            <text:p>25</text:p>
          </table:table-cell>
          <table:table-cell table:style-name="ce4"/>
          <table:table-cell office:value-type="string" table:style-name="ce7">
            <text:p>Peach(복숭아)</text:p>
          </table:table-cell>
          <table:table-cell office:value-type="string" table:style-name="ce13">
            <text:p>f95</text:p>
          </table:table-cell>
          <table:table-cell office:value-type="string" table:style-name="ce9">
            <text:p>Peach-specific IgE</text:p>
          </table:table-cell>
          <table:table-cell table:number-columns-repeated="16367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5">
            <text:p>XA26</text:p>
          </table:table-cell>
          <table:table-cell office:value-type="string" table:style-name="ce7">
            <text:p>CCD(브로멜라인)</text:p>
          </table:table-cell>
          <table:table-cell office:value-type="string" table:style-name="ce8">
            <text:p>o214</text:p>
          </table:table-cell>
          <table:table-cell office:value-type="string" table:style-name="ce9">
            <text:p>CCD-specific IgE</text:p>
          </table:table-cell>
          <table:table-cell table:style-name="ce1"/>
          <table:table-cell office:value-type="float" office:value="26" table:style-name="ce4">
            <text:p>26</text:p>
          </table:table-cell>
          <table:table-cell office:value-type="string" table:style-name="ce5">
            <text:p>XA26</text:p>
          </table:table-cell>
          <table:table-cell office:value-type="string" table:style-name="ce7">
            <text:p>CCD(브로멜라인)</text:p>
          </table:table-cell>
          <table:table-cell office:value-type="string" table:style-name="ce11">
            <text:p>o214</text:p>
          </table:table-cell>
          <table:table-cell office:value-type="string" table:style-name="ce9">
            <text:p>CCD-specific IgE</text:p>
          </table:table-cell>
          <table:table-cell office:value-type="float" office:value="28" table:style-name="ce12">
            <text:p>28</text:p>
          </table:table-cell>
          <table:table-cell office:value-type="float" office:value="26" table:style-name="ce4">
            <text:p>26</text:p>
          </table:table-cell>
          <table:table-cell table:style-name="ce4"/>
          <table:table-cell office:value-type="string" table:style-name="ce7">
            <text:p>Apple(사과)</text:p>
          </table:table-cell>
          <table:table-cell office:value-type="string" table:style-name="ce13">
            <text:p>f49</text:p>
          </table:table-cell>
          <table:table-cell office:value-type="string" table:style-name="ce9">
            <text:p>Apple-specific IgE</text:p>
          </table:table-cell>
          <table:table-cell table:number-columns-repeated="16367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5">
            <text:p>XA27</text:p>
          </table:table-cell>
          <table:table-cell office:value-type="string" table:style-name="ce7">
            <text:p>Peach(복숭아)</text:p>
          </table:table-cell>
          <table:table-cell office:value-type="string" table:style-name="ce8">
            <text:p>f95</text:p>
          </table:table-cell>
          <table:table-cell office:value-type="string" table:style-name="ce9">
            <text:p>Peach-specific IgE</text:p>
          </table:table-cell>
          <table:table-cell table:style-name="ce1"/>
          <table:table-cell office:value-type="float" office:value="27" table:style-name="ce4">
            <text:p>27</text:p>
          </table:table-cell>
          <table:table-cell office:value-type="string" table:style-name="ce5">
            <text:p>XA27</text:p>
          </table:table-cell>
          <table:table-cell office:value-type="string" table:style-name="ce7">
            <text:p>Peach(복숭아)</text:p>
          </table:table-cell>
          <table:table-cell office:value-type="string" table:style-name="ce11">
            <text:p>f95</text:p>
          </table:table-cell>
          <table:table-cell office:value-type="string" table:style-name="ce9">
            <text:p>Peach-specific IgE</text:p>
          </table:table-cell>
          <table:table-cell office:value-type="float" office:value="2" table:style-name="ce12">
            <text:p>2</text:p>
          </table:table-cell>
          <table:table-cell office:value-type="float" office:value="27" table:style-name="ce4">
            <text:p>27</text:p>
          </table:table-cell>
          <table:table-cell table:style-name="ce4"/>
          <table:table-cell office:value-type="string" table:style-name="ce7">
            <text:p>Housedust(집먼지)</text:p>
          </table:table-cell>
          <table:table-cell office:value-type="string" table:style-name="ce13">
            <text:p>h1</text:p>
          </table:table-cell>
          <table:table-cell office:value-type="string" table:style-name="ce9">
            <text:p>Housedust-specific IgE</text:p>
          </table:table-cell>
          <table:table-cell table:number-columns-repeated="16367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5">
            <text:p>XA28</text:p>
          </table:table-cell>
          <table:table-cell office:value-type="string" table:style-name="ce7">
            <text:p>Apple(사과)</text:p>
          </table:table-cell>
          <table:table-cell office:value-type="string" table:style-name="ce8">
            <text:p>f49</text:p>
          </table:table-cell>
          <table:table-cell office:value-type="string" table:style-name="ce9">
            <text:p>Apple-specific IgE</text:p>
          </table:table-cell>
          <table:table-cell table:style-name="ce1"/>
          <table:table-cell office:value-type="float" office:value="28" table:style-name="ce4">
            <text:p>28</text:p>
          </table:table-cell>
          <table:table-cell office:value-type="string" table:style-name="ce5">
            <text:p>XA28</text:p>
          </table:table-cell>
          <table:table-cell office:value-type="string" table:style-name="ce7">
            <text:p>Apple(사과)</text:p>
          </table:table-cell>
          <table:table-cell office:value-type="string" table:style-name="ce11">
            <text:p>f49</text:p>
          </table:table-cell>
          <table:table-cell office:value-type="string" table:style-name="ce9">
            <text:p>Apple-specific IgE</text:p>
          </table:table-cell>
          <table:table-cell office:value-type="float" office:value="3" table:style-name="ce12">
            <text:p>3</text:p>
          </table:table-cell>
          <table:table-cell office:value-type="float" office:value="28" table:style-name="ce4">
            <text:p>28</text:p>
          </table:table-cell>
          <table:table-cell table:style-name="ce4"/>
          <table:table-cell office:value-type="string" table:style-name="ce7">
            <text:p>D. pteronyssinus(진드기 Dp)</text:p>
          </table:table-cell>
          <table:table-cell office:value-type="string" table:style-name="ce13">
            <text:p>d1</text:p>
          </table:table-cell>
          <table:table-cell office:value-type="string" table:style-name="ce9">
            <text:p>D. pteronyssinus-specific IgE</text:p>
          </table:table-cell>
          <table:table-cell table:number-columns-repeated="16367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5">
            <text:p>XA29</text:p>
          </table:table-cell>
          <table:table-cell office:value-type="string" table:style-name="ce7">
            <text:p>Sesame(참깨)</text:p>
          </table:table-cell>
          <table:table-cell office:value-type="string" table:style-name="ce8">
            <text:p>f10</text:p>
          </table:table-cell>
          <table:table-cell office:value-type="string" table:style-name="ce9">
            <text:p>Sesame-specific IgE</text:p>
          </table:table-cell>
          <table:table-cell table:style-name="ce1"/>
          <table:table-cell office:value-type="float" office:value="29" table:style-name="ce4">
            <text:p>29</text:p>
          </table:table-cell>
          <table:table-cell office:value-type="string" table:style-name="ce5">
            <text:p>XA29</text:p>
          </table:table-cell>
          <table:table-cell office:value-type="string" table:style-name="ce7">
            <text:p>Sesame(참깨)</text:p>
          </table:table-cell>
          <table:table-cell office:value-type="string" table:style-name="ce11">
            <text:p>f10</text:p>
          </table:table-cell>
          <table:table-cell office:value-type="string" table:style-name="ce9">
            <text:p>Sesame-specific IgE</text:p>
          </table:table-cell>
          <table:table-cell office:value-type="float" office:value="4" table:style-name="ce12">
            <text:p>4</text:p>
          </table:table-cell>
          <table:table-cell office:value-type="float" office:value="29" table:style-name="ce4">
            <text:p>29</text:p>
          </table:table-cell>
          <table:table-cell table:style-name="ce4"/>
          <table:table-cell office:value-type="string" table:style-name="ce7">
            <text:p>D. farinae(진드기 Df)</text:p>
          </table:table-cell>
          <table:table-cell office:value-type="string" table:style-name="ce13">
            <text:p>d2</text:p>
          </table:table-cell>
          <table:table-cell office:value-type="string" table:style-name="ce9">
            <text:p>D. farinae-specific IgE</text:p>
          </table:table-cell>
          <table:table-cell table:number-columns-repeated="16367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5">
            <text:p>XA30</text:p>
          </table:table-cell>
          <table:table-cell office:value-type="string" table:style-name="ce9">
            <text:p>Codfish(대구)</text:p>
          </table:table-cell>
          <table:table-cell office:value-type="string" table:style-name="ce8">
            <text:p>f3</text:p>
          </table:table-cell>
          <table:table-cell office:value-type="string" table:style-name="ce9">
            <text:p>Codfish-specific IgE</text:p>
          </table:table-cell>
          <table:table-cell table:style-name="ce1"/>
          <table:table-cell office:value-type="float" office:value="30" table:style-name="ce4">
            <text:p>30</text:p>
          </table:table-cell>
          <table:table-cell office:value-type="string" table:style-name="ce5">
            <text:p>XA61</text:p>
          </table:table-cell>
          <table:table-cell office:value-type="string" table:style-name="ce9">
            <text:p>Acarus siro(저장진드기 A, 수중다리가루진드기)</text:p>
          </table:table-cell>
          <table:table-cell office:value-type="string" table:style-name="ce11">
            <text:p>d70</text:p>
          </table:table-cell>
          <table:table-cell office:value-type="string" table:style-name="ce9">
            <text:p>Acarus siro-specific IgE</text:p>
          </table:table-cell>
          <table:table-cell office:value-type="float" office:value="9" table:style-name="ce12">
            <text:p>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string" table:style-name="ce7">
            <text:p>Cockroach(바퀴벌레)</text:p>
          </table:table-cell>
          <table:table-cell office:value-type="string" table:style-name="ce13">
            <text:p>i6</text:p>
          </table:table-cell>
          <table:table-cell office:value-type="string" table:style-name="ce9">
            <text:p>Cockroach-specific IgE</text:p>
          </table:table-cell>
          <table:table-cell table:number-columns-repeated="16367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5">
            <text:p>XA31</text:p>
          </table:table-cell>
          <table:table-cell office:value-type="string" table:style-name="ce9">
            <text:p>Tuna/Salmon(참치/연어)</text:p>
          </table:table-cell>
          <table:table-cell office:value-type="string" table:style-name="ce8">
            <text:p>f40</text:p>
          </table:table-cell>
          <table:table-cell office:value-type="string" table:style-name="ce9">
            <text:p>Tuna/Salmon-specific IgE</text:p>
          </table:table-cell>
          <table:table-cell table:style-name="ce1"/>
          <table:table-cell office:value-type="float" office:value="31" table:style-name="ce4">
            <text:p>31</text:p>
          </table:table-cell>
          <table:table-cell office:value-type="string" table:style-name="ce5">
            <text:p>XA62</text:p>
          </table:table-cell>
          <table:table-cell office:value-type="string" table:style-name="ce9">
            <text:p>Tyrophagus putrescentiae(저장진드기 T, 긴털가루진드기)</text:p>
          </table:table-cell>
          <table:table-cell office:value-type="string" table:style-name="ce11">
            <text:p>d72</text:p>
          </table:table-cell>
          <table:table-cell office:value-type="string" table:style-name="ce9">
            <text:p>Tyrophagus putrescentiae-specific IgE</text:p>
          </table:table-cell>
          <table:table-cell office:value-type="float" office:value="5" table:style-name="ce12">
            <text:p>5</text:p>
          </table:table-cell>
          <table:table-cell office:value-type="float" office:value="31" table:style-name="ce4">
            <text:p>31</text:p>
          </table:table-cell>
          <table:table-cell table:style-name="ce4"/>
          <table:table-cell office:value-type="string" table:style-name="ce7">
            <text:p>Cat epithelium &amp; dander(고양이털)</text:p>
          </table:table-cell>
          <table:table-cell office:value-type="string" table:style-name="ce13">
            <text:p>e1</text:p>
          </table:table-cell>
          <table:table-cell office:value-type="string" table:style-name="ce9">
            <text:p>Cat epithelium &amp; dander-specific IgE</text:p>
          </table:table-cell>
          <table:table-cell table:number-columns-repeated="16367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5">
            <text:p>XA32</text:p>
          </table:table-cell>
          <table:table-cell office:value-type="string" table:style-name="ce9">
            <text:p>Plaice/Anchovy/Alaska Pollock(가자미/멸치/명태)</text:p>
          </table:table-cell>
          <table:table-cell office:value-type="string" table:style-name="ce8">
            <text:p>fx1</text:p>
          </table:table-cell>
          <table:table-cell office:value-type="string" table:style-name="ce9">
            <text:p>Plaice/Anchovy/Alaska Pollock-specific IgE</text:p>
          </table:table-cell>
          <table:table-cell table:style-name="ce1"/>
          <table:table-cell office:value-type="float" office:value="32" table:style-name="ce4">
            <text:p>32</text:p>
          </table:table-cell>
          <table:table-cell office:value-type="string" table:style-name="ce5">
            <text:p>XA63</text:p>
          </table:table-cell>
          <table:table-cell office:value-type="string" table:style-name="ce9">
            <text:p>Sweet vernal/Orchard grass/Common reed/Bent grass(향기풀/오리새/갈대/외겨이삭)</text:p>
          </table:table-cell>
          <table:table-cell office:value-type="string" table:style-name="ce11">
            <text:p>gx1</text:p>
          </table:table-cell>
          <table:table-cell office:value-type="string" table:style-name="ce9">
            <text:p>Sweet vernal/Orchard grass/Common reed/Bent grass-specific IgE</text:p>
          </table:table-cell>
          <table:table-cell office:value-type="float" office:value="6" table:style-name="ce12">
            <text:p>6</text:p>
          </table:table-cell>
          <table:table-cell office:value-type="float" office:value="32" table:style-name="ce4">
            <text:p>32</text:p>
          </table:table-cell>
          <table:table-cell table:style-name="ce4"/>
          <table:table-cell office:value-type="string" table:style-name="ce7">
            <text:p>Dog dander(개털)</text:p>
          </table:table-cell>
          <table:table-cell office:value-type="string" table:style-name="ce13">
            <text:p>e5</text:p>
          </table:table-cell>
          <table:table-cell office:value-type="string" table:style-name="ce9">
            <text:p>Dog dander-specific IgE</text:p>
          </table:table-cell>
          <table:table-cell table:number-columns-repeated="16367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5">
            <text:p>XA33</text:p>
          </table:table-cell>
          <table:table-cell office:value-type="string" table:style-name="ce9">
            <text:p>Lobster/Pacific squid(랍스터/오징어)</text:p>
          </table:table-cell>
          <table:table-cell office:value-type="string" table:style-name="ce8">
            <text:p>f58</text:p>
          </table:table-cell>
          <table:table-cell office:value-type="string" table:style-name="ce9">
            <text:p>Lobster/Pacific squid-specific IgE</text:p>
          </table:table-cell>
          <table:table-cell table:style-name="ce1"/>
          <table:table-cell office:value-type="float" office:value="33" table:style-name="ce4">
            <text:p>33</text:p>
          </table:table-cell>
          <table:table-cell office:value-type="string" table:style-name="ce5">
            <text:p>XA64</text:p>
          </table:table-cell>
          <table:table-cell office:value-type="string" table:style-name="ce9">
            <text:p>Bermuda grass(우산잔디)</text:p>
          </table:table-cell>
          <table:table-cell office:value-type="string" table:style-name="ce11">
            <text:p>g2</text:p>
          </table:table-cell>
          <table:table-cell office:value-type="string" table:style-name="ce9">
            <text:p>Bermuda grass-specific IgE</text:p>
          </table:table-cell>
          <table:table-cell office:value-type="string" table:style-name="ce16">
            <text:p>I36</text:p>
          </table:table-cell>
          <table:table-cell office:value-type="float" office:value="33" table:style-name="ce4">
            <text:p>33</text:p>
          </table:table-cell>
          <table:table-cell table:style-name="ce4"/>
          <table:table-cell office:value-type="string" table:style-name="ce19">
            <text:p>Candida albicans(칸디다)</text:p>
          </table:table-cell>
          <table:table-cell office:value-type="string" table:style-name="ce8">
            <text:p>m5</text:p>
          </table:table-cell>
          <table:table-cell office:value-type="string" table:style-name="ce9">
            <text:p>Candida albicans-specific IgE</text:p>
          </table:table-cell>
          <table:table-cell table:number-columns-repeated="16367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5">
            <text:p>XA34</text:p>
          </table:table-cell>
          <table:table-cell office:value-type="string" table:style-name="ce9">
            <text:p>Eel(장어)</text:p>
          </table:table-cell>
          <table:table-cell office:value-type="string" table:style-name="ce8">
            <text:p>f264</text:p>
          </table:table-cell>
          <table:table-cell office:value-type="string" table:style-name="ce9">
            <text:p>Eel-specific IgE</text:p>
          </table:table-cell>
          <table:table-cell table:style-name="ce1"/>
          <table:table-cell office:value-type="float" office:value="34" table:style-name="ce4">
            <text:p>34</text:p>
          </table:table-cell>
          <table:table-cell office:value-type="string" table:style-name="ce5">
            <text:p>XA65</text:p>
          </table:table-cell>
          <table:table-cell office:value-type="string" table:style-name="ce9">
            <text:p>Timothy grass(큰조아재비)</text:p>
          </table:table-cell>
          <table:table-cell office:value-type="string" table:style-name="ce11">
            <text:p>g6</text:p>
          </table:table-cell>
          <table:table-cell office:value-type="string" table:style-name="ce9">
            <text:p>Timothy grass-specific IgE</text:p>
          </table:table-cell>
          <table:table-cell table:style-name="ce12"/>
          <table:table-cell office:value-type="float" office:value="34" table:style-name="ce4">
            <text:p>34</text:p>
          </table:table-cell>
          <table:table-cell table:style-name="ce4"/>
          <table:table-cell office:value-type="string" table:style-name="ce9">
            <text:p>Tricophyton rubrum(트리코피톤)</text:p>
          </table:table-cell>
          <table:table-cell office:value-type="string" table:style-name="ce8">
            <text:p>m205</text:p>
          </table:table-cell>
          <table:table-cell office:value-type="string" table:style-name="ce9">
            <text:p>Tricophyton rubrum-specific IgE</text:p>
          </table:table-cell>
          <table:table-cell table:number-columns-repeated="16367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5">
            <text:p>XA35</text:p>
          </table:table-cell>
          <table:table-cell office:value-type="string" table:style-name="ce9">
            <text:p>Blue mussel/ Oyster/Clam/Scallop(홍합/굴/조개/가리비)</text:p>
          </table:table-cell>
          <table:table-cell office:value-type="string" table:style-name="ce8">
            <text:p>fx2</text:p>
          </table:table-cell>
          <table:table-cell office:value-type="string" table:style-name="ce9">
            <text:p>Blue mussel/ Oyster/Clam/Scallop-specific IgE</text:p>
          </table:table-cell>
          <table:table-cell table:style-name="ce1"/>
          <table:table-cell office:value-type="float" office:value="35" table:style-name="ce4">
            <text:p>35</text:p>
          </table:table-cell>
          <table:table-cell office:value-type="string" table:style-name="ce5">
            <text:p>XA66</text:p>
          </table:table-cell>
          <table:table-cell office:value-type="string" table:style-name="ce9">
            <text:p>Penicillium notatum(페니실리움)</text:p>
          </table:table-cell>
          <table:table-cell office:value-type="string" table:style-name="ce11">
            <text:p>m1</text:p>
          </table:table-cell>
          <table:table-cell office:value-type="string" table:style-name="ce9">
            <text:p>Penicillium notatum-specific IgE</text:p>
          </table:table-cell>
          <table:table-cell office:value-type="float" office:value="21" table:style-name="ce12">
            <text:p>21</text:p>
          </table:table-cell>
          <table:table-cell office:value-type="float" office:value="35" table:style-name="ce4">
            <text:p>35</text:p>
          </table:table-cell>
          <table:table-cell table:style-name="ce4"/>
          <table:table-cell office:value-type="string" table:style-name="ce7">
            <text:p>Aspergillus fumigatus(아스퍼질러스)</text:p>
          </table:table-cell>
          <table:table-cell office:value-type="string" table:style-name="ce8">
            <text:p>m3</text:p>
          </table:table-cell>
          <table:table-cell office:value-type="string" table:style-name="ce9">
            <text:p>Aspergillus fumigatus-specific IgE</text:p>
          </table:table-cell>
          <table:table-cell table:number-columns-repeated="16367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5">
            <text:p>XA36</text:p>
          </table:table-cell>
          <table:table-cell office:value-type="string" table:style-name="ce9">
            <text:p><text:s/>Silkworm pupa(번데기)</text:p>
          </table:table-cell>
          <table:table-cell office:value-type="string" table:style-name="ce8">
            <text:p>-</text:p>
          </table:table-cell>
          <table:table-cell office:value-type="string" table:style-name="ce9">
            <text:p><text:s/>Silkworm pupa -specific IgE</text:p>
          </table:table-cell>
          <table:table-cell table:style-name="ce1"/>
          <table:table-cell office:value-type="float" office:value="36" table:style-name="ce4">
            <text:p>36</text:p>
          </table:table-cell>
          <table:table-cell office:value-type="string" table:style-name="ce5">
            <text:p>XA67</text:p>
          </table:table-cell>
          <table:table-cell office:value-type="string" table:style-name="ce9">
            <text:p>Candida albicans(칸디다)</text:p>
          </table:table-cell>
          <table:table-cell office:value-type="string" table:style-name="ce11">
            <text:p>m5</text:p>
          </table:table-cell>
          <table:table-cell office:value-type="string" table:style-name="ce9">
            <text:p>Candida albicans-specific IgE</text:p>
          </table:table-cell>
          <table:table-cell office:value-type="string" table:style-name="ce16">
            <text:p>I35</text:p>
          </table:table-cell>
          <table:table-cell office:value-type="float" office:value="36" table:style-name="ce4">
            <text:p>36</text:p>
          </table:table-cell>
          <table:table-cell table:style-name="ce4"/>
          <table:table-cell office:value-type="string" table:style-name="ce19">
            <text:p>Penicillium notatum(페니실리움)</text:p>
          </table:table-cell>
          <table:table-cell office:value-type="string" table:style-name="ce13">
            <text:p>m1</text:p>
          </table:table-cell>
          <table:table-cell office:value-type="string" table:style-name="ce9">
            <text:p>Penicillium notatum-specific IgE</text:p>
          </table:table-cell>
          <table:table-cell table:number-columns-repeated="16367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5">
            <text:p>XA37</text:p>
          </table:table-cell>
          <table:table-cell office:value-type="string" table:style-name="ce9">
            <text:p>Pork(돼지고기)</text:p>
          </table:table-cell>
          <table:table-cell office:value-type="string" table:style-name="ce8">
            <text:p>f26</text:p>
          </table:table-cell>
          <table:table-cell office:value-type="string" table:style-name="ce9">
            <text:p>Pork-specific IgE</text:p>
          </table:table-cell>
          <table:table-cell table:style-name="ce1"/>
          <table:table-cell office:value-type="float" office:value="37" table:style-name="ce4">
            <text:p>37</text:p>
          </table:table-cell>
          <table:table-cell office:value-type="string" table:style-name="ce5">
            <text:p>XA68</text:p>
          </table:table-cell>
          <table:table-cell office:value-type="string" table:style-name="ce9">
            <text:p>Hazel(개암나무)</text:p>
          </table:table-cell>
          <table:table-cell office:value-type="string" table:style-name="ce11">
            <text:p>t4</text:p>
          </table:table-cell>
          <table:table-cell office:value-type="string" table:style-name="ce9">
            <text:p>Hazel-specific IgE</text:p>
          </table:table-cell>
          <table:table-cell office:value-type="float" office:value="19" table:style-name="ce12">
            <text:p>19</text:p>
          </table:table-cell>
          <table:table-cell office:value-type="float" office:value="37" table:style-name="ce4">
            <text:p>37</text:p>
          </table:table-cell>
          <table:table-cell table:style-name="ce4"/>
          <table:table-cell office:value-type="string" table:style-name="ce7">
            <text:p>Alternaria alternata(알터나리아)</text:p>
          </table:table-cell>
          <table:table-cell office:value-type="string" table:style-name="ce13">
            <text:p>m6</text:p>
          </table:table-cell>
          <table:table-cell office:value-type="string" table:style-name="ce9">
            <text:p>Alternaria alternata-specific IgE</text:p>
          </table:table-cell>
          <table:table-cell table:number-columns-repeated="16367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5">
            <text:p>XA38</text:p>
          </table:table-cell>
          <table:table-cell office:value-type="string" table:style-name="ce9">
            <text:p>Beef(소고기)</text:p>
          </table:table-cell>
          <table:table-cell office:value-type="string" table:style-name="ce8">
            <text:p>f27</text:p>
          </table:table-cell>
          <table:table-cell office:value-type="string" table:style-name="ce9">
            <text:p>Beef-specific IgE</text:p>
          </table:table-cell>
          <table:table-cell table:style-name="ce1"/>
          <table:table-cell office:value-type="float" office:value="38" table:style-name="ce4">
            <text:p>38</text:p>
          </table:table-cell>
          <table:table-cell office:value-type="string" table:style-name="ce5">
            <text:p>XA69</text:p>
          </table:table-cell>
          <table:table-cell office:value-type="string" table:style-name="ce9">
            <text:p>Olive(올리브)</text:p>
          </table:table-cell>
          <table:table-cell office:value-type="string" table:style-name="ce11">
            <text:p>t9</text:p>
          </table:table-cell>
          <table:table-cell office:value-type="string" table:style-name="ce9">
            <text:p>Olive-specific IgE</text:p>
          </table:table-cell>
          <table:table-cell table:style-name="ce12"/>
          <table:table-cell office:value-type="float" office:value="38" table:style-name="ce4">
            <text:p>38</text:p>
          </table:table-cell>
          <table:table-cell table:style-name="ce4"/>
          <table:table-cell office:value-type="string" table:style-name="ce9">
            <text:p>Staphylococcal enterotoxin B(초항원 B)</text:p>
          </table:table-cell>
          <table:table-cell office:value-type="string" table:style-name="ce8">
            <text:p>m81</text:p>
          </table:table-cell>
          <table:table-cell office:value-type="string" table:style-name="ce9">
            <text:p>Staphylococcal enterotoxin B-specific IgE</text:p>
          </table:table-cell>
          <table:table-cell table:number-columns-repeated="16367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5">
            <text:p>XA39</text:p>
          </table:table-cell>
          <table:table-cell office:value-type="string" table:style-name="ce9">
            <text:p>Chicken(닭고기)</text:p>
          </table:table-cell>
          <table:table-cell office:value-type="string" table:style-name="ce8">
            <text:p>f83</text:p>
          </table:table-cell>
          <table:table-cell office:value-type="string" table:style-name="ce9">
            <text:p>Chicken-specific IgE</text:p>
          </table:table-cell>
          <table:table-cell table:style-name="ce1"/>
          <table:table-cell office:value-type="float" office:value="39" table:style-name="ce4">
            <text:p>39</text:p>
          </table:table-cell>
          <table:table-cell office:value-type="string" table:style-name="ce5">
            <text:p>XA70</text:p>
          </table:table-cell>
          <table:table-cell office:value-type="string" table:style-name="ce9">
            <text:p>Maple leaf sycamore(플라타너스)</text:p>
          </table:table-cell>
          <table:table-cell office:value-type="string" table:style-name="ce11">
            <text:p>t11</text:p>
          </table:table-cell>
          <table:table-cell office:value-type="string" table:style-name="ce9">
            <text:p>Maple leaf sycamore-specific IgE</text:p>
          </table:table-cell>
          <table:table-cell office:value-type="float" office:value="14" table:style-name="ce12">
            <text:p>14</text:p>
          </table:table-cell>
          <table:table-cell office:value-type="float" office:value="39" table:style-name="ce4">
            <text:p>39</text:p>
          </table:table-cell>
          <table:table-cell table:style-name="ce4"/>
          <table:table-cell office:value-type="string" table:style-name="ce7">
            <text:p>Birch-alder mix(자작나무)</text:p>
          </table:table-cell>
          <table:table-cell office:value-type="string" table:style-name="ce8">
            <text:p>tx</text:p>
          </table:table-cell>
          <table:table-cell office:value-type="string" table:style-name="ce9">
            <text:p>Birch-alder mix-specific IgE</text:p>
          </table:table-cell>
          <table:table-cell table:number-columns-repeated="16367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5">
            <text:p>XA40</text:p>
          </table:table-cell>
          <table:table-cell office:value-type="string" table:style-name="ce9">
            <text:p>Lamb meat(양고기)</text:p>
          </table:table-cell>
          <table:table-cell office:value-type="string" table:style-name="ce8">
            <text:p>f88</text:p>
          </table:table-cell>
          <table:table-cell office:value-type="string" table:style-name="ce9">
            <text:p>Lamb meat-specific IgE</text:p>
          </table:table-cell>
          <table:table-cell table:style-name="ce1"/>
          <table:table-cell office:value-type="float" office:value="40" table:style-name="ce4">
            <text:p>40</text:p>
          </table:table-cell>
          <table:table-cell office:value-type="string" table:style-name="ce5">
            <text:p>XA71</text:p>
          </table:table-cell>
          <table:table-cell office:value-type="string" table:style-name="ce9">
            <text:p>Willow(버드나무)</text:p>
          </table:table-cell>
          <table:table-cell office:value-type="string" table:style-name="ce11">
            <text:p>t12</text:p>
          </table:table-cell>
          <table:table-cell office:value-type="string" table:style-name="ce9">
            <text:p>Willow-specific IgE</text:p>
          </table:table-cell>
          <table:table-cell office:value-type="float" office:value="15" table:style-name="ce12">
            <text:p>15</text:p>
          </table:table-cell>
          <table:table-cell office:value-type="float" office:value="40" table:style-name="ce4">
            <text:p>40</text:p>
          </table:table-cell>
          <table:table-cell table:style-name="ce4"/>
          <table:table-cell office:value-type="string" table:style-name="ce7">
            <text:p>Oak(참나무)</text:p>
          </table:table-cell>
          <table:table-cell office:value-type="string" table:style-name="ce8">
            <text:p>t7</text:p>
          </table:table-cell>
          <table:table-cell office:value-type="string" table:style-name="ce9">
            <text:p>Oak-specific IgE</text:p>
          </table:table-cell>
          <table:table-cell table:number-columns-repeated="16367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5">
            <text:p>XA41</text:p>
          </table:table-cell>
          <table:table-cell office:value-type="string" table:style-name="ce9">
            <text:p>Cheese, cheddar type(치즈)</text:p>
          </table:table-cell>
          <table:table-cell office:value-type="string" table:style-name="ce8">
            <text:p>f81</text:p>
          </table:table-cell>
          <table:table-cell office:value-type="string" table:style-name="ce9">
            <text:p>Cheese, cheddar type-specific IgE</text:p>
          </table:table-cell>
          <table:table-cell table:style-name="ce1"/>
          <table:table-cell office:value-type="float" office:value="41" table:style-name="ce4">
            <text:p>41</text:p>
          </table:table-cell>
          <table:table-cell office:value-type="string" table:style-name="ce5">
            <text:p>XA72</text:p>
          </table:table-cell>
          <table:table-cell office:value-type="string" table:style-name="ce9">
            <text:p>Cottonwood(미루나무)</text:p>
          </table:table-cell>
          <table:table-cell office:value-type="string" table:style-name="ce11">
            <text:p>t14</text:p>
          </table:table-cell>
          <table:table-cell office:value-type="string" table:style-name="ce9">
            <text:p>Cottonwood-specific IgE</text:p>
          </table:table-cell>
          <table:table-cell table:style-name="ce12"/>
          <table:table-cell office:value-type="float" office:value="41" table:style-name="ce4">
            <text:p>41</text:p>
          </table:table-cell>
          <table:table-cell table:style-name="ce4"/>
          <table:table-cell office:value-type="string" table:style-name="ce9">
            <text:p>Grass mix(풀류)</text:p>
          </table:table-cell>
          <table:table-cell office:value-type="string" table:style-name="ce8">
            <text:p>gx</text:p>
          </table:table-cell>
          <table:table-cell office:value-type="string" table:style-name="ce9">
            <text:p>Grass mix-specific IgE</text:p>
          </table:table-cell>
          <table:table-cell table:number-columns-repeated="16367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5">
            <text:p>XA42</text:p>
          </table:table-cell>
          <table:table-cell office:value-type="string" table:style-name="ce9">
            <text:p>Barley(보리)</text:p>
          </table:table-cell>
          <table:table-cell office:value-type="string" table:style-name="ce8">
            <text:p>f6</text:p>
          </table:table-cell>
          <table:table-cell office:value-type="string" table:style-name="ce9">
            <text:p>Barley-specific IgE</text:p>
          </table:table-cell>
          <table:table-cell table:style-name="ce1"/>
          <table:table-cell office:value-type="float" office:value="42" table:style-name="ce4">
            <text:p>42</text:p>
          </table:table-cell>
          <table:table-cell office:value-type="string" table:style-name="ce5">
            <text:p>XA73</text:p>
          </table:table-cell>
          <table:table-cell office:value-type="string" table:style-name="ce9">
            <text:p>White ash(물푸레나무)</text:p>
          </table:table-cell>
          <table:table-cell office:value-type="string" table:style-name="ce11">
            <text:p>t15</text:p>
          </table:table-cell>
          <table:table-cell office:value-type="string" table:style-name="ce9">
            <text:p>White ash-specific IgE</text:p>
          </table:table-cell>
          <table:table-cell office:value-type="float" office:value="16" table:style-name="ce12">
            <text:p>16</text:p>
          </table:table-cell>
          <table:table-cell office:value-type="float" office:value="42" table:style-name="ce4">
            <text:p>42</text:p>
          </table:table-cell>
          <table:table-cell table:style-name="ce4"/>
          <table:table-cell office:value-type="string" table:style-name="ce7">
            <text:p>Common ragweed(돼지풀)</text:p>
          </table:table-cell>
          <table:table-cell office:value-type="string" table:style-name="ce13">
            <text:p>w1</text:p>
          </table:table-cell>
          <table:table-cell office:value-type="string" table:style-name="ce9">
            <text:p>Common ragweed-specific IgE</text:p>
          </table:table-cell>
          <table:table-cell table:number-columns-repeated="16367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5">
            <text:p>XA43</text:p>
          </table:table-cell>
          <table:table-cell office:value-type="string" table:style-name="ce9">
            <text:p>Rice(쌀)</text:p>
          </table:table-cell>
          <table:table-cell office:value-type="string" table:style-name="ce8">
            <text:p>f9</text:p>
          </table:table-cell>
          <table:table-cell office:value-type="string" table:style-name="ce9">
            <text:p>Rice-specific IgE</text:p>
          </table:table-cell>
          <table:table-cell table:style-name="ce1"/>
          <table:table-cell office:value-type="float" office:value="43" table:style-name="ce4">
            <text:p>43</text:p>
          </table:table-cell>
          <table:table-cell office:value-type="string" table:style-name="ce5">
            <text:p>XA74</text:p>
          </table:table-cell>
          <table:table-cell office:value-type="string" table:style-name="ce9">
            <text:p>White pine(백송)</text:p>
          </table:table-cell>
          <table:table-cell office:value-type="string" table:style-name="ce11">
            <text:p>t16</text:p>
          </table:table-cell>
          <table:table-cell office:value-type="string" table:style-name="ce9">
            <text:p>White pine-specific IgE</text:p>
          </table:table-cell>
          <table:table-cell office:value-type="float" office:value="18" table:style-name="ce12">
            <text:p>18</text:p>
          </table:table-cell>
          <table:table-cell office:value-type="float" office:value="43" table:style-name="ce4">
            <text:p>43</text:p>
          </table:table-cell>
          <table:table-cell table:style-name="ce4"/>
          <table:table-cell office:value-type="string" table:style-name="ce7">
            <text:p>Mugwort(쑥 꽃가루)</text:p>
          </table:table-cell>
          <table:table-cell office:value-type="string" table:style-name="ce13">
            <text:p>w6</text:p>
          </table:table-cell>
          <table:table-cell office:value-type="string" table:style-name="ce9">
            <text:p>Mugwort-specific IgE</text:p>
          </table:table-cell>
          <table:table-cell table:number-columns-repeated="16367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5">
            <text:p>XA44</text:p>
          </table:table-cell>
          <table:table-cell office:value-type="string" table:style-name="ce9">
            <text:p>Buckwheat(메밀)</text:p>
          </table:table-cell>
          <table:table-cell office:value-type="string" table:style-name="ce8">
            <text:p>f11</text:p>
          </table:table-cell>
          <table:table-cell office:value-type="string" table:style-name="ce9">
            <text:p>Buckwheat-specific IgE</text:p>
          </table:table-cell>
          <table:table-cell table:style-name="ce1"/>
          <table:table-cell office:value-type="float" office:value="44" table:style-name="ce4">
            <text:p>44</text:p>
          </table:table-cell>
          <table:table-cell office:value-type="string" table:style-name="ce5">
            <text:p>XA75</text:p>
          </table:table-cell>
          <table:table-cell office:value-type="string" table:style-name="ce9">
            <text:p>Japanese cedar(삼나무)</text:p>
          </table:table-cell>
          <table:table-cell office:value-type="string" table:style-name="ce11">
            <text:p>t17</text:p>
          </table:table-cell>
          <table:table-cell office:value-type="string" table:style-name="ce9">
            <text:p>Japanese cedar-specific IgE</text:p>
          </table:table-cell>
          <table:table-cell office:value-type="float" office:value="17" table:style-name="ce12">
            <text:p>17</text:p>
          </table:table-cell>
          <table:table-cell office:value-type="float" office:value="44" table:style-name="ce4">
            <text:p>44</text:p>
          </table:table-cell>
          <table:table-cell table:style-name="ce4"/>
          <table:table-cell office:value-type="string" table:style-name="ce7">
            <text:p>Japanese hop(환삼덩굴)</text:p>
          </table:table-cell>
          <table:table-cell office:value-type="string" table:style-name="ce13">
            <text:p>w22</text:p>
          </table:table-cell>
          <table:table-cell office:value-type="string" table:style-name="ce9">
            <text:p>Japanese hop-specific IgE</text:p>
          </table:table-cell>
          <table:table-cell table:number-columns-repeated="16367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5">
            <text:p>XA45</text:p>
          </table:table-cell>
          <table:table-cell office:value-type="string" table:style-name="ce9">
            <text:p>Yeast, baker's(효모)</text:p>
          </table:table-cell>
          <table:table-cell office:value-type="string" table:style-name="ce8">
            <text:p>f45</text:p>
          </table:table-cell>
          <table:table-cell office:value-type="string" table:style-name="ce9">
            <text:p>Yeast, baker's-specific IgE</text:p>
          </table:table-cell>
          <table:table-cell table:style-name="ce1"/>
          <table:table-cell office:value-type="float" office:value="45" table:style-name="ce4">
            <text:p>45</text:p>
          </table:table-cell>
          <table:table-cell office:value-type="string" table:style-name="ce5">
            <text:p>XA76</text:p>
          </table:table-cell>
          <table:table-cell office:value-type="string" table:style-name="ce9">
            <text:p>Acacia(아카시아)</text:p>
          </table:table-cell>
          <table:table-cell office:value-type="string" table:style-name="ce11">
            <text:p>t19</text:p>
          </table:table-cell>
          <table:table-cell office:value-type="string" table:style-name="ce9">
            <text:p>Acacia-specific IgE</text:p>
          </table:table-cell>
          <table:table-cell table:style-name="ce20"/>
          <table:table-cell table:style-name="ce21"/>
          <table:table-cell table:number-columns-repeated="16371" table:style-name="ce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5">
            <text:p>XA46</text:p>
          </table:table-cell>
          <table:table-cell office:value-type="string" table:style-name="ce9">
            <text:p>Corn(옥수수)</text:p>
          </table:table-cell>
          <table:table-cell office:value-type="string" table:style-name="ce18">
            <text:p>f8</text:p>
          </table:table-cell>
          <table:table-cell office:value-type="string" table:style-name="ce9">
            <text:p>Corn-specific IgE</text:p>
          </table:table-cell>
          <table:table-cell table:style-name="ce1"/>
          <table:table-cell office:value-type="float" office:value="46" table:style-name="ce4">
            <text:p>46</text:p>
          </table:table-cell>
          <table:table-cell office:value-type="string" table:style-name="ce5">
            <text:p>XA77</text:p>
          </table:table-cell>
          <table:table-cell office:value-type="string" table:style-name="ce9">
            <text:p>Ox-eye daisy(블란서국화)</text:p>
          </table:table-cell>
          <table:table-cell office:value-type="string" table:style-name="ce11">
            <text:p>w7</text:p>
          </table:table-cell>
          <table:table-cell office:value-type="string" table:style-name="ce9">
            <text:p>Ox-eye daisy-specific IgE</text:p>
          </table:table-cell>
          <table:table-cell table:style-name="ce20"/>
          <table:table-cell table:number-columns-repeated="16372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5">
            <text:p>XA47</text:p>
          </table:table-cell>
          <table:table-cell office:value-type="string" table:style-name="ce9">
            <text:p>Carrot(당근)</text:p>
          </table:table-cell>
          <table:table-cell office:value-type="string" table:style-name="ce8">
            <text:p>f31</text:p>
          </table:table-cell>
          <table:table-cell office:value-type="string" table:style-name="ce9">
            <text:p>Carrot-specific IgE</text:p>
          </table:table-cell>
          <table:table-cell table:style-name="ce1"/>
          <table:table-cell office:value-type="float" office:value="47" table:style-name="ce4">
            <text:p>47</text:p>
          </table:table-cell>
          <table:table-cell office:value-type="string" table:style-name="ce5">
            <text:p>XA78</text:p>
          </table:table-cell>
          <table:table-cell office:value-type="string" table:style-name="ce9">
            <text:p>Dandelion(민들레)</text:p>
          </table:table-cell>
          <table:table-cell office:value-type="string" table:style-name="ce11">
            <text:p>w8</text:p>
          </table:table-cell>
          <table:table-cell office:value-type="string" table:style-name="ce9">
            <text:p>Dandelion-specific IgE</text:p>
          </table:table-cell>
          <table:table-cell table:style-name="ce20"/>
          <table:table-cell table:number-columns-repeated="16372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5">
            <text:p>XA48</text:p>
          </table:table-cell>
          <table:table-cell office:value-type="string" table:style-name="ce9">
            <text:p>Potato(감자)</text:p>
          </table:table-cell>
          <table:table-cell office:value-type="string" table:style-name="ce8">
            <text:p>f35</text:p>
          </table:table-cell>
          <table:table-cell office:value-type="string" table:style-name="ce9">
            <text:p>Potato-specific IgE</text:p>
          </table:table-cell>
          <table:table-cell table:style-name="ce1"/>
          <table:table-cell office:value-type="float" office:value="48" table:style-name="ce4">
            <text:p>48</text:p>
          </table:table-cell>
          <table:table-cell office:value-type="string" table:style-name="ce5">
            <text:p>XA79</text:p>
          </table:table-cell>
          <table:table-cell office:value-type="string" table:style-name="ce9">
            <text:p>Plantain(참질경이)</text:p>
          </table:table-cell>
          <table:table-cell office:value-type="string" table:style-name="ce11">
            <text:p>w9</text:p>
          </table:table-cell>
          <table:table-cell office:value-type="string" table:style-name="ce9">
            <text:p>Plantain-specific IgE</text:p>
          </table:table-cell>
          <table:table-cell table:style-name="ce20"/>
          <table:table-cell table:number-columns-repeated="16372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5">
            <text:p>XA49</text:p>
          </table:table-cell>
          <table:table-cell office:value-type="string" table:style-name="ce9">
            <text:p>Garlic/Onion(마늘/양파)</text:p>
          </table:table-cell>
          <table:table-cell office:value-type="string" table:style-name="ce8">
            <text:p>f47/f48</text:p>
          </table:table-cell>
          <table:table-cell office:value-type="string" table:style-name="ce9">
            <text:p>Garlic/Onion-specific IgE</text:p>
          </table:table-cell>
          <table:table-cell table:style-name="ce1"/>
          <table:table-cell office:value-type="float" office:value="49" table:style-name="ce4">
            <text:p>49</text:p>
          </table:table-cell>
          <table:table-cell office:value-type="string" table:style-name="ce5">
            <text:p>XA80</text:p>
          </table:table-cell>
          <table:table-cell office:value-type="string" table:style-name="ce9">
            <text:p>Russian thistle(명아주과풀)</text:p>
          </table:table-cell>
          <table:table-cell office:value-type="string" table:style-name="ce11">
            <text:p>w11</text:p>
          </table:table-cell>
          <table:table-cell office:value-type="string" table:style-name="ce9">
            <text:p>Russian thistle-specific IgE</text:p>
          </table:table-cell>
          <table:table-cell table:style-name="ce20"/>
          <table:table-cell table:number-columns-repeated="16372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5">
            <text:p>XA50</text:p>
          </table:table-cell>
          <table:table-cell office:value-type="string" table:style-name="ce9">
            <text:p>Celery(샐러리)</text:p>
          </table:table-cell>
          <table:table-cell office:value-type="string" table:style-name="ce8">
            <text:p>f85</text:p>
          </table:table-cell>
          <table:table-cell office:value-type="string" table:style-name="ce9">
            <text:p>Celery-specific IgE</text:p>
          </table:table-cell>
          <table:table-cell table:style-name="ce1"/>
          <table:table-cell office:value-type="float" office:value="50" table:style-name="ce4">
            <text:p>50</text:p>
          </table:table-cell>
          <table:table-cell office:value-type="string" table:style-name="ce5">
            <text:p>XA81</text:p>
          </table:table-cell>
          <table:table-cell office:value-type="string" table:style-name="ce9">
            <text:p>Goldenrod(미역취 국화)</text:p>
          </table:table-cell>
          <table:table-cell office:value-type="string" table:style-name="ce11">
            <text:p>w12</text:p>
          </table:table-cell>
          <table:table-cell office:value-type="string" table:style-name="ce9">
            <text:p>Goldenrod-specific IgE</text:p>
          </table:table-cell>
          <table:table-cell table:style-name="ce20"/>
          <table:table-cell table:number-columns-repeated="16372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5">
            <text:p>XA51</text:p>
          </table:table-cell>
          <table:table-cell office:value-type="string" table:style-name="ce9">
            <text:p>Cucumber(오이)</text:p>
          </table:table-cell>
          <table:table-cell office:value-type="string" table:style-name="ce8">
            <text:p>f244</text:p>
          </table:table-cell>
          <table:table-cell office:value-type="string" table:style-name="ce9">
            <text:p>Cucumber-specific IgE</text:p>
          </table:table-cell>
          <table:table-cell table:style-name="ce1"/>
          <table:table-cell office:value-type="float" office:value="51" table:style-name="ce4">
            <text:p>51</text:p>
          </table:table-cell>
          <table:table-cell office:value-type="string" table:style-name="ce5">
            <text:p>XA82</text:p>
          </table:table-cell>
          <table:table-cell office:value-type="string" table:style-name="ce9">
            <text:p>Common pigweed(털비름)</text:p>
          </table:table-cell>
          <table:table-cell office:value-type="string" table:style-name="ce11">
            <text:p>w14</text:p>
          </table:table-cell>
          <table:table-cell office:value-type="string" table:style-name="ce9">
            <text:p>Common pigweed-specific IgE</text:p>
          </table:table-cell>
          <table:table-cell table:style-name="ce20"/>
          <table:table-cell table:number-columns-repeated="16372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5">
            <text:p>XA52</text:p>
          </table:table-cell>
          <table:table-cell office:value-type="string" table:style-name="ce9">
            <text:p>Tomato(토마토)</text:p>
          </table:table-cell>
          <table:table-cell office:value-type="string" table:style-name="ce8">
            <text:p>f25</text:p>
          </table:table-cell>
          <table:table-cell office:value-type="string" table:style-name="ce9">
            <text:p>Tomato-specific IgE</text:p>
          </table:table-cell>
          <table:table-cell table:style-name="ce1"/>
          <table:table-cell office:value-type="float" office:value="52" table:style-name="ce4">
            <text:p>52</text:p>
          </table:table-cell>
          <table:table-cell office:value-type="string" table:style-name="ce5">
            <text:p>XA83</text:p>
          </table:table-cell>
          <table:table-cell office:value-type="string" table:style-name="ce9">
            <text:p>Hevea latex(라텍스)</text:p>
          </table:table-cell>
          <table:table-cell office:value-type="string" table:style-name="ce11">
            <text:p>k82</text:p>
          </table:table-cell>
          <table:table-cell office:value-type="string" table:style-name="ce9">
            <text:p>Hevea latex-specific IgE</text:p>
          </table:table-cell>
          <table:table-cell table:style-name="ce20"/>
          <table:table-cell table:number-columns-repeated="16372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5">
            <text:p>XA53</text:p>
          </table:table-cell>
          <table:table-cell office:value-type="string" table:style-name="ce9">
            <text:p>Citrus mix(감귤류)</text:p>
          </table:table-cell>
          <table:table-cell office:value-type="string" table:style-name="ce8">
            <text:p>f33</text:p>
          </table:table-cell>
          <table:table-cell office:value-type="string" table:style-name="ce9">
            <text:p>Citrus mix-specific IgE</text:p>
          </table:table-cell>
          <table:table-cell table:style-name="ce1"/>
          <table:table-cell office:value-type="float" office:value="53" table:style-name="ce4">
            <text:p>53</text:p>
          </table:table-cell>
          <table:table-cell office:value-type="string" table:style-name="ce5">
            <text:p>XA84</text:p>
          </table:table-cell>
          <table:table-cell office:value-type="string" table:style-name="ce9">
            <text:p>Bee venom(꿀벌독)</text:p>
          </table:table-cell>
          <table:table-cell office:value-type="string" table:style-name="ce11">
            <text:p>i1</text:p>
          </table:table-cell>
          <table:table-cell office:value-type="string" table:style-name="ce9">
            <text:p>Bee venom-specific IgE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5">
            <text:p>XA54</text:p>
          </table:table-cell>
          <table:table-cell office:value-type="string" table:style-name="ce9">
            <text:p>Strawberry(딸기)</text:p>
          </table:table-cell>
          <table:table-cell office:value-type="string" table:style-name="ce8">
            <text:p>f44</text:p>
          </table:table-cell>
          <table:table-cell office:value-type="string" table:style-name="ce9">
            <text:p>Strawberry-specific IgE</text:p>
          </table:table-cell>
          <table:table-cell table:style-name="ce1"/>
          <table:table-cell office:value-type="float" office:value="54" table:style-name="ce4">
            <text:p>54</text:p>
          </table:table-cell>
          <table:table-cell office:value-type="string" table:style-name="ce5">
            <text:p>XA85</text:p>
          </table:table-cell>
          <table:table-cell office:value-type="string" table:style-name="ce9">
            <text:p>Wasp venom(말벌독)</text:p>
          </table:table-cell>
          <table:table-cell office:value-type="string" table:style-name="ce11">
            <text:p>i3</text:p>
          </table:table-cell>
          <table:table-cell office:value-type="string" table:style-name="ce9">
            <text:p>Wasp venom-specific IgE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5">
            <text:p>XA55</text:p>
          </table:table-cell>
          <table:table-cell office:value-type="string" table:style-name="ce9">
            <text:p>Kiwi/Mango/Banana(키위/망고/바나나)</text:p>
          </table:table-cell>
          <table:table-cell office:value-type="string" table:style-name="ce8">
            <text:p>fx3</text:p>
          </table:table-cell>
          <table:table-cell office:value-type="string" table:style-name="ce9">
            <text:p>Kiwi/Mango/Banana-specific IgE</text:p>
          </table:table-cell>
          <table:table-cell table:style-name="ce1"/>
          <table:table-cell office:value-type="float" office:value="55" table:style-name="ce4">
            <text:p>55</text:p>
          </table:table-cell>
          <table:table-cell office:value-type="string" table:style-name="ce5">
            <text:p>XA86</text:p>
          </table:table-cell>
          <table:table-cell office:value-type="string" table:style-name="ce9">
            <text:p>Mouse/Rat(생쥐/쥐)</text:p>
          </table:table-cell>
          <table:table-cell office:value-type="string" table:style-name="ce11">
            <text:p>w71/e73</text:p>
          </table:table-cell>
          <table:table-cell office:value-type="string" table:style-name="ce9">
            <text:p>Mouse/Rat-specific IgE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5">
            <text:p>XA56</text:p>
          </table:table-cell>
          <table:table-cell office:value-type="string" table:style-name="ce9">
            <text:p>Sweet chestnut(밤)</text:p>
          </table:table-cell>
          <table:table-cell office:value-type="string" table:style-name="ce8">
            <text:p>f299</text:p>
          </table:table-cell>
          <table:table-cell office:value-type="string" table:style-name="ce9">
            <text:p>Sweet chestnut-specific IgE</text:p>
          </table:table-cell>
          <table:table-cell table:style-name="ce1"/>
          <table:table-cell office:value-type="float" office:value="56" table:style-name="ce4">
            <text:p>56</text:p>
          </table:table-cell>
          <table:table-cell office:value-type="string" table:style-name="ce5">
            <text:p>XA87</text:p>
          </table:table-cell>
          <table:table-cell office:value-type="string" table:style-name="ce9">
            <text:p>Rabbit(토끼)</text:p>
          </table:table-cell>
          <table:table-cell office:value-type="string" table:style-name="ce11">
            <text:p>e82</text:p>
          </table:table-cell>
          <table:table-cell office:value-type="string" table:style-name="ce9">
            <text:p>Rabbit-specific IgE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5">
            <text:p>XA57</text:p>
          </table:table-cell>
          <table:table-cell office:value-type="string" table:style-name="ce9">
            <text:p>Walnut(호두)</text:p>
          </table:table-cell>
          <table:table-cell office:value-type="string" table:style-name="ce8">
            <text:p>f256</text:p>
          </table:table-cell>
          <table:table-cell office:value-type="string" table:style-name="ce9">
            <text:p>Walnut-specific IgE</text:p>
          </table:table-cell>
          <table:table-cell table:style-name="ce1"/>
          <table:table-cell office:value-type="float" office:value="57" table:style-name="ce4">
            <text:p>57</text:p>
          </table:table-cell>
          <table:table-cell office:value-type="string" table:style-name="ce5">
            <text:p>XA88</text:p>
          </table:table-cell>
          <table:table-cell office:value-type="string" table:style-name="ce9">
            <text:p>Guniea pig(기니피그)</text:p>
          </table:table-cell>
          <table:table-cell office:value-type="string" table:style-name="ce11">
            <text:p>e6</text:p>
          </table:table-cell>
          <table:table-cell office:value-type="string" table:style-name="ce9">
            <text:p>Guniea pig-specific IgE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5">
            <text:p>XA58</text:p>
          </table:table-cell>
          <table:table-cell office:value-type="string" table:style-name="ce9">
            <text:p>Hazel nut(헤이즐넛)</text:p>
          </table:table-cell>
          <table:table-cell office:value-type="string" table:style-name="ce8">
            <text:p>f17</text:p>
          </table:table-cell>
          <table:table-cell office:value-type="string" table:style-name="ce9">
            <text:p>Hazel nut-specific IgE</text:p>
          </table:table-cell>
          <table:table-cell table:style-name="ce1"/>
          <table:table-cell office:value-type="float" office:value="58" table:style-name="ce4">
            <text:p>58</text:p>
          </table:table-cell>
          <table:table-cell office:value-type="string" table:style-name="ce5">
            <text:p>XA89</text:p>
          </table:table-cell>
          <table:table-cell office:value-type="string" table:style-name="ce9">
            <text:p>Wool, sheep(양모)</text:p>
          </table:table-cell>
          <table:table-cell office:value-type="string" table:style-name="ce11">
            <text:p>e81</text:p>
          </table:table-cell>
          <table:table-cell office:value-type="string" table:style-name="ce9">
            <text:p>Wool, sheep-specific IgE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5">
            <text:p>XA59</text:p>
          </table:table-cell>
          <table:table-cell office:value-type="string" table:style-name="ce9">
            <text:p>Almond/Pine nut/Sunflower(아몬드/잣/해바라기씨)</text:p>
          </table:table-cell>
          <table:table-cell office:value-type="string" table:style-name="ce8">
            <text:p>fx4</text:p>
          </table:table-cell>
          <table:table-cell office:value-type="string" table:style-name="ce9">
            <text:p>Almond/Pine nut/Sunflower-specific IgE</text:p>
          </table:table-cell>
          <table:table-cell table:style-name="ce1"/>
          <table:table-cell office:value-type="float" office:value="59" table:style-name="ce4">
            <text:p>59</text:p>
          </table:table-cell>
          <table:table-cell office:value-type="string" table:style-name="ce5">
            <text:p>XA90</text:p>
          </table:table-cell>
          <table:table-cell office:value-type="string" table:style-name="ce9">
            <text:p>Hamster(햄스터)</text:p>
          </table:table-cell>
          <table:table-cell office:value-type="string" table:style-name="ce11">
            <text:p>e84</text:p>
          </table:table-cell>
          <table:table-cell office:value-type="string" table:style-name="ce9">
            <text:p>Hamster-specific IgE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5">
            <text:p>XA60</text:p>
          </table:table-cell>
          <table:table-cell office:value-type="string" table:style-name="ce9">
            <text:p>Cacao(카카오)</text:p>
          </table:table-cell>
          <table:table-cell office:value-type="string" table:style-name="ce8">
            <text:p>f93</text:p>
          </table:table-cell>
          <table:table-cell office:value-type="string" table:style-name="ce9">
            <text:p>Cacao-specific IgE</text:p>
          </table:table-cell>
          <table:table-cell table:style-name="ce1"/>
          <table:table-cell office:value-type="float" office:value="60" table:style-name="ce4">
            <text:p>60</text:p>
          </table:table-cell>
          <table:table-cell office:value-type="string" table:style-name="ce5">
            <text:p>XA91</text:p>
          </table:table-cell>
          <table:table-cell office:value-type="string" table:style-name="ce9">
            <text:p>Horse(말)</text:p>
          </table:table-cell>
          <table:table-cell office:value-type="string" table:style-name="ce11">
            <text:p>e3</text:p>
          </table:table-cell>
          <table:table-cell office:value-type="string" table:style-name="ce9">
            <text:p>Horse-specific IgE</text:p>
          </table:table-cell>
          <table:table-cell table:style-name="ce22"/>
          <table:table-cell table:number-columns-repeated="16372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뼻뮝" svg:font-family="뼻뮝"/>
    <style:font-face style:name="Arial" svg:font-family="Arial"/>
    <style:font-face style:name="Helv" svg:font-family="Helv"/>
    <style:font-face style:name="돋움1" svg:font-family="돋움1"/>
    <style:font-face style:name="맑은 고딕" svg:font-family="&quot;맑은 고딕&quot;"/>
    <style:font-face style:name="맑은 고딕1" svg:font-family="&quot;맑은 고딕1&quot;"/>
    <style:font-face style:name="새굴림" svg:font-family="새굴림"/>
    <style:font-face style:name="바탕체" svg:font-family="바탕체"/>
    <style:font-face style:name="굴림" svg:font-family="굴림"/>
    <style:font-face style:name="바탕체1" svg:font-family="바탕체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48" number:language="ko" number:country="KR">
      <number:number number:decimal-places="0" number:min-integer-digits="1"/>
      <number:text>%</number:text>
    </number:percentage-style>
    <number:number-style style:name="N49" number:language="ko" number:country="KR"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currency-style style:name="N51P0" number:language="ko" number:country="KR">
      <number:currency-symbol number:language="ko" number:country="KR">₩</number:currency-symbol>
      <number:number number:decimal-places="2" number:min-integer-digits="1" number:grouping="true"/>
    </number:currency-style>
    <number:number-style style:name="N51">
      <style:text-properties fo:color="#FF0000"/>
      <number:text>₩₩₩₩₩₩-</number:text>
      <number:number number:decimal-places="2" number:min-integer-digits="1" number:grouping="true"/>
      <style:map style:condition="value()&gt;=0" style:apply-style-name="N51P0"/>
    </number:number-style>
    <number:number-style style:name="N5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text> ₩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₩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₩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currency-style style:name="N54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54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54P0"/>
    </number:currency-style>
    <style:style style:name="Comma_32__91_0_93___32_SG_38_A_32_Bridge_32_" style:display-name="Comma [0]_ SG&amp;A Bridge " style:family="table-cell" style:data-style-name="N49">
      <style:table-cell-properties style:vertical-align="middle" fo:background-color="transparent"/>
    </style:style>
    <style:style style:name="Comma__32_SG_38_A_32_Bridge_32_" style:display-name="Comma_ SG&amp;A Bridge " style:family="table-cell" style:data-style-name="N49">
      <style:table-cell-properties style:vertical-align="middle" fo:background-color="transparent"/>
    </style:style>
    <style:style style:name="Currency_32__91_0_93___32_SG_38_A_32_Bridge_32_" style:display-name="Currency [0]_ SG&amp;A Bridge " style:family="table-cell" style:data-style-name="N49">
      <style:table-cell-properties style:vertical-align="middle" fo:background-color="transparent"/>
    </style:style>
    <style:style style:name="Currency__32_SG_38_A_32_Bridge_32_" style:display-name="Currency_ SG&amp;A Bridge " style:family="table-cell" style:data-style-name="N49">
      <style:table-cell-properties style:vertical-align="middle" fo:background-color="transparent"/>
    </style:style>
    <style:style style:name="Header1" style:family="table-cell" style:data-style-name="N0">
      <style:table-cell-properties fo:border-top="thin solid #000000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Header2" style:family="table-cell" style:data-style-name="N49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Header2_32_2" style:display-name="Header2 2" style:family="table-cell" style:data-style-name="N49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ormal_32_2" style:display-name="Normal 2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Normal__32_SG_38_A_32_Bridge_32_" style:display-name="Normal_ SG&amp;A Bridge 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4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48177__48516__50984__32_10" style:display-name="백분율 10" style:family="table-cell" style:data-style-name="N48">
      <style:table-cell-properties style:vertical-align="middle" fo:background-color="transparent"/>
    </style:style>
    <style:style style:name="_48177__48516__50984__32_2" style:display-name="백분율 2" style:family="table-cell" style:data-style-name="N48">
      <style:table-cell-properties style:vertical-align="middle" fo:background-color="transparent"/>
    </style:style>
    <style:style style:name="_48177__48516__50984__32_2_32_2" style:display-name="백분율 2 2" style:family="table-cell" style:data-style-name="N48">
      <style:table-cell-properties style:vertical-align="middle" fo:background-color="transparent"/>
    </style:style>
    <style:style style:name="_48177__48516__50984__32_2_32_3" style:display-name="백분율 2 3" style:family="table-cell" style:data-style-name="N48">
      <style:table-cell-properties style:vertical-align="middle" fo:background-color="transparent"/>
    </style:style>
    <style:style style:name="_48177__48516__50984__32_2_32_4" style:display-name="백분율 2 4" style:family="table-cell" style:data-style-name="N48">
      <style:table-cell-properties style:vertical-align="middle" fo:background-color="transparent"/>
    </style:style>
    <style:style style:name="_48177__48516__50984__32_2_32_5" style:display-name="백분율 2 5" style:family="table-cell" style:data-style-name="N48">
      <style:table-cell-properties style:vertical-align="middle" fo:background-color="transparent"/>
    </style:style>
    <style:style style:name="_48177__48516__50984__32_2_32_6" style:display-name="백분율 2 6" style:family="table-cell" style:data-style-name="N48">
      <style:table-cell-properties style:vertical-align="middle" fo:background-color="transparent"/>
    </style:style>
    <style:style style:name="_48177__48516__50984__32_3" style:display-name="백분율 3" style:family="table-cell" style:data-style-name="N48">
      <style:table-cell-properties style:vertical-align="middle" fo:background-color="transparent"/>
    </style:style>
    <style:style style:name="_48177__48516__50984__32_4" style:display-name="백분율 4" style:family="table-cell" style:data-style-name="N48">
      <style:table-cell-properties style:vertical-align="middle" fo:background-color="transparent"/>
    </style:style>
    <style:style style:name="_48621__63__BOOKSHIP" style:display-name="뷭?_BOOKSHIP" style:family="table-cell" style:data-style-name="N49">
      <style:table-cell-properties style:vertical-align="automatic" fo:background-color="transparent"/>
      <style:text-properties style:font-name="뼻뮝" style:font-name-asian="뼻뮝" style:font-name-complex="뼻뮝" fo:font-size="12pt" style:font-size-asian="12pt" style:font-size-complex="12pt"/>
    </style:style>
    <style:style style:name="_49788__54364__32__91_0_93__32_2" style:display-name="쉼표 [0] 2" style:family="table-cell" style:data-style-name="N50">
      <style:table-cell-properties style:vertical-align="middle" fo:background-color="transparent"/>
    </style:style>
    <style:style style:name="_49788__54364__32__91_0_93__32_2_32_10" style:display-name="쉼표 [0] 2 10" style:family="table-cell" style:data-style-name="N50">
      <style:table-cell-properties style:vertical-align="middle" fo:background-color="transparent"/>
    </style:style>
    <style:style style:name="_49788__54364__32__91_0_93__32_2_32_10_32_2" style:display-name="쉼표 [0] 2 10 2" style:family="table-cell" style:data-style-name="N50">
      <style:table-cell-properties style:vertical-align="middle" fo:background-color="transparent"/>
    </style:style>
    <style:style style:name="_49788__54364__32__91_0_93__32_2_32_11" style:display-name="쉼표 [0] 2 11" style:family="table-cell" style:data-style-name="N50">
      <style:table-cell-properties style:vertical-align="middle" fo:background-color="transparent"/>
    </style:style>
    <style:style style:name="_49788__54364__32__91_0_93__32_2_32_11_32_2" style:display-name="쉼표 [0] 2 11 2" style:family="table-cell" style:data-style-name="N50">
      <style:table-cell-properties style:vertical-align="middle" fo:background-color="transparent"/>
    </style:style>
    <style:style style:name="_49788__54364__32__91_0_93__32_2_32_12" style:display-name="쉼표 [0] 2 12" style:family="table-cell" style:data-style-name="N50">
      <style:table-cell-properties style:vertical-align="middle" fo:background-color="transparent"/>
    </style:style>
    <style:style style:name="_49788__54364__32__91_0_93__32_2_32_12_32_2" style:display-name="쉼표 [0] 2 12 2" style:family="table-cell" style:data-style-name="N50">
      <style:table-cell-properties style:vertical-align="middle" fo:background-color="transparent"/>
    </style:style>
    <style:style style:name="_49788__54364__32__91_0_93__32_2_32_13" style:display-name="쉼표 [0] 2 13" style:family="table-cell" style:data-style-name="N50">
      <style:table-cell-properties style:vertical-align="middle" fo:background-color="transparent"/>
    </style:style>
    <style:style style:name="_49788__54364__32__91_0_93__32_2_32_13_32_2" style:display-name="쉼표 [0] 2 13 2" style:family="table-cell" style:data-style-name="N50">
      <style:table-cell-properties style:vertical-align="middle" fo:background-color="transparent"/>
    </style:style>
    <style:style style:name="_49788__54364__32__91_0_93__32_2_32_14" style:display-name="쉼표 [0] 2 14" style:family="table-cell" style:data-style-name="N50">
      <style:table-cell-properties style:vertical-align="middle" fo:background-color="transparent"/>
    </style:style>
    <style:style style:name="_49788__54364__32__91_0_93__32_2_32_14_32_2" style:display-name="쉼표 [0] 2 14 2" style:family="table-cell" style:data-style-name="N50">
      <style:table-cell-properties style:vertical-align="middle" fo:background-color="transparent"/>
    </style:style>
    <style:style style:name="_49788__54364__32__91_0_93__32_2_32_15" style:display-name="쉼표 [0] 2 15" style:family="table-cell" style:data-style-name="N50">
      <style:table-cell-properties style:vertical-align="middle" fo:background-color="transparent"/>
    </style:style>
    <style:style style:name="_49788__54364__32__91_0_93__32_2_32_15_32_2" style:display-name="쉼표 [0] 2 15 2" style:family="table-cell" style:data-style-name="N50">
      <style:table-cell-properties style:vertical-align="middle" fo:background-color="transparent"/>
    </style:style>
    <style:style style:name="_49788__54364__32__91_0_93__32_2_32_16" style:display-name="쉼표 [0] 2 16" style:family="table-cell" style:data-style-name="N50">
      <style:table-cell-properties style:vertical-align="middle" fo:background-color="transparent"/>
    </style:style>
    <style:style style:name="_49788__54364__32__91_0_93__32_2_32_16_32_2" style:display-name="쉼표 [0] 2 16 2" style:family="table-cell" style:data-style-name="N50">
      <style:table-cell-properties style:vertical-align="middle" fo:background-color="transparent"/>
    </style:style>
    <style:style style:name="_49788__54364__32__91_0_93__32_2_32_17" style:display-name="쉼표 [0] 2 17" style:family="table-cell" style:data-style-name="N50">
      <style:table-cell-properties style:vertical-align="middle" fo:background-color="transparent"/>
    </style:style>
    <style:style style:name="_49788__54364__32__91_0_93__32_2_32_17_32_2" style:display-name="쉼표 [0] 2 17 2" style:family="table-cell" style:data-style-name="N50">
      <style:table-cell-properties style:vertical-align="middle" fo:background-color="transparent"/>
    </style:style>
    <style:style style:name="_49788__54364__32__91_0_93__32_2_32_18" style:display-name="쉼표 [0] 2 18" style:family="table-cell" style:data-style-name="N50">
      <style:table-cell-properties style:vertical-align="middle" fo:background-color="transparent"/>
    </style:style>
    <style:style style:name="_49788__54364__32__91_0_93__32_2_32_18_32_2" style:display-name="쉼표 [0] 2 18 2" style:family="table-cell" style:data-style-name="N50">
      <style:table-cell-properties style:vertical-align="middle" fo:background-color="transparent"/>
    </style:style>
    <style:style style:name="_49788__54364__32__91_0_93__32_2_32_19" style:display-name="쉼표 [0] 2 19" style:family="table-cell" style:data-style-name="N50">
      <style:table-cell-properties style:vertical-align="middle" fo:background-color="transparent"/>
    </style:style>
    <style:style style:name="_49788__54364__32__91_0_93__32_2_32_19_32_2" style:display-name="쉼표 [0] 2 19 2" style:family="table-cell" style:data-style-name="N50">
      <style:table-cell-properties style:vertical-align="middle" fo:background-color="transparent"/>
    </style:style>
    <style:style style:name="_49788__54364__32__91_0_93__32_2_32_2" style:display-name="쉼표 [0] 2 2" style:family="table-cell" style:data-style-name="N50">
      <style:table-cell-properties style:vertical-align="middle" fo:background-color="transparent"/>
    </style:style>
    <style:style style:name="_49788__54364__32__91_0_93__32_2_32_2_32_10" style:display-name="쉼표 [0] 2 2 10" style:family="table-cell" style:data-style-name="N50">
      <style:table-cell-properties style:vertical-align="middle" fo:background-color="transparent"/>
    </style:style>
    <style:style style:name="_49788__54364__32__91_0_93__32_2_32_2_32_10_32_2" style:display-name="쉼표 [0] 2 2 10 2" style:family="table-cell" style:data-style-name="N50">
      <style:table-cell-properties style:vertical-align="middle" fo:background-color="transparent"/>
    </style:style>
    <style:style style:name="_49788__54364__32__91_0_93__32_2_32_2_32_11" style:display-name="쉼표 [0] 2 2 11" style:family="table-cell" style:data-style-name="N50">
      <style:table-cell-properties style:vertical-align="middle" fo:background-color="transparent"/>
    </style:style>
    <style:style style:name="_49788__54364__32__91_0_93__32_2_32_2_32_11_32_2" style:display-name="쉼표 [0] 2 2 11 2" style:family="table-cell" style:data-style-name="N50">
      <style:table-cell-properties style:vertical-align="middle" fo:background-color="transparent"/>
    </style:style>
    <style:style style:name="_49788__54364__32__91_0_93__32_2_32_2_32_12" style:display-name="쉼표 [0] 2 2 12" style:family="table-cell" style:data-style-name="N50">
      <style:table-cell-properties style:vertical-align="middle" fo:background-color="transparent"/>
    </style:style>
    <style:style style:name="_49788__54364__32__91_0_93__32_2_32_2_32_12_32_2" style:display-name="쉼표 [0] 2 2 12 2" style:family="table-cell" style:data-style-name="N50">
      <style:table-cell-properties style:vertical-align="middle" fo:background-color="transparent"/>
    </style:style>
    <style:style style:name="_49788__54364__32__91_0_93__32_2_32_2_32_13" style:display-name="쉼표 [0] 2 2 13" style:family="table-cell" style:data-style-name="N50">
      <style:table-cell-properties style:vertical-align="middle" fo:background-color="transparent"/>
    </style:style>
    <style:style style:name="_49788__54364__32__91_0_93__32_2_32_2_32_13_32_2" style:display-name="쉼표 [0] 2 2 13 2" style:family="table-cell" style:data-style-name="N50">
      <style:table-cell-properties style:vertical-align="middle" fo:background-color="transparent"/>
    </style:style>
    <style:style style:name="_49788__54364__32__91_0_93__32_2_32_2_32_14" style:display-name="쉼표 [0] 2 2 14" style:family="table-cell" style:data-style-name="N50">
      <style:table-cell-properties style:vertical-align="middle" fo:background-color="transparent"/>
    </style:style>
    <style:style style:name="_49788__54364__32__91_0_93__32_2_32_2_32_14_32_2" style:display-name="쉼표 [0] 2 2 14 2" style:family="table-cell" style:data-style-name="N50">
      <style:table-cell-properties style:vertical-align="middle" fo:background-color="transparent"/>
    </style:style>
    <style:style style:name="_49788__54364__32__91_0_93__32_2_32_2_32_15" style:display-name="쉼표 [0] 2 2 15" style:family="table-cell" style:data-style-name="N50">
      <style:table-cell-properties style:vertical-align="middle" fo:background-color="transparent"/>
    </style:style>
    <style:style style:name="_49788__54364__32__91_0_93__32_2_32_2_32_15_32_2" style:display-name="쉼표 [0] 2 2 15 2" style:family="table-cell" style:data-style-name="N50">
      <style:table-cell-properties style:vertical-align="middle" fo:background-color="transparent"/>
    </style:style>
    <style:style style:name="_49788__54364__32__91_0_93__32_2_32_2_32_16" style:display-name="쉼표 [0] 2 2 16" style:family="table-cell" style:data-style-name="N50">
      <style:table-cell-properties style:vertical-align="middle" fo:background-color="transparent"/>
    </style:style>
    <style:style style:name="_49788__54364__32__91_0_93__32_2_32_2_32_16_32_2" style:display-name="쉼표 [0] 2 2 16 2" style:family="table-cell" style:data-style-name="N50">
      <style:table-cell-properties style:vertical-align="middle" fo:background-color="transparent"/>
    </style:style>
    <style:style style:name="_49788__54364__32__91_0_93__32_2_32_2_32_17" style:display-name="쉼표 [0] 2 2 17" style:family="table-cell" style:data-style-name="N50">
      <style:table-cell-properties style:vertical-align="middle" fo:background-color="transparent"/>
    </style:style>
    <style:style style:name="_49788__54364__32__91_0_93__32_2_32_2_32_17_32_2" style:display-name="쉼표 [0] 2 2 17 2" style:family="table-cell" style:data-style-name="N50">
      <style:table-cell-properties style:vertical-align="middle" fo:background-color="transparent"/>
    </style:style>
    <style:style style:name="_49788__54364__32__91_0_93__32_2_32_2_32_18" style:display-name="쉼표 [0] 2 2 18" style:family="table-cell" style:data-style-name="N50">
      <style:table-cell-properties style:vertical-align="middle" fo:background-color="transparent"/>
    </style:style>
    <style:style style:name="_49788__54364__32__91_0_93__32_2_32_2_32_18_32_2" style:display-name="쉼표 [0] 2 2 18 2" style:family="table-cell" style:data-style-name="N50">
      <style:table-cell-properties style:vertical-align="middle" fo:background-color="transparent"/>
    </style:style>
    <style:style style:name="_49788__54364__32__91_0_93__32_2_32_2_32_19" style:display-name="쉼표 [0] 2 2 19" style:family="table-cell" style:data-style-name="N50">
      <style:table-cell-properties style:vertical-align="middle" fo:background-color="transparent"/>
    </style:style>
    <style:style style:name="_49788__54364__32__91_0_93__32_2_32_2_32_19_32_2" style:display-name="쉼표 [0] 2 2 19 2" style:family="table-cell" style:data-style-name="N50">
      <style:table-cell-properties style:vertical-align="middle" fo:background-color="transparent"/>
    </style:style>
    <style:style style:name="_49788__54364__32__91_0_93__32_2_32_2_32_2" style:display-name="쉼표 [0] 2 2 2" style:family="table-cell" style:data-style-name="N50">
      <style:table-cell-properties style:vertical-align="middle" fo:background-color="transparent"/>
    </style:style>
    <style:style style:name="_49788__54364__32__91_0_93__32_2_32_2_32_2_32_10" style:display-name="쉼표 [0] 2 2 2 10" style:family="table-cell" style:data-style-name="N50">
      <style:table-cell-properties style:vertical-align="middle" fo:background-color="transparent"/>
    </style:style>
    <style:style style:name="_49788__54364__32__91_0_93__32_2_32_2_32_2_32_10_32_2" style:display-name="쉼표 [0] 2 2 2 10 2" style:family="table-cell" style:data-style-name="N50">
      <style:table-cell-properties style:vertical-align="middle" fo:background-color="transparent"/>
    </style:style>
    <style:style style:name="_49788__54364__32__91_0_93__32_2_32_2_32_2_32_11" style:display-name="쉼표 [0] 2 2 2 11" style:family="table-cell" style:data-style-name="N50">
      <style:table-cell-properties style:vertical-align="middle" fo:background-color="transparent"/>
    </style:style>
    <style:style style:name="_49788__54364__32__91_0_93__32_2_32_2_32_2_32_11_32_2" style:display-name="쉼표 [0] 2 2 2 11 2" style:family="table-cell" style:data-style-name="N50">
      <style:table-cell-properties style:vertical-align="middle" fo:background-color="transparent"/>
    </style:style>
    <style:style style:name="_49788__54364__32__91_0_93__32_2_32_2_32_2_32_12" style:display-name="쉼표 [0] 2 2 2 12" style:family="table-cell" style:data-style-name="N50">
      <style:table-cell-properties style:vertical-align="middle" fo:background-color="transparent"/>
    </style:style>
    <style:style style:name="_49788__54364__32__91_0_93__32_2_32_2_32_2_32_12_32_2" style:display-name="쉼표 [0] 2 2 2 12 2" style:family="table-cell" style:data-style-name="N50">
      <style:table-cell-properties style:vertical-align="middle" fo:background-color="transparent"/>
    </style:style>
    <style:style style:name="_49788__54364__32__91_0_93__32_2_32_2_32_2_32_13" style:display-name="쉼표 [0] 2 2 2 13" style:family="table-cell" style:data-style-name="N50">
      <style:table-cell-properties style:vertical-align="middle" fo:background-color="transparent"/>
    </style:style>
    <style:style style:name="_49788__54364__32__91_0_93__32_2_32_2_32_2_32_13_32_2" style:display-name="쉼표 [0] 2 2 2 13 2" style:family="table-cell" style:data-style-name="N50">
      <style:table-cell-properties style:vertical-align="middle" fo:background-color="transparent"/>
    </style:style>
    <style:style style:name="_49788__54364__32__91_0_93__32_2_32_2_32_2_32_14" style:display-name="쉼표 [0] 2 2 2 14" style:family="table-cell" style:data-style-name="N50">
      <style:table-cell-properties style:vertical-align="middle" fo:background-color="transparent"/>
    </style:style>
    <style:style style:name="_49788__54364__32__91_0_93__32_2_32_2_32_2_32_14_32_2" style:display-name="쉼표 [0] 2 2 2 14 2" style:family="table-cell" style:data-style-name="N50">
      <style:table-cell-properties style:vertical-align="middle" fo:background-color="transparent"/>
    </style:style>
    <style:style style:name="_49788__54364__32__91_0_93__32_2_32_2_32_2_32_15" style:display-name="쉼표 [0] 2 2 2 15" style:family="table-cell" style:data-style-name="N50">
      <style:table-cell-properties style:vertical-align="middle" fo:background-color="transparent"/>
    </style:style>
    <style:style style:name="_49788__54364__32__91_0_93__32_2_32_2_32_2_32_15_32_2" style:display-name="쉼표 [0] 2 2 2 15 2" style:family="table-cell" style:data-style-name="N50">
      <style:table-cell-properties style:vertical-align="middle" fo:background-color="transparent"/>
    </style:style>
    <style:style style:name="_49788__54364__32__91_0_93__32_2_32_2_32_2_32_16" style:display-name="쉼표 [0] 2 2 2 16" style:family="table-cell" style:data-style-name="N50">
      <style:table-cell-properties style:vertical-align="middle" fo:background-color="transparent"/>
    </style:style>
    <style:style style:name="_49788__54364__32__91_0_93__32_2_32_2_32_2_32_16_32_2" style:display-name="쉼표 [0] 2 2 2 16 2" style:family="table-cell" style:data-style-name="N50">
      <style:table-cell-properties style:vertical-align="middle" fo:background-color="transparent"/>
    </style:style>
    <style:style style:name="_49788__54364__32__91_0_93__32_2_32_2_32_2_32_17" style:display-name="쉼표 [0] 2 2 2 17" style:family="table-cell" style:data-style-name="N50">
      <style:table-cell-properties style:vertical-align="middle" fo:background-color="transparent"/>
    </style:style>
    <style:style style:name="_49788__54364__32__91_0_93__32_2_32_2_32_2_32_17_32_2" style:display-name="쉼표 [0] 2 2 2 17 2" style:family="table-cell" style:data-style-name="N50">
      <style:table-cell-properties style:vertical-align="middle" fo:background-color="transparent"/>
    </style:style>
    <style:style style:name="_49788__54364__32__91_0_93__32_2_32_2_32_2_32_18" style:display-name="쉼표 [0] 2 2 2 18" style:family="table-cell" style:data-style-name="N50">
      <style:table-cell-properties style:vertical-align="middle" fo:background-color="transparent"/>
    </style:style>
    <style:style style:name="_49788__54364__32__91_0_93__32_2_32_2_32_2_32_18_32_2" style:display-name="쉼표 [0] 2 2 2 18 2" style:family="table-cell" style:data-style-name="N50">
      <style:table-cell-properties style:vertical-align="middle" fo:background-color="transparent"/>
    </style:style>
    <style:style style:name="_49788__54364__32__91_0_93__32_2_32_2_32_2_32_19" style:display-name="쉼표 [0] 2 2 2 19" style:family="table-cell" style:data-style-name="N50">
      <style:table-cell-properties style:vertical-align="middle" fo:background-color="transparent"/>
    </style:style>
    <style:style style:name="_49788__54364__32__91_0_93__32_2_32_2_32_2_32_19_32_2" style:display-name="쉼표 [0] 2 2 2 19 2" style:family="table-cell" style:data-style-name="N50">
      <style:table-cell-properties style:vertical-align="middle" fo:background-color="transparent"/>
    </style:style>
    <style:style style:name="_49788__54364__32__91_0_93__32_2_32_2_32_2_32_2" style:display-name="쉼표 [0] 2 2 2 2" style:family="table-cell" style:data-style-name="N50">
      <style:table-cell-properties style:vertical-align="middle" fo:background-color="transparent"/>
    </style:style>
    <style:style style:name="_49788__54364__32__91_0_93__32_2_32_2_32_2_32_2_32_10" style:display-name="쉼표 [0] 2 2 2 2 10" style:family="table-cell" style:data-style-name="N50">
      <style:table-cell-properties style:vertical-align="middle" fo:background-color="transparent"/>
    </style:style>
    <style:style style:name="_49788__54364__32__91_0_93__32_2_32_2_32_2_32_2_32_10_32_2" style:display-name="쉼표 [0] 2 2 2 2 10 2" style:family="table-cell" style:data-style-name="N50">
      <style:table-cell-properties style:vertical-align="middle" fo:background-color="transparent"/>
    </style:style>
    <style:style style:name="_49788__54364__32__91_0_93__32_2_32_2_32_2_32_2_32_11" style:display-name="쉼표 [0] 2 2 2 2 11" style:family="table-cell" style:data-style-name="N50">
      <style:table-cell-properties style:vertical-align="middle" fo:background-color="transparent"/>
    </style:style>
    <style:style style:name="_49788__54364__32__91_0_93__32_2_32_2_32_2_32_2_32_11_32_2" style:display-name="쉼표 [0] 2 2 2 2 11 2" style:family="table-cell" style:data-style-name="N50">
      <style:table-cell-properties style:vertical-align="middle" fo:background-color="transparent"/>
    </style:style>
    <style:style style:name="_49788__54364__32__91_0_93__32_2_32_2_32_2_32_2_32_12" style:display-name="쉼표 [0] 2 2 2 2 12" style:family="table-cell" style:data-style-name="N50">
      <style:table-cell-properties style:vertical-align="middle" fo:background-color="transparent"/>
    </style:style>
    <style:style style:name="_49788__54364__32__91_0_93__32_2_32_2_32_2_32_2_32_12_32_2" style:display-name="쉼표 [0] 2 2 2 2 12 2" style:family="table-cell" style:data-style-name="N50">
      <style:table-cell-properties style:vertical-align="middle" fo:background-color="transparent"/>
    </style:style>
    <style:style style:name="_49788__54364__32__91_0_93__32_2_32_2_32_2_32_2_32_13" style:display-name="쉼표 [0] 2 2 2 2 13" style:family="table-cell" style:data-style-name="N50">
      <style:table-cell-properties style:vertical-align="middle" fo:background-color="transparent"/>
    </style:style>
    <style:style style:name="_49788__54364__32__91_0_93__32_2_32_2_32_2_32_2_32_13_32_2" style:display-name="쉼표 [0] 2 2 2 2 13 2" style:family="table-cell" style:data-style-name="N50">
      <style:table-cell-properties style:vertical-align="middle" fo:background-color="transparent"/>
    </style:style>
    <style:style style:name="_49788__54364__32__91_0_93__32_2_32_2_32_2_32_2_32_14" style:display-name="쉼표 [0] 2 2 2 2 14" style:family="table-cell" style:data-style-name="N50">
      <style:table-cell-properties style:vertical-align="middle" fo:background-color="transparent"/>
    </style:style>
    <style:style style:name="_49788__54364__32__91_0_93__32_2_32_2_32_2_32_2_32_14_32_2" style:display-name="쉼표 [0] 2 2 2 2 14 2" style:family="table-cell" style:data-style-name="N50">
      <style:table-cell-properties style:vertical-align="middle" fo:background-color="transparent"/>
    </style:style>
    <style:style style:name="_49788__54364__32__91_0_93__32_2_32_2_32_2_32_2_32_15" style:display-name="쉼표 [0] 2 2 2 2 15" style:family="table-cell" style:data-style-name="N50">
      <style:table-cell-properties style:vertical-align="middle" fo:background-color="transparent"/>
    </style:style>
    <style:style style:name="_49788__54364__32__91_0_93__32_2_32_2_32_2_32_2_32_15_32_2" style:display-name="쉼표 [0] 2 2 2 2 15 2" style:family="table-cell" style:data-style-name="N50">
      <style:table-cell-properties style:vertical-align="middle" fo:background-color="transparent"/>
    </style:style>
    <style:style style:name="_49788__54364__32__91_0_93__32_2_32_2_32_2_32_2_32_16" style:display-name="쉼표 [0] 2 2 2 2 16" style:family="table-cell" style:data-style-name="N50">
      <style:table-cell-properties style:vertical-align="middle" fo:background-color="transparent"/>
    </style:style>
    <style:style style:name="_49788__54364__32__91_0_93__32_2_32_2_32_2_32_2_32_16_32_2" style:display-name="쉼표 [0] 2 2 2 2 16 2" style:family="table-cell" style:data-style-name="N50">
      <style:table-cell-properties style:vertical-align="middle" fo:background-color="transparent"/>
    </style:style>
    <style:style style:name="_49788__54364__32__91_0_93__32_2_32_2_32_2_32_2_32_17" style:display-name="쉼표 [0] 2 2 2 2 17" style:family="table-cell" style:data-style-name="N50">
      <style:table-cell-properties style:vertical-align="middle" fo:background-color="transparent"/>
    </style:style>
    <style:style style:name="_49788__54364__32__91_0_93__32_2_32_2_32_2_32_2_32_17_32_2" style:display-name="쉼표 [0] 2 2 2 2 17 2" style:family="table-cell" style:data-style-name="N50">
      <style:table-cell-properties style:vertical-align="middle" fo:background-color="transparent"/>
    </style:style>
    <style:style style:name="_49788__54364__32__91_0_93__32_2_32_2_32_2_32_2_32_18" style:display-name="쉼표 [0] 2 2 2 2 18" style:family="table-cell" style:data-style-name="N50">
      <style:table-cell-properties style:vertical-align="middle" fo:background-color="transparent"/>
    </style:style>
    <style:style style:name="_49788__54364__32__91_0_93__32_2_32_2_32_2_32_2_32_18_32_2" style:display-name="쉼표 [0] 2 2 2 2 18 2" style:family="table-cell" style:data-style-name="N50">
      <style:table-cell-properties style:vertical-align="middle" fo:background-color="transparent"/>
    </style:style>
    <style:style style:name="_49788__54364__32__91_0_93__32_2_32_2_32_2_32_2_32_19" style:display-name="쉼표 [0] 2 2 2 2 19" style:family="table-cell" style:data-style-name="N50">
      <style:table-cell-properties style:vertical-align="middle" fo:background-color="transparent"/>
    </style:style>
    <style:style style:name="_49788__54364__32__91_0_93__32_2_32_2_32_2_32_2_32_19_32_2" style:display-name="쉼표 [0] 2 2 2 2 19 2" style:family="table-cell" style:data-style-name="N50">
      <style:table-cell-properties style:vertical-align="middle" fo:background-color="transparent"/>
    </style:style>
    <style:style style:name="_49788__54364__32__91_0_93__32_2_32_2_32_2_32_2_32_2" style:display-name="쉼표 [0] 2 2 2 2 2" style:family="table-cell" style:data-style-name="N50">
      <style:table-cell-properties style:vertical-align="middle" fo:background-color="transparent"/>
    </style:style>
    <style:style style:name="_49788__54364__32__91_0_93__32_2_32_2_32_2_32_2_32_2_32_10" style:display-name="쉼표 [0] 2 2 2 2 2 10" style:family="table-cell" style:data-style-name="N50">
      <style:table-cell-properties style:vertical-align="middle" fo:background-color="transparent"/>
    </style:style>
    <style:style style:name="_49788__54364__32__91_0_93__32_2_32_2_32_2_32_2_32_2_32_10_32_2" style:display-name="쉼표 [0] 2 2 2 2 2 10 2" style:family="table-cell" style:data-style-name="N50">
      <style:table-cell-properties style:vertical-align="middle" fo:background-color="transparent"/>
    </style:style>
    <style:style style:name="_49788__54364__32__91_0_93__32_2_32_2_32_2_32_2_32_2_32_11" style:display-name="쉼표 [0] 2 2 2 2 2 11" style:family="table-cell" style:data-style-name="N50">
      <style:table-cell-properties style:vertical-align="middle" fo:background-color="transparent"/>
    </style:style>
    <style:style style:name="_49788__54364__32__91_0_93__32_2_32_2_32_2_32_2_32_2_32_11_32_2" style:display-name="쉼표 [0] 2 2 2 2 2 11 2" style:family="table-cell" style:data-style-name="N50">
      <style:table-cell-properties style:vertical-align="middle" fo:background-color="transparent"/>
    </style:style>
    <style:style style:name="_49788__54364__32__91_0_93__32_2_32_2_32_2_32_2_32_2_32_12" style:display-name="쉼표 [0] 2 2 2 2 2 12" style:family="table-cell" style:data-style-name="N50">
      <style:table-cell-properties style:vertical-align="middle" fo:background-color="transparent"/>
    </style:style>
    <style:style style:name="_49788__54364__32__91_0_93__32_2_32_2_32_2_32_2_32_2_32_12_32_2" style:display-name="쉼표 [0] 2 2 2 2 2 12 2" style:family="table-cell" style:data-style-name="N50">
      <style:table-cell-properties style:vertical-align="middle" fo:background-color="transparent"/>
    </style:style>
    <style:style style:name="_49788__54364__32__91_0_93__32_2_32_2_32_2_32_2_32_2_32_13" style:display-name="쉼표 [0] 2 2 2 2 2 13" style:family="table-cell" style:data-style-name="N50">
      <style:table-cell-properties style:vertical-align="middle" fo:background-color="transparent"/>
    </style:style>
    <style:style style:name="_49788__54364__32__91_0_93__32_2_32_2_32_2_32_2_32_2_32_13_32_2" style:display-name="쉼표 [0] 2 2 2 2 2 13 2" style:family="table-cell" style:data-style-name="N50">
      <style:table-cell-properties style:vertical-align="middle" fo:background-color="transparent"/>
    </style:style>
    <style:style style:name="_49788__54364__32__91_0_93__32_2_32_2_32_2_32_2_32_2_32_14" style:display-name="쉼표 [0] 2 2 2 2 2 14" style:family="table-cell" style:data-style-name="N50">
      <style:table-cell-properties style:vertical-align="middle" fo:background-color="transparent"/>
    </style:style>
    <style:style style:name="_49788__54364__32__91_0_93__32_2_32_2_32_2_32_2_32_2_32_14_32_2" style:display-name="쉼표 [0] 2 2 2 2 2 14 2" style:family="table-cell" style:data-style-name="N50">
      <style:table-cell-properties style:vertical-align="middle" fo:background-color="transparent"/>
    </style:style>
    <style:style style:name="_49788__54364__32__91_0_93__32_2_32_2_32_2_32_2_32_2_32_15" style:display-name="쉼표 [0] 2 2 2 2 2 15" style:family="table-cell" style:data-style-name="N50">
      <style:table-cell-properties style:vertical-align="middle" fo:background-color="transparent"/>
    </style:style>
    <style:style style:name="_49788__54364__32__91_0_93__32_2_32_2_32_2_32_2_32_2_32_15_32_2" style:display-name="쉼표 [0] 2 2 2 2 2 15 2" style:family="table-cell" style:data-style-name="N50">
      <style:table-cell-properties style:vertical-align="middle" fo:background-color="transparent"/>
    </style:style>
    <style:style style:name="_49788__54364__32__91_0_93__32_2_32_2_32_2_32_2_32_2_32_16" style:display-name="쉼표 [0] 2 2 2 2 2 16" style:family="table-cell" style:data-style-name="N50">
      <style:table-cell-properties style:vertical-align="middle" fo:background-color="transparent"/>
    </style:style>
    <style:style style:name="_49788__54364__32__91_0_93__32_2_32_2_32_2_32_2_32_2_32_16_32_2" style:display-name="쉼표 [0] 2 2 2 2 2 16 2" style:family="table-cell" style:data-style-name="N50">
      <style:table-cell-properties style:vertical-align="middle" fo:background-color="transparent"/>
    </style:style>
    <style:style style:name="_49788__54364__32__91_0_93__32_2_32_2_32_2_32_2_32_2_32_17" style:display-name="쉼표 [0] 2 2 2 2 2 17" style:family="table-cell" style:data-style-name="N50">
      <style:table-cell-properties style:vertical-align="middle" fo:background-color="transparent"/>
    </style:style>
    <style:style style:name="_49788__54364__32__91_0_93__32_2_32_2_32_2_32_2_32_2_32_17_32_2" style:display-name="쉼표 [0] 2 2 2 2 2 17 2" style:family="table-cell" style:data-style-name="N50">
      <style:table-cell-properties style:vertical-align="middle" fo:background-color="transparent"/>
    </style:style>
    <style:style style:name="_49788__54364__32__91_0_93__32_2_32_2_32_2_32_2_32_2_32_18" style:display-name="쉼표 [0] 2 2 2 2 2 18" style:family="table-cell" style:data-style-name="N50">
      <style:table-cell-properties style:vertical-align="middle" fo:background-color="transparent"/>
    </style:style>
    <style:style style:name="_49788__54364__32__91_0_93__32_2_32_2_32_2_32_2_32_2_32_18_32_2" style:display-name="쉼표 [0] 2 2 2 2 2 18 2" style:family="table-cell" style:data-style-name="N50">
      <style:table-cell-properties style:vertical-align="middle" fo:background-color="transparent"/>
    </style:style>
    <style:style style:name="_49788__54364__32__91_0_93__32_2_32_2_32_2_32_2_32_2_32_19" style:display-name="쉼표 [0] 2 2 2 2 2 19" style:family="table-cell" style:data-style-name="N50">
      <style:table-cell-properties style:vertical-align="middle" fo:background-color="transparent"/>
    </style:style>
    <style:style style:name="_49788__54364__32__91_0_93__32_2_32_2_32_2_32_2_32_2_32_19_32_2" style:display-name="쉼표 [0] 2 2 2 2 2 19 2" style:family="table-cell" style:data-style-name="N50">
      <style:table-cell-properties style:vertical-align="middle" fo:background-color="transparent"/>
    </style:style>
    <style:style style:name="_49788__54364__32__91_0_93__32_2_32_2_32_2_32_2_32_2_32_2" style:display-name="쉼표 [0] 2 2 2 2 2 2" style:family="table-cell" style:data-style-name="N50">
      <style:table-cell-properties style:vertical-align="middle" fo:background-color="transparent"/>
    </style:style>
    <style:style style:name="_49788__54364__32__91_0_93__32_2_32_2_32_2_32_2_32_2_32_2_32_10" style:display-name="쉼표 [0] 2 2 2 2 2 2 10" style:family="table-cell" style:data-style-name="N50">
      <style:table-cell-properties style:vertical-align="middle" fo:background-color="transparent"/>
    </style:style>
    <style:style style:name="_49788__54364__32__91_0_93__32_2_32_2_32_2_32_2_32_2_32_2_32_10_32_2" style:display-name="쉼표 [0] 2 2 2 2 2 2 10 2" style:family="table-cell" style:data-style-name="N50">
      <style:table-cell-properties style:vertical-align="middle" fo:background-color="transparent"/>
    </style:style>
    <style:style style:name="_49788__54364__32__91_0_93__32_2_32_2_32_2_32_2_32_2_32_2_32_11" style:display-name="쉼표 [0] 2 2 2 2 2 2 11" style:family="table-cell" style:data-style-name="N50">
      <style:table-cell-properties style:vertical-align="middle" fo:background-color="transparent"/>
    </style:style>
    <style:style style:name="_49788__54364__32__91_0_93__32_2_32_2_32_2_32_2_32_2_32_2_32_11_32_2" style:display-name="쉼표 [0] 2 2 2 2 2 2 11 2" style:family="table-cell" style:data-style-name="N50">
      <style:table-cell-properties style:vertical-align="middle" fo:background-color="transparent"/>
    </style:style>
    <style:style style:name="_49788__54364__32__91_0_93__32_2_32_2_32_2_32_2_32_2_32_2_32_12" style:display-name="쉼표 [0] 2 2 2 2 2 2 12" style:family="table-cell" style:data-style-name="N50">
      <style:table-cell-properties style:vertical-align="middle" fo:background-color="transparent"/>
    </style:style>
    <style:style style:name="_49788__54364__32__91_0_93__32_2_32_2_32_2_32_2_32_2_32_2_32_12_32_2" style:display-name="쉼표 [0] 2 2 2 2 2 2 12 2" style:family="table-cell" style:data-style-name="N50">
      <style:table-cell-properties style:vertical-align="middle" fo:background-color="transparent"/>
    </style:style>
    <style:style style:name="_49788__54364__32__91_0_93__32_2_32_2_32_2_32_2_32_2_32_2_32_13" style:display-name="쉼표 [0] 2 2 2 2 2 2 13" style:family="table-cell" style:data-style-name="N50">
      <style:table-cell-properties style:vertical-align="middle" fo:background-color="transparent"/>
    </style:style>
    <style:style style:name="_49788__54364__32__91_0_93__32_2_32_2_32_2_32_2_32_2_32_2_32_13_32_2" style:display-name="쉼표 [0] 2 2 2 2 2 2 13 2" style:family="table-cell" style:data-style-name="N50">
      <style:table-cell-properties style:vertical-align="middle" fo:background-color="transparent"/>
    </style:style>
    <style:style style:name="_49788__54364__32__91_0_93__32_2_32_2_32_2_32_2_32_2_32_2_32_14" style:display-name="쉼표 [0] 2 2 2 2 2 2 14" style:family="table-cell" style:data-style-name="N50">
      <style:table-cell-properties style:vertical-align="middle" fo:background-color="transparent"/>
    </style:style>
    <style:style style:name="_49788__54364__32__91_0_93__32_2_32_2_32_2_32_2_32_2_32_2_32_2" style:display-name="쉼표 [0] 2 2 2 2 2 2 2" style:family="table-cell" style:data-style-name="N50">
      <style:table-cell-properties style:vertical-align="middle" fo:background-color="transparent"/>
    </style:style>
    <style:style style:name="_49788__54364__32__91_0_93__32_2_32_2_32_2_32_2_32_2_32_2_32_2_32_10" style:display-name="쉼표 [0] 2 2 2 2 2 2 2 10" style:family="table-cell" style:data-style-name="N50">
      <style:table-cell-properties style:vertical-align="middle" fo:background-color="transparent"/>
    </style:style>
    <style:style style:name="_49788__54364__32__91_0_93__32_2_32_2_32_2_32_2_32_2_32_2_32_2_32_10_32_2" style:display-name="쉼표 [0] 2 2 2 2 2 2 2 10 2" style:family="table-cell" style:data-style-name="N50">
      <style:table-cell-properties style:vertical-align="middle" fo:background-color="transparent"/>
    </style:style>
    <style:style style:name="_49788__54364__32__91_0_93__32_2_32_2_32_2_32_2_32_2_32_2_32_2_32_11" style:display-name="쉼표 [0] 2 2 2 2 2 2 2 11" style:family="table-cell" style:data-style-name="N50">
      <style:table-cell-properties style:vertical-align="middle" fo:background-color="transparent"/>
    </style:style>
    <style:style style:name="_49788__54364__32__91_0_93__32_2_32_2_32_2_32_2_32_2_32_2_32_2_32_11_32_2" style:display-name="쉼표 [0] 2 2 2 2 2 2 2 11 2" style:family="table-cell" style:data-style-name="N50">
      <style:table-cell-properties style:vertical-align="middle" fo:background-color="transparent"/>
    </style:style>
    <style:style style:name="_49788__54364__32__91_0_93__32_2_32_2_32_2_32_2_32_2_32_2_32_2_32_12" style:display-name="쉼표 [0] 2 2 2 2 2 2 2 12" style:family="table-cell" style:data-style-name="N50">
      <style:table-cell-properties style:vertical-align="middle" fo:background-color="transparent"/>
    </style:style>
    <style:style style:name="_49788__54364__32__91_0_93__32_2_32_2_32_2_32_2_32_2_32_2_32_2_32_12_32_2" style:display-name="쉼표 [0] 2 2 2 2 2 2 2 12 2" style:family="table-cell" style:data-style-name="N50">
      <style:table-cell-properties style:vertical-align="middle" fo:background-color="transparent"/>
    </style:style>
    <style:style style:name="_49788__54364__32__91_0_93__32_2_32_2_32_2_32_2_32_2_32_2_32_2_32_13" style:display-name="쉼표 [0] 2 2 2 2 2 2 2 13" style:family="table-cell" style:data-style-name="N50">
      <style:table-cell-properties style:vertical-align="middle" fo:background-color="transparent"/>
    </style:style>
    <style:style style:name="_49788__54364__32__91_0_93__32_2_32_2_32_2_32_2_32_2_32_2_32_2_32_13_32_2" style:display-name="쉼표 [0] 2 2 2 2 2 2 2 13 2" style:family="table-cell" style:data-style-name="N50">
      <style:table-cell-properties style:vertical-align="middle" fo:background-color="transparent"/>
    </style:style>
    <style:style style:name="_49788__54364__32__91_0_93__32_2_32_2_32_2_32_2_32_2_32_2_32_2_32_14" style:display-name="쉼표 [0] 2 2 2 2 2 2 2 14" style:family="table-cell" style:data-style-name="N50">
      <style:table-cell-properties style:vertical-align="middle" fo:background-color="transparent"/>
    </style:style>
    <style:style style:name="_49788__54364__32__91_0_93__32_2_32_2_32_2_32_2_32_2_32_2_32_2_32_2" style:display-name="쉼표 [0] 2 2 2 2 2 2 2 2" style:family="table-cell" style:data-style-name="N50">
      <style:table-cell-properties style:vertical-align="middle" fo:background-color="transparent"/>
    </style:style>
    <style:style style:name="_49788__54364__32__91_0_93__32_2_32_2_32_2_32_2_32_2_32_2_32_2_32_2_32_2" style:display-name="쉼표 [0] 2 2 2 2 2 2 2 2 2" style:family="table-cell" style:data-style-name="N50">
      <style:table-cell-properties style:vertical-align="middle" fo:background-color="transparent"/>
    </style:style>
    <style:style style:name="_49788__54364__32__91_0_93__32_2_32_2_32_2_32_2_32_2_32_2_32_2_32_3" style:display-name="쉼표 [0] 2 2 2 2 2 2 2 3" style:family="table-cell" style:data-style-name="N50">
      <style:table-cell-properties style:vertical-align="middle" fo:background-color="transparent"/>
    </style:style>
    <style:style style:name="_49788__54364__32__91_0_93__32_2_32_2_32_2_32_2_32_2_32_2_32_2_32_3_32_2" style:display-name="쉼표 [0] 2 2 2 2 2 2 2 3 2" style:family="table-cell" style:data-style-name="N50">
      <style:table-cell-properties style:vertical-align="middle" fo:background-color="transparent"/>
    </style:style>
    <style:style style:name="_49788__54364__32__91_0_93__32_2_32_2_32_2_32_2_32_2_32_2_32_2_32_4" style:display-name="쉼표 [0] 2 2 2 2 2 2 2 4" style:family="table-cell" style:data-style-name="N50">
      <style:table-cell-properties style:vertical-align="middle" fo:background-color="transparent"/>
    </style:style>
    <style:style style:name="_49788__54364__32__91_0_93__32_2_32_2_32_2_32_2_32_2_32_2_32_2_32_4_32_2" style:display-name="쉼표 [0] 2 2 2 2 2 2 2 4 2" style:family="table-cell" style:data-style-name="N50">
      <style:table-cell-properties style:vertical-align="middle" fo:background-color="transparent"/>
    </style:style>
    <style:style style:name="_49788__54364__32__91_0_93__32_2_32_2_32_2_32_2_32_2_32_2_32_2_32_5" style:display-name="쉼표 [0] 2 2 2 2 2 2 2 5" style:family="table-cell" style:data-style-name="N50">
      <style:table-cell-properties style:vertical-align="middle" fo:background-color="transparent"/>
    </style:style>
    <style:style style:name="_49788__54364__32__91_0_93__32_2_32_2_32_2_32_2_32_2_32_2_32_2_32_5_32_2" style:display-name="쉼표 [0] 2 2 2 2 2 2 2 5 2" style:family="table-cell" style:data-style-name="N50">
      <style:table-cell-properties style:vertical-align="middle" fo:background-color="transparent"/>
    </style:style>
    <style:style style:name="_49788__54364__32__91_0_93__32_2_32_2_32_2_32_2_32_2_32_2_32_2_32_6" style:display-name="쉼표 [0] 2 2 2 2 2 2 2 6" style:family="table-cell" style:data-style-name="N50">
      <style:table-cell-properties style:vertical-align="middle" fo:background-color="transparent"/>
    </style:style>
    <style:style style:name="_49788__54364__32__91_0_93__32_2_32_2_32_2_32_2_32_2_32_2_32_2_32_6_32_2" style:display-name="쉼표 [0] 2 2 2 2 2 2 2 6 2" style:family="table-cell" style:data-style-name="N50">
      <style:table-cell-properties style:vertical-align="middle" fo:background-color="transparent"/>
    </style:style>
    <style:style style:name="_49788__54364__32__91_0_93__32_2_32_2_32_2_32_2_32_2_32_2_32_2_32_7" style:display-name="쉼표 [0] 2 2 2 2 2 2 2 7" style:family="table-cell" style:data-style-name="N50">
      <style:table-cell-properties style:vertical-align="middle" fo:background-color="transparent"/>
    </style:style>
    <style:style style:name="_49788__54364__32__91_0_93__32_2_32_2_32_2_32_2_32_2_32_2_32_2_32_7_32_2" style:display-name="쉼표 [0] 2 2 2 2 2 2 2 7 2" style:family="table-cell" style:data-style-name="N50">
      <style:table-cell-properties style:vertical-align="middle" fo:background-color="transparent"/>
    </style:style>
    <style:style style:name="_49788__54364__32__91_0_93__32_2_32_2_32_2_32_2_32_2_32_2_32_2_32_8" style:display-name="쉼표 [0] 2 2 2 2 2 2 2 8" style:family="table-cell" style:data-style-name="N50">
      <style:table-cell-properties style:vertical-align="middle" fo:background-color="transparent"/>
    </style:style>
    <style:style style:name="_49788__54364__32__91_0_93__32_2_32_2_32_2_32_2_32_2_32_2_32_2_32_8_32_2" style:display-name="쉼표 [0] 2 2 2 2 2 2 2 8 2" style:family="table-cell" style:data-style-name="N50">
      <style:table-cell-properties style:vertical-align="middle" fo:background-color="transparent"/>
    </style:style>
    <style:style style:name="_49788__54364__32__91_0_93__32_2_32_2_32_2_32_2_32_2_32_2_32_2_32_9" style:display-name="쉼표 [0] 2 2 2 2 2 2 2 9" style:family="table-cell" style:data-style-name="N50">
      <style:table-cell-properties style:vertical-align="middle" fo:background-color="transparent"/>
    </style:style>
    <style:style style:name="_49788__54364__32__91_0_93__32_2_32_2_32_2_32_2_32_2_32_2_32_2_32_9_32_2" style:display-name="쉼표 [0] 2 2 2 2 2 2 2 9 2" style:family="table-cell" style:data-style-name="N50">
      <style:table-cell-properties style:vertical-align="middle" fo:background-color="transparent"/>
    </style:style>
    <style:style style:name="_49788__54364__32__91_0_93__32_2_32_2_32_2_32_2_32_2_32_2_32_3" style:display-name="쉼표 [0] 2 2 2 2 2 2 3" style:family="table-cell" style:data-style-name="N50">
      <style:table-cell-properties style:vertical-align="middle" fo:background-color="transparent"/>
    </style:style>
    <style:style style:name="_49788__54364__32__91_0_93__32_2_32_2_32_2_32_2_32_2_32_2_32_3_32_2" style:display-name="쉼표 [0] 2 2 2 2 2 2 3 2" style:family="table-cell" style:data-style-name="N50">
      <style:table-cell-properties style:vertical-align="middle" fo:background-color="transparent"/>
    </style:style>
    <style:style style:name="_49788__54364__32__91_0_93__32_2_32_2_32_2_32_2_32_2_32_2_32_4" style:display-name="쉼표 [0] 2 2 2 2 2 2 4" style:family="table-cell" style:data-style-name="N50">
      <style:table-cell-properties style:vertical-align="middle" fo:background-color="transparent"/>
    </style:style>
    <style:style style:name="_49788__54364__32__91_0_93__32_2_32_2_32_2_32_2_32_2_32_2_32_4_32_2" style:display-name="쉼표 [0] 2 2 2 2 2 2 4 2" style:family="table-cell" style:data-style-name="N50">
      <style:table-cell-properties style:vertical-align="middle" fo:background-color="transparent"/>
    </style:style>
    <style:style style:name="_49788__54364__32__91_0_93__32_2_32_2_32_2_32_2_32_2_32_2_32_5" style:display-name="쉼표 [0] 2 2 2 2 2 2 5" style:family="table-cell" style:data-style-name="N50">
      <style:table-cell-properties style:vertical-align="middle" fo:background-color="transparent"/>
    </style:style>
    <style:style style:name="_49788__54364__32__91_0_93__32_2_32_2_32_2_32_2_32_2_32_2_32_5_32_2" style:display-name="쉼표 [0] 2 2 2 2 2 2 5 2" style:family="table-cell" style:data-style-name="N50">
      <style:table-cell-properties style:vertical-align="middle" fo:background-color="transparent"/>
    </style:style>
    <style:style style:name="_49788__54364__32__91_0_93__32_2_32_2_32_2_32_2_32_2_32_2_32_6" style:display-name="쉼표 [0] 2 2 2 2 2 2 6" style:family="table-cell" style:data-style-name="N50">
      <style:table-cell-properties style:vertical-align="middle" fo:background-color="transparent"/>
    </style:style>
    <style:style style:name="_49788__54364__32__91_0_93__32_2_32_2_32_2_32_2_32_2_32_2_32_6_32_2" style:display-name="쉼표 [0] 2 2 2 2 2 2 6 2" style:family="table-cell" style:data-style-name="N50">
      <style:table-cell-properties style:vertical-align="middle" fo:background-color="transparent"/>
    </style:style>
    <style:style style:name="_49788__54364__32__91_0_93__32_2_32_2_32_2_32_2_32_2_32_2_32_7" style:display-name="쉼표 [0] 2 2 2 2 2 2 7" style:family="table-cell" style:data-style-name="N50">
      <style:table-cell-properties style:vertical-align="middle" fo:background-color="transparent"/>
    </style:style>
    <style:style style:name="_49788__54364__32__91_0_93__32_2_32_2_32_2_32_2_32_2_32_2_32_7_32_2" style:display-name="쉼표 [0] 2 2 2 2 2 2 7 2" style:family="table-cell" style:data-style-name="N50">
      <style:table-cell-properties style:vertical-align="middle" fo:background-color="transparent"/>
    </style:style>
    <style:style style:name="_49788__54364__32__91_0_93__32_2_32_2_32_2_32_2_32_2_32_2_32_8" style:display-name="쉼표 [0] 2 2 2 2 2 2 8" style:family="table-cell" style:data-style-name="N50">
      <style:table-cell-properties style:vertical-align="middle" fo:background-color="transparent"/>
    </style:style>
    <style:style style:name="_49788__54364__32__91_0_93__32_2_32_2_32_2_32_2_32_2_32_2_32_8_32_2" style:display-name="쉼표 [0] 2 2 2 2 2 2 8 2" style:family="table-cell" style:data-style-name="N50">
      <style:table-cell-properties style:vertical-align="middle" fo:background-color="transparent"/>
    </style:style>
    <style:style style:name="_49788__54364__32__91_0_93__32_2_32_2_32_2_32_2_32_2_32_2_32_9" style:display-name="쉼표 [0] 2 2 2 2 2 2 9" style:family="table-cell" style:data-style-name="N50">
      <style:table-cell-properties style:vertical-align="middle" fo:background-color="transparent"/>
    </style:style>
    <style:style style:name="_49788__54364__32__91_0_93__32_2_32_2_32_2_32_2_32_2_32_2_32_9_32_2" style:display-name="쉼표 [0] 2 2 2 2 2 2 9 2" style:family="table-cell" style:data-style-name="N50">
      <style:table-cell-properties style:vertical-align="middle" fo:background-color="transparent"/>
    </style:style>
    <style:style style:name="_49788__54364__32__91_0_93__32_2_32_2_32_2_32_2_32_2_32_20" style:display-name="쉼표 [0] 2 2 2 2 2 20" style:family="table-cell" style:data-style-name="N50">
      <style:table-cell-properties style:vertical-align="middle" fo:background-color="transparent"/>
    </style:style>
    <style:style style:name="_49788__54364__32__91_0_93__32_2_32_2_32_2_32_2_32_2_32_20_32_2" style:display-name="쉼표 [0] 2 2 2 2 2 20 2" style:family="table-cell" style:data-style-name="N50">
      <style:table-cell-properties style:vertical-align="middle" fo:background-color="transparent"/>
    </style:style>
    <style:style style:name="_49788__54364__32__91_0_93__32_2_32_2_32_2_32_2_32_2_32_21" style:display-name="쉼표 [0] 2 2 2 2 2 21" style:family="table-cell" style:data-style-name="N50">
      <style:table-cell-properties style:vertical-align="middle" fo:background-color="transparent"/>
    </style:style>
    <style:style style:name="_49788__54364__32__91_0_93__32_2_32_2_32_2_32_2_32_2_32_21_32_2" style:display-name="쉼표 [0] 2 2 2 2 2 21 2" style:family="table-cell" style:data-style-name="N50">
      <style:table-cell-properties style:vertical-align="middle" fo:background-color="transparent"/>
    </style:style>
    <style:style style:name="_49788__54364__32__91_0_93__32_2_32_2_32_2_32_2_32_2_32_22" style:display-name="쉼표 [0] 2 2 2 2 2 22" style:family="table-cell" style:data-style-name="N50">
      <style:table-cell-properties style:vertical-align="middle" fo:background-color="transparent"/>
    </style:style>
    <style:style style:name="_49788__54364__32__91_0_93__32_2_32_2_32_2_32_2_32_2_32_22_32_2" style:display-name="쉼표 [0] 2 2 2 2 2 22 2" style:family="table-cell" style:data-style-name="N50">
      <style:table-cell-properties style:vertical-align="middle" fo:background-color="transparent"/>
    </style:style>
    <style:style style:name="_49788__54364__32__91_0_93__32_2_32_2_32_2_32_2_32_2_32_23" style:display-name="쉼표 [0] 2 2 2 2 2 23" style:family="table-cell" style:data-style-name="N50">
      <style:table-cell-properties style:vertical-align="middle" fo:background-color="transparent"/>
    </style:style>
    <style:style style:name="_49788__54364__32__91_0_93__32_2_32_2_32_2_32_2_32_2_32_23_32_2" style:display-name="쉼표 [0] 2 2 2 2 2 23 2" style:family="table-cell" style:data-style-name="N50">
      <style:table-cell-properties style:vertical-align="middle" fo:background-color="transparent"/>
    </style:style>
    <style:style style:name="_49788__54364__32__91_0_93__32_2_32_2_32_2_32_2_32_2_32_24" style:display-name="쉼표 [0] 2 2 2 2 2 24" style:family="table-cell" style:data-style-name="N50">
      <style:table-cell-properties style:vertical-align="middle" fo:background-color="transparent"/>
    </style:style>
    <style:style style:name="_49788__54364__32__91_0_93__32_2_32_2_32_2_32_2_32_2_32_3" style:display-name="쉼표 [0] 2 2 2 2 2 3" style:family="table-cell" style:data-style-name="N50">
      <style:table-cell-properties style:vertical-align="middle" fo:background-color="transparent"/>
    </style:style>
    <style:style style:name="_49788__54364__32__91_0_93__32_2_32_2_32_2_32_2_32_2_32_3_32_2" style:display-name="쉼표 [0] 2 2 2 2 2 3 2" style:family="table-cell" style:data-style-name="N50">
      <style:table-cell-properties style:vertical-align="middle" fo:background-color="transparent"/>
    </style:style>
    <style:style style:name="_49788__54364__32__91_0_93__32_2_32_2_32_2_32_2_32_2_32_4" style:display-name="쉼표 [0] 2 2 2 2 2 4" style:family="table-cell" style:data-style-name="N50">
      <style:table-cell-properties style:vertical-align="middle" fo:background-color="transparent"/>
    </style:style>
    <style:style style:name="_49788__54364__32__91_0_93__32_2_32_2_32_2_32_2_32_2_32_4_32_2" style:display-name="쉼표 [0] 2 2 2 2 2 4 2" style:family="table-cell" style:data-style-name="N50">
      <style:table-cell-properties style:vertical-align="middle" fo:background-color="transparent"/>
    </style:style>
    <style:style style:name="_49788__54364__32__91_0_93__32_2_32_2_32_2_32_2_32_2_32_5" style:display-name="쉼표 [0] 2 2 2 2 2 5" style:family="table-cell" style:data-style-name="N50">
      <style:table-cell-properties style:vertical-align="middle" fo:background-color="transparent"/>
    </style:style>
    <style:style style:name="_49788__54364__32__91_0_93__32_2_32_2_32_2_32_2_32_2_32_5_32_2" style:display-name="쉼표 [0] 2 2 2 2 2 5 2" style:family="table-cell" style:data-style-name="N50">
      <style:table-cell-properties style:vertical-align="middle" fo:background-color="transparent"/>
    </style:style>
    <style:style style:name="_49788__54364__32__91_0_93__32_2_32_2_32_2_32_2_32_2_32_6" style:display-name="쉼표 [0] 2 2 2 2 2 6" style:family="table-cell" style:data-style-name="N50">
      <style:table-cell-properties style:vertical-align="middle" fo:background-color="transparent"/>
    </style:style>
    <style:style style:name="_49788__54364__32__91_0_93__32_2_32_2_32_2_32_2_32_2_32_6_32_2" style:display-name="쉼표 [0] 2 2 2 2 2 6 2" style:family="table-cell" style:data-style-name="N50">
      <style:table-cell-properties style:vertical-align="middle" fo:background-color="transparent"/>
    </style:style>
    <style:style style:name="_49788__54364__32__91_0_93__32_2_32_2_32_2_32_2_32_2_32_7" style:display-name="쉼표 [0] 2 2 2 2 2 7" style:family="table-cell" style:data-style-name="N50">
      <style:table-cell-properties style:vertical-align="middle" fo:background-color="transparent"/>
    </style:style>
    <style:style style:name="_49788__54364__32__91_0_93__32_2_32_2_32_2_32_2_32_2_32_7_32_2" style:display-name="쉼표 [0] 2 2 2 2 2 7 2" style:family="table-cell" style:data-style-name="N50">
      <style:table-cell-properties style:vertical-align="middle" fo:background-color="transparent"/>
    </style:style>
    <style:style style:name="_49788__54364__32__91_0_93__32_2_32_2_32_2_32_2_32_2_32_8" style:display-name="쉼표 [0] 2 2 2 2 2 8" style:family="table-cell" style:data-style-name="N50">
      <style:table-cell-properties style:vertical-align="middle" fo:background-color="transparent"/>
    </style:style>
    <style:style style:name="_49788__54364__32__91_0_93__32_2_32_2_32_2_32_2_32_2_32_8_32_2" style:display-name="쉼표 [0] 2 2 2 2 2 8 2" style:family="table-cell" style:data-style-name="N50">
      <style:table-cell-properties style:vertical-align="middle" fo:background-color="transparent"/>
    </style:style>
    <style:style style:name="_49788__54364__32__91_0_93__32_2_32_2_32_2_32_2_32_2_32_9" style:display-name="쉼표 [0] 2 2 2 2 2 9" style:family="table-cell" style:data-style-name="N50">
      <style:table-cell-properties style:vertical-align="middle" fo:background-color="transparent"/>
    </style:style>
    <style:style style:name="_49788__54364__32__91_0_93__32_2_32_2_32_2_32_2_32_2_32_9_32_2" style:display-name="쉼표 [0] 2 2 2 2 2 9 2" style:family="table-cell" style:data-style-name="N50">
      <style:table-cell-properties style:vertical-align="middle" fo:background-color="transparent"/>
    </style:style>
    <style:style style:name="_49788__54364__32__91_0_93__32_2_32_2_32_2_32_2_32_20" style:display-name="쉼표 [0] 2 2 2 2 20" style:family="table-cell" style:data-style-name="N50">
      <style:table-cell-properties style:vertical-align="middle" fo:background-color="transparent"/>
    </style:style>
    <style:style style:name="_49788__54364__32__91_0_93__32_2_32_2_32_2_32_2_32_20_32_2" style:display-name="쉼표 [0] 2 2 2 2 20 2" style:family="table-cell" style:data-style-name="N50">
      <style:table-cell-properties style:vertical-align="middle" fo:background-color="transparent"/>
    </style:style>
    <style:style style:name="_49788__54364__32__91_0_93__32_2_32_2_32_2_32_2_32_21" style:display-name="쉼표 [0] 2 2 2 2 21" style:family="table-cell" style:data-style-name="N50">
      <style:table-cell-properties style:vertical-align="middle" fo:background-color="transparent"/>
    </style:style>
    <style:style style:name="_49788__54364__32__91_0_93__32_2_32_2_32_2_32_2_32_21_32_2" style:display-name="쉼표 [0] 2 2 2 2 21 2" style:family="table-cell" style:data-style-name="N50">
      <style:table-cell-properties style:vertical-align="middle" fo:background-color="transparent"/>
    </style:style>
    <style:style style:name="_49788__54364__32__91_0_93__32_2_32_2_32_2_32_2_32_22" style:display-name="쉼표 [0] 2 2 2 2 22" style:family="table-cell" style:data-style-name="N50">
      <style:table-cell-properties style:vertical-align="middle" fo:background-color="transparent"/>
    </style:style>
    <style:style style:name="_49788__54364__32__91_0_93__32_2_32_2_32_2_32_2_32_22_32_2" style:display-name="쉼표 [0] 2 2 2 2 22 2" style:family="table-cell" style:data-style-name="N50">
      <style:table-cell-properties style:vertical-align="middle" fo:background-color="transparent"/>
    </style:style>
    <style:style style:name="_49788__54364__32__91_0_93__32_2_32_2_32_2_32_2_32_23" style:display-name="쉼표 [0] 2 2 2 2 23" style:family="table-cell" style:data-style-name="N50">
      <style:table-cell-properties style:vertical-align="middle" fo:background-color="transparent"/>
    </style:style>
    <style:style style:name="_49788__54364__32__91_0_93__32_2_32_2_32_2_32_2_32_23_32_2" style:display-name="쉼표 [0] 2 2 2 2 23 2" style:family="table-cell" style:data-style-name="N50">
      <style:table-cell-properties style:vertical-align="middle" fo:background-color="transparent"/>
    </style:style>
    <style:style style:name="_49788__54364__32__91_0_93__32_2_32_2_32_2_32_2_32_24" style:display-name="쉼표 [0] 2 2 2 2 24" style:family="table-cell" style:data-style-name="N50">
      <style:table-cell-properties style:vertical-align="middle" fo:background-color="transparent"/>
    </style:style>
    <style:style style:name="_49788__54364__32__91_0_93__32_2_32_2_32_2_32_2_32_24_32_2" style:display-name="쉼표 [0] 2 2 2 2 24 2" style:family="table-cell" style:data-style-name="N50">
      <style:table-cell-properties style:vertical-align="middle" fo:background-color="transparent"/>
    </style:style>
    <style:style style:name="_49788__54364__32__91_0_93__32_2_32_2_32_2_32_2_32_25" style:display-name="쉼표 [0] 2 2 2 2 25" style:family="table-cell" style:data-style-name="N50">
      <style:table-cell-properties style:vertical-align="middle" fo:background-color="transparent"/>
    </style:style>
    <style:style style:name="_49788__54364__32__91_0_93__32_2_32_2_32_2_32_2_32_3" style:display-name="쉼표 [0] 2 2 2 2 3" style:family="table-cell" style:data-style-name="N50">
      <style:table-cell-properties style:vertical-align="middle" fo:background-color="transparent"/>
    </style:style>
    <style:style style:name="_49788__54364__32__91_0_93__32_2_32_2_32_2_32_2_32_3_32_2" style:display-name="쉼표 [0] 2 2 2 2 3 2" style:family="table-cell" style:data-style-name="N50">
      <style:table-cell-properties style:vertical-align="middle" fo:background-color="transparent"/>
    </style:style>
    <style:style style:name="_49788__54364__32__91_0_93__32_2_32_2_32_2_32_2_32_4" style:display-name="쉼표 [0] 2 2 2 2 4" style:family="table-cell" style:data-style-name="N50">
      <style:table-cell-properties style:vertical-align="middle" fo:background-color="transparent"/>
    </style:style>
    <style:style style:name="_49788__54364__32__91_0_93__32_2_32_2_32_2_32_2_32_4_32_2" style:display-name="쉼표 [0] 2 2 2 2 4 2" style:family="table-cell" style:data-style-name="N50">
      <style:table-cell-properties style:vertical-align="middle" fo:background-color="transparent"/>
    </style:style>
    <style:style style:name="_49788__54364__32__91_0_93__32_2_32_2_32_2_32_2_32_5" style:display-name="쉼표 [0] 2 2 2 2 5" style:family="table-cell" style:data-style-name="N50">
      <style:table-cell-properties style:vertical-align="middle" fo:background-color="transparent"/>
    </style:style>
    <style:style style:name="_49788__54364__32__91_0_93__32_2_32_2_32_2_32_2_32_5_32_2" style:display-name="쉼표 [0] 2 2 2 2 5 2" style:family="table-cell" style:data-style-name="N50">
      <style:table-cell-properties style:vertical-align="middle" fo:background-color="transparent"/>
    </style:style>
    <style:style style:name="_49788__54364__32__91_0_93__32_2_32_2_32_2_32_2_32_6" style:display-name="쉼표 [0] 2 2 2 2 6" style:family="table-cell" style:data-style-name="N50">
      <style:table-cell-properties style:vertical-align="middle" fo:background-color="transparent"/>
    </style:style>
    <style:style style:name="_49788__54364__32__91_0_93__32_2_32_2_32_2_32_2_32_6_32_2" style:display-name="쉼표 [0] 2 2 2 2 6 2" style:family="table-cell" style:data-style-name="N50">
      <style:table-cell-properties style:vertical-align="middle" fo:background-color="transparent"/>
    </style:style>
    <style:style style:name="_49788__54364__32__91_0_93__32_2_32_2_32_2_32_2_32_7" style:display-name="쉼표 [0] 2 2 2 2 7" style:family="table-cell" style:data-style-name="N50">
      <style:table-cell-properties style:vertical-align="middle" fo:background-color="transparent"/>
    </style:style>
    <style:style style:name="_49788__54364__32__91_0_93__32_2_32_2_32_2_32_2_32_7_32_2" style:display-name="쉼표 [0] 2 2 2 2 7 2" style:family="table-cell" style:data-style-name="N50">
      <style:table-cell-properties style:vertical-align="middle" fo:background-color="transparent"/>
    </style:style>
    <style:style style:name="_49788__54364__32__91_0_93__32_2_32_2_32_2_32_2_32_8" style:display-name="쉼표 [0] 2 2 2 2 8" style:family="table-cell" style:data-style-name="N50">
      <style:table-cell-properties style:vertical-align="middle" fo:background-color="transparent"/>
    </style:style>
    <style:style style:name="_49788__54364__32__91_0_93__32_2_32_2_32_2_32_2_32_8_32_2" style:display-name="쉼표 [0] 2 2 2 2 8 2" style:family="table-cell" style:data-style-name="N50">
      <style:table-cell-properties style:vertical-align="middle" fo:background-color="transparent"/>
    </style:style>
    <style:style style:name="_49788__54364__32__91_0_93__32_2_32_2_32_2_32_2_32_9" style:display-name="쉼표 [0] 2 2 2 2 9" style:family="table-cell" style:data-style-name="N50">
      <style:table-cell-properties style:vertical-align="middle" fo:background-color="transparent"/>
    </style:style>
    <style:style style:name="_49788__54364__32__91_0_93__32_2_32_2_32_2_32_2_32_9_32_2" style:display-name="쉼표 [0] 2 2 2 2 9 2" style:family="table-cell" style:data-style-name="N50">
      <style:table-cell-properties style:vertical-align="middle" fo:background-color="transparent"/>
    </style:style>
    <style:style style:name="_49788__54364__32__91_0_93__32_2_32_2_32_2_32_20" style:display-name="쉼표 [0] 2 2 2 20" style:family="table-cell" style:data-style-name="N50">
      <style:table-cell-properties style:vertical-align="middle" fo:background-color="transparent"/>
    </style:style>
    <style:style style:name="_49788__54364__32__91_0_93__32_2_32_2_32_2_32_20_32_2" style:display-name="쉼표 [0] 2 2 2 20 2" style:family="table-cell" style:data-style-name="N50">
      <style:table-cell-properties style:vertical-align="middle" fo:background-color="transparent"/>
    </style:style>
    <style:style style:name="_49788__54364__32__91_0_93__32_2_32_2_32_2_32_21" style:display-name="쉼표 [0] 2 2 2 21" style:family="table-cell" style:data-style-name="N50">
      <style:table-cell-properties style:vertical-align="middle" fo:background-color="transparent"/>
    </style:style>
    <style:style style:name="_49788__54364__32__91_0_93__32_2_32_2_32_2_32_21_32_2" style:display-name="쉼표 [0] 2 2 2 21 2" style:family="table-cell" style:data-style-name="N50">
      <style:table-cell-properties style:vertical-align="middle" fo:background-color="transparent"/>
    </style:style>
    <style:style style:name="_49788__54364__32__91_0_93__32_2_32_2_32_2_32_22" style:display-name="쉼표 [0] 2 2 2 22" style:family="table-cell" style:data-style-name="N50">
      <style:table-cell-properties style:vertical-align="middle" fo:background-color="transparent"/>
    </style:style>
    <style:style style:name="_49788__54364__32__91_0_93__32_2_32_2_32_2_32_22_32_2" style:display-name="쉼표 [0] 2 2 2 22 2" style:family="table-cell" style:data-style-name="N50">
      <style:table-cell-properties style:vertical-align="middle" fo:background-color="transparent"/>
    </style:style>
    <style:style style:name="_49788__54364__32__91_0_93__32_2_32_2_32_2_32_23" style:display-name="쉼표 [0] 2 2 2 23" style:family="table-cell" style:data-style-name="N50">
      <style:table-cell-properties style:vertical-align="middle" fo:background-color="transparent"/>
    </style:style>
    <style:style style:name="_49788__54364__32__91_0_93__32_2_32_2_32_2_32_23_32_2" style:display-name="쉼표 [0] 2 2 2 23 2" style:family="table-cell" style:data-style-name="N50">
      <style:table-cell-properties style:vertical-align="middle" fo:background-color="transparent"/>
    </style:style>
    <style:style style:name="_49788__54364__32__91_0_93__32_2_32_2_32_2_32_24" style:display-name="쉼표 [0] 2 2 2 24" style:family="table-cell" style:data-style-name="N50">
      <style:table-cell-properties style:vertical-align="middle" fo:background-color="transparent"/>
    </style:style>
    <style:style style:name="_49788__54364__32__91_0_93__32_2_32_2_32_2_32_24_32_2" style:display-name="쉼표 [0] 2 2 2 24 2" style:family="table-cell" style:data-style-name="N50">
      <style:table-cell-properties style:vertical-align="middle" fo:background-color="transparent"/>
    </style:style>
    <style:style style:name="_49788__54364__32__91_0_93__32_2_32_2_32_2_32_25" style:display-name="쉼표 [0] 2 2 2 25" style:family="table-cell" style:data-style-name="N50">
      <style:table-cell-properties style:vertical-align="middle" fo:background-color="transparent"/>
    </style:style>
    <style:style style:name="_49788__54364__32__91_0_93__32_2_32_2_32_2_32_25_32_2" style:display-name="쉼표 [0] 2 2 2 25 2" style:family="table-cell" style:data-style-name="N50">
      <style:table-cell-properties style:vertical-align="middle" fo:background-color="transparent"/>
    </style:style>
    <style:style style:name="_49788__54364__32__91_0_93__32_2_32_2_32_2_32_26" style:display-name="쉼표 [0] 2 2 2 26" style:family="table-cell" style:data-style-name="N50">
      <style:table-cell-properties style:vertical-align="middle" fo:background-color="transparent"/>
    </style:style>
    <style:style style:name="_49788__54364__32__91_0_93__32_2_32_2_32_2_32_26_32_2" style:display-name="쉼표 [0] 2 2 2 26 2" style:family="table-cell" style:data-style-name="N50">
      <style:table-cell-properties style:vertical-align="middle" fo:background-color="transparent"/>
    </style:style>
    <style:style style:name="_49788__54364__32__91_0_93__32_2_32_2_32_2_32_27" style:display-name="쉼표 [0] 2 2 2 27" style:family="table-cell" style:data-style-name="N50">
      <style:table-cell-properties style:vertical-align="middle" fo:background-color="transparent"/>
    </style:style>
    <style:style style:name="_49788__54364__32__91_0_93__32_2_32_2_32_2_32_27_32_2" style:display-name="쉼표 [0] 2 2 2 27 2" style:family="table-cell" style:data-style-name="N50">
      <style:table-cell-properties style:vertical-align="middle" fo:background-color="transparent"/>
    </style:style>
    <style:style style:name="_49788__54364__32__91_0_93__32_2_32_2_32_2_32_28" style:display-name="쉼표 [0] 2 2 2 28" style:family="table-cell" style:data-style-name="N50">
      <style:table-cell-properties style:vertical-align="middle" fo:background-color="transparent"/>
    </style:style>
    <style:style style:name="_49788__54364__32__91_0_93__32_2_32_2_32_2_32_28_32_2" style:display-name="쉼표 [0] 2 2 2 28 2" style:family="table-cell" style:data-style-name="N50">
      <style:table-cell-properties style:vertical-align="middle" fo:background-color="transparent"/>
    </style:style>
    <style:style style:name="_49788__54364__32__91_0_93__32_2_32_2_32_2_32_29" style:display-name="쉼표 [0] 2 2 2 29" style:family="table-cell" style:data-style-name="N50">
      <style:table-cell-properties style:vertical-align="middle" fo:background-color="transparent"/>
    </style:style>
    <style:style style:name="_49788__54364__32__91_0_93__32_2_32_2_32_2_32_29_32_2" style:display-name="쉼표 [0] 2 2 2 29 2" style:family="table-cell" style:data-style-name="N50">
      <style:table-cell-properties style:vertical-align="middle" fo:background-color="transparent"/>
    </style:style>
    <style:style style:name="_49788__54364__32__91_0_93__32_2_32_2_32_2_32_3" style:display-name="쉼표 [0] 2 2 2 3" style:family="table-cell" style:data-style-name="N50">
      <style:table-cell-properties style:vertical-align="middle" fo:background-color="transparent"/>
    </style:style>
    <style:style style:name="_49788__54364__32__91_0_93__32_2_32_2_32_2_32_3_32_2" style:display-name="쉼표 [0] 2 2 2 3 2" style:family="table-cell" style:data-style-name="N50">
      <style:table-cell-properties style:vertical-align="middle" fo:background-color="transparent"/>
    </style:style>
    <style:style style:name="_49788__54364__32__91_0_93__32_2_32_2_32_2_32_30" style:display-name="쉼표 [0] 2 2 2 30" style:family="table-cell" style:data-style-name="N50">
      <style:table-cell-properties style:vertical-align="middle" fo:background-color="transparent"/>
    </style:style>
    <style:style style:name="_49788__54364__32__91_0_93__32_2_32_2_32_2_32_30_32_2" style:display-name="쉼표 [0] 2 2 2 30 2" style:family="table-cell" style:data-style-name="N50">
      <style:table-cell-properties style:vertical-align="middle" fo:background-color="transparent"/>
    </style:style>
    <style:style style:name="_49788__54364__32__91_0_93__32_2_32_2_32_2_32_31" style:display-name="쉼표 [0] 2 2 2 31" style:family="table-cell" style:data-style-name="N50">
      <style:table-cell-properties style:vertical-align="middle" fo:background-color="transparent"/>
    </style:style>
    <style:style style:name="_49788__54364__32__91_0_93__32_2_32_2_32_2_32_31_32_2" style:display-name="쉼표 [0] 2 2 2 31 2" style:family="table-cell" style:data-style-name="N50">
      <style:table-cell-properties style:vertical-align="middle" fo:background-color="transparent"/>
    </style:style>
    <style:style style:name="_49788__54364__32__91_0_93__32_2_32_2_32_2_32_32" style:display-name="쉼표 [0] 2 2 2 32" style:family="table-cell" style:data-style-name="N50">
      <style:table-cell-properties style:vertical-align="middle" fo:background-color="transparent"/>
    </style:style>
    <style:style style:name="_49788__54364__32__91_0_93__32_2_32_2_32_2_32_32_32_2" style:display-name="쉼표 [0] 2 2 2 32 2" style:family="table-cell" style:data-style-name="N50">
      <style:table-cell-properties style:vertical-align="middle" fo:background-color="transparent"/>
    </style:style>
    <style:style style:name="_49788__54364__32__91_0_93__32_2_32_2_32_2_32_33" style:display-name="쉼표 [0] 2 2 2 33" style:family="table-cell" style:data-style-name="N50">
      <style:table-cell-properties style:vertical-align="middle" fo:background-color="transparent"/>
    </style:style>
    <style:style style:name="_49788__54364__32__91_0_93__32_2_32_2_32_2_32_33_32_2" style:display-name="쉼표 [0] 2 2 2 33 2" style:family="table-cell" style:data-style-name="N50">
      <style:table-cell-properties style:vertical-align="middle" fo:background-color="transparent"/>
    </style:style>
    <style:style style:name="_49788__54364__32__91_0_93__32_2_32_2_32_2_32_34" style:display-name="쉼표 [0] 2 2 2 34" style:family="table-cell" style:data-style-name="N50">
      <style:table-cell-properties style:vertical-align="middle" fo:background-color="transparent"/>
    </style:style>
    <style:style style:name="_49788__54364__32__91_0_93__32_2_32_2_32_2_32_34_32_2" style:display-name="쉼표 [0] 2 2 2 34 2" style:family="table-cell" style:data-style-name="N50">
      <style:table-cell-properties style:vertical-align="middle" fo:background-color="transparent"/>
    </style:style>
    <style:style style:name="_49788__54364__32__91_0_93__32_2_32_2_32_2_32_35" style:display-name="쉼표 [0] 2 2 2 35" style:family="table-cell" style:data-style-name="N50">
      <style:table-cell-properties style:vertical-align="middle" fo:background-color="transparent"/>
    </style:style>
    <style:style style:name="_49788__54364__32__91_0_93__32_2_32_2_32_2_32_35_32_2" style:display-name="쉼표 [0] 2 2 2 35 2" style:family="table-cell" style:data-style-name="N50">
      <style:table-cell-properties style:vertical-align="middle" fo:background-color="transparent"/>
    </style:style>
    <style:style style:name="_49788__54364__32__91_0_93__32_2_32_2_32_2_32_36" style:display-name="쉼표 [0] 2 2 2 36" style:family="table-cell" style:data-style-name="N50">
      <style:table-cell-properties style:vertical-align="middle" fo:background-color="transparent"/>
    </style:style>
    <style:style style:name="_49788__54364__32__91_0_93__32_2_32_2_32_2_32_36_32_2" style:display-name="쉼표 [0] 2 2 2 36 2" style:family="table-cell" style:data-style-name="N50">
      <style:table-cell-properties style:vertical-align="middle" fo:background-color="transparent"/>
    </style:style>
    <style:style style:name="_49788__54364__32__91_0_93__32_2_32_2_32_2_32_37" style:display-name="쉼표 [0] 2 2 2 37" style:family="table-cell" style:data-style-name="N50">
      <style:table-cell-properties style:vertical-align="middle" fo:background-color="transparent"/>
    </style:style>
    <style:style style:name="_49788__54364__32__91_0_93__32_2_32_2_32_2_32_37_32_2" style:display-name="쉼표 [0] 2 2 2 37 2" style:family="table-cell" style:data-style-name="N50">
      <style:table-cell-properties style:vertical-align="middle" fo:background-color="transparent"/>
    </style:style>
    <style:style style:name="_49788__54364__32__91_0_93__32_2_32_2_32_2_32_38" style:display-name="쉼표 [0] 2 2 2 38" style:family="table-cell" style:data-style-name="N50">
      <style:table-cell-properties style:vertical-align="middle" fo:background-color="transparent"/>
    </style:style>
    <style:style style:name="_49788__54364__32__91_0_93__32_2_32_2_32_2_32_38_32_2" style:display-name="쉼표 [0] 2 2 2 38 2" style:family="table-cell" style:data-style-name="N50">
      <style:table-cell-properties style:vertical-align="middle" fo:background-color="transparent"/>
    </style:style>
    <style:style style:name="_49788__54364__32__91_0_93__32_2_32_2_32_2_32_39" style:display-name="쉼표 [0] 2 2 2 39" style:family="table-cell" style:data-style-name="N50">
      <style:table-cell-properties style:vertical-align="middle" fo:background-color="transparent"/>
    </style:style>
    <style:style style:name="_49788__54364__32__91_0_93__32_2_32_2_32_2_32_4" style:display-name="쉼표 [0] 2 2 2 4" style:family="table-cell" style:data-style-name="N50">
      <style:table-cell-properties style:vertical-align="middle" fo:background-color="transparent"/>
    </style:style>
    <style:style style:name="_49788__54364__32__91_0_93__32_2_32_2_32_2_32_4_32_10" style:display-name="쉼표 [0] 2 2 2 4 10" style:family="table-cell" style:data-style-name="N50">
      <style:table-cell-properties style:vertical-align="middle" fo:background-color="transparent"/>
    </style:style>
    <style:style style:name="_49788__54364__32__91_0_93__32_2_32_2_32_2_32_4_32_10_32_2" style:display-name="쉼표 [0] 2 2 2 4 10 2" style:family="table-cell" style:data-style-name="N50">
      <style:table-cell-properties style:vertical-align="middle" fo:background-color="transparent"/>
    </style:style>
    <style:style style:name="_49788__54364__32__91_0_93__32_2_32_2_32_2_32_4_32_11" style:display-name="쉼표 [0] 2 2 2 4 11" style:family="table-cell" style:data-style-name="N50">
      <style:table-cell-properties style:vertical-align="middle" fo:background-color="transparent"/>
    </style:style>
    <style:style style:name="_49788__54364__32__91_0_93__32_2_32_2_32_2_32_4_32_11_32_2" style:display-name="쉼표 [0] 2 2 2 4 11 2" style:family="table-cell" style:data-style-name="N50">
      <style:table-cell-properties style:vertical-align="middle" fo:background-color="transparent"/>
    </style:style>
    <style:style style:name="_49788__54364__32__91_0_93__32_2_32_2_32_2_32_4_32_12" style:display-name="쉼표 [0] 2 2 2 4 12" style:family="table-cell" style:data-style-name="N50">
      <style:table-cell-properties style:vertical-align="middle" fo:background-color="transparent"/>
    </style:style>
    <style:style style:name="_49788__54364__32__91_0_93__32_2_32_2_32_2_32_4_32_2" style:display-name="쉼표 [0] 2 2 2 4 2" style:family="table-cell" style:data-style-name="N50">
      <style:table-cell-properties style:vertical-align="middle" fo:background-color="transparent"/>
    </style:style>
    <style:style style:name="_49788__54364__32__91_0_93__32_2_32_2_32_2_32_4_32_2_32_2" style:display-name="쉼표 [0] 2 2 2 4 2 2" style:family="table-cell" style:data-style-name="N50">
      <style:table-cell-properties style:vertical-align="middle" fo:background-color="transparent"/>
    </style:style>
    <style:style style:name="_49788__54364__32__91_0_93__32_2_32_2_32_2_32_4_32_3" style:display-name="쉼표 [0] 2 2 2 4 3" style:family="table-cell" style:data-style-name="N50">
      <style:table-cell-properties style:vertical-align="middle" fo:background-color="transparent"/>
    </style:style>
    <style:style style:name="_49788__54364__32__91_0_93__32_2_32_2_32_2_32_4_32_3_32_2" style:display-name="쉼표 [0] 2 2 2 4 3 2" style:family="table-cell" style:data-style-name="N50">
      <style:table-cell-properties style:vertical-align="middle" fo:background-color="transparent"/>
    </style:style>
    <style:style style:name="_49788__54364__32__91_0_93__32_2_32_2_32_2_32_4_32_4" style:display-name="쉼표 [0] 2 2 2 4 4" style:family="table-cell" style:data-style-name="N50">
      <style:table-cell-properties style:vertical-align="middle" fo:background-color="transparent"/>
    </style:style>
    <style:style style:name="_49788__54364__32__91_0_93__32_2_32_2_32_2_32_4_32_4_32_2" style:display-name="쉼표 [0] 2 2 2 4 4 2" style:family="table-cell" style:data-style-name="N50">
      <style:table-cell-properties style:vertical-align="middle" fo:background-color="transparent"/>
    </style:style>
    <style:style style:name="_49788__54364__32__91_0_93__32_2_32_2_32_2_32_4_32_5" style:display-name="쉼표 [0] 2 2 2 4 5" style:family="table-cell" style:data-style-name="N50">
      <style:table-cell-properties style:vertical-align="middle" fo:background-color="transparent"/>
    </style:style>
    <style:style style:name="_49788__54364__32__91_0_93__32_2_32_2_32_2_32_4_32_5_32_2" style:display-name="쉼표 [0] 2 2 2 4 5 2" style:family="table-cell" style:data-style-name="N50">
      <style:table-cell-properties style:vertical-align="middle" fo:background-color="transparent"/>
    </style:style>
    <style:style style:name="_49788__54364__32__91_0_93__32_2_32_2_32_2_32_4_32_6" style:display-name="쉼표 [0] 2 2 2 4 6" style:family="table-cell" style:data-style-name="N50">
      <style:table-cell-properties style:vertical-align="middle" fo:background-color="transparent"/>
    </style:style>
    <style:style style:name="_49788__54364__32__91_0_93__32_2_32_2_32_2_32_4_32_6_32_2" style:display-name="쉼표 [0] 2 2 2 4 6 2" style:family="table-cell" style:data-style-name="N50">
      <style:table-cell-properties style:vertical-align="middle" fo:background-color="transparent"/>
    </style:style>
    <style:style style:name="_49788__54364__32__91_0_93__32_2_32_2_32_2_32_4_32_7" style:display-name="쉼표 [0] 2 2 2 4 7" style:family="table-cell" style:data-style-name="N50">
      <style:table-cell-properties style:vertical-align="middle" fo:background-color="transparent"/>
    </style:style>
    <style:style style:name="_49788__54364__32__91_0_93__32_2_32_2_32_2_32_4_32_7_32_2" style:display-name="쉼표 [0] 2 2 2 4 7 2" style:family="table-cell" style:data-style-name="N50">
      <style:table-cell-properties style:vertical-align="middle" fo:background-color="transparent"/>
    </style:style>
    <style:style style:name="_49788__54364__32__91_0_93__32_2_32_2_32_2_32_4_32_8" style:display-name="쉼표 [0] 2 2 2 4 8" style:family="table-cell" style:data-style-name="N50">
      <style:table-cell-properties style:vertical-align="middle" fo:background-color="transparent"/>
    </style:style>
    <style:style style:name="_49788__54364__32__91_0_93__32_2_32_2_32_2_32_4_32_8_32_2" style:display-name="쉼표 [0] 2 2 2 4 8 2" style:family="table-cell" style:data-style-name="N50">
      <style:table-cell-properties style:vertical-align="middle" fo:background-color="transparent"/>
    </style:style>
    <style:style style:name="_49788__54364__32__91_0_93__32_2_32_2_32_2_32_4_32_9" style:display-name="쉼표 [0] 2 2 2 4 9" style:family="table-cell" style:data-style-name="N50">
      <style:table-cell-properties style:vertical-align="middle" fo:background-color="transparent"/>
    </style:style>
    <style:style style:name="_49788__54364__32__91_0_93__32_2_32_2_32_2_32_4_32_9_32_2" style:display-name="쉼표 [0] 2 2 2 4 9 2" style:family="table-cell" style:data-style-name="N50">
      <style:table-cell-properties style:vertical-align="middle" fo:background-color="transparent"/>
    </style:style>
    <style:style style:name="_49788__54364__32__91_0_93__32_2_32_2_32_2_32_5" style:display-name="쉼표 [0] 2 2 2 5" style:family="table-cell" style:data-style-name="N50">
      <style:table-cell-properties style:vertical-align="middle" fo:background-color="transparent"/>
    </style:style>
    <style:style style:name="_49788__54364__32__91_0_93__32_2_32_2_32_2_32_5_32_2" style:display-name="쉼표 [0] 2 2 2 5 2" style:family="table-cell" style:data-style-name="N50">
      <style:table-cell-properties style:vertical-align="middle" fo:background-color="transparent"/>
    </style:style>
    <style:style style:name="_49788__54364__32__91_0_93__32_2_32_2_32_2_32_6" style:display-name="쉼표 [0] 2 2 2 6" style:family="table-cell" style:data-style-name="N50">
      <style:table-cell-properties style:vertical-align="middle" fo:background-color="transparent"/>
    </style:style>
    <style:style style:name="_49788__54364__32__91_0_93__32_2_32_2_32_2_32_6_32_2" style:display-name="쉼표 [0] 2 2 2 6 2" style:family="table-cell" style:data-style-name="N50">
      <style:table-cell-properties style:vertical-align="middle" fo:background-color="transparent"/>
    </style:style>
    <style:style style:name="_49788__54364__32__91_0_93__32_2_32_2_32_2_32_7" style:display-name="쉼표 [0] 2 2 2 7" style:family="table-cell" style:data-style-name="N50">
      <style:table-cell-properties style:vertical-align="middle" fo:background-color="transparent"/>
    </style:style>
    <style:style style:name="_49788__54364__32__91_0_93__32_2_32_2_32_2_32_7_32_2" style:display-name="쉼표 [0] 2 2 2 7 2" style:family="table-cell" style:data-style-name="N50">
      <style:table-cell-properties style:vertical-align="middle" fo:background-color="transparent"/>
    </style:style>
    <style:style style:name="_49788__54364__32__91_0_93__32_2_32_2_32_2_32_8" style:display-name="쉼표 [0] 2 2 2 8" style:family="table-cell" style:data-style-name="N50">
      <style:table-cell-properties style:vertical-align="middle" fo:background-color="transparent"/>
    </style:style>
    <style:style style:name="_49788__54364__32__91_0_93__32_2_32_2_32_2_32_8_32_2" style:display-name="쉼표 [0] 2 2 2 8 2" style:family="table-cell" style:data-style-name="N50">
      <style:table-cell-properties style:vertical-align="middle" fo:background-color="transparent"/>
    </style:style>
    <style:style style:name="_49788__54364__32__91_0_93__32_2_32_2_32_2_32_9" style:display-name="쉼표 [0] 2 2 2 9" style:family="table-cell" style:data-style-name="N50">
      <style:table-cell-properties style:vertical-align="middle" fo:background-color="transparent"/>
    </style:style>
    <style:style style:name="_49788__54364__32__91_0_93__32_2_32_2_32_2_32_9_32_2" style:display-name="쉼표 [0] 2 2 2 9 2" style:family="table-cell" style:data-style-name="N50">
      <style:table-cell-properties style:vertical-align="middle" fo:background-color="transparent"/>
    </style:style>
    <style:style style:name="_49788__54364__32__91_0_93__32_2_32_2_32_20" style:display-name="쉼표 [0] 2 2 20" style:family="table-cell" style:data-style-name="N50">
      <style:table-cell-properties style:vertical-align="middle" fo:background-color="transparent"/>
    </style:style>
    <style:style style:name="_49788__54364__32__91_0_93__32_2_32_2_32_20_32_2" style:display-name="쉼표 [0] 2 2 20 2" style:family="table-cell" style:data-style-name="N50">
      <style:table-cell-properties style:vertical-align="middle" fo:background-color="transparent"/>
    </style:style>
    <style:style style:name="_49788__54364__32__91_0_93__32_2_32_2_32_21" style:display-name="쉼표 [0] 2 2 21" style:family="table-cell" style:data-style-name="N50">
      <style:table-cell-properties style:vertical-align="middle" fo:background-color="transparent"/>
    </style:style>
    <style:style style:name="_49788__54364__32__91_0_93__32_2_32_2_32_21_32_2" style:display-name="쉼표 [0] 2 2 21 2" style:family="table-cell" style:data-style-name="N50">
      <style:table-cell-properties style:vertical-align="middle" fo:background-color="transparent"/>
    </style:style>
    <style:style style:name="_49788__54364__32__91_0_93__32_2_32_2_32_22" style:display-name="쉼표 [0] 2 2 22" style:family="table-cell" style:data-style-name="N50">
      <style:table-cell-properties style:vertical-align="middle" fo:background-color="transparent"/>
    </style:style>
    <style:style style:name="_49788__54364__32__91_0_93__32_2_32_2_32_22_32_2" style:display-name="쉼표 [0] 2 2 22 2" style:family="table-cell" style:data-style-name="N50">
      <style:table-cell-properties style:vertical-align="middle" fo:background-color="transparent"/>
    </style:style>
    <style:style style:name="_49788__54364__32__91_0_93__32_2_32_2_32_23" style:display-name="쉼표 [0] 2 2 23" style:family="table-cell" style:data-style-name="N50">
      <style:table-cell-properties style:vertical-align="middle" fo:background-color="transparent"/>
    </style:style>
    <style:style style:name="_49788__54364__32__91_0_93__32_2_32_2_32_23_32_2" style:display-name="쉼표 [0] 2 2 23 2" style:family="table-cell" style:data-style-name="N50">
      <style:table-cell-properties style:vertical-align="middle" fo:background-color="transparent"/>
    </style:style>
    <style:style style:name="_49788__54364__32__91_0_93__32_2_32_2_32_24" style:display-name="쉼표 [0] 2 2 24" style:family="table-cell" style:data-style-name="N50">
      <style:table-cell-properties style:vertical-align="middle" fo:background-color="transparent"/>
    </style:style>
    <style:style style:name="_49788__54364__32__91_0_93__32_2_32_2_32_24_32_2" style:display-name="쉼표 [0] 2 2 24 2" style:family="table-cell" style:data-style-name="N50">
      <style:table-cell-properties style:vertical-align="middle" fo:background-color="transparent"/>
    </style:style>
    <style:style style:name="_49788__54364__32__91_0_93__32_2_32_2_32_25" style:display-name="쉼표 [0] 2 2 25" style:family="table-cell" style:data-style-name="N50">
      <style:table-cell-properties style:vertical-align="middle" fo:background-color="transparent"/>
    </style:style>
    <style:style style:name="_49788__54364__32__91_0_93__32_2_32_2_32_25_32_2" style:display-name="쉼표 [0] 2 2 25 2" style:family="table-cell" style:data-style-name="N50">
      <style:table-cell-properties style:vertical-align="middle" fo:background-color="transparent"/>
    </style:style>
    <style:style style:name="_49788__54364__32__91_0_93__32_2_32_2_32_26" style:display-name="쉼표 [0] 2 2 26" style:family="table-cell" style:data-style-name="N50">
      <style:table-cell-properties style:vertical-align="middle" fo:background-color="transparent"/>
    </style:style>
    <style:style style:name="_49788__54364__32__91_0_93__32_2_32_2_32_3" style:display-name="쉼표 [0] 2 2 3" style:family="table-cell" style:data-style-name="N50">
      <style:table-cell-properties style:vertical-align="middle" fo:background-color="transparent"/>
    </style:style>
    <style:style style:name="_49788__54364__32__91_0_93__32_2_32_2_32_3_32_10" style:display-name="쉼표 [0] 2 2 3 10" style:family="table-cell" style:data-style-name="N50">
      <style:table-cell-properties style:vertical-align="middle" fo:background-color="transparent"/>
    </style:style>
    <style:style style:name="_49788__54364__32__91_0_93__32_2_32_2_32_3_32_10_32_2" style:display-name="쉼표 [0] 2 2 3 10 2" style:family="table-cell" style:data-style-name="N50">
      <style:table-cell-properties style:vertical-align="middle" fo:background-color="transparent"/>
    </style:style>
    <style:style style:name="_49788__54364__32__91_0_93__32_2_32_2_32_3_32_11" style:display-name="쉼표 [0] 2 2 3 11" style:family="table-cell" style:data-style-name="N50">
      <style:table-cell-properties style:vertical-align="middle" fo:background-color="transparent"/>
    </style:style>
    <style:style style:name="_49788__54364__32__91_0_93__32_2_32_2_32_3_32_11_32_2" style:display-name="쉼표 [0] 2 2 3 11 2" style:family="table-cell" style:data-style-name="N50">
      <style:table-cell-properties style:vertical-align="middle" fo:background-color="transparent"/>
    </style:style>
    <style:style style:name="_49788__54364__32__91_0_93__32_2_32_2_32_3_32_12" style:display-name="쉼표 [0] 2 2 3 12" style:family="table-cell" style:data-style-name="N50">
      <style:table-cell-properties style:vertical-align="middle" fo:background-color="transparent"/>
    </style:style>
    <style:style style:name="_49788__54364__32__91_0_93__32_2_32_2_32_3_32_12_32_2" style:display-name="쉼표 [0] 2 2 3 12 2" style:family="table-cell" style:data-style-name="N50">
      <style:table-cell-properties style:vertical-align="middle" fo:background-color="transparent"/>
    </style:style>
    <style:style style:name="_49788__54364__32__91_0_93__32_2_32_2_32_3_32_13" style:display-name="쉼표 [0] 2 2 3 13" style:family="table-cell" style:data-style-name="N50">
      <style:table-cell-properties style:vertical-align="middle" fo:background-color="transparent"/>
    </style:style>
    <style:style style:name="_49788__54364__32__91_0_93__32_2_32_2_32_3_32_13_32_2" style:display-name="쉼표 [0] 2 2 3 13 2" style:family="table-cell" style:data-style-name="N50">
      <style:table-cell-properties style:vertical-align="middle" fo:background-color="transparent"/>
    </style:style>
    <style:style style:name="_49788__54364__32__91_0_93__32_2_32_2_32_3_32_14" style:display-name="쉼표 [0] 2 2 3 14" style:family="table-cell" style:data-style-name="N50">
      <style:table-cell-properties style:vertical-align="middle" fo:background-color="transparent"/>
    </style:style>
    <style:style style:name="_49788__54364__32__91_0_93__32_2_32_2_32_3_32_14_32_2" style:display-name="쉼표 [0] 2 2 3 14 2" style:family="table-cell" style:data-style-name="N50">
      <style:table-cell-properties style:vertical-align="middle" fo:background-color="transparent"/>
    </style:style>
    <style:style style:name="_49788__54364__32__91_0_93__32_2_32_2_32_3_32_15" style:display-name="쉼표 [0] 2 2 3 15" style:family="table-cell" style:data-style-name="N50">
      <style:table-cell-properties style:vertical-align="middle" fo:background-color="transparent"/>
    </style:style>
    <style:style style:name="_49788__54364__32__91_0_93__32_2_32_2_32_3_32_15_32_2" style:display-name="쉼표 [0] 2 2 3 15 2" style:family="table-cell" style:data-style-name="N50">
      <style:table-cell-properties style:vertical-align="middle" fo:background-color="transparent"/>
    </style:style>
    <style:style style:name="_49788__54364__32__91_0_93__32_2_32_2_32_3_32_16" style:display-name="쉼표 [0] 2 2 3 16" style:family="table-cell" style:data-style-name="N50">
      <style:table-cell-properties style:vertical-align="middle" fo:background-color="transparent"/>
    </style:style>
    <style:style style:name="_49788__54364__32__91_0_93__32_2_32_2_32_3_32_16_32_2" style:display-name="쉼표 [0] 2 2 3 16 2" style:family="table-cell" style:data-style-name="N50">
      <style:table-cell-properties style:vertical-align="middle" fo:background-color="transparent"/>
    </style:style>
    <style:style style:name="_49788__54364__32__91_0_93__32_2_32_2_32_3_32_17" style:display-name="쉼표 [0] 2 2 3 17" style:family="table-cell" style:data-style-name="N50">
      <style:table-cell-properties style:vertical-align="middle" fo:background-color="transparent"/>
    </style:style>
    <style:style style:name="_49788__54364__32__91_0_93__32_2_32_2_32_3_32_17_32_2" style:display-name="쉼표 [0] 2 2 3 17 2" style:family="table-cell" style:data-style-name="N50">
      <style:table-cell-properties style:vertical-align="middle" fo:background-color="transparent"/>
    </style:style>
    <style:style style:name="_49788__54364__32__91_0_93__32_2_32_2_32_3_32_18" style:display-name="쉼표 [0] 2 2 3 18" style:family="table-cell" style:data-style-name="N50">
      <style:table-cell-properties style:vertical-align="middle" fo:background-color="transparent"/>
    </style:style>
    <style:style style:name="_49788__54364__32__91_0_93__32_2_32_2_32_3_32_18_32_2" style:display-name="쉼표 [0] 2 2 3 18 2" style:family="table-cell" style:data-style-name="N50">
      <style:table-cell-properties style:vertical-align="middle" fo:background-color="transparent"/>
    </style:style>
    <style:style style:name="_49788__54364__32__91_0_93__32_2_32_2_32_3_32_19" style:display-name="쉼표 [0] 2 2 3 19" style:family="table-cell" style:data-style-name="N50">
      <style:table-cell-properties style:vertical-align="middle" fo:background-color="transparent"/>
    </style:style>
    <style:style style:name="_49788__54364__32__91_0_93__32_2_32_2_32_3_32_19_32_2" style:display-name="쉼표 [0] 2 2 3 19 2" style:family="table-cell" style:data-style-name="N50">
      <style:table-cell-properties style:vertical-align="middle" fo:background-color="transparent"/>
    </style:style>
    <style:style style:name="_49788__54364__32__91_0_93__32_2_32_2_32_3_32_2" style:display-name="쉼표 [0] 2 2 3 2" style:family="table-cell" style:data-style-name="N50">
      <style:table-cell-properties style:vertical-align="middle" fo:background-color="transparent"/>
    </style:style>
    <style:style style:name="_49788__54364__32__91_0_93__32_2_32_2_32_3_32_2_32_10" style:display-name="쉼표 [0] 2 2 3 2 10" style:family="table-cell" style:data-style-name="N50">
      <style:table-cell-properties style:vertical-align="middle" fo:background-color="transparent"/>
    </style:style>
    <style:style style:name="_49788__54364__32__91_0_93__32_2_32_2_32_3_32_2_32_10_32_2" style:display-name="쉼표 [0] 2 2 3 2 10 2" style:family="table-cell" style:data-style-name="N50">
      <style:table-cell-properties style:vertical-align="middle" fo:background-color="transparent"/>
    </style:style>
    <style:style style:name="_49788__54364__32__91_0_93__32_2_32_2_32_3_32_2_32_11" style:display-name="쉼표 [0] 2 2 3 2 11" style:family="table-cell" style:data-style-name="N50">
      <style:table-cell-properties style:vertical-align="middle" fo:background-color="transparent"/>
    </style:style>
    <style:style style:name="_49788__54364__32__91_0_93__32_2_32_2_32_3_32_2_32_11_32_2" style:display-name="쉼표 [0] 2 2 3 2 11 2" style:family="table-cell" style:data-style-name="N50">
      <style:table-cell-properties style:vertical-align="middle" fo:background-color="transparent"/>
    </style:style>
    <style:style style:name="_49788__54364__32__91_0_93__32_2_32_2_32_3_32_2_32_12" style:display-name="쉼표 [0] 2 2 3 2 12" style:family="table-cell" style:data-style-name="N50">
      <style:table-cell-properties style:vertical-align="middle" fo:background-color="transparent"/>
    </style:style>
    <style:style style:name="_49788__54364__32__91_0_93__32_2_32_2_32_3_32_2_32_2" style:display-name="쉼표 [0] 2 2 3 2 2" style:family="table-cell" style:data-style-name="N50">
      <style:table-cell-properties style:vertical-align="middle" fo:background-color="transparent"/>
    </style:style>
    <style:style style:name="_49788__54364__32__91_0_93__32_2_32_2_32_3_32_2_32_2_32_2" style:display-name="쉼표 [0] 2 2 3 2 2 2" style:family="table-cell" style:data-style-name="N50">
      <style:table-cell-properties style:vertical-align="middle" fo:background-color="transparent"/>
    </style:style>
    <style:style style:name="_49788__54364__32__91_0_93__32_2_32_2_32_3_32_2_32_3" style:display-name="쉼표 [0] 2 2 3 2 3" style:family="table-cell" style:data-style-name="N50">
      <style:table-cell-properties style:vertical-align="middle" fo:background-color="transparent"/>
    </style:style>
    <style:style style:name="_49788__54364__32__91_0_93__32_2_32_2_32_3_32_2_32_3_32_2" style:display-name="쉼표 [0] 2 2 3 2 3 2" style:family="table-cell" style:data-style-name="N50">
      <style:table-cell-properties style:vertical-align="middle" fo:background-color="transparent"/>
    </style:style>
    <style:style style:name="_49788__54364__32__91_0_93__32_2_32_2_32_3_32_2_32_4" style:display-name="쉼표 [0] 2 2 3 2 4" style:family="table-cell" style:data-style-name="N50">
      <style:table-cell-properties style:vertical-align="middle" fo:background-color="transparent"/>
    </style:style>
    <style:style style:name="_49788__54364__32__91_0_93__32_2_32_2_32_3_32_2_32_4_32_2" style:display-name="쉼표 [0] 2 2 3 2 4 2" style:family="table-cell" style:data-style-name="N50">
      <style:table-cell-properties style:vertical-align="middle" fo:background-color="transparent"/>
    </style:style>
    <style:style style:name="_49788__54364__32__91_0_93__32_2_32_2_32_3_32_2_32_5" style:display-name="쉼표 [0] 2 2 3 2 5" style:family="table-cell" style:data-style-name="N50">
      <style:table-cell-properties style:vertical-align="middle" fo:background-color="transparent"/>
    </style:style>
    <style:style style:name="_49788__54364__32__91_0_93__32_2_32_2_32_3_32_2_32_5_32_2" style:display-name="쉼표 [0] 2 2 3 2 5 2" style:family="table-cell" style:data-style-name="N50">
      <style:table-cell-properties style:vertical-align="middle" fo:background-color="transparent"/>
    </style:style>
    <style:style style:name="_49788__54364__32__91_0_93__32_2_32_2_32_3_32_2_32_6" style:display-name="쉼표 [0] 2 2 3 2 6" style:family="table-cell" style:data-style-name="N50">
      <style:table-cell-properties style:vertical-align="middle" fo:background-color="transparent"/>
    </style:style>
    <style:style style:name="_49788__54364__32__91_0_93__32_2_32_2_32_3_32_2_32_6_32_2" style:display-name="쉼표 [0] 2 2 3 2 6 2" style:family="table-cell" style:data-style-name="N50">
      <style:table-cell-properties style:vertical-align="middle" fo:background-color="transparent"/>
    </style:style>
    <style:style style:name="_49788__54364__32__91_0_93__32_2_32_2_32_3_32_2_32_7" style:display-name="쉼표 [0] 2 2 3 2 7" style:family="table-cell" style:data-style-name="N50">
      <style:table-cell-properties style:vertical-align="middle" fo:background-color="transparent"/>
    </style:style>
    <style:style style:name="_49788__54364__32__91_0_93__32_2_32_2_32_3_32_2_32_7_32_2" style:display-name="쉼표 [0] 2 2 3 2 7 2" style:family="table-cell" style:data-style-name="N50">
      <style:table-cell-properties style:vertical-align="middle" fo:background-color="transparent"/>
    </style:style>
    <style:style style:name="_49788__54364__32__91_0_93__32_2_32_2_32_3_32_2_32_8" style:display-name="쉼표 [0] 2 2 3 2 8" style:family="table-cell" style:data-style-name="N50">
      <style:table-cell-properties style:vertical-align="middle" fo:background-color="transparent"/>
    </style:style>
    <style:style style:name="_49788__54364__32__91_0_93__32_2_32_2_32_3_32_2_32_8_32_2" style:display-name="쉼표 [0] 2 2 3 2 8 2" style:family="table-cell" style:data-style-name="N50">
      <style:table-cell-properties style:vertical-align="middle" fo:background-color="transparent"/>
    </style:style>
    <style:style style:name="_49788__54364__32__91_0_93__32_2_32_2_32_3_32_2_32_9" style:display-name="쉼표 [0] 2 2 3 2 9" style:family="table-cell" style:data-style-name="N50">
      <style:table-cell-properties style:vertical-align="middle" fo:background-color="transparent"/>
    </style:style>
    <style:style style:name="_49788__54364__32__91_0_93__32_2_32_2_32_3_32_2_32_9_32_2" style:display-name="쉼표 [0] 2 2 3 2 9 2" style:family="table-cell" style:data-style-name="N50">
      <style:table-cell-properties style:vertical-align="middle" fo:background-color="transparent"/>
    </style:style>
    <style:style style:name="_49788__54364__32__91_0_93__32_2_32_2_32_3_32_20" style:display-name="쉼표 [0] 2 2 3 20" style:family="table-cell" style:data-style-name="N50">
      <style:table-cell-properties style:vertical-align="middle" fo:background-color="transparent"/>
    </style:style>
    <style:style style:name="_49788__54364__32__91_0_93__32_2_32_2_32_3_32_20_32_2" style:display-name="쉼표 [0] 2 2 3 20 2" style:family="table-cell" style:data-style-name="N50">
      <style:table-cell-properties style:vertical-align="middle" fo:background-color="transparent"/>
    </style:style>
    <style:style style:name="_49788__54364__32__91_0_93__32_2_32_2_32_3_32_21" style:display-name="쉼표 [0] 2 2 3 21" style:family="table-cell" style:data-style-name="N50">
      <style:table-cell-properties style:vertical-align="middle" fo:background-color="transparent"/>
    </style:style>
    <style:style style:name="_49788__54364__32__91_0_93__32_2_32_2_32_3_32_21_32_2" style:display-name="쉼표 [0] 2 2 3 21 2" style:family="table-cell" style:data-style-name="N50">
      <style:table-cell-properties style:vertical-align="middle" fo:background-color="transparent"/>
    </style:style>
    <style:style style:name="_49788__54364__32__91_0_93__32_2_32_2_32_3_32_22" style:display-name="쉼표 [0] 2 2 3 22" style:family="table-cell" style:data-style-name="N50">
      <style:table-cell-properties style:vertical-align="middle" fo:background-color="transparent"/>
    </style:style>
    <style:style style:name="_49788__54364__32__91_0_93__32_2_32_2_32_3_32_22_32_2" style:display-name="쉼표 [0] 2 2 3 22 2" style:family="table-cell" style:data-style-name="N50">
      <style:table-cell-properties style:vertical-align="middle" fo:background-color="transparent"/>
    </style:style>
    <style:style style:name="_49788__54364__32__91_0_93__32_2_32_2_32_3_32_23" style:display-name="쉼표 [0] 2 2 3 23" style:family="table-cell" style:data-style-name="N50">
      <style:table-cell-properties style:vertical-align="middle" fo:background-color="transparent"/>
    </style:style>
    <style:style style:name="_49788__54364__32__91_0_93__32_2_32_2_32_3_32_23_32_2" style:display-name="쉼표 [0] 2 2 3 23 2" style:family="table-cell" style:data-style-name="N50">
      <style:table-cell-properties style:vertical-align="middle" fo:background-color="transparent"/>
    </style:style>
    <style:style style:name="_49788__54364__32__91_0_93__32_2_32_2_32_3_32_24" style:display-name="쉼표 [0] 2 2 3 24" style:family="table-cell" style:data-style-name="N50">
      <style:table-cell-properties style:vertical-align="middle" fo:background-color="transparent"/>
    </style:style>
    <style:style style:name="_49788__54364__32__91_0_93__32_2_32_2_32_3_32_24_32_2" style:display-name="쉼표 [0] 2 2 3 24 2" style:family="table-cell" style:data-style-name="N50">
      <style:table-cell-properties style:vertical-align="middle" fo:background-color="transparent"/>
    </style:style>
    <style:style style:name="_49788__54364__32__91_0_93__32_2_32_2_32_3_32_25" style:display-name="쉼표 [0] 2 2 3 25" style:family="table-cell" style:data-style-name="N50">
      <style:table-cell-properties style:vertical-align="middle" fo:background-color="transparent"/>
    </style:style>
    <style:style style:name="_49788__54364__32__91_0_93__32_2_32_2_32_3_32_25_32_2" style:display-name="쉼표 [0] 2 2 3 25 2" style:family="table-cell" style:data-style-name="N50">
      <style:table-cell-properties style:vertical-align="middle" fo:background-color="transparent"/>
    </style:style>
    <style:style style:name="_49788__54364__32__91_0_93__32_2_32_2_32_3_32_26" style:display-name="쉼표 [0] 2 2 3 26" style:family="table-cell" style:data-style-name="N50">
      <style:table-cell-properties style:vertical-align="middle" fo:background-color="transparent"/>
    </style:style>
    <style:style style:name="_49788__54364__32__91_0_93__32_2_32_2_32_3_32_3" style:display-name="쉼표 [0] 2 2 3 3" style:family="table-cell" style:data-style-name="N50">
      <style:table-cell-properties style:vertical-align="middle" fo:background-color="transparent"/>
    </style:style>
    <style:style style:name="_49788__54364__32__91_0_93__32_2_32_2_32_3_32_3_32_2" style:display-name="쉼표 [0] 2 2 3 3 2" style:family="table-cell" style:data-style-name="N50">
      <style:table-cell-properties style:vertical-align="middle" fo:background-color="transparent"/>
    </style:style>
    <style:style style:name="_49788__54364__32__91_0_93__32_2_32_2_32_3_32_4" style:display-name="쉼표 [0] 2 2 3 4" style:family="table-cell" style:data-style-name="N50">
      <style:table-cell-properties style:vertical-align="middle" fo:background-color="transparent"/>
    </style:style>
    <style:style style:name="_49788__54364__32__91_0_93__32_2_32_2_32_3_32_4_32_2" style:display-name="쉼표 [0] 2 2 3 4 2" style:family="table-cell" style:data-style-name="N50">
      <style:table-cell-properties style:vertical-align="middle" fo:background-color="transparent"/>
    </style:style>
    <style:style style:name="_49788__54364__32__91_0_93__32_2_32_2_32_3_32_5" style:display-name="쉼표 [0] 2 2 3 5" style:family="table-cell" style:data-style-name="N50">
      <style:table-cell-properties style:vertical-align="middle" fo:background-color="transparent"/>
    </style:style>
    <style:style style:name="_49788__54364__32__91_0_93__32_2_32_2_32_3_32_5_32_2" style:display-name="쉼표 [0] 2 2 3 5 2" style:family="table-cell" style:data-style-name="N50">
      <style:table-cell-properties style:vertical-align="middle" fo:background-color="transparent"/>
    </style:style>
    <style:style style:name="_49788__54364__32__91_0_93__32_2_32_2_32_3_32_6" style:display-name="쉼표 [0] 2 2 3 6" style:family="table-cell" style:data-style-name="N50">
      <style:table-cell-properties style:vertical-align="middle" fo:background-color="transparent"/>
    </style:style>
    <style:style style:name="_49788__54364__32__91_0_93__32_2_32_2_32_3_32_6_32_2" style:display-name="쉼표 [0] 2 2 3 6 2" style:family="table-cell" style:data-style-name="N50">
      <style:table-cell-properties style:vertical-align="middle" fo:background-color="transparent"/>
    </style:style>
    <style:style style:name="_49788__54364__32__91_0_93__32_2_32_2_32_3_32_7" style:display-name="쉼표 [0] 2 2 3 7" style:family="table-cell" style:data-style-name="N50">
      <style:table-cell-properties style:vertical-align="middle" fo:background-color="transparent"/>
    </style:style>
    <style:style style:name="_49788__54364__32__91_0_93__32_2_32_2_32_3_32_7_32_2" style:display-name="쉼표 [0] 2 2 3 7 2" style:family="table-cell" style:data-style-name="N50">
      <style:table-cell-properties style:vertical-align="middle" fo:background-color="transparent"/>
    </style:style>
    <style:style style:name="_49788__54364__32__91_0_93__32_2_32_2_32_3_32_8" style:display-name="쉼표 [0] 2 2 3 8" style:family="table-cell" style:data-style-name="N50">
      <style:table-cell-properties style:vertical-align="middle" fo:background-color="transparent"/>
    </style:style>
    <style:style style:name="_49788__54364__32__91_0_93__32_2_32_2_32_3_32_8_32_2" style:display-name="쉼표 [0] 2 2 3 8 2" style:family="table-cell" style:data-style-name="N50">
      <style:table-cell-properties style:vertical-align="middle" fo:background-color="transparent"/>
    </style:style>
    <style:style style:name="_49788__54364__32__91_0_93__32_2_32_2_32_3_32_9" style:display-name="쉼표 [0] 2 2 3 9" style:family="table-cell" style:data-style-name="N50">
      <style:table-cell-properties style:vertical-align="middle" fo:background-color="transparent"/>
    </style:style>
    <style:style style:name="_49788__54364__32__91_0_93__32_2_32_2_32_3_32_9_32_2" style:display-name="쉼표 [0] 2 2 3 9 2" style:family="table-cell" style:data-style-name="N50">
      <style:table-cell-properties style:vertical-align="middle" fo:background-color="transparent"/>
    </style:style>
    <style:style style:name="_49788__54364__32__91_0_93__32_2_32_2_32_4" style:display-name="쉼표 [0] 2 2 4" style:family="table-cell" style:data-style-name="N50">
      <style:table-cell-properties style:vertical-align="middle" fo:background-color="transparent"/>
    </style:style>
    <style:style style:name="_49788__54364__32__91_0_93__32_2_32_2_32_4_32_10" style:display-name="쉼표 [0] 2 2 4 10" style:family="table-cell" style:data-style-name="N50">
      <style:table-cell-properties style:vertical-align="middle" fo:background-color="transparent"/>
    </style:style>
    <style:style style:name="_49788__54364__32__91_0_93__32_2_32_2_32_4_32_10_32_2" style:display-name="쉼표 [0] 2 2 4 10 2" style:family="table-cell" style:data-style-name="N50">
      <style:table-cell-properties style:vertical-align="middle" fo:background-color="transparent"/>
    </style:style>
    <style:style style:name="_49788__54364__32__91_0_93__32_2_32_2_32_4_32_11" style:display-name="쉼표 [0] 2 2 4 11" style:family="table-cell" style:data-style-name="N50">
      <style:table-cell-properties style:vertical-align="middle" fo:background-color="transparent"/>
    </style:style>
    <style:style style:name="_49788__54364__32__91_0_93__32_2_32_2_32_4_32_11_32_2" style:display-name="쉼표 [0] 2 2 4 11 2" style:family="table-cell" style:data-style-name="N50">
      <style:table-cell-properties style:vertical-align="middle" fo:background-color="transparent"/>
    </style:style>
    <style:style style:name="_49788__54364__32__91_0_93__32_2_32_2_32_4_32_12" style:display-name="쉼표 [0] 2 2 4 12" style:family="table-cell" style:data-style-name="N50">
      <style:table-cell-properties style:vertical-align="middle" fo:background-color="transparent"/>
    </style:style>
    <style:style style:name="_49788__54364__32__91_0_93__32_2_32_2_32_4_32_2" style:display-name="쉼표 [0] 2 2 4 2" style:family="table-cell" style:data-style-name="N50">
      <style:table-cell-properties style:vertical-align="middle" fo:background-color="transparent"/>
    </style:style>
    <style:style style:name="_49788__54364__32__91_0_93__32_2_32_2_32_4_32_2_32_2" style:display-name="쉼표 [0] 2 2 4 2 2" style:family="table-cell" style:data-style-name="N50">
      <style:table-cell-properties style:vertical-align="middle" fo:background-color="transparent"/>
    </style:style>
    <style:style style:name="_49788__54364__32__91_0_93__32_2_32_2_32_4_32_3" style:display-name="쉼표 [0] 2 2 4 3" style:family="table-cell" style:data-style-name="N50">
      <style:table-cell-properties style:vertical-align="middle" fo:background-color="transparent"/>
    </style:style>
    <style:style style:name="_49788__54364__32__91_0_93__32_2_32_2_32_4_32_3_32_2" style:display-name="쉼표 [0] 2 2 4 3 2" style:family="table-cell" style:data-style-name="N50">
      <style:table-cell-properties style:vertical-align="middle" fo:background-color="transparent"/>
    </style:style>
    <style:style style:name="_49788__54364__32__91_0_93__32_2_32_2_32_4_32_4" style:display-name="쉼표 [0] 2 2 4 4" style:family="table-cell" style:data-style-name="N50">
      <style:table-cell-properties style:vertical-align="middle" fo:background-color="transparent"/>
    </style:style>
    <style:style style:name="_49788__54364__32__91_0_93__32_2_32_2_32_4_32_4_32_2" style:display-name="쉼표 [0] 2 2 4 4 2" style:family="table-cell" style:data-style-name="N50">
      <style:table-cell-properties style:vertical-align="middle" fo:background-color="transparent"/>
    </style:style>
    <style:style style:name="_49788__54364__32__91_0_93__32_2_32_2_32_4_32_5" style:display-name="쉼표 [0] 2 2 4 5" style:family="table-cell" style:data-style-name="N50">
      <style:table-cell-properties style:vertical-align="middle" fo:background-color="transparent"/>
    </style:style>
    <style:style style:name="_49788__54364__32__91_0_93__32_2_32_2_32_4_32_5_32_2" style:display-name="쉼표 [0] 2 2 4 5 2" style:family="table-cell" style:data-style-name="N50">
      <style:table-cell-properties style:vertical-align="middle" fo:background-color="transparent"/>
    </style:style>
    <style:style style:name="_49788__54364__32__91_0_93__32_2_32_2_32_4_32_6" style:display-name="쉼표 [0] 2 2 4 6" style:family="table-cell" style:data-style-name="N50">
      <style:table-cell-properties style:vertical-align="middle" fo:background-color="transparent"/>
    </style:style>
    <style:style style:name="_49788__54364__32__91_0_93__32_2_32_2_32_4_32_6_32_2" style:display-name="쉼표 [0] 2 2 4 6 2" style:family="table-cell" style:data-style-name="N50">
      <style:table-cell-properties style:vertical-align="middle" fo:background-color="transparent"/>
    </style:style>
    <style:style style:name="_49788__54364__32__91_0_93__32_2_32_2_32_4_32_7" style:display-name="쉼표 [0] 2 2 4 7" style:family="table-cell" style:data-style-name="N50">
      <style:table-cell-properties style:vertical-align="middle" fo:background-color="transparent"/>
    </style:style>
    <style:style style:name="_49788__54364__32__91_0_93__32_2_32_2_32_4_32_7_32_2" style:display-name="쉼표 [0] 2 2 4 7 2" style:family="table-cell" style:data-style-name="N50">
      <style:table-cell-properties style:vertical-align="middle" fo:background-color="transparent"/>
    </style:style>
    <style:style style:name="_49788__54364__32__91_0_93__32_2_32_2_32_4_32_8" style:display-name="쉼표 [0] 2 2 4 8" style:family="table-cell" style:data-style-name="N50">
      <style:table-cell-properties style:vertical-align="middle" fo:background-color="transparent"/>
    </style:style>
    <style:style style:name="_49788__54364__32__91_0_93__32_2_32_2_32_4_32_8_32_2" style:display-name="쉼표 [0] 2 2 4 8 2" style:family="table-cell" style:data-style-name="N50">
      <style:table-cell-properties style:vertical-align="middle" fo:background-color="transparent"/>
    </style:style>
    <style:style style:name="_49788__54364__32__91_0_93__32_2_32_2_32_4_32_9" style:display-name="쉼표 [0] 2 2 4 9" style:family="table-cell" style:data-style-name="N50">
      <style:table-cell-properties style:vertical-align="middle" fo:background-color="transparent"/>
    </style:style>
    <style:style style:name="_49788__54364__32__91_0_93__32_2_32_2_32_4_32_9_32_2" style:display-name="쉼표 [0] 2 2 4 9 2" style:family="table-cell" style:data-style-name="N50">
      <style:table-cell-properties style:vertical-align="middle" fo:background-color="transparent"/>
    </style:style>
    <style:style style:name="_49788__54364__32__91_0_93__32_2_32_2_32_5" style:display-name="쉼표 [0] 2 2 5" style:family="table-cell" style:data-style-name="N50">
      <style:table-cell-properties style:vertical-align="middle" fo:background-color="transparent"/>
    </style:style>
    <style:style style:name="_49788__54364__32__91_0_93__32_2_32_2_32_5_32_2" style:display-name="쉼표 [0] 2 2 5 2" style:family="table-cell" style:data-style-name="N50">
      <style:table-cell-properties style:vertical-align="middle" fo:background-color="transparent"/>
    </style:style>
    <style:style style:name="_49788__54364__32__91_0_93__32_2_32_2_32_6" style:display-name="쉼표 [0] 2 2 6" style:family="table-cell" style:data-style-name="N50">
      <style:table-cell-properties style:vertical-align="middle" fo:background-color="transparent"/>
    </style:style>
    <style:style style:name="_49788__54364__32__91_0_93__32_2_32_2_32_6_32_2" style:display-name="쉼표 [0] 2 2 6 2" style:family="table-cell" style:data-style-name="N50">
      <style:table-cell-properties style:vertical-align="middle" fo:background-color="transparent"/>
    </style:style>
    <style:style style:name="_49788__54364__32__91_0_93__32_2_32_2_32_7" style:display-name="쉼표 [0] 2 2 7" style:family="table-cell" style:data-style-name="N50">
      <style:table-cell-properties style:vertical-align="middle" fo:background-color="transparent"/>
    </style:style>
    <style:style style:name="_49788__54364__32__91_0_93__32_2_32_2_32_7_32_2" style:display-name="쉼표 [0] 2 2 7 2" style:family="table-cell" style:data-style-name="N50">
      <style:table-cell-properties style:vertical-align="middle" fo:background-color="transparent"/>
    </style:style>
    <style:style style:name="_49788__54364__32__91_0_93__32_2_32_2_32_8" style:display-name="쉼표 [0] 2 2 8" style:family="table-cell" style:data-style-name="N50">
      <style:table-cell-properties style:vertical-align="middle" fo:background-color="transparent"/>
    </style:style>
    <style:style style:name="_49788__54364__32__91_0_93__32_2_32_2_32_8_32_2" style:display-name="쉼표 [0] 2 2 8 2" style:family="table-cell" style:data-style-name="N50">
      <style:table-cell-properties style:vertical-align="middle" fo:background-color="transparent"/>
    </style:style>
    <style:style style:name="_49788__54364__32__91_0_93__32_2_32_2_32_9" style:display-name="쉼표 [0] 2 2 9" style:family="table-cell" style:data-style-name="N50">
      <style:table-cell-properties style:vertical-align="middle" fo:background-color="transparent"/>
    </style:style>
    <style:style style:name="_49788__54364__32__91_0_93__32_2_32_2_32_9_32_2" style:display-name="쉼표 [0] 2 2 9 2" style:family="table-cell" style:data-style-name="N50">
      <style:table-cell-properties style:vertical-align="middle" fo:background-color="transparent"/>
    </style:style>
    <style:style style:name="_49788__54364__32__91_0_93__32_2_32_20" style:display-name="쉼표 [0] 2 20" style:family="table-cell" style:data-style-name="N50">
      <style:table-cell-properties style:vertical-align="middle" fo:background-color="transparent"/>
    </style:style>
    <style:style style:name="_49788__54364__32__91_0_93__32_2_32_20_32_2" style:display-name="쉼표 [0] 2 20 2" style:family="table-cell" style:data-style-name="N50">
      <style:table-cell-properties style:vertical-align="middle" fo:background-color="transparent"/>
    </style:style>
    <style:style style:name="_49788__54364__32__91_0_93__32_2_32_21" style:display-name="쉼표 [0] 2 21" style:family="table-cell" style:data-style-name="N50">
      <style:table-cell-properties style:vertical-align="middle" fo:background-color="transparent"/>
    </style:style>
    <style:style style:name="_49788__54364__32__91_0_93__32_2_32_21_32_2" style:display-name="쉼표 [0] 2 21 2" style:family="table-cell" style:data-style-name="N50">
      <style:table-cell-properties style:vertical-align="middle" fo:background-color="transparent"/>
    </style:style>
    <style:style style:name="_49788__54364__32__91_0_93__32_2_32_22" style:display-name="쉼표 [0] 2 22" style:family="table-cell" style:data-style-name="N50">
      <style:table-cell-properties style:vertical-align="middle" fo:background-color="transparent"/>
    </style:style>
    <style:style style:name="_49788__54364__32__91_0_93__32_2_32_22_32_2" style:display-name="쉼표 [0] 2 22 2" style:family="table-cell" style:data-style-name="N50">
      <style:table-cell-properties style:vertical-align="middle" fo:background-color="transparent"/>
    </style:style>
    <style:style style:name="_49788__54364__32__91_0_93__32_2_32_23" style:display-name="쉼표 [0] 2 23" style:family="table-cell" style:data-style-name="N50">
      <style:table-cell-properties style:vertical-align="middle" fo:background-color="transparent"/>
    </style:style>
    <style:style style:name="_49788__54364__32__91_0_93__32_2_32_23_32_2" style:display-name="쉼표 [0] 2 23 2" style:family="table-cell" style:data-style-name="N50">
      <style:table-cell-properties style:vertical-align="middle" fo:background-color="transparent"/>
    </style:style>
    <style:style style:name="_49788__54364__32__91_0_93__32_2_32_24" style:display-name="쉼표 [0] 2 24" style:family="table-cell" style:data-style-name="N50">
      <style:table-cell-properties style:vertical-align="middle" fo:background-color="transparent"/>
    </style:style>
    <style:style style:name="_49788__54364__32__91_0_93__32_2_32_24_32_2" style:display-name="쉼표 [0] 2 24 2" style:family="table-cell" style:data-style-name="N50">
      <style:table-cell-properties style:vertical-align="middle" fo:background-color="transparent"/>
    </style:style>
    <style:style style:name="_49788__54364__32__91_0_93__32_2_32_25" style:display-name="쉼표 [0] 2 25" style:family="table-cell" style:data-style-name="N50">
      <style:table-cell-properties style:vertical-align="middle" fo:background-color="transparent"/>
    </style:style>
    <style:style style:name="_49788__54364__32__91_0_93__32_2_32_25_32_2" style:display-name="쉼표 [0] 2 25 2" style:family="table-cell" style:data-style-name="N50">
      <style:table-cell-properties style:vertical-align="middle" fo:background-color="transparent"/>
    </style:style>
    <style:style style:name="_49788__54364__32__91_0_93__32_2_32_26" style:display-name="쉼표 [0] 2 26" style:family="table-cell" style:data-style-name="N50">
      <style:table-cell-properties style:vertical-align="middle" fo:background-color="transparent"/>
    </style:style>
    <style:style style:name="_49788__54364__32__91_0_93__32_2_32_26_32_2" style:display-name="쉼표 [0] 2 26 2" style:family="table-cell" style:data-style-name="N50">
      <style:table-cell-properties style:vertical-align="middle" fo:background-color="transparent"/>
    </style:style>
    <style:style style:name="_49788__54364__32__91_0_93__32_2_32_27" style:display-name="쉼표 [0] 2 27" style:family="table-cell" style:data-style-name="N50">
      <style:table-cell-properties style:vertical-align="middle" fo:background-color="transparent"/>
    </style:style>
    <style:style style:name="_49788__54364__32__91_0_93__32_2_32_27_32_2" style:display-name="쉼표 [0] 2 27 2" style:family="table-cell" style:data-style-name="N50">
      <style:table-cell-properties style:vertical-align="middle" fo:background-color="transparent"/>
    </style:style>
    <style:style style:name="_49788__54364__32__91_0_93__32_2_32_28" style:display-name="쉼표 [0] 2 28" style:family="table-cell" style:data-style-name="N50">
      <style:table-cell-properties style:vertical-align="middle" fo:background-color="transparent"/>
    </style:style>
    <style:style style:name="_49788__54364__32__91_0_93__32_2_32_28_32_2" style:display-name="쉼표 [0] 2 28 2" style:family="table-cell" style:data-style-name="N50">
      <style:table-cell-properties style:vertical-align="middle" fo:background-color="transparent"/>
    </style:style>
    <style:style style:name="_49788__54364__32__91_0_93__32_2_32_29" style:display-name="쉼표 [0] 2 29" style:family="table-cell" style:data-style-name="N50">
      <style:table-cell-properties style:vertical-align="middle" fo:background-color="transparent"/>
    </style:style>
    <style:style style:name="_49788__54364__32__91_0_93__32_2_32_29_32_2" style:display-name="쉼표 [0] 2 29 2" style:family="table-cell" style:data-style-name="N50">
      <style:table-cell-properties style:vertical-align="middle" fo:background-color="transparent"/>
    </style:style>
    <style:style style:name="_49788__54364__32__91_0_93__32_2_32_3" style:display-name="쉼표 [0] 2 3" style:family="table-cell" style:data-style-name="N50">
      <style:table-cell-properties style:vertical-align="middle" fo:background-color="transparent"/>
    </style:style>
    <style:style style:name="_49788__54364__32__91_0_93__32_2_32_3_32_2" style:display-name="쉼표 [0] 2 3 2" style:family="table-cell" style:data-style-name="N50">
      <style:table-cell-properties style:vertical-align="middle" fo:background-color="transparent"/>
    </style:style>
    <style:style style:name="_49788__54364__32__91_0_93__32_2_32_30" style:display-name="쉼표 [0] 2 30" style:family="table-cell" style:data-style-name="N50">
      <style:table-cell-properties style:vertical-align="middle" fo:background-color="transparent"/>
    </style:style>
    <style:style style:name="_49788__54364__32__91_0_93__32_2_32_30_32_2" style:display-name="쉼표 [0] 2 30 2" style:family="table-cell" style:data-style-name="N50">
      <style:table-cell-properties style:vertical-align="middle" fo:background-color="transparent"/>
    </style:style>
    <style:style style:name="_49788__54364__32__91_0_93__32_2_32_31" style:display-name="쉼표 [0] 2 31" style:family="table-cell" style:data-style-name="N50">
      <style:table-cell-properties style:vertical-align="middle" fo:background-color="transparent"/>
    </style:style>
    <style:style style:name="_49788__54364__32__91_0_93__32_2_32_31_32_2" style:display-name="쉼표 [0] 2 31 2" style:family="table-cell" style:data-style-name="N50">
      <style:table-cell-properties style:vertical-align="middle" fo:background-color="transparent"/>
    </style:style>
    <style:style style:name="_49788__54364__32__91_0_93__32_2_32_32" style:display-name="쉼표 [0] 2 32" style:family="table-cell" style:data-style-name="N50">
      <style:table-cell-properties style:vertical-align="middle" fo:background-color="transparent"/>
    </style:style>
    <style:style style:name="_49788__54364__32__91_0_93__32_2_32_32_32_2" style:display-name="쉼표 [0] 2 32 2" style:family="table-cell" style:data-style-name="N50">
      <style:table-cell-properties style:vertical-align="middle" fo:background-color="transparent"/>
    </style:style>
    <style:style style:name="_49788__54364__32__91_0_93__32_2_32_33" style:display-name="쉼표 [0] 2 33" style:family="table-cell" style:data-style-name="N50">
      <style:table-cell-properties style:vertical-align="middle" fo:background-color="transparent"/>
    </style:style>
    <style:style style:name="_49788__54364__32__91_0_93__32_2_32_33_32_2" style:display-name="쉼표 [0] 2 33 2" style:family="table-cell" style:data-style-name="N50">
      <style:table-cell-properties style:vertical-align="middle" fo:background-color="transparent"/>
    </style:style>
    <style:style style:name="_49788__54364__32__91_0_93__32_2_32_34" style:display-name="쉼표 [0] 2 34" style:family="table-cell" style:data-style-name="N50">
      <style:table-cell-properties style:vertical-align="middle" fo:background-color="transparent"/>
    </style:style>
    <style:style style:name="_49788__54364__32__91_0_93__32_2_32_34_32_2" style:display-name="쉼표 [0] 2 34 2" style:family="table-cell" style:data-style-name="N50">
      <style:table-cell-properties style:vertical-align="middle" fo:background-color="transparent"/>
    </style:style>
    <style:style style:name="_49788__54364__32__91_0_93__32_2_32_35" style:display-name="쉼표 [0] 2 35" style:family="table-cell" style:data-style-name="N50">
      <style:table-cell-properties style:vertical-align="middle" fo:background-color="transparent"/>
    </style:style>
    <style:style style:name="_49788__54364__32__91_0_93__32_2_32_35_32_2" style:display-name="쉼표 [0] 2 35 2" style:family="table-cell" style:data-style-name="N50">
      <style:table-cell-properties style:vertical-align="middle" fo:background-color="transparent"/>
    </style:style>
    <style:style style:name="_49788__54364__32__91_0_93__32_2_32_36" style:display-name="쉼표 [0] 2 36" style:family="table-cell" style:data-style-name="N50">
      <style:table-cell-properties style:vertical-align="middle" fo:background-color="transparent"/>
    </style:style>
    <style:style style:name="_49788__54364__32__91_0_93__32_2_32_36_32_2" style:display-name="쉼표 [0] 2 36 2" style:family="table-cell" style:data-style-name="N50">
      <style:table-cell-properties style:vertical-align="middle" fo:background-color="transparent"/>
    </style:style>
    <style:style style:name="_49788__54364__32__91_0_93__32_2_32_37" style:display-name="쉼표 [0] 2 37" style:family="table-cell" style:data-style-name="N50">
      <style:table-cell-properties style:vertical-align="middle" fo:background-color="transparent"/>
    </style:style>
    <style:style style:name="_49788__54364__32__91_0_93__32_2_32_37_32_2" style:display-name="쉼표 [0] 2 37 2" style:family="table-cell" style:data-style-name="N50">
      <style:table-cell-properties style:vertical-align="middle" fo:background-color="transparent"/>
    </style:style>
    <style:style style:name="_49788__54364__32__91_0_93__32_2_32_38" style:display-name="쉼표 [0] 2 38" style:family="table-cell" style:data-style-name="N50">
      <style:table-cell-properties style:vertical-align="middle" fo:background-color="transparent"/>
    </style:style>
    <style:style style:name="_49788__54364__32__91_0_93__32_2_32_38_32_2" style:display-name="쉼표 [0] 2 38 2" style:family="table-cell" style:data-style-name="N50">
      <style:table-cell-properties style:vertical-align="middle" fo:background-color="transparent"/>
    </style:style>
    <style:style style:name="_49788__54364__32__91_0_93__32_2_32_39" style:display-name="쉼표 [0] 2 39" style:family="table-cell" style:data-style-name="N50">
      <style:table-cell-properties style:vertical-align="middle" fo:background-color="transparent"/>
    </style:style>
    <style:style style:name="_49788__54364__32__91_0_93__32_2_32_39_32_2" style:display-name="쉼표 [0] 2 39 2" style:family="table-cell" style:data-style-name="N50">
      <style:table-cell-properties style:vertical-align="middle" fo:background-color="transparent"/>
    </style:style>
    <style:style style:name="_49788__54364__32__91_0_93__32_2_32_4" style:display-name="쉼표 [0] 2 4" style:family="table-cell" style:data-style-name="N50">
      <style:table-cell-properties style:vertical-align="middle" fo:background-color="transparent"/>
    </style:style>
    <style:style style:name="_49788__54364__32__91_0_93__32_2_32_4_32_2" style:display-name="쉼표 [0] 2 4 2" style:family="table-cell" style:data-style-name="N50">
      <style:table-cell-properties style:vertical-align="middle" fo:background-color="transparent"/>
    </style:style>
    <style:style style:name="_49788__54364__32__91_0_93__32_2_32_40" style:display-name="쉼표 [0] 2 40" style:family="table-cell" style:data-style-name="N50">
      <style:table-cell-properties style:vertical-align="middle" fo:background-color="transparent"/>
    </style:style>
    <style:style style:name="_49788__54364__32__91_0_93__32_2_32_40_32_2" style:display-name="쉼표 [0] 2 40 2" style:family="table-cell" style:data-style-name="N50">
      <style:table-cell-properties style:vertical-align="middle" fo:background-color="transparent"/>
    </style:style>
    <style:style style:name="_49788__54364__32__91_0_93__32_2_32_41" style:display-name="쉼표 [0] 2 41" style:family="table-cell" style:data-style-name="N50">
      <style:table-cell-properties style:vertical-align="middle" fo:background-color="transparent"/>
    </style:style>
    <style:style style:name="_49788__54364__32__91_0_93__32_2_32_42" style:display-name="쉼표 [0] 2 42" style:family="table-cell" style:data-style-name="N50">
      <style:table-cell-properties style:vertical-align="middle" fo:background-color="transparent"/>
    </style:style>
    <style:style style:name="_49788__54364__32__91_0_93__32_2_32_5" style:display-name="쉼표 [0] 2 5" style:family="table-cell" style:data-style-name="N50">
      <style:table-cell-properties style:vertical-align="middle" fo:background-color="transparent"/>
    </style:style>
    <style:style style:name="_49788__54364__32__91_0_93__32_2_32_5_32_2" style:display-name="쉼표 [0] 2 5 2" style:family="table-cell" style:data-style-name="N50">
      <style:table-cell-properties style:vertical-align="middle" fo:background-color="transparent"/>
    </style:style>
    <style:style style:name="_49788__54364__32__91_0_93__32_2_32_6" style:display-name="쉼표 [0] 2 6" style:family="table-cell" style:data-style-name="N50">
      <style:table-cell-properties style:vertical-align="middle" fo:background-color="transparent"/>
    </style:style>
    <style:style style:name="_49788__54364__32__91_0_93__32_2_32_6_32_2" style:display-name="쉼표 [0] 2 6 2" style:family="table-cell" style:data-style-name="N50">
      <style:table-cell-properties style:vertical-align="middle" fo:background-color="transparent"/>
    </style:style>
    <style:style style:name="_49788__54364__32__91_0_93__32_2_32_7" style:display-name="쉼표 [0] 2 7" style:family="table-cell" style:data-style-name="N50">
      <style:table-cell-properties style:vertical-align="middle" fo:background-color="transparent"/>
    </style:style>
    <style:style style:name="_49788__54364__32__91_0_93__32_2_32_7_32_10" style:display-name="쉼표 [0] 2 7 10" style:family="table-cell" style:data-style-name="N50">
      <style:table-cell-properties style:vertical-align="middle" fo:background-color="transparent"/>
    </style:style>
    <style:style style:name="_49788__54364__32__91_0_93__32_2_32_7_32_10_32_2" style:display-name="쉼표 [0] 2 7 10 2" style:family="table-cell" style:data-style-name="N50">
      <style:table-cell-properties style:vertical-align="middle" fo:background-color="transparent"/>
    </style:style>
    <style:style style:name="_49788__54364__32__91_0_93__32_2_32_7_32_11" style:display-name="쉼표 [0] 2 7 11" style:family="table-cell" style:data-style-name="N50">
      <style:table-cell-properties style:vertical-align="middle" fo:background-color="transparent"/>
    </style:style>
    <style:style style:name="_49788__54364__32__91_0_93__32_2_32_7_32_11_32_2" style:display-name="쉼표 [0] 2 7 11 2" style:family="table-cell" style:data-style-name="N50">
      <style:table-cell-properties style:vertical-align="middle" fo:background-color="transparent"/>
    </style:style>
    <style:style style:name="_49788__54364__32__91_0_93__32_2_32_7_32_12" style:display-name="쉼표 [0] 2 7 12" style:family="table-cell" style:data-style-name="N50">
      <style:table-cell-properties style:vertical-align="middle" fo:background-color="transparent"/>
    </style:style>
    <style:style style:name="_49788__54364__32__91_0_93__32_2_32_7_32_12_32_2" style:display-name="쉼표 [0] 2 7 12 2" style:family="table-cell" style:data-style-name="N50">
      <style:table-cell-properties style:vertical-align="middle" fo:background-color="transparent"/>
    </style:style>
    <style:style style:name="_49788__54364__32__91_0_93__32_2_32_7_32_13" style:display-name="쉼표 [0] 2 7 13" style:family="table-cell" style:data-style-name="N50">
      <style:table-cell-properties style:vertical-align="middle" fo:background-color="transparent"/>
    </style:style>
    <style:style style:name="_49788__54364__32__91_0_93__32_2_32_7_32_2" style:display-name="쉼표 [0] 2 7 2" style:family="table-cell" style:data-style-name="N50">
      <style:table-cell-properties style:vertical-align="middle" fo:background-color="transparent"/>
    </style:style>
    <style:style style:name="_49788__54364__32__91_0_93__32_2_32_7_32_2_32_10" style:display-name="쉼표 [0] 2 7 2 10" style:family="table-cell" style:data-style-name="N50">
      <style:table-cell-properties style:vertical-align="middle" fo:background-color="transparent"/>
    </style:style>
    <style:style style:name="_49788__54364__32__91_0_93__32_2_32_7_32_2_32_10_32_2" style:display-name="쉼표 [0] 2 7 2 10 2" style:family="table-cell" style:data-style-name="N50">
      <style:table-cell-properties style:vertical-align="middle" fo:background-color="transparent"/>
    </style:style>
    <style:style style:name="_49788__54364__32__91_0_93__32_2_32_7_32_2_32_11" style:display-name="쉼표 [0] 2 7 2 11" style:family="table-cell" style:data-style-name="N50">
      <style:table-cell-properties style:vertical-align="middle" fo:background-color="transparent"/>
    </style:style>
    <style:style style:name="_49788__54364__32__91_0_93__32_2_32_7_32_2_32_11_32_2" style:display-name="쉼표 [0] 2 7 2 11 2" style:family="table-cell" style:data-style-name="N50">
      <style:table-cell-properties style:vertical-align="middle" fo:background-color="transparent"/>
    </style:style>
    <style:style style:name="_49788__54364__32__91_0_93__32_2_32_7_32_2_32_12" style:display-name="쉼표 [0] 2 7 2 12" style:family="table-cell" style:data-style-name="N50">
      <style:table-cell-properties style:vertical-align="middle" fo:background-color="transparent"/>
    </style:style>
    <style:style style:name="_49788__54364__32__91_0_93__32_2_32_7_32_2_32_2" style:display-name="쉼표 [0] 2 7 2 2" style:family="table-cell" style:data-style-name="N50">
      <style:table-cell-properties style:vertical-align="middle" fo:background-color="transparent"/>
    </style:style>
    <style:style style:name="_49788__54364__32__91_0_93__32_2_32_7_32_2_32_2_32_2" style:display-name="쉼표 [0] 2 7 2 2 2" style:family="table-cell" style:data-style-name="N50">
      <style:table-cell-properties style:vertical-align="middle" fo:background-color="transparent"/>
    </style:style>
    <style:style style:name="_49788__54364__32__91_0_93__32_2_32_7_32_2_32_3" style:display-name="쉼표 [0] 2 7 2 3" style:family="table-cell" style:data-style-name="N50">
      <style:table-cell-properties style:vertical-align="middle" fo:background-color="transparent"/>
    </style:style>
    <style:style style:name="_49788__54364__32__91_0_93__32_2_32_7_32_2_32_3_32_2" style:display-name="쉼표 [0] 2 7 2 3 2" style:family="table-cell" style:data-style-name="N50">
      <style:table-cell-properties style:vertical-align="middle" fo:background-color="transparent"/>
    </style:style>
    <style:style style:name="_49788__54364__32__91_0_93__32_2_32_7_32_2_32_4" style:display-name="쉼표 [0] 2 7 2 4" style:family="table-cell" style:data-style-name="N50">
      <style:table-cell-properties style:vertical-align="middle" fo:background-color="transparent"/>
    </style:style>
    <style:style style:name="_49788__54364__32__91_0_93__32_2_32_7_32_2_32_4_32_2" style:display-name="쉼표 [0] 2 7 2 4 2" style:family="table-cell" style:data-style-name="N50">
      <style:table-cell-properties style:vertical-align="middle" fo:background-color="transparent"/>
    </style:style>
    <style:style style:name="_49788__54364__32__91_0_93__32_2_32_7_32_2_32_5" style:display-name="쉼표 [0] 2 7 2 5" style:family="table-cell" style:data-style-name="N50">
      <style:table-cell-properties style:vertical-align="middle" fo:background-color="transparent"/>
    </style:style>
    <style:style style:name="_49788__54364__32__91_0_93__32_2_32_7_32_2_32_5_32_2" style:display-name="쉼표 [0] 2 7 2 5 2" style:family="table-cell" style:data-style-name="N50">
      <style:table-cell-properties style:vertical-align="middle" fo:background-color="transparent"/>
    </style:style>
    <style:style style:name="_49788__54364__32__91_0_93__32_2_32_7_32_2_32_6" style:display-name="쉼표 [0] 2 7 2 6" style:family="table-cell" style:data-style-name="N50">
      <style:table-cell-properties style:vertical-align="middle" fo:background-color="transparent"/>
    </style:style>
    <style:style style:name="_49788__54364__32__91_0_93__32_2_32_7_32_2_32_6_32_2" style:display-name="쉼표 [0] 2 7 2 6 2" style:family="table-cell" style:data-style-name="N50">
      <style:table-cell-properties style:vertical-align="middle" fo:background-color="transparent"/>
    </style:style>
    <style:style style:name="_49788__54364__32__91_0_93__32_2_32_7_32_2_32_7" style:display-name="쉼표 [0] 2 7 2 7" style:family="table-cell" style:data-style-name="N50">
      <style:table-cell-properties style:vertical-align="middle" fo:background-color="transparent"/>
    </style:style>
    <style:style style:name="_49788__54364__32__91_0_93__32_2_32_7_32_2_32_7_32_2" style:display-name="쉼표 [0] 2 7 2 7 2" style:family="table-cell" style:data-style-name="N50">
      <style:table-cell-properties style:vertical-align="middle" fo:background-color="transparent"/>
    </style:style>
    <style:style style:name="_49788__54364__32__91_0_93__32_2_32_7_32_2_32_8" style:display-name="쉼표 [0] 2 7 2 8" style:family="table-cell" style:data-style-name="N50">
      <style:table-cell-properties style:vertical-align="middle" fo:background-color="transparent"/>
    </style:style>
    <style:style style:name="_49788__54364__32__91_0_93__32_2_32_7_32_2_32_8_32_2" style:display-name="쉼표 [0] 2 7 2 8 2" style:family="table-cell" style:data-style-name="N50">
      <style:table-cell-properties style:vertical-align="middle" fo:background-color="transparent"/>
    </style:style>
    <style:style style:name="_49788__54364__32__91_0_93__32_2_32_7_32_2_32_9" style:display-name="쉼표 [0] 2 7 2 9" style:family="table-cell" style:data-style-name="N50">
      <style:table-cell-properties style:vertical-align="middle" fo:background-color="transparent"/>
    </style:style>
    <style:style style:name="_49788__54364__32__91_0_93__32_2_32_7_32_2_32_9_32_2" style:display-name="쉼표 [0] 2 7 2 9 2" style:family="table-cell" style:data-style-name="N50">
      <style:table-cell-properties style:vertical-align="middle" fo:background-color="transparent"/>
    </style:style>
    <style:style style:name="_49788__54364__32__91_0_93__32_2_32_7_32_3" style:display-name="쉼표 [0] 2 7 3" style:family="table-cell" style:data-style-name="N50">
      <style:table-cell-properties style:vertical-align="middle" fo:background-color="transparent"/>
    </style:style>
    <style:style style:name="_49788__54364__32__91_0_93__32_2_32_7_32_3_32_2" style:display-name="쉼표 [0] 2 7 3 2" style:family="table-cell" style:data-style-name="N50">
      <style:table-cell-properties style:vertical-align="middle" fo:background-color="transparent"/>
    </style:style>
    <style:style style:name="_49788__54364__32__91_0_93__32_2_32_7_32_4" style:display-name="쉼표 [0] 2 7 4" style:family="table-cell" style:data-style-name="N50">
      <style:table-cell-properties style:vertical-align="middle" fo:background-color="transparent"/>
    </style:style>
    <style:style style:name="_49788__54364__32__91_0_93__32_2_32_7_32_4_32_2" style:display-name="쉼표 [0] 2 7 4 2" style:family="table-cell" style:data-style-name="N50">
      <style:table-cell-properties style:vertical-align="middle" fo:background-color="transparent"/>
    </style:style>
    <style:style style:name="_49788__54364__32__91_0_93__32_2_32_7_32_5" style:display-name="쉼표 [0] 2 7 5" style:family="table-cell" style:data-style-name="N50">
      <style:table-cell-properties style:vertical-align="middle" fo:background-color="transparent"/>
    </style:style>
    <style:style style:name="_49788__54364__32__91_0_93__32_2_32_7_32_5_32_2" style:display-name="쉼표 [0] 2 7 5 2" style:family="table-cell" style:data-style-name="N50">
      <style:table-cell-properties style:vertical-align="middle" fo:background-color="transparent"/>
    </style:style>
    <style:style style:name="_49788__54364__32__91_0_93__32_2_32_7_32_6" style:display-name="쉼표 [0] 2 7 6" style:family="table-cell" style:data-style-name="N50">
      <style:table-cell-properties style:vertical-align="middle" fo:background-color="transparent"/>
    </style:style>
    <style:style style:name="_49788__54364__32__91_0_93__32_2_32_7_32_6_32_2" style:display-name="쉼표 [0] 2 7 6 2" style:family="table-cell" style:data-style-name="N50">
      <style:table-cell-properties style:vertical-align="middle" fo:background-color="transparent"/>
    </style:style>
    <style:style style:name="_49788__54364__32__91_0_93__32_2_32_7_32_7" style:display-name="쉼표 [0] 2 7 7" style:family="table-cell" style:data-style-name="N50">
      <style:table-cell-properties style:vertical-align="middle" fo:background-color="transparent"/>
    </style:style>
    <style:style style:name="_49788__54364__32__91_0_93__32_2_32_7_32_7_32_2" style:display-name="쉼표 [0] 2 7 7 2" style:family="table-cell" style:data-style-name="N50">
      <style:table-cell-properties style:vertical-align="middle" fo:background-color="transparent"/>
    </style:style>
    <style:style style:name="_49788__54364__32__91_0_93__32_2_32_7_32_8" style:display-name="쉼표 [0] 2 7 8" style:family="table-cell" style:data-style-name="N50">
      <style:table-cell-properties style:vertical-align="middle" fo:background-color="transparent"/>
    </style:style>
    <style:style style:name="_49788__54364__32__91_0_93__32_2_32_7_32_8_32_2" style:display-name="쉼표 [0] 2 7 8 2" style:family="table-cell" style:data-style-name="N50">
      <style:table-cell-properties style:vertical-align="middle" fo:background-color="transparent"/>
    </style:style>
    <style:style style:name="_49788__54364__32__91_0_93__32_2_32_7_32_9" style:display-name="쉼표 [0] 2 7 9" style:family="table-cell" style:data-style-name="N50">
      <style:table-cell-properties style:vertical-align="middle" fo:background-color="transparent"/>
    </style:style>
    <style:style style:name="_49788__54364__32__91_0_93__32_2_32_7_32_9_32_2" style:display-name="쉼표 [0] 2 7 9 2" style:family="table-cell" style:data-style-name="N50">
      <style:table-cell-properties style:vertical-align="middle" fo:background-color="transparent"/>
    </style:style>
    <style:style style:name="_49788__54364__32__91_0_93__32_2_32_8" style:display-name="쉼표 [0] 2 8" style:family="table-cell" style:data-style-name="N50">
      <style:table-cell-properties style:vertical-align="middle" fo:background-color="transparent"/>
    </style:style>
    <style:style style:name="_49788__54364__32__91_0_93__32_2_32_8_32_2" style:display-name="쉼표 [0] 2 8 2" style:family="table-cell" style:data-style-name="N50">
      <style:table-cell-properties style:vertical-align="middle" fo:background-color="transparent"/>
    </style:style>
    <style:style style:name="_49788__54364__32__91_0_93__32_2_32_9" style:display-name="쉼표 [0] 2 9" style:family="table-cell" style:data-style-name="N50">
      <style:table-cell-properties style:vertical-align="middle" fo:background-color="transparent"/>
    </style:style>
    <style:style style:name="_49788__54364__32__91_0_93__32_2_32_9_32_10" style:display-name="쉼표 [0] 2 9 10" style:family="table-cell" style:data-style-name="N50">
      <style:table-cell-properties style:vertical-align="middle" fo:background-color="transparent"/>
    </style:style>
    <style:style style:name="_49788__54364__32__91_0_93__32_2_32_9_32_10_32_2" style:display-name="쉼표 [0] 2 9 10 2" style:family="table-cell" style:data-style-name="N50">
      <style:table-cell-properties style:vertical-align="middle" fo:background-color="transparent"/>
    </style:style>
    <style:style style:name="_49788__54364__32__91_0_93__32_2_32_9_32_11" style:display-name="쉼표 [0] 2 9 11" style:family="table-cell" style:data-style-name="N50">
      <style:table-cell-properties style:vertical-align="middle" fo:background-color="transparent"/>
    </style:style>
    <style:style style:name="_49788__54364__32__91_0_93__32_2_32_9_32_11_32_2" style:display-name="쉼표 [0] 2 9 11 2" style:family="table-cell" style:data-style-name="N50">
      <style:table-cell-properties style:vertical-align="middle" fo:background-color="transparent"/>
    </style:style>
    <style:style style:name="_49788__54364__32__91_0_93__32_2_32_9_32_12" style:display-name="쉼표 [0] 2 9 12" style:family="table-cell" style:data-style-name="N50">
      <style:table-cell-properties style:vertical-align="middle" fo:background-color="transparent"/>
    </style:style>
    <style:style style:name="_49788__54364__32__91_0_93__32_2_32_9_32_2" style:display-name="쉼표 [0] 2 9 2" style:family="table-cell" style:data-style-name="N50">
      <style:table-cell-properties style:vertical-align="middle" fo:background-color="transparent"/>
    </style:style>
    <style:style style:name="_49788__54364__32__91_0_93__32_2_32_9_32_2_32_2" style:display-name="쉼표 [0] 2 9 2 2" style:family="table-cell" style:data-style-name="N50">
      <style:table-cell-properties style:vertical-align="middle" fo:background-color="transparent"/>
    </style:style>
    <style:style style:name="_49788__54364__32__91_0_93__32_2_32_9_32_3" style:display-name="쉼표 [0] 2 9 3" style:family="table-cell" style:data-style-name="N50">
      <style:table-cell-properties style:vertical-align="middle" fo:background-color="transparent"/>
    </style:style>
    <style:style style:name="_49788__54364__32__91_0_93__32_2_32_9_32_3_32_2" style:display-name="쉼표 [0] 2 9 3 2" style:family="table-cell" style:data-style-name="N50">
      <style:table-cell-properties style:vertical-align="middle" fo:background-color="transparent"/>
    </style:style>
    <style:style style:name="_49788__54364__32__91_0_93__32_2_32_9_32_4" style:display-name="쉼표 [0] 2 9 4" style:family="table-cell" style:data-style-name="N50">
      <style:table-cell-properties style:vertical-align="middle" fo:background-color="transparent"/>
    </style:style>
    <style:style style:name="_49788__54364__32__91_0_93__32_2_32_9_32_4_32_2" style:display-name="쉼표 [0] 2 9 4 2" style:family="table-cell" style:data-style-name="N50">
      <style:table-cell-properties style:vertical-align="middle" fo:background-color="transparent"/>
    </style:style>
    <style:style style:name="_49788__54364__32__91_0_93__32_2_32_9_32_5" style:display-name="쉼표 [0] 2 9 5" style:family="table-cell" style:data-style-name="N50">
      <style:table-cell-properties style:vertical-align="middle" fo:background-color="transparent"/>
    </style:style>
    <style:style style:name="_49788__54364__32__91_0_93__32_2_32_9_32_5_32_2" style:display-name="쉼표 [0] 2 9 5 2" style:family="table-cell" style:data-style-name="N50">
      <style:table-cell-properties style:vertical-align="middle" fo:background-color="transparent"/>
    </style:style>
    <style:style style:name="_49788__54364__32__91_0_93__32_2_32_9_32_6" style:display-name="쉼표 [0] 2 9 6" style:family="table-cell" style:data-style-name="N50">
      <style:table-cell-properties style:vertical-align="middle" fo:background-color="transparent"/>
    </style:style>
    <style:style style:name="_49788__54364__32__91_0_93__32_2_32_9_32_6_32_2" style:display-name="쉼표 [0] 2 9 6 2" style:family="table-cell" style:data-style-name="N50">
      <style:table-cell-properties style:vertical-align="middle" fo:background-color="transparent"/>
    </style:style>
    <style:style style:name="_49788__54364__32__91_0_93__32_2_32_9_32_7" style:display-name="쉼표 [0] 2 9 7" style:family="table-cell" style:data-style-name="N50">
      <style:table-cell-properties style:vertical-align="middle" fo:background-color="transparent"/>
    </style:style>
    <style:style style:name="_49788__54364__32__91_0_93__32_2_32_9_32_7_32_2" style:display-name="쉼표 [0] 2 9 7 2" style:family="table-cell" style:data-style-name="N50">
      <style:table-cell-properties style:vertical-align="middle" fo:background-color="transparent"/>
    </style:style>
    <style:style style:name="_49788__54364__32__91_0_93__32_2_32_9_32_8" style:display-name="쉼표 [0] 2 9 8" style:family="table-cell" style:data-style-name="N50">
      <style:table-cell-properties style:vertical-align="middle" fo:background-color="transparent"/>
    </style:style>
    <style:style style:name="_49788__54364__32__91_0_93__32_2_32_9_32_8_32_2" style:display-name="쉼표 [0] 2 9 8 2" style:family="table-cell" style:data-style-name="N50">
      <style:table-cell-properties style:vertical-align="middle" fo:background-color="transparent"/>
    </style:style>
    <style:style style:name="_49788__54364__32__91_0_93__32_2_32_9_32_9" style:display-name="쉼표 [0] 2 9 9" style:family="table-cell" style:data-style-name="N50">
      <style:table-cell-properties style:vertical-align="middle" fo:background-color="transparent"/>
    </style:style>
    <style:style style:name="_49788__54364__32__91_0_93__32_2_32_9_32_9_32_2" style:display-name="쉼표 [0] 2 9 9 2" style:family="table-cell" style:data-style-name="N50">
      <style:table-cell-properties style:vertical-align="middle" fo:background-color="transparent"/>
    </style:style>
    <style:style style:name="_49788__54364__32__91_0_93__32_3" style:display-name="쉼표 [0] 3" style:family="table-cell" style:data-style-name="N50">
      <style:table-cell-properties style:vertical-align="middle" fo:background-color="transparent"/>
    </style:style>
    <style:style style:name="_49788__54364__32__91_0_93__32_3_32_10" style:display-name="쉼표 [0] 3 10" style:family="table-cell" style:data-style-name="N50">
      <style:table-cell-properties style:vertical-align="middle" fo:background-color="transparent"/>
    </style:style>
    <style:style style:name="_49788__54364__32__91_0_93__32_3_32_10_32_10" style:display-name="쉼표 [0] 3 10 10" style:family="table-cell" style:data-style-name="N50">
      <style:table-cell-properties style:vertical-align="middle" fo:background-color="transparent"/>
    </style:style>
    <style:style style:name="_49788__54364__32__91_0_93__32_3_32_10_32_10_32_2" style:display-name="쉼표 [0] 3 10 10 2" style:family="table-cell" style:data-style-name="N50">
      <style:table-cell-properties style:vertical-align="middle" fo:background-color="transparent"/>
    </style:style>
    <style:style style:name="_49788__54364__32__91_0_93__32_3_32_10_32_11" style:display-name="쉼표 [0] 3 10 11" style:family="table-cell" style:data-style-name="N50">
      <style:table-cell-properties style:vertical-align="middle" fo:background-color="transparent"/>
    </style:style>
    <style:style style:name="_49788__54364__32__91_0_93__32_3_32_10_32_11_32_2" style:display-name="쉼표 [0] 3 10 11 2" style:family="table-cell" style:data-style-name="N50">
      <style:table-cell-properties style:vertical-align="middle" fo:background-color="transparent"/>
    </style:style>
    <style:style style:name="_49788__54364__32__91_0_93__32_3_32_10_32_12" style:display-name="쉼표 [0] 3 10 12" style:family="table-cell" style:data-style-name="N50">
      <style:table-cell-properties style:vertical-align="middle" fo:background-color="transparent"/>
    </style:style>
    <style:style style:name="_49788__54364__32__91_0_93__32_3_32_10_32_12_32_2" style:display-name="쉼표 [0] 3 10 12 2" style:family="table-cell" style:data-style-name="N50">
      <style:table-cell-properties style:vertical-align="middle" fo:background-color="transparent"/>
    </style:style>
    <style:style style:name="_49788__54364__32__91_0_93__32_3_32_10_32_13" style:display-name="쉼표 [0] 3 10 13" style:family="table-cell" style:data-style-name="N50">
      <style:table-cell-properties style:vertical-align="middle" fo:background-color="transparent"/>
    </style:style>
    <style:style style:name="_49788__54364__32__91_0_93__32_3_32_10_32_2" style:display-name="쉼표 [0] 3 10 2" style:family="table-cell" style:data-style-name="N50">
      <style:table-cell-properties style:vertical-align="middle" fo:background-color="transparent"/>
    </style:style>
    <style:style style:name="_49788__54364__32__91_0_93__32_3_32_10_32_2_32_10" style:display-name="쉼표 [0] 3 10 2 10" style:family="table-cell" style:data-style-name="N50">
      <style:table-cell-properties style:vertical-align="middle" fo:background-color="transparent"/>
    </style:style>
    <style:style style:name="_49788__54364__32__91_0_93__32_3_32_10_32_2_32_10_32_2" style:display-name="쉼표 [0] 3 10 2 10 2" style:family="table-cell" style:data-style-name="N50">
      <style:table-cell-properties style:vertical-align="middle" fo:background-color="transparent"/>
    </style:style>
    <style:style style:name="_49788__54364__32__91_0_93__32_3_32_10_32_2_32_11" style:display-name="쉼표 [0] 3 10 2 11" style:family="table-cell" style:data-style-name="N50">
      <style:table-cell-properties style:vertical-align="middle" fo:background-color="transparent"/>
    </style:style>
    <style:style style:name="_49788__54364__32__91_0_93__32_3_32_10_32_2_32_11_32_2" style:display-name="쉼표 [0] 3 10 2 11 2" style:family="table-cell" style:data-style-name="N50">
      <style:table-cell-properties style:vertical-align="middle" fo:background-color="transparent"/>
    </style:style>
    <style:style style:name="_49788__54364__32__91_0_93__32_3_32_10_32_2_32_12" style:display-name="쉼표 [0] 3 10 2 12" style:family="table-cell" style:data-style-name="N50">
      <style:table-cell-properties style:vertical-align="middle" fo:background-color="transparent"/>
    </style:style>
    <style:style style:name="_49788__54364__32__91_0_93__32_3_32_10_32_2_32_2" style:display-name="쉼표 [0] 3 10 2 2" style:family="table-cell" style:data-style-name="N50">
      <style:table-cell-properties style:vertical-align="middle" fo:background-color="transparent"/>
    </style:style>
    <style:style style:name="_49788__54364__32__91_0_93__32_3_32_10_32_2_32_2_32_2" style:display-name="쉼표 [0] 3 10 2 2 2" style:family="table-cell" style:data-style-name="N50">
      <style:table-cell-properties style:vertical-align="middle" fo:background-color="transparent"/>
    </style:style>
    <style:style style:name="_49788__54364__32__91_0_93__32_3_32_10_32_2_32_3" style:display-name="쉼표 [0] 3 10 2 3" style:family="table-cell" style:data-style-name="N50">
      <style:table-cell-properties style:vertical-align="middle" fo:background-color="transparent"/>
    </style:style>
    <style:style style:name="_49788__54364__32__91_0_93__32_3_32_10_32_2_32_3_32_2" style:display-name="쉼표 [0] 3 10 2 3 2" style:family="table-cell" style:data-style-name="N50">
      <style:table-cell-properties style:vertical-align="middle" fo:background-color="transparent"/>
    </style:style>
    <style:style style:name="_49788__54364__32__91_0_93__32_3_32_10_32_2_32_4" style:display-name="쉼표 [0] 3 10 2 4" style:family="table-cell" style:data-style-name="N50">
      <style:table-cell-properties style:vertical-align="middle" fo:background-color="transparent"/>
    </style:style>
    <style:style style:name="_49788__54364__32__91_0_93__32_3_32_10_32_2_32_4_32_2" style:display-name="쉼표 [0] 3 10 2 4 2" style:family="table-cell" style:data-style-name="N50">
      <style:table-cell-properties style:vertical-align="middle" fo:background-color="transparent"/>
    </style:style>
    <style:style style:name="_49788__54364__32__91_0_93__32_3_32_10_32_2_32_5" style:display-name="쉼표 [0] 3 10 2 5" style:family="table-cell" style:data-style-name="N50">
      <style:table-cell-properties style:vertical-align="middle" fo:background-color="transparent"/>
    </style:style>
    <style:style style:name="_49788__54364__32__91_0_93__32_3_32_10_32_2_32_5_32_2" style:display-name="쉼표 [0] 3 10 2 5 2" style:family="table-cell" style:data-style-name="N50">
      <style:table-cell-properties style:vertical-align="middle" fo:background-color="transparent"/>
    </style:style>
    <style:style style:name="_49788__54364__32__91_0_93__32_3_32_10_32_2_32_6" style:display-name="쉼표 [0] 3 10 2 6" style:family="table-cell" style:data-style-name="N50">
      <style:table-cell-properties style:vertical-align="middle" fo:background-color="transparent"/>
    </style:style>
    <style:style style:name="_49788__54364__32__91_0_93__32_3_32_10_32_2_32_6_32_2" style:display-name="쉼표 [0] 3 10 2 6 2" style:family="table-cell" style:data-style-name="N50">
      <style:table-cell-properties style:vertical-align="middle" fo:background-color="transparent"/>
    </style:style>
    <style:style style:name="_49788__54364__32__91_0_93__32_3_32_10_32_2_32_7" style:display-name="쉼표 [0] 3 10 2 7" style:family="table-cell" style:data-style-name="N50">
      <style:table-cell-properties style:vertical-align="middle" fo:background-color="transparent"/>
    </style:style>
    <style:style style:name="_49788__54364__32__91_0_93__32_3_32_10_32_2_32_7_32_2" style:display-name="쉼표 [0] 3 10 2 7 2" style:family="table-cell" style:data-style-name="N50">
      <style:table-cell-properties style:vertical-align="middle" fo:background-color="transparent"/>
    </style:style>
    <style:style style:name="_49788__54364__32__91_0_93__32_3_32_10_32_2_32_8" style:display-name="쉼표 [0] 3 10 2 8" style:family="table-cell" style:data-style-name="N50">
      <style:table-cell-properties style:vertical-align="middle" fo:background-color="transparent"/>
    </style:style>
    <style:style style:name="_49788__54364__32__91_0_93__32_3_32_10_32_2_32_8_32_2" style:display-name="쉼표 [0] 3 10 2 8 2" style:family="table-cell" style:data-style-name="N50">
      <style:table-cell-properties style:vertical-align="middle" fo:background-color="transparent"/>
    </style:style>
    <style:style style:name="_49788__54364__32__91_0_93__32_3_32_10_32_2_32_9" style:display-name="쉼표 [0] 3 10 2 9" style:family="table-cell" style:data-style-name="N50">
      <style:table-cell-properties style:vertical-align="middle" fo:background-color="transparent"/>
    </style:style>
    <style:style style:name="_49788__54364__32__91_0_93__32_3_32_10_32_2_32_9_32_2" style:display-name="쉼표 [0] 3 10 2 9 2" style:family="table-cell" style:data-style-name="N50">
      <style:table-cell-properties style:vertical-align="middle" fo:background-color="transparent"/>
    </style:style>
    <style:style style:name="_49788__54364__32__91_0_93__32_3_32_10_32_3" style:display-name="쉼표 [0] 3 10 3" style:family="table-cell" style:data-style-name="N50">
      <style:table-cell-properties style:vertical-align="middle" fo:background-color="transparent"/>
    </style:style>
    <style:style style:name="_49788__54364__32__91_0_93__32_3_32_10_32_3_32_2" style:display-name="쉼표 [0] 3 10 3 2" style:family="table-cell" style:data-style-name="N50">
      <style:table-cell-properties style:vertical-align="middle" fo:background-color="transparent"/>
    </style:style>
    <style:style style:name="_49788__54364__32__91_0_93__32_3_32_10_32_4" style:display-name="쉼표 [0] 3 10 4" style:family="table-cell" style:data-style-name="N50">
      <style:table-cell-properties style:vertical-align="middle" fo:background-color="transparent"/>
    </style:style>
    <style:style style:name="_49788__54364__32__91_0_93__32_3_32_10_32_4_32_2" style:display-name="쉼표 [0] 3 10 4 2" style:family="table-cell" style:data-style-name="N50">
      <style:table-cell-properties style:vertical-align="middle" fo:background-color="transparent"/>
    </style:style>
    <style:style style:name="_49788__54364__32__91_0_93__32_3_32_10_32_5" style:display-name="쉼표 [0] 3 10 5" style:family="table-cell" style:data-style-name="N50">
      <style:table-cell-properties style:vertical-align="middle" fo:background-color="transparent"/>
    </style:style>
    <style:style style:name="_49788__54364__32__91_0_93__32_3_32_10_32_5_32_2" style:display-name="쉼표 [0] 3 10 5 2" style:family="table-cell" style:data-style-name="N50">
      <style:table-cell-properties style:vertical-align="middle" fo:background-color="transparent"/>
    </style:style>
    <style:style style:name="_49788__54364__32__91_0_93__32_3_32_10_32_6" style:display-name="쉼표 [0] 3 10 6" style:family="table-cell" style:data-style-name="N50">
      <style:table-cell-properties style:vertical-align="middle" fo:background-color="transparent"/>
    </style:style>
    <style:style style:name="_49788__54364__32__91_0_93__32_3_32_10_32_6_32_2" style:display-name="쉼표 [0] 3 10 6 2" style:family="table-cell" style:data-style-name="N50">
      <style:table-cell-properties style:vertical-align="middle" fo:background-color="transparent"/>
    </style:style>
    <style:style style:name="_49788__54364__32__91_0_93__32_3_32_10_32_7" style:display-name="쉼표 [0] 3 10 7" style:family="table-cell" style:data-style-name="N50">
      <style:table-cell-properties style:vertical-align="middle" fo:background-color="transparent"/>
    </style:style>
    <style:style style:name="_49788__54364__32__91_0_93__32_3_32_10_32_7_32_2" style:display-name="쉼표 [0] 3 10 7 2" style:family="table-cell" style:data-style-name="N50">
      <style:table-cell-properties style:vertical-align="middle" fo:background-color="transparent"/>
    </style:style>
    <style:style style:name="_49788__54364__32__91_0_93__32_3_32_10_32_8" style:display-name="쉼표 [0] 3 10 8" style:family="table-cell" style:data-style-name="N50">
      <style:table-cell-properties style:vertical-align="middle" fo:background-color="transparent"/>
    </style:style>
    <style:style style:name="_49788__54364__32__91_0_93__32_3_32_10_32_8_32_2" style:display-name="쉼표 [0] 3 10 8 2" style:family="table-cell" style:data-style-name="N50">
      <style:table-cell-properties style:vertical-align="middle" fo:background-color="transparent"/>
    </style:style>
    <style:style style:name="_49788__54364__32__91_0_93__32_3_32_10_32_9" style:display-name="쉼표 [0] 3 10 9" style:family="table-cell" style:data-style-name="N50">
      <style:table-cell-properties style:vertical-align="middle" fo:background-color="transparent"/>
    </style:style>
    <style:style style:name="_49788__54364__32__91_0_93__32_3_32_10_32_9_32_2" style:display-name="쉼표 [0] 3 10 9 2" style:family="table-cell" style:data-style-name="N50">
      <style:table-cell-properties style:vertical-align="middle" fo:background-color="transparent"/>
    </style:style>
    <style:style style:name="_49788__54364__32__91_0_93__32_3_32_11" style:display-name="쉼표 [0] 3 11" style:family="table-cell" style:data-style-name="N50">
      <style:table-cell-properties style:vertical-align="middle" fo:background-color="transparent"/>
    </style:style>
    <style:style style:name="_49788__54364__32__91_0_93__32_3_32_11_32_2" style:display-name="쉼표 [0] 3 11 2" style:family="table-cell" style:data-style-name="N50">
      <style:table-cell-properties style:vertical-align="middle" fo:background-color="transparent"/>
    </style:style>
    <style:style style:name="_49788__54364__32__91_0_93__32_3_32_12" style:display-name="쉼표 [0] 3 12" style:family="table-cell" style:data-style-name="N50">
      <style:table-cell-properties style:vertical-align="middle" fo:background-color="transparent"/>
    </style:style>
    <style:style style:name="_49788__54364__32__91_0_93__32_3_32_12_32_10" style:display-name="쉼표 [0] 3 12 10" style:family="table-cell" style:data-style-name="N50">
      <style:table-cell-properties style:vertical-align="middle" fo:background-color="transparent"/>
    </style:style>
    <style:style style:name="_49788__54364__32__91_0_93__32_3_32_12_32_10_32_2" style:display-name="쉼표 [0] 3 12 10 2" style:family="table-cell" style:data-style-name="N50">
      <style:table-cell-properties style:vertical-align="middle" fo:background-color="transparent"/>
    </style:style>
    <style:style style:name="_49788__54364__32__91_0_93__32_3_32_12_32_11" style:display-name="쉼표 [0] 3 12 11" style:family="table-cell" style:data-style-name="N50">
      <style:table-cell-properties style:vertical-align="middle" fo:background-color="transparent"/>
    </style:style>
    <style:style style:name="_49788__54364__32__91_0_93__32_3_32_12_32_11_32_2" style:display-name="쉼표 [0] 3 12 11 2" style:family="table-cell" style:data-style-name="N50">
      <style:table-cell-properties style:vertical-align="middle" fo:background-color="transparent"/>
    </style:style>
    <style:style style:name="_49788__54364__32__91_0_93__32_3_32_12_32_12" style:display-name="쉼표 [0] 3 12 12" style:family="table-cell" style:data-style-name="N50">
      <style:table-cell-properties style:vertical-align="middle" fo:background-color="transparent"/>
    </style:style>
    <style:style style:name="_49788__54364__32__91_0_93__32_3_32_12_32_2" style:display-name="쉼표 [0] 3 12 2" style:family="table-cell" style:data-style-name="N50">
      <style:table-cell-properties style:vertical-align="middle" fo:background-color="transparent"/>
    </style:style>
    <style:style style:name="_49788__54364__32__91_0_93__32_3_32_12_32_2_32_2" style:display-name="쉼표 [0] 3 12 2 2" style:family="table-cell" style:data-style-name="N50">
      <style:table-cell-properties style:vertical-align="middle" fo:background-color="transparent"/>
    </style:style>
    <style:style style:name="_49788__54364__32__91_0_93__32_3_32_12_32_3" style:display-name="쉼표 [0] 3 12 3" style:family="table-cell" style:data-style-name="N50">
      <style:table-cell-properties style:vertical-align="middle" fo:background-color="transparent"/>
    </style:style>
    <style:style style:name="_49788__54364__32__91_0_93__32_3_32_12_32_3_32_2" style:display-name="쉼표 [0] 3 12 3 2" style:family="table-cell" style:data-style-name="N50">
      <style:table-cell-properties style:vertical-align="middle" fo:background-color="transparent"/>
    </style:style>
    <style:style style:name="_49788__54364__32__91_0_93__32_3_32_12_32_4" style:display-name="쉼표 [0] 3 12 4" style:family="table-cell" style:data-style-name="N50">
      <style:table-cell-properties style:vertical-align="middle" fo:background-color="transparent"/>
    </style:style>
    <style:style style:name="_49788__54364__32__91_0_93__32_3_32_12_32_4_32_2" style:display-name="쉼표 [0] 3 12 4 2" style:family="table-cell" style:data-style-name="N50">
      <style:table-cell-properties style:vertical-align="middle" fo:background-color="transparent"/>
    </style:style>
    <style:style style:name="_49788__54364__32__91_0_93__32_3_32_12_32_5" style:display-name="쉼표 [0] 3 12 5" style:family="table-cell" style:data-style-name="N50">
      <style:table-cell-properties style:vertical-align="middle" fo:background-color="transparent"/>
    </style:style>
    <style:style style:name="_49788__54364__32__91_0_93__32_3_32_12_32_5_32_2" style:display-name="쉼표 [0] 3 12 5 2" style:family="table-cell" style:data-style-name="N50">
      <style:table-cell-properties style:vertical-align="middle" fo:background-color="transparent"/>
    </style:style>
    <style:style style:name="_49788__54364__32__91_0_93__32_3_32_12_32_6" style:display-name="쉼표 [0] 3 12 6" style:family="table-cell" style:data-style-name="N50">
      <style:table-cell-properties style:vertical-align="middle" fo:background-color="transparent"/>
    </style:style>
    <style:style style:name="_49788__54364__32__91_0_93__32_3_32_12_32_6_32_2" style:display-name="쉼표 [0] 3 12 6 2" style:family="table-cell" style:data-style-name="N50">
      <style:table-cell-properties style:vertical-align="middle" fo:background-color="transparent"/>
    </style:style>
    <style:style style:name="_49788__54364__32__91_0_93__32_3_32_12_32_7" style:display-name="쉼표 [0] 3 12 7" style:family="table-cell" style:data-style-name="N50">
      <style:table-cell-properties style:vertical-align="middle" fo:background-color="transparent"/>
    </style:style>
    <style:style style:name="_49788__54364__32__91_0_93__32_3_32_12_32_7_32_2" style:display-name="쉼표 [0] 3 12 7 2" style:family="table-cell" style:data-style-name="N50">
      <style:table-cell-properties style:vertical-align="middle" fo:background-color="transparent"/>
    </style:style>
    <style:style style:name="_49788__54364__32__91_0_93__32_3_32_12_32_8" style:display-name="쉼표 [0] 3 12 8" style:family="table-cell" style:data-style-name="N50">
      <style:table-cell-properties style:vertical-align="middle" fo:background-color="transparent"/>
    </style:style>
    <style:style style:name="_49788__54364__32__91_0_93__32_3_32_12_32_8_32_2" style:display-name="쉼표 [0] 3 12 8 2" style:family="table-cell" style:data-style-name="N50">
      <style:table-cell-properties style:vertical-align="middle" fo:background-color="transparent"/>
    </style:style>
    <style:style style:name="_49788__54364__32__91_0_93__32_3_32_12_32_9" style:display-name="쉼표 [0] 3 12 9" style:family="table-cell" style:data-style-name="N50">
      <style:table-cell-properties style:vertical-align="middle" fo:background-color="transparent"/>
    </style:style>
    <style:style style:name="_49788__54364__32__91_0_93__32_3_32_12_32_9_32_2" style:display-name="쉼표 [0] 3 12 9 2" style:family="table-cell" style:data-style-name="N50">
      <style:table-cell-properties style:vertical-align="middle" fo:background-color="transparent"/>
    </style:style>
    <style:style style:name="_49788__54364__32__91_0_93__32_3_32_13" style:display-name="쉼표 [0] 3 13" style:family="table-cell" style:data-style-name="N50">
      <style:table-cell-properties style:vertical-align="middle" fo:background-color="transparent"/>
    </style:style>
    <style:style style:name="_49788__54364__32__91_0_93__32_3_32_13_32_2" style:display-name="쉼표 [0] 3 13 2" style:family="table-cell" style:data-style-name="N50">
      <style:table-cell-properties style:vertical-align="middle" fo:background-color="transparent"/>
    </style:style>
    <style:style style:name="_49788__54364__32__91_0_93__32_3_32_14" style:display-name="쉼표 [0] 3 14" style:family="table-cell" style:data-style-name="N50">
      <style:table-cell-properties style:vertical-align="middle" fo:background-color="transparent"/>
    </style:style>
    <style:style style:name="_49788__54364__32__91_0_93__32_3_32_14_32_2" style:display-name="쉼표 [0] 3 14 2" style:family="table-cell" style:data-style-name="N50">
      <style:table-cell-properties style:vertical-align="middle" fo:background-color="transparent"/>
    </style:style>
    <style:style style:name="_49788__54364__32__91_0_93__32_3_32_15" style:display-name="쉼표 [0] 3 15" style:family="table-cell" style:data-style-name="N50">
      <style:table-cell-properties style:vertical-align="middle" fo:background-color="transparent"/>
    </style:style>
    <style:style style:name="_49788__54364__32__91_0_93__32_3_32_15_32_2" style:display-name="쉼표 [0] 3 15 2" style:family="table-cell" style:data-style-name="N50">
      <style:table-cell-properties style:vertical-align="middle" fo:background-color="transparent"/>
    </style:style>
    <style:style style:name="_49788__54364__32__91_0_93__32_3_32_16" style:display-name="쉼표 [0] 3 16" style:family="table-cell" style:data-style-name="N50">
      <style:table-cell-properties style:vertical-align="middle" fo:background-color="transparent"/>
    </style:style>
    <style:style style:name="_49788__54364__32__91_0_93__32_3_32_16_32_2" style:display-name="쉼표 [0] 3 16 2" style:family="table-cell" style:data-style-name="N50">
      <style:table-cell-properties style:vertical-align="middle" fo:background-color="transparent"/>
    </style:style>
    <style:style style:name="_49788__54364__32__91_0_93__32_3_32_17" style:display-name="쉼표 [0] 3 17" style:family="table-cell" style:data-style-name="N50">
      <style:table-cell-properties style:vertical-align="middle" fo:background-color="transparent"/>
    </style:style>
    <style:style style:name="_49788__54364__32__91_0_93__32_3_32_17_32_2" style:display-name="쉼표 [0] 3 17 2" style:family="table-cell" style:data-style-name="N50">
      <style:table-cell-properties style:vertical-align="middle" fo:background-color="transparent"/>
    </style:style>
    <style:style style:name="_49788__54364__32__91_0_93__32_3_32_18" style:display-name="쉼표 [0] 3 18" style:family="table-cell" style:data-style-name="N50">
      <style:table-cell-properties style:vertical-align="middle" fo:background-color="transparent"/>
    </style:style>
    <style:style style:name="_49788__54364__32__91_0_93__32_3_32_18_32_2" style:display-name="쉼표 [0] 3 18 2" style:family="table-cell" style:data-style-name="N50">
      <style:table-cell-properties style:vertical-align="middle" fo:background-color="transparent"/>
    </style:style>
    <style:style style:name="_49788__54364__32__91_0_93__32_3_32_19" style:display-name="쉼표 [0] 3 19" style:family="table-cell" style:data-style-name="N50">
      <style:table-cell-properties style:vertical-align="middle" fo:background-color="transparent"/>
    </style:style>
    <style:style style:name="_49788__54364__32__91_0_93__32_3_32_19_32_2" style:display-name="쉼표 [0] 3 19 2" style:family="table-cell" style:data-style-name="N50">
      <style:table-cell-properties style:vertical-align="middle" fo:background-color="transparent"/>
    </style:style>
    <style:style style:name="_49788__54364__32__91_0_93__32_3_32_2" style:display-name="쉼표 [0] 3 2" style:family="table-cell" style:data-style-name="N50">
      <style:table-cell-properties style:vertical-align="middle" fo:background-color="transparent"/>
    </style:style>
    <style:style style:name="_49788__54364__32__91_0_93__32_3_32_2_32_10" style:display-name="쉼표 [0] 3 2 10" style:family="table-cell" style:data-style-name="N50">
      <style:table-cell-properties style:vertical-align="middle" fo:background-color="transparent"/>
    </style:style>
    <style:style style:name="_49788__54364__32__91_0_93__32_3_32_2_32_10_32_2" style:display-name="쉼표 [0] 3 2 10 2" style:family="table-cell" style:data-style-name="N50">
      <style:table-cell-properties style:vertical-align="middle" fo:background-color="transparent"/>
    </style:style>
    <style:style style:name="_49788__54364__32__91_0_93__32_3_32_2_32_11" style:display-name="쉼표 [0] 3 2 11" style:family="table-cell" style:data-style-name="N50">
      <style:table-cell-properties style:vertical-align="middle" fo:background-color="transparent"/>
    </style:style>
    <style:style style:name="_49788__54364__32__91_0_93__32_3_32_2_32_11_32_2" style:display-name="쉼표 [0] 3 2 11 2" style:family="table-cell" style:data-style-name="N50">
      <style:table-cell-properties style:vertical-align="middle" fo:background-color="transparent"/>
    </style:style>
    <style:style style:name="_49788__54364__32__91_0_93__32_3_32_2_32_12" style:display-name="쉼표 [0] 3 2 12" style:family="table-cell" style:data-style-name="N50">
      <style:table-cell-properties style:vertical-align="middle" fo:background-color="transparent"/>
    </style:style>
    <style:style style:name="_49788__54364__32__91_0_93__32_3_32_2_32_12_32_2" style:display-name="쉼표 [0] 3 2 12 2" style:family="table-cell" style:data-style-name="N50">
      <style:table-cell-properties style:vertical-align="middle" fo:background-color="transparent"/>
    </style:style>
    <style:style style:name="_49788__54364__32__91_0_93__32_3_32_2_32_13" style:display-name="쉼표 [0] 3 2 13" style:family="table-cell" style:data-style-name="N50">
      <style:table-cell-properties style:vertical-align="middle" fo:background-color="transparent"/>
    </style:style>
    <style:style style:name="_49788__54364__32__91_0_93__32_3_32_2_32_13_32_2" style:display-name="쉼표 [0] 3 2 13 2" style:family="table-cell" style:data-style-name="N50">
      <style:table-cell-properties style:vertical-align="middle" fo:background-color="transparent"/>
    </style:style>
    <style:style style:name="_49788__54364__32__91_0_93__32_3_32_2_32_14" style:display-name="쉼표 [0] 3 2 14" style:family="table-cell" style:data-style-name="N50">
      <style:table-cell-properties style:vertical-align="middle" fo:background-color="transparent"/>
    </style:style>
    <style:style style:name="_49788__54364__32__91_0_93__32_3_32_2_32_14_32_2" style:display-name="쉼표 [0] 3 2 14 2" style:family="table-cell" style:data-style-name="N50">
      <style:table-cell-properties style:vertical-align="middle" fo:background-color="transparent"/>
    </style:style>
    <style:style style:name="_49788__54364__32__91_0_93__32_3_32_2_32_15" style:display-name="쉼표 [0] 3 2 15" style:family="table-cell" style:data-style-name="N50">
      <style:table-cell-properties style:vertical-align="middle" fo:background-color="transparent"/>
    </style:style>
    <style:style style:name="_49788__54364__32__91_0_93__32_3_32_2_32_15_32_2" style:display-name="쉼표 [0] 3 2 15 2" style:family="table-cell" style:data-style-name="N50">
      <style:table-cell-properties style:vertical-align="middle" fo:background-color="transparent"/>
    </style:style>
    <style:style style:name="_49788__54364__32__91_0_93__32_3_32_2_32_16" style:display-name="쉼표 [0] 3 2 16" style:family="table-cell" style:data-style-name="N50">
      <style:table-cell-properties style:vertical-align="middle" fo:background-color="transparent"/>
    </style:style>
    <style:style style:name="_49788__54364__32__91_0_93__32_3_32_2_32_16_32_2" style:display-name="쉼표 [0] 3 2 16 2" style:family="table-cell" style:data-style-name="N50">
      <style:table-cell-properties style:vertical-align="middle" fo:background-color="transparent"/>
    </style:style>
    <style:style style:name="_49788__54364__32__91_0_93__32_3_32_2_32_17" style:display-name="쉼표 [0] 3 2 17" style:family="table-cell" style:data-style-name="N50">
      <style:table-cell-properties style:vertical-align="middle" fo:background-color="transparent"/>
    </style:style>
    <style:style style:name="_49788__54364__32__91_0_93__32_3_32_2_32_17_32_2" style:display-name="쉼표 [0] 3 2 17 2" style:family="table-cell" style:data-style-name="N50">
      <style:table-cell-properties style:vertical-align="middle" fo:background-color="transparent"/>
    </style:style>
    <style:style style:name="_49788__54364__32__91_0_93__32_3_32_2_32_18" style:display-name="쉼표 [0] 3 2 18" style:family="table-cell" style:data-style-name="N50">
      <style:table-cell-properties style:vertical-align="middle" fo:background-color="transparent"/>
    </style:style>
    <style:style style:name="_49788__54364__32__91_0_93__32_3_32_2_32_18_32_2" style:display-name="쉼표 [0] 3 2 18 2" style:family="table-cell" style:data-style-name="N50">
      <style:table-cell-properties style:vertical-align="middle" fo:background-color="transparent"/>
    </style:style>
    <style:style style:name="_49788__54364__32__91_0_93__32_3_32_2_32_19" style:display-name="쉼표 [0] 3 2 19" style:family="table-cell" style:data-style-name="N50">
      <style:table-cell-properties style:vertical-align="middle" fo:background-color="transparent"/>
    </style:style>
    <style:style style:name="_49788__54364__32__91_0_93__32_3_32_2_32_19_32_2" style:display-name="쉼표 [0] 3 2 19 2" style:family="table-cell" style:data-style-name="N50">
      <style:table-cell-properties style:vertical-align="middle" fo:background-color="transparent"/>
    </style:style>
    <style:style style:name="_49788__54364__32__91_0_93__32_3_32_2_32_2" style:display-name="쉼표 [0] 3 2 2" style:family="table-cell" style:data-style-name="N50">
      <style:table-cell-properties style:vertical-align="middle" fo:background-color="transparent"/>
    </style:style>
    <style:style style:name="_49788__54364__32__91_0_93__32_3_32_2_32_2_32_10" style:display-name="쉼표 [0] 3 2 2 10" style:family="table-cell" style:data-style-name="N50">
      <style:table-cell-properties style:vertical-align="middle" fo:background-color="transparent"/>
    </style:style>
    <style:style style:name="_49788__54364__32__91_0_93__32_3_32_2_32_2_32_10_32_2" style:display-name="쉼표 [0] 3 2 2 10 2" style:family="table-cell" style:data-style-name="N50">
      <style:table-cell-properties style:vertical-align="middle" fo:background-color="transparent"/>
    </style:style>
    <style:style style:name="_49788__54364__32__91_0_93__32_3_32_2_32_2_32_11" style:display-name="쉼표 [0] 3 2 2 11" style:family="table-cell" style:data-style-name="N50">
      <style:table-cell-properties style:vertical-align="middle" fo:background-color="transparent"/>
    </style:style>
    <style:style style:name="_49788__54364__32__91_0_93__32_3_32_2_32_2_32_11_32_2" style:display-name="쉼표 [0] 3 2 2 11 2" style:family="table-cell" style:data-style-name="N50">
      <style:table-cell-properties style:vertical-align="middle" fo:background-color="transparent"/>
    </style:style>
    <style:style style:name="_49788__54364__32__91_0_93__32_3_32_2_32_2_32_12" style:display-name="쉼표 [0] 3 2 2 12" style:family="table-cell" style:data-style-name="N50">
      <style:table-cell-properties style:vertical-align="middle" fo:background-color="transparent"/>
    </style:style>
    <style:style style:name="_49788__54364__32__91_0_93__32_3_32_2_32_2_32_12_32_2" style:display-name="쉼표 [0] 3 2 2 12 2" style:family="table-cell" style:data-style-name="N50">
      <style:table-cell-properties style:vertical-align="middle" fo:background-color="transparent"/>
    </style:style>
    <style:style style:name="_49788__54364__32__91_0_93__32_3_32_2_32_2_32_13" style:display-name="쉼표 [0] 3 2 2 13" style:family="table-cell" style:data-style-name="N50">
      <style:table-cell-properties style:vertical-align="middle" fo:background-color="transparent"/>
    </style:style>
    <style:style style:name="_49788__54364__32__91_0_93__32_3_32_2_32_2_32_13_32_2" style:display-name="쉼표 [0] 3 2 2 13 2" style:family="table-cell" style:data-style-name="N50">
      <style:table-cell-properties style:vertical-align="middle" fo:background-color="transparent"/>
    </style:style>
    <style:style style:name="_49788__54364__32__91_0_93__32_3_32_2_32_2_32_14" style:display-name="쉼표 [0] 3 2 2 14" style:family="table-cell" style:data-style-name="N50">
      <style:table-cell-properties style:vertical-align="middle" fo:background-color="transparent"/>
    </style:style>
    <style:style style:name="_49788__54364__32__91_0_93__32_3_32_2_32_2_32_14_32_2" style:display-name="쉼표 [0] 3 2 2 14 2" style:family="table-cell" style:data-style-name="N50">
      <style:table-cell-properties style:vertical-align="middle" fo:background-color="transparent"/>
    </style:style>
    <style:style style:name="_49788__54364__32__91_0_93__32_3_32_2_32_2_32_15" style:display-name="쉼표 [0] 3 2 2 15" style:family="table-cell" style:data-style-name="N50">
      <style:table-cell-properties style:vertical-align="middle" fo:background-color="transparent"/>
    </style:style>
    <style:style style:name="_49788__54364__32__91_0_93__32_3_32_2_32_2_32_15_32_2" style:display-name="쉼표 [0] 3 2 2 15 2" style:family="table-cell" style:data-style-name="N50">
      <style:table-cell-properties style:vertical-align="middle" fo:background-color="transparent"/>
    </style:style>
    <style:style style:name="_49788__54364__32__91_0_93__32_3_32_2_32_2_32_16" style:display-name="쉼표 [0] 3 2 2 16" style:family="table-cell" style:data-style-name="N50">
      <style:table-cell-properties style:vertical-align="middle" fo:background-color="transparent"/>
    </style:style>
    <style:style style:name="_49788__54364__32__91_0_93__32_3_32_2_32_2_32_16_32_2" style:display-name="쉼표 [0] 3 2 2 16 2" style:family="table-cell" style:data-style-name="N50">
      <style:table-cell-properties style:vertical-align="middle" fo:background-color="transparent"/>
    </style:style>
    <style:style style:name="_49788__54364__32__91_0_93__32_3_32_2_32_2_32_17" style:display-name="쉼표 [0] 3 2 2 17" style:family="table-cell" style:data-style-name="N50">
      <style:table-cell-properties style:vertical-align="middle" fo:background-color="transparent"/>
    </style:style>
    <style:style style:name="_49788__54364__32__91_0_93__32_3_32_2_32_2_32_17_32_2" style:display-name="쉼표 [0] 3 2 2 17 2" style:family="table-cell" style:data-style-name="N50">
      <style:table-cell-properties style:vertical-align="middle" fo:background-color="transparent"/>
    </style:style>
    <style:style style:name="_49788__54364__32__91_0_93__32_3_32_2_32_2_32_18" style:display-name="쉼표 [0] 3 2 2 18" style:family="table-cell" style:data-style-name="N50">
      <style:table-cell-properties style:vertical-align="middle" fo:background-color="transparent"/>
    </style:style>
    <style:style style:name="_49788__54364__32__91_0_93__32_3_32_2_32_2_32_18_32_2" style:display-name="쉼표 [0] 3 2 2 18 2" style:family="table-cell" style:data-style-name="N50">
      <style:table-cell-properties style:vertical-align="middle" fo:background-color="transparent"/>
    </style:style>
    <style:style style:name="_49788__54364__32__91_0_93__32_3_32_2_32_2_32_19" style:display-name="쉼표 [0] 3 2 2 19" style:family="table-cell" style:data-style-name="N50">
      <style:table-cell-properties style:vertical-align="middle" fo:background-color="transparent"/>
    </style:style>
    <style:style style:name="_49788__54364__32__91_0_93__32_3_32_2_32_2_32_19_32_2" style:display-name="쉼표 [0] 3 2 2 19 2" style:family="table-cell" style:data-style-name="N50">
      <style:table-cell-properties style:vertical-align="middle" fo:background-color="transparent"/>
    </style:style>
    <style:style style:name="_49788__54364__32__91_0_93__32_3_32_2_32_2_32_2" style:display-name="쉼표 [0] 3 2 2 2" style:family="table-cell" style:data-style-name="N50">
      <style:table-cell-properties style:vertical-align="middle" fo:background-color="transparent"/>
    </style:style>
    <style:style style:name="_49788__54364__32__91_0_93__32_3_32_2_32_2_32_2_32_10" style:display-name="쉼표 [0] 3 2 2 2 10" style:family="table-cell" style:data-style-name="N50">
      <style:table-cell-properties style:vertical-align="middle" fo:background-color="transparent"/>
    </style:style>
    <style:style style:name="_49788__54364__32__91_0_93__32_3_32_2_32_2_32_2_32_10_32_2" style:display-name="쉼표 [0] 3 2 2 2 10 2" style:family="table-cell" style:data-style-name="N50">
      <style:table-cell-properties style:vertical-align="middle" fo:background-color="transparent"/>
    </style:style>
    <style:style style:name="_49788__54364__32__91_0_93__32_3_32_2_32_2_32_2_32_11" style:display-name="쉼표 [0] 3 2 2 2 11" style:family="table-cell" style:data-style-name="N50">
      <style:table-cell-properties style:vertical-align="middle" fo:background-color="transparent"/>
    </style:style>
    <style:style style:name="_49788__54364__32__91_0_93__32_3_32_2_32_2_32_2_32_11_32_2" style:display-name="쉼표 [0] 3 2 2 2 11 2" style:family="table-cell" style:data-style-name="N50">
      <style:table-cell-properties style:vertical-align="middle" fo:background-color="transparent"/>
    </style:style>
    <style:style style:name="_49788__54364__32__91_0_93__32_3_32_2_32_2_32_2_32_12" style:display-name="쉼표 [0] 3 2 2 2 12" style:family="table-cell" style:data-style-name="N50">
      <style:table-cell-properties style:vertical-align="middle" fo:background-color="transparent"/>
    </style:style>
    <style:style style:name="_49788__54364__32__91_0_93__32_3_32_2_32_2_32_2_32_12_32_2" style:display-name="쉼표 [0] 3 2 2 2 12 2" style:family="table-cell" style:data-style-name="N50">
      <style:table-cell-properties style:vertical-align="middle" fo:background-color="transparent"/>
    </style:style>
    <style:style style:name="_49788__54364__32__91_0_93__32_3_32_2_32_2_32_2_32_13" style:display-name="쉼표 [0] 3 2 2 2 13" style:family="table-cell" style:data-style-name="N50">
      <style:table-cell-properties style:vertical-align="middle" fo:background-color="transparent"/>
    </style:style>
    <style:style style:name="_49788__54364__32__91_0_93__32_3_32_2_32_2_32_2_32_13_32_2" style:display-name="쉼표 [0] 3 2 2 2 13 2" style:family="table-cell" style:data-style-name="N50">
      <style:table-cell-properties style:vertical-align="middle" fo:background-color="transparent"/>
    </style:style>
    <style:style style:name="_49788__54364__32__91_0_93__32_3_32_2_32_2_32_2_32_14" style:display-name="쉼표 [0] 3 2 2 2 14" style:family="table-cell" style:data-style-name="N50">
      <style:table-cell-properties style:vertical-align="middle" fo:background-color="transparent"/>
    </style:style>
    <style:style style:name="_49788__54364__32__91_0_93__32_3_32_2_32_2_32_2_32_14_32_2" style:display-name="쉼표 [0] 3 2 2 2 14 2" style:family="table-cell" style:data-style-name="N50">
      <style:table-cell-properties style:vertical-align="middle" fo:background-color="transparent"/>
    </style:style>
    <style:style style:name="_49788__54364__32__91_0_93__32_3_32_2_32_2_32_2_32_15" style:display-name="쉼표 [0] 3 2 2 2 15" style:family="table-cell" style:data-style-name="N50">
      <style:table-cell-properties style:vertical-align="middle" fo:background-color="transparent"/>
    </style:style>
    <style:style style:name="_49788__54364__32__91_0_93__32_3_32_2_32_2_32_2_32_15_32_2" style:display-name="쉼표 [0] 3 2 2 2 15 2" style:family="table-cell" style:data-style-name="N50">
      <style:table-cell-properties style:vertical-align="middle" fo:background-color="transparent"/>
    </style:style>
    <style:style style:name="_49788__54364__32__91_0_93__32_3_32_2_32_2_32_2_32_16" style:display-name="쉼표 [0] 3 2 2 2 16" style:family="table-cell" style:data-style-name="N50">
      <style:table-cell-properties style:vertical-align="middle" fo:background-color="transparent"/>
    </style:style>
    <style:style style:name="_49788__54364__32__91_0_93__32_3_32_2_32_2_32_2_32_16_32_2" style:display-name="쉼표 [0] 3 2 2 2 16 2" style:family="table-cell" style:data-style-name="N50">
      <style:table-cell-properties style:vertical-align="middle" fo:background-color="transparent"/>
    </style:style>
    <style:style style:name="_49788__54364__32__91_0_93__32_3_32_2_32_2_32_2_32_17" style:display-name="쉼표 [0] 3 2 2 2 17" style:family="table-cell" style:data-style-name="N50">
      <style:table-cell-properties style:vertical-align="middle" fo:background-color="transparent"/>
    </style:style>
    <style:style style:name="_49788__54364__32__91_0_93__32_3_32_2_32_2_32_2_32_17_32_2" style:display-name="쉼표 [0] 3 2 2 2 17 2" style:family="table-cell" style:data-style-name="N50">
      <style:table-cell-properties style:vertical-align="middle" fo:background-color="transparent"/>
    </style:style>
    <style:style style:name="_49788__54364__32__91_0_93__32_3_32_2_32_2_32_2_32_18" style:display-name="쉼표 [0] 3 2 2 2 18" style:family="table-cell" style:data-style-name="N50">
      <style:table-cell-properties style:vertical-align="middle" fo:background-color="transparent"/>
    </style:style>
    <style:style style:name="_49788__54364__32__91_0_93__32_3_32_2_32_2_32_2_32_18_32_2" style:display-name="쉼표 [0] 3 2 2 2 18 2" style:family="table-cell" style:data-style-name="N50">
      <style:table-cell-properties style:vertical-align="middle" fo:background-color="transparent"/>
    </style:style>
    <style:style style:name="_49788__54364__32__91_0_93__32_3_32_2_32_2_32_2_32_19" style:display-name="쉼표 [0] 3 2 2 2 19" style:family="table-cell" style:data-style-name="N50">
      <style:table-cell-properties style:vertical-align="middle" fo:background-color="transparent"/>
    </style:style>
    <style:style style:name="_49788__54364__32__91_0_93__32_3_32_2_32_2_32_2_32_19_32_2" style:display-name="쉼표 [0] 3 2 2 2 19 2" style:family="table-cell" style:data-style-name="N50">
      <style:table-cell-properties style:vertical-align="middle" fo:background-color="transparent"/>
    </style:style>
    <style:style style:name="_49788__54364__32__91_0_93__32_3_32_2_32_2_32_2_32_2" style:display-name="쉼표 [0] 3 2 2 2 2" style:family="table-cell" style:data-style-name="N50">
      <style:table-cell-properties style:vertical-align="middle" fo:background-color="transparent"/>
    </style:style>
    <style:style style:name="_49788__54364__32__91_0_93__32_3_32_2_32_2_32_2_32_2_32_10" style:display-name="쉼표 [0] 3 2 2 2 2 10" style:family="table-cell" style:data-style-name="N50">
      <style:table-cell-properties style:vertical-align="middle" fo:background-color="transparent"/>
    </style:style>
    <style:style style:name="_49788__54364__32__91_0_93__32_3_32_2_32_2_32_2_32_2_32_10_32_2" style:display-name="쉼표 [0] 3 2 2 2 2 10 2" style:family="table-cell" style:data-style-name="N50">
      <style:table-cell-properties style:vertical-align="middle" fo:background-color="transparent"/>
    </style:style>
    <style:style style:name="_49788__54364__32__91_0_93__32_3_32_2_32_2_32_2_32_2_32_11" style:display-name="쉼표 [0] 3 2 2 2 2 11" style:family="table-cell" style:data-style-name="N50">
      <style:table-cell-properties style:vertical-align="middle" fo:background-color="transparent"/>
    </style:style>
    <style:style style:name="_49788__54364__32__91_0_93__32_3_32_2_32_2_32_2_32_2_32_11_32_2" style:display-name="쉼표 [0] 3 2 2 2 2 11 2" style:family="table-cell" style:data-style-name="N50">
      <style:table-cell-properties style:vertical-align="middle" fo:background-color="transparent"/>
    </style:style>
    <style:style style:name="_49788__54364__32__91_0_93__32_3_32_2_32_2_32_2_32_2_32_12" style:display-name="쉼표 [0] 3 2 2 2 2 12" style:family="table-cell" style:data-style-name="N50">
      <style:table-cell-properties style:vertical-align="middle" fo:background-color="transparent"/>
    </style:style>
    <style:style style:name="_49788__54364__32__91_0_93__32_3_32_2_32_2_32_2_32_2_32_12_32_2" style:display-name="쉼표 [0] 3 2 2 2 2 12 2" style:family="table-cell" style:data-style-name="N50">
      <style:table-cell-properties style:vertical-align="middle" fo:background-color="transparent"/>
    </style:style>
    <style:style style:name="_49788__54364__32__91_0_93__32_3_32_2_32_2_32_2_32_2_32_13" style:display-name="쉼표 [0] 3 2 2 2 2 13" style:family="table-cell" style:data-style-name="N50">
      <style:table-cell-properties style:vertical-align="middle" fo:background-color="transparent"/>
    </style:style>
    <style:style style:name="_49788__54364__32__91_0_93__32_3_32_2_32_2_32_2_32_2_32_13_32_2" style:display-name="쉼표 [0] 3 2 2 2 2 13 2" style:family="table-cell" style:data-style-name="N50">
      <style:table-cell-properties style:vertical-align="middle" fo:background-color="transparent"/>
    </style:style>
    <style:style style:name="_49788__54364__32__91_0_93__32_3_32_2_32_2_32_2_32_2_32_14" style:display-name="쉼표 [0] 3 2 2 2 2 14" style:family="table-cell" style:data-style-name="N50">
      <style:table-cell-properties style:vertical-align="middle" fo:background-color="transparent"/>
    </style:style>
    <style:style style:name="_49788__54364__32__91_0_93__32_3_32_2_32_2_32_2_32_2_32_14_32_2" style:display-name="쉼표 [0] 3 2 2 2 2 14 2" style:family="table-cell" style:data-style-name="N50">
      <style:table-cell-properties style:vertical-align="middle" fo:background-color="transparent"/>
    </style:style>
    <style:style style:name="_49788__54364__32__91_0_93__32_3_32_2_32_2_32_2_32_2_32_15" style:display-name="쉼표 [0] 3 2 2 2 2 15" style:family="table-cell" style:data-style-name="N50">
      <style:table-cell-properties style:vertical-align="middle" fo:background-color="transparent"/>
    </style:style>
    <style:style style:name="_49788__54364__32__91_0_93__32_3_32_2_32_2_32_2_32_2_32_15_32_2" style:display-name="쉼표 [0] 3 2 2 2 2 15 2" style:family="table-cell" style:data-style-name="N50">
      <style:table-cell-properties style:vertical-align="middle" fo:background-color="transparent"/>
    </style:style>
    <style:style style:name="_49788__54364__32__91_0_93__32_3_32_2_32_2_32_2_32_2_32_16" style:display-name="쉼표 [0] 3 2 2 2 2 16" style:family="table-cell" style:data-style-name="N50">
      <style:table-cell-properties style:vertical-align="middle" fo:background-color="transparent"/>
    </style:style>
    <style:style style:name="_49788__54364__32__91_0_93__32_3_32_2_32_2_32_2_32_2_32_16_32_2" style:display-name="쉼표 [0] 3 2 2 2 2 16 2" style:family="table-cell" style:data-style-name="N50">
      <style:table-cell-properties style:vertical-align="middle" fo:background-color="transparent"/>
    </style:style>
    <style:style style:name="_49788__54364__32__91_0_93__32_3_32_2_32_2_32_2_32_2_32_17" style:display-name="쉼표 [0] 3 2 2 2 2 17" style:family="table-cell" style:data-style-name="N50">
      <style:table-cell-properties style:vertical-align="middle" fo:background-color="transparent"/>
    </style:style>
    <style:style style:name="_49788__54364__32__91_0_93__32_3_32_2_32_2_32_2_32_2_32_17_32_2" style:display-name="쉼표 [0] 3 2 2 2 2 17 2" style:family="table-cell" style:data-style-name="N50">
      <style:table-cell-properties style:vertical-align="middle" fo:background-color="transparent"/>
    </style:style>
    <style:style style:name="_49788__54364__32__91_0_93__32_3_32_2_32_2_32_2_32_2_32_18" style:display-name="쉼표 [0] 3 2 2 2 2 18" style:family="table-cell" style:data-style-name="N50">
      <style:table-cell-properties style:vertical-align="middle" fo:background-color="transparent"/>
    </style:style>
    <style:style style:name="_49788__54364__32__91_0_93__32_3_32_2_32_2_32_2_32_2_32_18_32_2" style:display-name="쉼표 [0] 3 2 2 2 2 18 2" style:family="table-cell" style:data-style-name="N50">
      <style:table-cell-properties style:vertical-align="middle" fo:background-color="transparent"/>
    </style:style>
    <style:style style:name="_49788__54364__32__91_0_93__32_3_32_2_32_2_32_2_32_2_32_19" style:display-name="쉼표 [0] 3 2 2 2 2 19" style:family="table-cell" style:data-style-name="N50">
      <style:table-cell-properties style:vertical-align="middle" fo:background-color="transparent"/>
    </style:style>
    <style:style style:name="_49788__54364__32__91_0_93__32_3_32_2_32_2_32_2_32_2_32_19_32_2" style:display-name="쉼표 [0] 3 2 2 2 2 19 2" style:family="table-cell" style:data-style-name="N50">
      <style:table-cell-properties style:vertical-align="middle" fo:background-color="transparent"/>
    </style:style>
    <style:style style:name="_49788__54364__32__91_0_93__32_3_32_2_32_2_32_2_32_2_32_2" style:display-name="쉼표 [0] 3 2 2 2 2 2" style:family="table-cell" style:data-style-name="N50">
      <style:table-cell-properties style:vertical-align="middle" fo:background-color="transparent"/>
    </style:style>
    <style:style style:name="_49788__54364__32__91_0_93__32_3_32_2_32_2_32_2_32_2_32_2_32_10" style:display-name="쉼표 [0] 3 2 2 2 2 2 10" style:family="table-cell" style:data-style-name="N50">
      <style:table-cell-properties style:vertical-align="middle" fo:background-color="transparent"/>
    </style:style>
    <style:style style:name="_49788__54364__32__91_0_93__32_3_32_2_32_2_32_2_32_2_32_2_32_10_32_2" style:display-name="쉼표 [0] 3 2 2 2 2 2 10 2" style:family="table-cell" style:data-style-name="N50">
      <style:table-cell-properties style:vertical-align="middle" fo:background-color="transparent"/>
    </style:style>
    <style:style style:name="_49788__54364__32__91_0_93__32_3_32_2_32_2_32_2_32_2_32_2_32_11" style:display-name="쉼표 [0] 3 2 2 2 2 2 11" style:family="table-cell" style:data-style-name="N50">
      <style:table-cell-properties style:vertical-align="middle" fo:background-color="transparent"/>
    </style:style>
    <style:style style:name="_49788__54364__32__91_0_93__32_3_32_2_32_2_32_2_32_2_32_2_32_11_32_2" style:display-name="쉼표 [0] 3 2 2 2 2 2 11 2" style:family="table-cell" style:data-style-name="N50">
      <style:table-cell-properties style:vertical-align="middle" fo:background-color="transparent"/>
    </style:style>
    <style:style style:name="_49788__54364__32__91_0_93__32_3_32_2_32_2_32_2_32_2_32_2_32_12" style:display-name="쉼표 [0] 3 2 2 2 2 2 12" style:family="table-cell" style:data-style-name="N50">
      <style:table-cell-properties style:vertical-align="middle" fo:background-color="transparent"/>
    </style:style>
    <style:style style:name="_49788__54364__32__91_0_93__32_3_32_2_32_2_32_2_32_2_32_2_32_12_32_2" style:display-name="쉼표 [0] 3 2 2 2 2 2 12 2" style:family="table-cell" style:data-style-name="N50">
      <style:table-cell-properties style:vertical-align="middle" fo:background-color="transparent"/>
    </style:style>
    <style:style style:name="_49788__54364__32__91_0_93__32_3_32_2_32_2_32_2_32_2_32_2_32_13" style:display-name="쉼표 [0] 3 2 2 2 2 2 13" style:family="table-cell" style:data-style-name="N50">
      <style:table-cell-properties style:vertical-align="middle" fo:background-color="transparent"/>
    </style:style>
    <style:style style:name="_49788__54364__32__91_0_93__32_3_32_2_32_2_32_2_32_2_32_2_32_13_32_2" style:display-name="쉼표 [0] 3 2 2 2 2 2 13 2" style:family="table-cell" style:data-style-name="N50">
      <style:table-cell-properties style:vertical-align="middle" fo:background-color="transparent"/>
    </style:style>
    <style:style style:name="_49788__54364__32__91_0_93__32_3_32_2_32_2_32_2_32_2_32_2_32_14" style:display-name="쉼표 [0] 3 2 2 2 2 2 14" style:family="table-cell" style:data-style-name="N50">
      <style:table-cell-properties style:vertical-align="middle" fo:background-color="transparent"/>
    </style:style>
    <style:style style:name="_49788__54364__32__91_0_93__32_3_32_2_32_2_32_2_32_2_32_2_32_2" style:display-name="쉼표 [0] 3 2 2 2 2 2 2" style:family="table-cell" style:data-style-name="N50">
      <style:table-cell-properties style:vertical-align="middle" fo:background-color="transparent"/>
    </style:style>
    <style:style style:name="_49788__54364__32__91_0_93__32_3_32_2_32_2_32_2_32_2_32_2_32_2_32_10" style:display-name="쉼표 [0] 3 2 2 2 2 2 2 10" style:family="table-cell" style:data-style-name="N50">
      <style:table-cell-properties style:vertical-align="middle" fo:background-color="transparent"/>
    </style:style>
    <style:style style:name="_49788__54364__32__91_0_93__32_3_32_2_32_2_32_2_32_2_32_2_32_2_32_10_32_2" style:display-name="쉼표 [0] 3 2 2 2 2 2 2 10 2" style:family="table-cell" style:data-style-name="N50">
      <style:table-cell-properties style:vertical-align="middle" fo:background-color="transparent"/>
    </style:style>
    <style:style style:name="_49788__54364__32__91_0_93__32_3_32_2_32_2_32_2_32_2_32_2_32_2_32_11" style:display-name="쉼표 [0] 3 2 2 2 2 2 2 11" style:family="table-cell" style:data-style-name="N50">
      <style:table-cell-properties style:vertical-align="middle" fo:background-color="transparent"/>
    </style:style>
    <style:style style:name="_49788__54364__32__91_0_93__32_3_32_2_32_2_32_2_32_2_32_2_32_2_32_11_32_2" style:display-name="쉼표 [0] 3 2 2 2 2 2 2 11 2" style:family="table-cell" style:data-style-name="N50">
      <style:table-cell-properties style:vertical-align="middle" fo:background-color="transparent"/>
    </style:style>
    <style:style style:name="_49788__54364__32__91_0_93__32_3_32_2_32_2_32_2_32_2_32_2_32_2_32_12" style:display-name="쉼표 [0] 3 2 2 2 2 2 2 12" style:family="table-cell" style:data-style-name="N50">
      <style:table-cell-properties style:vertical-align="middle" fo:background-color="transparent"/>
    </style:style>
    <style:style style:name="_49788__54364__32__91_0_93__32_3_32_2_32_2_32_2_32_2_32_2_32_2_32_12_32_2" style:display-name="쉼표 [0] 3 2 2 2 2 2 2 12 2" style:family="table-cell" style:data-style-name="N50">
      <style:table-cell-properties style:vertical-align="middle" fo:background-color="transparent"/>
    </style:style>
    <style:style style:name="_49788__54364__32__91_0_93__32_3_32_2_32_2_32_2_32_2_32_2_32_2_32_13" style:display-name="쉼표 [0] 3 2 2 2 2 2 2 13" style:family="table-cell" style:data-style-name="N50">
      <style:table-cell-properties style:vertical-align="middle" fo:background-color="transparent"/>
    </style:style>
    <style:style style:name="_49788__54364__32__91_0_93__32_3_32_2_32_2_32_2_32_2_32_2_32_2_32_13_32_2" style:display-name="쉼표 [0] 3 2 2 2 2 2 2 13 2" style:family="table-cell" style:data-style-name="N50">
      <style:table-cell-properties style:vertical-align="middle" fo:background-color="transparent"/>
    </style:style>
    <style:style style:name="_49788__54364__32__91_0_93__32_3_32_2_32_2_32_2_32_2_32_2_32_2_32_14" style:display-name="쉼표 [0] 3 2 2 2 2 2 2 14" style:family="table-cell" style:data-style-name="N50">
      <style:table-cell-properties style:vertical-align="middle" fo:background-color="transparent"/>
    </style:style>
    <style:style style:name="_49788__54364__32__91_0_93__32_3_32_2_32_2_32_2_32_2_32_2_32_2_32_2" style:display-name="쉼표 [0] 3 2 2 2 2 2 2 2" style:family="table-cell" style:data-style-name="N50">
      <style:table-cell-properties style:vertical-align="middle" fo:background-color="transparent"/>
    </style:style>
    <style:style style:name="_49788__54364__32__91_0_93__32_3_32_2_32_2_32_2_32_2_32_2_32_2_32_2_32_2" style:display-name="쉼표 [0] 3 2 2 2 2 2 2 2 2" style:family="table-cell" style:data-style-name="N50">
      <style:table-cell-properties style:vertical-align="middle" fo:background-color="transparent"/>
    </style:style>
    <style:style style:name="_49788__54364__32__91_0_93__32_3_32_2_32_2_32_2_32_2_32_2_32_2_32_3" style:display-name="쉼표 [0] 3 2 2 2 2 2 2 3" style:family="table-cell" style:data-style-name="N50">
      <style:table-cell-properties style:vertical-align="middle" fo:background-color="transparent"/>
    </style:style>
    <style:style style:name="_49788__54364__32__91_0_93__32_3_32_2_32_2_32_2_32_2_32_2_32_2_32_3_32_2" style:display-name="쉼표 [0] 3 2 2 2 2 2 2 3 2" style:family="table-cell" style:data-style-name="N50">
      <style:table-cell-properties style:vertical-align="middle" fo:background-color="transparent"/>
    </style:style>
    <style:style style:name="_49788__54364__32__91_0_93__32_3_32_2_32_2_32_2_32_2_32_2_32_2_32_4" style:display-name="쉼표 [0] 3 2 2 2 2 2 2 4" style:family="table-cell" style:data-style-name="N50">
      <style:table-cell-properties style:vertical-align="middle" fo:background-color="transparent"/>
    </style:style>
    <style:style style:name="_49788__54364__32__91_0_93__32_3_32_2_32_2_32_2_32_2_32_2_32_2_32_4_32_2" style:display-name="쉼표 [0] 3 2 2 2 2 2 2 4 2" style:family="table-cell" style:data-style-name="N50">
      <style:table-cell-properties style:vertical-align="middle" fo:background-color="transparent"/>
    </style:style>
    <style:style style:name="_49788__54364__32__91_0_93__32_3_32_2_32_2_32_2_32_2_32_2_32_2_32_5" style:display-name="쉼표 [0] 3 2 2 2 2 2 2 5" style:family="table-cell" style:data-style-name="N50">
      <style:table-cell-properties style:vertical-align="middle" fo:background-color="transparent"/>
    </style:style>
    <style:style style:name="_49788__54364__32__91_0_93__32_3_32_2_32_2_32_2_32_2_32_2_32_2_32_5_32_2" style:display-name="쉼표 [0] 3 2 2 2 2 2 2 5 2" style:family="table-cell" style:data-style-name="N50">
      <style:table-cell-properties style:vertical-align="middle" fo:background-color="transparent"/>
    </style:style>
    <style:style style:name="_49788__54364__32__91_0_93__32_3_32_2_32_2_32_2_32_2_32_2_32_2_32_6" style:display-name="쉼표 [0] 3 2 2 2 2 2 2 6" style:family="table-cell" style:data-style-name="N50">
      <style:table-cell-properties style:vertical-align="middle" fo:background-color="transparent"/>
    </style:style>
    <style:style style:name="_49788__54364__32__91_0_93__32_3_32_2_32_2_32_2_32_2_32_2_32_2_32_6_32_2" style:display-name="쉼표 [0] 3 2 2 2 2 2 2 6 2" style:family="table-cell" style:data-style-name="N50">
      <style:table-cell-properties style:vertical-align="middle" fo:background-color="transparent"/>
    </style:style>
    <style:style style:name="_49788__54364__32__91_0_93__32_3_32_2_32_2_32_2_32_2_32_2_32_2_32_7" style:display-name="쉼표 [0] 3 2 2 2 2 2 2 7" style:family="table-cell" style:data-style-name="N50">
      <style:table-cell-properties style:vertical-align="middle" fo:background-color="transparent"/>
    </style:style>
    <style:style style:name="_49788__54364__32__91_0_93__32_3_32_2_32_2_32_2_32_2_32_2_32_2_32_7_32_2" style:display-name="쉼표 [0] 3 2 2 2 2 2 2 7 2" style:family="table-cell" style:data-style-name="N50">
      <style:table-cell-properties style:vertical-align="middle" fo:background-color="transparent"/>
    </style:style>
    <style:style style:name="_49788__54364__32__91_0_93__32_3_32_2_32_2_32_2_32_2_32_2_32_2_32_8" style:display-name="쉼표 [0] 3 2 2 2 2 2 2 8" style:family="table-cell" style:data-style-name="N50">
      <style:table-cell-properties style:vertical-align="middle" fo:background-color="transparent"/>
    </style:style>
    <style:style style:name="_49788__54364__32__91_0_93__32_3_32_2_32_2_32_2_32_2_32_2_32_2_32_8_32_2" style:display-name="쉼표 [0] 3 2 2 2 2 2 2 8 2" style:family="table-cell" style:data-style-name="N50">
      <style:table-cell-properties style:vertical-align="middle" fo:background-color="transparent"/>
    </style:style>
    <style:style style:name="_49788__54364__32__91_0_93__32_3_32_2_32_2_32_2_32_2_32_2_32_2_32_9" style:display-name="쉼표 [0] 3 2 2 2 2 2 2 9" style:family="table-cell" style:data-style-name="N50">
      <style:table-cell-properties style:vertical-align="middle" fo:background-color="transparent"/>
    </style:style>
    <style:style style:name="_49788__54364__32__91_0_93__32_3_32_2_32_2_32_2_32_2_32_2_32_2_32_9_32_2" style:display-name="쉼표 [0] 3 2 2 2 2 2 2 9 2" style:family="table-cell" style:data-style-name="N50">
      <style:table-cell-properties style:vertical-align="middle" fo:background-color="transparent"/>
    </style:style>
    <style:style style:name="_49788__54364__32__91_0_93__32_3_32_2_32_2_32_2_32_2_32_2_32_3" style:display-name="쉼표 [0] 3 2 2 2 2 2 3" style:family="table-cell" style:data-style-name="N50">
      <style:table-cell-properties style:vertical-align="middle" fo:background-color="transparent"/>
    </style:style>
    <style:style style:name="_49788__54364__32__91_0_93__32_3_32_2_32_2_32_2_32_2_32_2_32_3_32_2" style:display-name="쉼표 [0] 3 2 2 2 2 2 3 2" style:family="table-cell" style:data-style-name="N50">
      <style:table-cell-properties style:vertical-align="middle" fo:background-color="transparent"/>
    </style:style>
    <style:style style:name="_49788__54364__32__91_0_93__32_3_32_2_32_2_32_2_32_2_32_2_32_4" style:display-name="쉼표 [0] 3 2 2 2 2 2 4" style:family="table-cell" style:data-style-name="N50">
      <style:table-cell-properties style:vertical-align="middle" fo:background-color="transparent"/>
    </style:style>
    <style:style style:name="_49788__54364__32__91_0_93__32_3_32_2_32_2_32_2_32_2_32_2_32_4_32_2" style:display-name="쉼표 [0] 3 2 2 2 2 2 4 2" style:family="table-cell" style:data-style-name="N50">
      <style:table-cell-properties style:vertical-align="middle" fo:background-color="transparent"/>
    </style:style>
    <style:style style:name="_49788__54364__32__91_0_93__32_3_32_2_32_2_32_2_32_2_32_2_32_5" style:display-name="쉼표 [0] 3 2 2 2 2 2 5" style:family="table-cell" style:data-style-name="N50">
      <style:table-cell-properties style:vertical-align="middle" fo:background-color="transparent"/>
    </style:style>
    <style:style style:name="_49788__54364__32__91_0_93__32_3_32_2_32_2_32_2_32_2_32_2_32_5_32_2" style:display-name="쉼표 [0] 3 2 2 2 2 2 5 2" style:family="table-cell" style:data-style-name="N50">
      <style:table-cell-properties style:vertical-align="middle" fo:background-color="transparent"/>
    </style:style>
    <style:style style:name="_49788__54364__32__91_0_93__32_3_32_2_32_2_32_2_32_2_32_2_32_6" style:display-name="쉼표 [0] 3 2 2 2 2 2 6" style:family="table-cell" style:data-style-name="N50">
      <style:table-cell-properties style:vertical-align="middle" fo:background-color="transparent"/>
    </style:style>
    <style:style style:name="_49788__54364__32__91_0_93__32_3_32_2_32_2_32_2_32_2_32_2_32_6_32_2" style:display-name="쉼표 [0] 3 2 2 2 2 2 6 2" style:family="table-cell" style:data-style-name="N50">
      <style:table-cell-properties style:vertical-align="middle" fo:background-color="transparent"/>
    </style:style>
    <style:style style:name="_49788__54364__32__91_0_93__32_3_32_2_32_2_32_2_32_2_32_2_32_7" style:display-name="쉼표 [0] 3 2 2 2 2 2 7" style:family="table-cell" style:data-style-name="N50">
      <style:table-cell-properties style:vertical-align="middle" fo:background-color="transparent"/>
    </style:style>
    <style:style style:name="_49788__54364__32__91_0_93__32_3_32_2_32_2_32_2_32_2_32_2_32_7_32_2" style:display-name="쉼표 [0] 3 2 2 2 2 2 7 2" style:family="table-cell" style:data-style-name="N50">
      <style:table-cell-properties style:vertical-align="middle" fo:background-color="transparent"/>
    </style:style>
    <style:style style:name="_49788__54364__32__91_0_93__32_3_32_2_32_2_32_2_32_2_32_2_32_8" style:display-name="쉼표 [0] 3 2 2 2 2 2 8" style:family="table-cell" style:data-style-name="N50">
      <style:table-cell-properties style:vertical-align="middle" fo:background-color="transparent"/>
    </style:style>
    <style:style style:name="_49788__54364__32__91_0_93__32_3_32_2_32_2_32_2_32_2_32_2_32_8_32_2" style:display-name="쉼표 [0] 3 2 2 2 2 2 8 2" style:family="table-cell" style:data-style-name="N50">
      <style:table-cell-properties style:vertical-align="middle" fo:background-color="transparent"/>
    </style:style>
    <style:style style:name="_49788__54364__32__91_0_93__32_3_32_2_32_2_32_2_32_2_32_2_32_9" style:display-name="쉼표 [0] 3 2 2 2 2 2 9" style:family="table-cell" style:data-style-name="N50">
      <style:table-cell-properties style:vertical-align="middle" fo:background-color="transparent"/>
    </style:style>
    <style:style style:name="_49788__54364__32__91_0_93__32_3_32_2_32_2_32_2_32_2_32_2_32_9_32_2" style:display-name="쉼표 [0] 3 2 2 2 2 2 9 2" style:family="table-cell" style:data-style-name="N50">
      <style:table-cell-properties style:vertical-align="middle" fo:background-color="transparent"/>
    </style:style>
    <style:style style:name="_49788__54364__32__91_0_93__32_3_32_2_32_2_32_2_32_2_32_20" style:display-name="쉼표 [0] 3 2 2 2 2 20" style:family="table-cell" style:data-style-name="N50">
      <style:table-cell-properties style:vertical-align="middle" fo:background-color="transparent"/>
    </style:style>
    <style:style style:name="_49788__54364__32__91_0_93__32_3_32_2_32_2_32_2_32_2_32_20_32_2" style:display-name="쉼표 [0] 3 2 2 2 2 20 2" style:family="table-cell" style:data-style-name="N50">
      <style:table-cell-properties style:vertical-align="middle" fo:background-color="transparent"/>
    </style:style>
    <style:style style:name="_49788__54364__32__91_0_93__32_3_32_2_32_2_32_2_32_2_32_21" style:display-name="쉼표 [0] 3 2 2 2 2 21" style:family="table-cell" style:data-style-name="N50">
      <style:table-cell-properties style:vertical-align="middle" fo:background-color="transparent"/>
    </style:style>
    <style:style style:name="_49788__54364__32__91_0_93__32_3_32_2_32_2_32_2_32_2_32_21_32_2" style:display-name="쉼표 [0] 3 2 2 2 2 21 2" style:family="table-cell" style:data-style-name="N50">
      <style:table-cell-properties style:vertical-align="middle" fo:background-color="transparent"/>
    </style:style>
    <style:style style:name="_49788__54364__32__91_0_93__32_3_32_2_32_2_32_2_32_2_32_22" style:display-name="쉼표 [0] 3 2 2 2 2 22" style:family="table-cell" style:data-style-name="N50">
      <style:table-cell-properties style:vertical-align="middle" fo:background-color="transparent"/>
    </style:style>
    <style:style style:name="_49788__54364__32__91_0_93__32_3_32_2_32_2_32_2_32_2_32_22_32_2" style:display-name="쉼표 [0] 3 2 2 2 2 22 2" style:family="table-cell" style:data-style-name="N50">
      <style:table-cell-properties style:vertical-align="middle" fo:background-color="transparent"/>
    </style:style>
    <style:style style:name="_49788__54364__32__91_0_93__32_3_32_2_32_2_32_2_32_2_32_23" style:display-name="쉼표 [0] 3 2 2 2 2 23" style:family="table-cell" style:data-style-name="N50">
      <style:table-cell-properties style:vertical-align="middle" fo:background-color="transparent"/>
    </style:style>
    <style:style style:name="_49788__54364__32__91_0_93__32_3_32_2_32_2_32_2_32_2_32_23_32_2" style:display-name="쉼표 [0] 3 2 2 2 2 23 2" style:family="table-cell" style:data-style-name="N50">
      <style:table-cell-properties style:vertical-align="middle" fo:background-color="transparent"/>
    </style:style>
    <style:style style:name="_49788__54364__32__91_0_93__32_3_32_2_32_2_32_2_32_2_32_24" style:display-name="쉼표 [0] 3 2 2 2 2 24" style:family="table-cell" style:data-style-name="N50">
      <style:table-cell-properties style:vertical-align="middle" fo:background-color="transparent"/>
    </style:style>
    <style:style style:name="_49788__54364__32__91_0_93__32_3_32_2_32_2_32_2_32_2_32_24_32_2" style:display-name="쉼표 [0] 3 2 2 2 2 24 2" style:family="table-cell" style:data-style-name="N50">
      <style:table-cell-properties style:vertical-align="middle" fo:background-color="transparent"/>
    </style:style>
    <style:style style:name="_49788__54364__32__91_0_93__32_3_32_2_32_2_32_2_32_2_32_25" style:display-name="쉼표 [0] 3 2 2 2 2 25" style:family="table-cell" style:data-style-name="N50">
      <style:table-cell-properties style:vertical-align="middle" fo:background-color="transparent"/>
    </style:style>
    <style:style style:name="_49788__54364__32__91_0_93__32_3_32_2_32_2_32_2_32_2_32_25_32_2" style:display-name="쉼표 [0] 3 2 2 2 2 25 2" style:family="table-cell" style:data-style-name="N50">
      <style:table-cell-properties style:vertical-align="middle" fo:background-color="transparent"/>
    </style:style>
    <style:style style:name="_49788__54364__32__91_0_93__32_3_32_2_32_2_32_2_32_2_32_26" style:display-name="쉼표 [0] 3 2 2 2 2 26" style:family="table-cell" style:data-style-name="N50">
      <style:table-cell-properties style:vertical-align="middle" fo:background-color="transparent"/>
    </style:style>
    <style:style style:name="_49788__54364__32__91_0_93__32_3_32_2_32_2_32_2_32_2_32_26_32_2" style:display-name="쉼표 [0] 3 2 2 2 2 26 2" style:family="table-cell" style:data-style-name="N50">
      <style:table-cell-properties style:vertical-align="middle" fo:background-color="transparent"/>
    </style:style>
    <style:style style:name="_49788__54364__32__91_0_93__32_3_32_2_32_2_32_2_32_2_32_27" style:display-name="쉼표 [0] 3 2 2 2 2 27" style:family="table-cell" style:data-style-name="N50">
      <style:table-cell-properties style:vertical-align="middle" fo:background-color="transparent"/>
    </style:style>
    <style:style style:name="_49788__54364__32__91_0_93__32_3_32_2_32_2_32_2_32_2_32_27_32_2" style:display-name="쉼표 [0] 3 2 2 2 2 27 2" style:family="table-cell" style:data-style-name="N50">
      <style:table-cell-properties style:vertical-align="middle" fo:background-color="transparent"/>
    </style:style>
    <style:style style:name="_49788__54364__32__91_0_93__32_3_32_2_32_2_32_2_32_2_32_28" style:display-name="쉼표 [0] 3 2 2 2 2 28" style:family="table-cell" style:data-style-name="N50">
      <style:table-cell-properties style:vertical-align="middle" fo:background-color="transparent"/>
    </style:style>
    <style:style style:name="_49788__54364__32__91_0_93__32_3_32_2_32_2_32_2_32_2_32_28_32_2" style:display-name="쉼표 [0] 3 2 2 2 2 28 2" style:family="table-cell" style:data-style-name="N50">
      <style:table-cell-properties style:vertical-align="middle" fo:background-color="transparent"/>
    </style:style>
    <style:style style:name="_49788__54364__32__91_0_93__32_3_32_2_32_2_32_2_32_2_32_29" style:display-name="쉼표 [0] 3 2 2 2 2 29" style:family="table-cell" style:data-style-name="N50">
      <style:table-cell-properties style:vertical-align="middle" fo:background-color="transparent"/>
    </style:style>
    <style:style style:name="_49788__54364__32__91_0_93__32_3_32_2_32_2_32_2_32_2_32_29_32_2" style:display-name="쉼표 [0] 3 2 2 2 2 29 2" style:family="table-cell" style:data-style-name="N50">
      <style:table-cell-properties style:vertical-align="middle" fo:background-color="transparent"/>
    </style:style>
    <style:style style:name="_49788__54364__32__91_0_93__32_3_32_2_32_2_32_2_32_2_32_3" style:display-name="쉼표 [0] 3 2 2 2 2 3" style:family="table-cell" style:data-style-name="N50">
      <style:table-cell-properties style:vertical-align="middle" fo:background-color="transparent"/>
    </style:style>
    <style:style style:name="_49788__54364__32__91_0_93__32_3_32_2_32_2_32_2_32_2_32_3_32_2" style:display-name="쉼표 [0] 3 2 2 2 2 3 2" style:family="table-cell" style:data-style-name="N50">
      <style:table-cell-properties style:vertical-align="middle" fo:background-color="transparent"/>
    </style:style>
    <style:style style:name="_49788__54364__32__91_0_93__32_3_32_2_32_2_32_2_32_2_32_30" style:display-name="쉼표 [0] 3 2 2 2 2 30" style:family="table-cell" style:data-style-name="N50">
      <style:table-cell-properties style:vertical-align="middle" fo:background-color="transparent"/>
    </style:style>
    <style:style style:name="_49788__54364__32__91_0_93__32_3_32_2_32_2_32_2_32_2_32_30_32_2" style:display-name="쉼표 [0] 3 2 2 2 2 30 2" style:family="table-cell" style:data-style-name="N50">
      <style:table-cell-properties style:vertical-align="middle" fo:background-color="transparent"/>
    </style:style>
    <style:style style:name="_49788__54364__32__91_0_93__32_3_32_2_32_2_32_2_32_2_32_31" style:display-name="쉼표 [0] 3 2 2 2 2 31" style:family="table-cell" style:data-style-name="N50">
      <style:table-cell-properties style:vertical-align="middle" fo:background-color="transparent"/>
    </style:style>
    <style:style style:name="_49788__54364__32__91_0_93__32_3_32_2_32_2_32_2_32_2_32_31_32_2" style:display-name="쉼표 [0] 3 2 2 2 2 31 2" style:family="table-cell" style:data-style-name="N50">
      <style:table-cell-properties style:vertical-align="middle" fo:background-color="transparent"/>
    </style:style>
    <style:style style:name="_49788__54364__32__91_0_93__32_3_32_2_32_2_32_2_32_2_32_32" style:display-name="쉼표 [0] 3 2 2 2 2 32" style:family="table-cell" style:data-style-name="N50">
      <style:table-cell-properties style:vertical-align="middle" fo:background-color="transparent"/>
    </style:style>
    <style:style style:name="_49788__54364__32__91_0_93__32_3_32_2_32_2_32_2_32_2_32_32_32_2" style:display-name="쉼표 [0] 3 2 2 2 2 32 2" style:family="table-cell" style:data-style-name="N50">
      <style:table-cell-properties style:vertical-align="middle" fo:background-color="transparent"/>
    </style:style>
    <style:style style:name="_49788__54364__32__91_0_93__32_3_32_2_32_2_32_2_32_2_32_33" style:display-name="쉼표 [0] 3 2 2 2 2 33" style:family="table-cell" style:data-style-name="N50">
      <style:table-cell-properties style:vertical-align="middle" fo:background-color="transparent"/>
    </style:style>
    <style:style style:name="_49788__54364__32__91_0_93__32_3_32_2_32_2_32_2_32_2_32_33_32_2" style:display-name="쉼표 [0] 3 2 2 2 2 33 2" style:family="table-cell" style:data-style-name="N50">
      <style:table-cell-properties style:vertical-align="middle" fo:background-color="transparent"/>
    </style:style>
    <style:style style:name="_49788__54364__32__91_0_93__32_3_32_2_32_2_32_2_32_2_32_34" style:display-name="쉼표 [0] 3 2 2 2 2 34" style:family="table-cell" style:data-style-name="N50">
      <style:table-cell-properties style:vertical-align="middle" fo:background-color="transparent"/>
    </style:style>
    <style:style style:name="_49788__54364__32__91_0_93__32_3_32_2_32_2_32_2_32_2_32_34_32_2" style:display-name="쉼표 [0] 3 2 2 2 2 34 2" style:family="table-cell" style:data-style-name="N50">
      <style:table-cell-properties style:vertical-align="middle" fo:background-color="transparent"/>
    </style:style>
    <style:style style:name="_49788__54364__32__91_0_93__32_3_32_2_32_2_32_2_32_2_32_35" style:display-name="쉼표 [0] 3 2 2 2 2 35" style:family="table-cell" style:data-style-name="N50">
      <style:table-cell-properties style:vertical-align="middle" fo:background-color="transparent"/>
    </style:style>
    <style:style style:name="_49788__54364__32__91_0_93__32_3_32_2_32_2_32_2_32_2_32_35_32_2" style:display-name="쉼표 [0] 3 2 2 2 2 35 2" style:family="table-cell" style:data-style-name="N50">
      <style:table-cell-properties style:vertical-align="middle" fo:background-color="transparent"/>
    </style:style>
    <style:style style:name="_49788__54364__32__91_0_93__32_3_32_2_32_2_32_2_32_2_32_36" style:display-name="쉼표 [0] 3 2 2 2 2 36" style:family="table-cell" style:data-style-name="N50">
      <style:table-cell-properties style:vertical-align="middle" fo:background-color="transparent"/>
    </style:style>
    <style:style style:name="_49788__54364__32__91_0_93__32_3_32_2_32_2_32_2_32_2_32_36_32_2" style:display-name="쉼표 [0] 3 2 2 2 2 36 2" style:family="table-cell" style:data-style-name="N50">
      <style:table-cell-properties style:vertical-align="middle" fo:background-color="transparent"/>
    </style:style>
    <style:style style:name="_49788__54364__32__91_0_93__32_3_32_2_32_2_32_2_32_2_32_37" style:display-name="쉼표 [0] 3 2 2 2 2 37" style:family="table-cell" style:data-style-name="N50">
      <style:table-cell-properties style:vertical-align="middle" fo:background-color="transparent"/>
    </style:style>
    <style:style style:name="_49788__54364__32__91_0_93__32_3_32_2_32_2_32_2_32_2_32_4" style:display-name="쉼표 [0] 3 2 2 2 2 4" style:family="table-cell" style:data-style-name="N50">
      <style:table-cell-properties style:vertical-align="middle" fo:background-color="transparent"/>
    </style:style>
    <style:style style:name="_49788__54364__32__91_0_93__32_3_32_2_32_2_32_2_32_2_32_4_32_2" style:display-name="쉼표 [0] 3 2 2 2 2 4 2" style:family="table-cell" style:data-style-name="N50">
      <style:table-cell-properties style:vertical-align="middle" fo:background-color="transparent"/>
    </style:style>
    <style:style style:name="_49788__54364__32__91_0_93__32_3_32_2_32_2_32_2_32_2_32_5" style:display-name="쉼표 [0] 3 2 2 2 2 5" style:family="table-cell" style:data-style-name="N50">
      <style:table-cell-properties style:vertical-align="middle" fo:background-color="transparent"/>
    </style:style>
    <style:style style:name="_49788__54364__32__91_0_93__32_3_32_2_32_2_32_2_32_2_32_5_32_2" style:display-name="쉼표 [0] 3 2 2 2 2 5 2" style:family="table-cell" style:data-style-name="N50">
      <style:table-cell-properties style:vertical-align="middle" fo:background-color="transparent"/>
    </style:style>
    <style:style style:name="_49788__54364__32__91_0_93__32_3_32_2_32_2_32_2_32_2_32_6" style:display-name="쉼표 [0] 3 2 2 2 2 6" style:family="table-cell" style:data-style-name="N50">
      <style:table-cell-properties style:vertical-align="middle" fo:background-color="transparent"/>
    </style:style>
    <style:style style:name="_49788__54364__32__91_0_93__32_3_32_2_32_2_32_2_32_2_32_6_32_2" style:display-name="쉼표 [0] 3 2 2 2 2 6 2" style:family="table-cell" style:data-style-name="N50">
      <style:table-cell-properties style:vertical-align="middle" fo:background-color="transparent"/>
    </style:style>
    <style:style style:name="_49788__54364__32__91_0_93__32_3_32_2_32_2_32_2_32_2_32_7" style:display-name="쉼표 [0] 3 2 2 2 2 7" style:family="table-cell" style:data-style-name="N50">
      <style:table-cell-properties style:vertical-align="middle" fo:background-color="transparent"/>
    </style:style>
    <style:style style:name="_49788__54364__32__91_0_93__32_3_32_2_32_2_32_2_32_2_32_7_32_2" style:display-name="쉼표 [0] 3 2 2 2 2 7 2" style:family="table-cell" style:data-style-name="N50">
      <style:table-cell-properties style:vertical-align="middle" fo:background-color="transparent"/>
    </style:style>
    <style:style style:name="_49788__54364__32__91_0_93__32_3_32_2_32_2_32_2_32_2_32_8" style:display-name="쉼표 [0] 3 2 2 2 2 8" style:family="table-cell" style:data-style-name="N50">
      <style:table-cell-properties style:vertical-align="middle" fo:background-color="transparent"/>
    </style:style>
    <style:style style:name="_49788__54364__32__91_0_93__32_3_32_2_32_2_32_2_32_2_32_8_32_2" style:display-name="쉼표 [0] 3 2 2 2 2 8 2" style:family="table-cell" style:data-style-name="N50">
      <style:table-cell-properties style:vertical-align="middle" fo:background-color="transparent"/>
    </style:style>
    <style:style style:name="_49788__54364__32__91_0_93__32_3_32_2_32_2_32_2_32_2_32_9" style:display-name="쉼표 [0] 3 2 2 2 2 9" style:family="table-cell" style:data-style-name="N50">
      <style:table-cell-properties style:vertical-align="middle" fo:background-color="transparent"/>
    </style:style>
    <style:style style:name="_49788__54364__32__91_0_93__32_3_32_2_32_2_32_2_32_2_32_9_32_2" style:display-name="쉼표 [0] 3 2 2 2 2 9 2" style:family="table-cell" style:data-style-name="N50">
      <style:table-cell-properties style:vertical-align="middle" fo:background-color="transparent"/>
    </style:style>
    <style:style style:name="_49788__54364__32__91_0_93__32_3_32_2_32_2_32_2_32_20" style:display-name="쉼표 [0] 3 2 2 2 20" style:family="table-cell" style:data-style-name="N50">
      <style:table-cell-properties style:vertical-align="middle" fo:background-color="transparent"/>
    </style:style>
    <style:style style:name="_49788__54364__32__91_0_93__32_3_32_2_32_2_32_2_32_20_32_2" style:display-name="쉼표 [0] 3 2 2 2 20 2" style:family="table-cell" style:data-style-name="N50">
      <style:table-cell-properties style:vertical-align="middle" fo:background-color="transparent"/>
    </style:style>
    <style:style style:name="_49788__54364__32__91_0_93__32_3_32_2_32_2_32_2_32_21" style:display-name="쉼표 [0] 3 2 2 2 21" style:family="table-cell" style:data-style-name="N50">
      <style:table-cell-properties style:vertical-align="middle" fo:background-color="transparent"/>
    </style:style>
    <style:style style:name="_49788__54364__32__91_0_93__32_3_32_2_32_2_32_2_32_21_32_2" style:display-name="쉼표 [0] 3 2 2 2 21 2" style:family="table-cell" style:data-style-name="N50">
      <style:table-cell-properties style:vertical-align="middle" fo:background-color="transparent"/>
    </style:style>
    <style:style style:name="_49788__54364__32__91_0_93__32_3_32_2_32_2_32_2_32_22" style:display-name="쉼표 [0] 3 2 2 2 22" style:family="table-cell" style:data-style-name="N50">
      <style:table-cell-properties style:vertical-align="middle" fo:background-color="transparent"/>
    </style:style>
    <style:style style:name="_49788__54364__32__91_0_93__32_3_32_2_32_2_32_2_32_22_32_2" style:display-name="쉼표 [0] 3 2 2 2 22 2" style:family="table-cell" style:data-style-name="N50">
      <style:table-cell-properties style:vertical-align="middle" fo:background-color="transparent"/>
    </style:style>
    <style:style style:name="_49788__54364__32__91_0_93__32_3_32_2_32_2_32_2_32_23" style:display-name="쉼표 [0] 3 2 2 2 23" style:family="table-cell" style:data-style-name="N50">
      <style:table-cell-properties style:vertical-align="middle" fo:background-color="transparent"/>
    </style:style>
    <style:style style:name="_49788__54364__32__91_0_93__32_3_32_2_32_2_32_2_32_23_32_2" style:display-name="쉼표 [0] 3 2 2 2 23 2" style:family="table-cell" style:data-style-name="N50">
      <style:table-cell-properties style:vertical-align="middle" fo:background-color="transparent"/>
    </style:style>
    <style:style style:name="_49788__54364__32__91_0_93__32_3_32_2_32_2_32_2_32_24" style:display-name="쉼표 [0] 3 2 2 2 24" style:family="table-cell" style:data-style-name="N50">
      <style:table-cell-properties style:vertical-align="middle" fo:background-color="transparent"/>
    </style:style>
    <style:style style:name="_49788__54364__32__91_0_93__32_3_32_2_32_2_32_2_32_24_32_2" style:display-name="쉼표 [0] 3 2 2 2 24 2" style:family="table-cell" style:data-style-name="N50">
      <style:table-cell-properties style:vertical-align="middle" fo:background-color="transparent"/>
    </style:style>
    <style:style style:name="_49788__54364__32__91_0_93__32_3_32_2_32_2_32_2_32_25" style:display-name="쉼표 [0] 3 2 2 2 25" style:family="table-cell" style:data-style-name="N50">
      <style:table-cell-properties style:vertical-align="middle" fo:background-color="transparent"/>
    </style:style>
    <style:style style:name="_49788__54364__32__91_0_93__32_3_32_2_32_2_32_2_32_25_32_2" style:display-name="쉼표 [0] 3 2 2 2 25 2" style:family="table-cell" style:data-style-name="N50">
      <style:table-cell-properties style:vertical-align="middle" fo:background-color="transparent"/>
    </style:style>
    <style:style style:name="_49788__54364__32__91_0_93__32_3_32_2_32_2_32_2_32_26" style:display-name="쉼표 [0] 3 2 2 2 26" style:family="table-cell" style:data-style-name="N50">
      <style:table-cell-properties style:vertical-align="middle" fo:background-color="transparent"/>
    </style:style>
    <style:style style:name="_49788__54364__32__91_0_93__32_3_32_2_32_2_32_2_32_26_32_2" style:display-name="쉼표 [0] 3 2 2 2 26 2" style:family="table-cell" style:data-style-name="N50">
      <style:table-cell-properties style:vertical-align="middle" fo:background-color="transparent"/>
    </style:style>
    <style:style style:name="_49788__54364__32__91_0_93__32_3_32_2_32_2_32_2_32_27" style:display-name="쉼표 [0] 3 2 2 2 27" style:family="table-cell" style:data-style-name="N50">
      <style:table-cell-properties style:vertical-align="middle" fo:background-color="transparent"/>
    </style:style>
    <style:style style:name="_49788__54364__32__91_0_93__32_3_32_2_32_2_32_2_32_27_32_2" style:display-name="쉼표 [0] 3 2 2 2 27 2" style:family="table-cell" style:data-style-name="N50">
      <style:table-cell-properties style:vertical-align="middle" fo:background-color="transparent"/>
    </style:style>
    <style:style style:name="_49788__54364__32__91_0_93__32_3_32_2_32_2_32_2_32_28" style:display-name="쉼표 [0] 3 2 2 2 28" style:family="table-cell" style:data-style-name="N50">
      <style:table-cell-properties style:vertical-align="middle" fo:background-color="transparent"/>
    </style:style>
    <style:style style:name="_49788__54364__32__91_0_93__32_3_32_2_32_2_32_2_32_28_32_2" style:display-name="쉼표 [0] 3 2 2 2 28 2" style:family="table-cell" style:data-style-name="N50">
      <style:table-cell-properties style:vertical-align="middle" fo:background-color="transparent"/>
    </style:style>
    <style:style style:name="_49788__54364__32__91_0_93__32_3_32_2_32_2_32_2_32_29" style:display-name="쉼표 [0] 3 2 2 2 29" style:family="table-cell" style:data-style-name="N50">
      <style:table-cell-properties style:vertical-align="middle" fo:background-color="transparent"/>
    </style:style>
    <style:style style:name="_49788__54364__32__91_0_93__32_3_32_2_32_2_32_2_32_29_32_2" style:display-name="쉼표 [0] 3 2 2 2 29 2" style:family="table-cell" style:data-style-name="N50">
      <style:table-cell-properties style:vertical-align="middle" fo:background-color="transparent"/>
    </style:style>
    <style:style style:name="_49788__54364__32__91_0_93__32_3_32_2_32_2_32_2_32_3" style:display-name="쉼표 [0] 3 2 2 2 3" style:family="table-cell" style:data-style-name="N50">
      <style:table-cell-properties style:vertical-align="middle" fo:background-color="transparent"/>
    </style:style>
    <style:style style:name="_49788__54364__32__91_0_93__32_3_32_2_32_2_32_2_32_3_32_2" style:display-name="쉼표 [0] 3 2 2 2 3 2" style:family="table-cell" style:data-style-name="N50">
      <style:table-cell-properties style:vertical-align="middle" fo:background-color="transparent"/>
    </style:style>
    <style:style style:name="_49788__54364__32__91_0_93__32_3_32_2_32_2_32_2_32_30" style:display-name="쉼표 [0] 3 2 2 2 30" style:family="table-cell" style:data-style-name="N50">
      <style:table-cell-properties style:vertical-align="middle" fo:background-color="transparent"/>
    </style:style>
    <style:style style:name="_49788__54364__32__91_0_93__32_3_32_2_32_2_32_2_32_30_32_2" style:display-name="쉼표 [0] 3 2 2 2 30 2" style:family="table-cell" style:data-style-name="N50">
      <style:table-cell-properties style:vertical-align="middle" fo:background-color="transparent"/>
    </style:style>
    <style:style style:name="_49788__54364__32__91_0_93__32_3_32_2_32_2_32_2_32_31" style:display-name="쉼표 [0] 3 2 2 2 31" style:family="table-cell" style:data-style-name="N50">
      <style:table-cell-properties style:vertical-align="middle" fo:background-color="transparent"/>
    </style:style>
    <style:style style:name="_49788__54364__32__91_0_93__32_3_32_2_32_2_32_2_32_31_32_2" style:display-name="쉼표 [0] 3 2 2 2 31 2" style:family="table-cell" style:data-style-name="N50">
      <style:table-cell-properties style:vertical-align="middle" fo:background-color="transparent"/>
    </style:style>
    <style:style style:name="_49788__54364__32__91_0_93__32_3_32_2_32_2_32_2_32_32" style:display-name="쉼표 [0] 3 2 2 2 32" style:family="table-cell" style:data-style-name="N50">
      <style:table-cell-properties style:vertical-align="middle" fo:background-color="transparent"/>
    </style:style>
    <style:style style:name="_49788__54364__32__91_0_93__32_3_32_2_32_2_32_2_32_32_32_2" style:display-name="쉼표 [0] 3 2 2 2 32 2" style:family="table-cell" style:data-style-name="N50">
      <style:table-cell-properties style:vertical-align="middle" fo:background-color="transparent"/>
    </style:style>
    <style:style style:name="_49788__54364__32__91_0_93__32_3_32_2_32_2_32_2_32_33" style:display-name="쉼표 [0] 3 2 2 2 33" style:family="table-cell" style:data-style-name="N50">
      <style:table-cell-properties style:vertical-align="middle" fo:background-color="transparent"/>
    </style:style>
    <style:style style:name="_49788__54364__32__91_0_93__32_3_32_2_32_2_32_2_32_33_32_2" style:display-name="쉼표 [0] 3 2 2 2 33 2" style:family="table-cell" style:data-style-name="N50">
      <style:table-cell-properties style:vertical-align="middle" fo:background-color="transparent"/>
    </style:style>
    <style:style style:name="_49788__54364__32__91_0_93__32_3_32_2_32_2_32_2_32_34" style:display-name="쉼표 [0] 3 2 2 2 34" style:family="table-cell" style:data-style-name="N50">
      <style:table-cell-properties style:vertical-align="middle" fo:background-color="transparent"/>
    </style:style>
    <style:style style:name="_49788__54364__32__91_0_93__32_3_32_2_32_2_32_2_32_34_32_2" style:display-name="쉼표 [0] 3 2 2 2 34 2" style:family="table-cell" style:data-style-name="N50">
      <style:table-cell-properties style:vertical-align="middle" fo:background-color="transparent"/>
    </style:style>
    <style:style style:name="_49788__54364__32__91_0_93__32_3_32_2_32_2_32_2_32_35" style:display-name="쉼표 [0] 3 2 2 2 35" style:family="table-cell" style:data-style-name="N50">
      <style:table-cell-properties style:vertical-align="middle" fo:background-color="transparent"/>
    </style:style>
    <style:style style:name="_49788__54364__32__91_0_93__32_3_32_2_32_2_32_2_32_35_32_2" style:display-name="쉼표 [0] 3 2 2 2 35 2" style:family="table-cell" style:data-style-name="N50">
      <style:table-cell-properties style:vertical-align="middle" fo:background-color="transparent"/>
    </style:style>
    <style:style style:name="_49788__54364__32__91_0_93__32_3_32_2_32_2_32_2_32_36" style:display-name="쉼표 [0] 3 2 2 2 36" style:family="table-cell" style:data-style-name="N50">
      <style:table-cell-properties style:vertical-align="middle" fo:background-color="transparent"/>
    </style:style>
    <style:style style:name="_49788__54364__32__91_0_93__32_3_32_2_32_2_32_2_32_36_32_2" style:display-name="쉼표 [0] 3 2 2 2 36 2" style:family="table-cell" style:data-style-name="N50">
      <style:table-cell-properties style:vertical-align="middle" fo:background-color="transparent"/>
    </style:style>
    <style:style style:name="_49788__54364__32__91_0_93__32_3_32_2_32_2_32_2_32_37" style:display-name="쉼표 [0] 3 2 2 2 37" style:family="table-cell" style:data-style-name="N50">
      <style:table-cell-properties style:vertical-align="middle" fo:background-color="transparent"/>
    </style:style>
    <style:style style:name="_49788__54364__32__91_0_93__32_3_32_2_32_2_32_2_32_37_32_2" style:display-name="쉼표 [0] 3 2 2 2 37 2" style:family="table-cell" style:data-style-name="N50">
      <style:table-cell-properties style:vertical-align="middle" fo:background-color="transparent"/>
    </style:style>
    <style:style style:name="_49788__54364__32__91_0_93__32_3_32_2_32_2_32_2_32_38" style:display-name="쉼표 [0] 3 2 2 2 38" style:family="table-cell" style:data-style-name="N50">
      <style:table-cell-properties style:vertical-align="middle" fo:background-color="transparent"/>
    </style:style>
    <style:style style:name="_49788__54364__32__91_0_93__32_3_32_2_32_2_32_2_32_4" style:display-name="쉼표 [0] 3 2 2 2 4" style:family="table-cell" style:data-style-name="N50">
      <style:table-cell-properties style:vertical-align="middle" fo:background-color="transparent"/>
    </style:style>
    <style:style style:name="_49788__54364__32__91_0_93__32_3_32_2_32_2_32_2_32_4_32_2" style:display-name="쉼표 [0] 3 2 2 2 4 2" style:family="table-cell" style:data-style-name="N50">
      <style:table-cell-properties style:vertical-align="middle" fo:background-color="transparent"/>
    </style:style>
    <style:style style:name="_49788__54364__32__91_0_93__32_3_32_2_32_2_32_2_32_5" style:display-name="쉼표 [0] 3 2 2 2 5" style:family="table-cell" style:data-style-name="N50">
      <style:table-cell-properties style:vertical-align="middle" fo:background-color="transparent"/>
    </style:style>
    <style:style style:name="_49788__54364__32__91_0_93__32_3_32_2_32_2_32_2_32_5_32_2" style:display-name="쉼표 [0] 3 2 2 2 5 2" style:family="table-cell" style:data-style-name="N50">
      <style:table-cell-properties style:vertical-align="middle" fo:background-color="transparent"/>
    </style:style>
    <style:style style:name="_49788__54364__32__91_0_93__32_3_32_2_32_2_32_2_32_6" style:display-name="쉼표 [0] 3 2 2 2 6" style:family="table-cell" style:data-style-name="N50">
      <style:table-cell-properties style:vertical-align="middle" fo:background-color="transparent"/>
    </style:style>
    <style:style style:name="_49788__54364__32__91_0_93__32_3_32_2_32_2_32_2_32_6_32_2" style:display-name="쉼표 [0] 3 2 2 2 6 2" style:family="table-cell" style:data-style-name="N50">
      <style:table-cell-properties style:vertical-align="middle" fo:background-color="transparent"/>
    </style:style>
    <style:style style:name="_49788__54364__32__91_0_93__32_3_32_2_32_2_32_2_32_7" style:display-name="쉼표 [0] 3 2 2 2 7" style:family="table-cell" style:data-style-name="N50">
      <style:table-cell-properties style:vertical-align="middle" fo:background-color="transparent"/>
    </style:style>
    <style:style style:name="_49788__54364__32__91_0_93__32_3_32_2_32_2_32_2_32_7_32_2" style:display-name="쉼표 [0] 3 2 2 2 7 2" style:family="table-cell" style:data-style-name="N50">
      <style:table-cell-properties style:vertical-align="middle" fo:background-color="transparent"/>
    </style:style>
    <style:style style:name="_49788__54364__32__91_0_93__32_3_32_2_32_2_32_2_32_8" style:display-name="쉼표 [0] 3 2 2 2 8" style:family="table-cell" style:data-style-name="N50">
      <style:table-cell-properties style:vertical-align="middle" fo:background-color="transparent"/>
    </style:style>
    <style:style style:name="_49788__54364__32__91_0_93__32_3_32_2_32_2_32_2_32_8_32_2" style:display-name="쉼표 [0] 3 2 2 2 8 2" style:family="table-cell" style:data-style-name="N50">
      <style:table-cell-properties style:vertical-align="middle" fo:background-color="transparent"/>
    </style:style>
    <style:style style:name="_49788__54364__32__91_0_93__32_3_32_2_32_2_32_2_32_9" style:display-name="쉼표 [0] 3 2 2 2 9" style:family="table-cell" style:data-style-name="N50">
      <style:table-cell-properties style:vertical-align="middle" fo:background-color="transparent"/>
    </style:style>
    <style:style style:name="_49788__54364__32__91_0_93__32_3_32_2_32_2_32_2_32_9_32_2" style:display-name="쉼표 [0] 3 2 2 2 9 2" style:family="table-cell" style:data-style-name="N50">
      <style:table-cell-properties style:vertical-align="middle" fo:background-color="transparent"/>
    </style:style>
    <style:style style:name="_49788__54364__32__91_0_93__32_3_32_2_32_2_32_20" style:display-name="쉼표 [0] 3 2 2 20" style:family="table-cell" style:data-style-name="N50">
      <style:table-cell-properties style:vertical-align="middle" fo:background-color="transparent"/>
    </style:style>
    <style:style style:name="_49788__54364__32__91_0_93__32_3_32_2_32_2_32_20_32_2" style:display-name="쉼표 [0] 3 2 2 20 2" style:family="table-cell" style:data-style-name="N50">
      <style:table-cell-properties style:vertical-align="middle" fo:background-color="transparent"/>
    </style:style>
    <style:style style:name="_49788__54364__32__91_0_93__32_3_32_2_32_2_32_21" style:display-name="쉼표 [0] 3 2 2 21" style:family="table-cell" style:data-style-name="N50">
      <style:table-cell-properties style:vertical-align="middle" fo:background-color="transparent"/>
    </style:style>
    <style:style style:name="_49788__54364__32__91_0_93__32_3_32_2_32_2_32_21_32_2" style:display-name="쉼표 [0] 3 2 2 21 2" style:family="table-cell" style:data-style-name="N50">
      <style:table-cell-properties style:vertical-align="middle" fo:background-color="transparent"/>
    </style:style>
    <style:style style:name="_49788__54364__32__91_0_93__32_3_32_2_32_2_32_22" style:display-name="쉼표 [0] 3 2 2 22" style:family="table-cell" style:data-style-name="N50">
      <style:table-cell-properties style:vertical-align="middle" fo:background-color="transparent"/>
    </style:style>
    <style:style style:name="_49788__54364__32__91_0_93__32_3_32_2_32_2_32_22_32_2" style:display-name="쉼표 [0] 3 2 2 22 2" style:family="table-cell" style:data-style-name="N50">
      <style:table-cell-properties style:vertical-align="middle" fo:background-color="transparent"/>
    </style:style>
    <style:style style:name="_49788__54364__32__91_0_93__32_3_32_2_32_2_32_23" style:display-name="쉼표 [0] 3 2 2 23" style:family="table-cell" style:data-style-name="N50">
      <style:table-cell-properties style:vertical-align="middle" fo:background-color="transparent"/>
    </style:style>
    <style:style style:name="_49788__54364__32__91_0_93__32_3_32_2_32_2_32_23_32_2" style:display-name="쉼표 [0] 3 2 2 23 2" style:family="table-cell" style:data-style-name="N50">
      <style:table-cell-properties style:vertical-align="middle" fo:background-color="transparent"/>
    </style:style>
    <style:style style:name="_49788__54364__32__91_0_93__32_3_32_2_32_2_32_24" style:display-name="쉼표 [0] 3 2 2 24" style:family="table-cell" style:data-style-name="N50">
      <style:table-cell-properties style:vertical-align="middle" fo:background-color="transparent"/>
    </style:style>
    <style:style style:name="_49788__54364__32__91_0_93__32_3_32_2_32_2_32_24_32_2" style:display-name="쉼표 [0] 3 2 2 24 2" style:family="table-cell" style:data-style-name="N50">
      <style:table-cell-properties style:vertical-align="middle" fo:background-color="transparent"/>
    </style:style>
    <style:style style:name="_49788__54364__32__91_0_93__32_3_32_2_32_2_32_25" style:display-name="쉼표 [0] 3 2 2 25" style:family="table-cell" style:data-style-name="N50">
      <style:table-cell-properties style:vertical-align="middle" fo:background-color="transparent"/>
    </style:style>
    <style:style style:name="_49788__54364__32__91_0_93__32_3_32_2_32_2_32_25_32_2" style:display-name="쉼표 [0] 3 2 2 25 2" style:family="table-cell" style:data-style-name="N50">
      <style:table-cell-properties style:vertical-align="middle" fo:background-color="transparent"/>
    </style:style>
    <style:style style:name="_49788__54364__32__91_0_93__32_3_32_2_32_2_32_26" style:display-name="쉼표 [0] 3 2 2 26" style:family="table-cell" style:data-style-name="N50">
      <style:table-cell-properties style:vertical-align="middle" fo:background-color="transparent"/>
    </style:style>
    <style:style style:name="_49788__54364__32__91_0_93__32_3_32_2_32_2_32_26_32_2" style:display-name="쉼표 [0] 3 2 2 26 2" style:family="table-cell" style:data-style-name="N50">
      <style:table-cell-properties style:vertical-align="middle" fo:background-color="transparent"/>
    </style:style>
    <style:style style:name="_49788__54364__32__91_0_93__32_3_32_2_32_2_32_27" style:display-name="쉼표 [0] 3 2 2 27" style:family="table-cell" style:data-style-name="N50">
      <style:table-cell-properties style:vertical-align="middle" fo:background-color="transparent"/>
    </style:style>
    <style:style style:name="_49788__54364__32__91_0_93__32_3_32_2_32_2_32_27_32_2" style:display-name="쉼표 [0] 3 2 2 27 2" style:family="table-cell" style:data-style-name="N50">
      <style:table-cell-properties style:vertical-align="middle" fo:background-color="transparent"/>
    </style:style>
    <style:style style:name="_49788__54364__32__91_0_93__32_3_32_2_32_2_32_28" style:display-name="쉼표 [0] 3 2 2 28" style:family="table-cell" style:data-style-name="N50">
      <style:table-cell-properties style:vertical-align="middle" fo:background-color="transparent"/>
    </style:style>
    <style:style style:name="_49788__54364__32__91_0_93__32_3_32_2_32_2_32_28_32_2" style:display-name="쉼표 [0] 3 2 2 28 2" style:family="table-cell" style:data-style-name="N50">
      <style:table-cell-properties style:vertical-align="middle" fo:background-color="transparent"/>
    </style:style>
    <style:style style:name="_49788__54364__32__91_0_93__32_3_32_2_32_2_32_29" style:display-name="쉼표 [0] 3 2 2 29" style:family="table-cell" style:data-style-name="N50">
      <style:table-cell-properties style:vertical-align="middle" fo:background-color="transparent"/>
    </style:style>
    <style:style style:name="_49788__54364__32__91_0_93__32_3_32_2_32_2_32_29_32_2" style:display-name="쉼표 [0] 3 2 2 29 2" style:family="table-cell" style:data-style-name="N50">
      <style:table-cell-properties style:vertical-align="middle" fo:background-color="transparent"/>
    </style:style>
    <style:style style:name="_49788__54364__32__91_0_93__32_3_32_2_32_2_32_3" style:display-name="쉼표 [0] 3 2 2 3" style:family="table-cell" style:data-style-name="N50">
      <style:table-cell-properties style:vertical-align="middle" fo:background-color="transparent"/>
    </style:style>
    <style:style style:name="_49788__54364__32__91_0_93__32_3_32_2_32_2_32_3_32_10" style:display-name="쉼표 [0] 3 2 2 3 10" style:family="table-cell" style:data-style-name="N50">
      <style:table-cell-properties style:vertical-align="middle" fo:background-color="transparent"/>
    </style:style>
    <style:style style:name="_49788__54364__32__91_0_93__32_3_32_2_32_2_32_3_32_10_32_2" style:display-name="쉼표 [0] 3 2 2 3 10 2" style:family="table-cell" style:data-style-name="N50">
      <style:table-cell-properties style:vertical-align="middle" fo:background-color="transparent"/>
    </style:style>
    <style:style style:name="_49788__54364__32__91_0_93__32_3_32_2_32_2_32_3_32_11" style:display-name="쉼표 [0] 3 2 2 3 11" style:family="table-cell" style:data-style-name="N50">
      <style:table-cell-properties style:vertical-align="middle" fo:background-color="transparent"/>
    </style:style>
    <style:style style:name="_49788__54364__32__91_0_93__32_3_32_2_32_2_32_3_32_11_32_2" style:display-name="쉼표 [0] 3 2 2 3 11 2" style:family="table-cell" style:data-style-name="N50">
      <style:table-cell-properties style:vertical-align="middle" fo:background-color="transparent"/>
    </style:style>
    <style:style style:name="_49788__54364__32__91_0_93__32_3_32_2_32_2_32_3_32_12" style:display-name="쉼표 [0] 3 2 2 3 12" style:family="table-cell" style:data-style-name="N50">
      <style:table-cell-properties style:vertical-align="middle" fo:background-color="transparent"/>
    </style:style>
    <style:style style:name="_49788__54364__32__91_0_93__32_3_32_2_32_2_32_3_32_12_32_2" style:display-name="쉼표 [0] 3 2 2 3 12 2" style:family="table-cell" style:data-style-name="N50">
      <style:table-cell-properties style:vertical-align="middle" fo:background-color="transparent"/>
    </style:style>
    <style:style style:name="_49788__54364__32__91_0_93__32_3_32_2_32_2_32_3_32_13" style:display-name="쉼표 [0] 3 2 2 3 13" style:family="table-cell" style:data-style-name="N50">
      <style:table-cell-properties style:vertical-align="middle" fo:background-color="transparent"/>
    </style:style>
    <style:style style:name="_49788__54364__32__91_0_93__32_3_32_2_32_2_32_3_32_13_32_2" style:display-name="쉼표 [0] 3 2 2 3 13 2" style:family="table-cell" style:data-style-name="N50">
      <style:table-cell-properties style:vertical-align="middle" fo:background-color="transparent"/>
    </style:style>
    <style:style style:name="_49788__54364__32__91_0_93__32_3_32_2_32_2_32_3_32_14" style:display-name="쉼표 [0] 3 2 2 3 14" style:family="table-cell" style:data-style-name="N50">
      <style:table-cell-properties style:vertical-align="middle" fo:background-color="transparent"/>
    </style:style>
    <style:style style:name="_49788__54364__32__91_0_93__32_3_32_2_32_2_32_3_32_14_32_2" style:display-name="쉼표 [0] 3 2 2 3 14 2" style:family="table-cell" style:data-style-name="N50">
      <style:table-cell-properties style:vertical-align="middle" fo:background-color="transparent"/>
    </style:style>
    <style:style style:name="_49788__54364__32__91_0_93__32_3_32_2_32_2_32_3_32_15" style:display-name="쉼표 [0] 3 2 2 3 15" style:family="table-cell" style:data-style-name="N50">
      <style:table-cell-properties style:vertical-align="middle" fo:background-color="transparent"/>
    </style:style>
    <style:style style:name="_49788__54364__32__91_0_93__32_3_32_2_32_2_32_3_32_2" style:display-name="쉼표 [0] 3 2 2 3 2" style:family="table-cell" style:data-style-name="N50">
      <style:table-cell-properties style:vertical-align="middle" fo:background-color="transparent"/>
    </style:style>
    <style:style style:name="_49788__54364__32__91_0_93__32_3_32_2_32_2_32_3_32_2_32_2" style:display-name="쉼표 [0] 3 2 2 3 2 2" style:family="table-cell" style:data-style-name="N50">
      <style:table-cell-properties style:vertical-align="middle" fo:background-color="transparent"/>
    </style:style>
    <style:style style:name="_49788__54364__32__91_0_93__32_3_32_2_32_2_32_3_32_3" style:display-name="쉼표 [0] 3 2 2 3 3" style:family="table-cell" style:data-style-name="N50">
      <style:table-cell-properties style:vertical-align="middle" fo:background-color="transparent"/>
    </style:style>
    <style:style style:name="_49788__54364__32__91_0_93__32_3_32_2_32_2_32_3_32_3_32_2" style:display-name="쉼표 [0] 3 2 2 3 3 2" style:family="table-cell" style:data-style-name="N50">
      <style:table-cell-properties style:vertical-align="middle" fo:background-color="transparent"/>
    </style:style>
    <style:style style:name="_49788__54364__32__91_0_93__32_3_32_2_32_2_32_3_32_4" style:display-name="쉼표 [0] 3 2 2 3 4" style:family="table-cell" style:data-style-name="N50">
      <style:table-cell-properties style:vertical-align="middle" fo:background-color="transparent"/>
    </style:style>
    <style:style style:name="_49788__54364__32__91_0_93__32_3_32_2_32_2_32_3_32_4_32_2" style:display-name="쉼표 [0] 3 2 2 3 4 2" style:family="table-cell" style:data-style-name="N50">
      <style:table-cell-properties style:vertical-align="middle" fo:background-color="transparent"/>
    </style:style>
    <style:style style:name="_49788__54364__32__91_0_93__32_3_32_2_32_2_32_3_32_5" style:display-name="쉼표 [0] 3 2 2 3 5" style:family="table-cell" style:data-style-name="N50">
      <style:table-cell-properties style:vertical-align="middle" fo:background-color="transparent"/>
    </style:style>
    <style:style style:name="_49788__54364__32__91_0_93__32_3_32_2_32_2_32_3_32_5_32_2" style:display-name="쉼표 [0] 3 2 2 3 5 2" style:family="table-cell" style:data-style-name="N50">
      <style:table-cell-properties style:vertical-align="middle" fo:background-color="transparent"/>
    </style:style>
    <style:style style:name="_49788__54364__32__91_0_93__32_3_32_2_32_2_32_3_32_6" style:display-name="쉼표 [0] 3 2 2 3 6" style:family="table-cell" style:data-style-name="N50">
      <style:table-cell-properties style:vertical-align="middle" fo:background-color="transparent"/>
    </style:style>
    <style:style style:name="_49788__54364__32__91_0_93__32_3_32_2_32_2_32_3_32_6_32_2" style:display-name="쉼표 [0] 3 2 2 3 6 2" style:family="table-cell" style:data-style-name="N50">
      <style:table-cell-properties style:vertical-align="middle" fo:background-color="transparent"/>
    </style:style>
    <style:style style:name="_49788__54364__32__91_0_93__32_3_32_2_32_2_32_3_32_7" style:display-name="쉼표 [0] 3 2 2 3 7" style:family="table-cell" style:data-style-name="N50">
      <style:table-cell-properties style:vertical-align="middle" fo:background-color="transparent"/>
    </style:style>
    <style:style style:name="_49788__54364__32__91_0_93__32_3_32_2_32_2_32_3_32_7_32_2" style:display-name="쉼표 [0] 3 2 2 3 7 2" style:family="table-cell" style:data-style-name="N50">
      <style:table-cell-properties style:vertical-align="middle" fo:background-color="transparent"/>
    </style:style>
    <style:style style:name="_49788__54364__32__91_0_93__32_3_32_2_32_2_32_3_32_8" style:display-name="쉼표 [0] 3 2 2 3 8" style:family="table-cell" style:data-style-name="N50">
      <style:table-cell-properties style:vertical-align="middle" fo:background-color="transparent"/>
    </style:style>
    <style:style style:name="_49788__54364__32__91_0_93__32_3_32_2_32_2_32_3_32_8_32_2" style:display-name="쉼표 [0] 3 2 2 3 8 2" style:family="table-cell" style:data-style-name="N50">
      <style:table-cell-properties style:vertical-align="middle" fo:background-color="transparent"/>
    </style:style>
    <style:style style:name="_49788__54364__32__91_0_93__32_3_32_2_32_2_32_3_32_9" style:display-name="쉼표 [0] 3 2 2 3 9" style:family="table-cell" style:data-style-name="N50">
      <style:table-cell-properties style:vertical-align="middle" fo:background-color="transparent"/>
    </style:style>
    <style:style style:name="_49788__54364__32__91_0_93__32_3_32_2_32_2_32_3_32_9_32_2" style:display-name="쉼표 [0] 3 2 2 3 9 2" style:family="table-cell" style:data-style-name="N50">
      <style:table-cell-properties style:vertical-align="middle" fo:background-color="transparent"/>
    </style:style>
    <style:style style:name="_49788__54364__32__91_0_93__32_3_32_2_32_2_32_30" style:display-name="쉼표 [0] 3 2 2 30" style:family="table-cell" style:data-style-name="N50">
      <style:table-cell-properties style:vertical-align="middle" fo:background-color="transparent"/>
    </style:style>
    <style:style style:name="_49788__54364__32__91_0_93__32_3_32_2_32_2_32_30_32_2" style:display-name="쉼표 [0] 3 2 2 30 2" style:family="table-cell" style:data-style-name="N50">
      <style:table-cell-properties style:vertical-align="middle" fo:background-color="transparent"/>
    </style:style>
    <style:style style:name="_49788__54364__32__91_0_93__32_3_32_2_32_2_32_31" style:display-name="쉼표 [0] 3 2 2 31" style:family="table-cell" style:data-style-name="N50">
      <style:table-cell-properties style:vertical-align="middle" fo:background-color="transparent"/>
    </style:style>
    <style:style style:name="_49788__54364__32__91_0_93__32_3_32_2_32_2_32_31_32_2" style:display-name="쉼표 [0] 3 2 2 31 2" style:family="table-cell" style:data-style-name="N50">
      <style:table-cell-properties style:vertical-align="middle" fo:background-color="transparent"/>
    </style:style>
    <style:style style:name="_49788__54364__32__91_0_93__32_3_32_2_32_2_32_32" style:display-name="쉼표 [0] 3 2 2 32" style:family="table-cell" style:data-style-name="N50">
      <style:table-cell-properties style:vertical-align="middle" fo:background-color="transparent"/>
    </style:style>
    <style:style style:name="_49788__54364__32__91_0_93__32_3_32_2_32_2_32_32_32_2" style:display-name="쉼표 [0] 3 2 2 32 2" style:family="table-cell" style:data-style-name="N50">
      <style:table-cell-properties style:vertical-align="middle" fo:background-color="transparent"/>
    </style:style>
    <style:style style:name="_49788__54364__32__91_0_93__32_3_32_2_32_2_32_33" style:display-name="쉼표 [0] 3 2 2 33" style:family="table-cell" style:data-style-name="N50">
      <style:table-cell-properties style:vertical-align="middle" fo:background-color="transparent"/>
    </style:style>
    <style:style style:name="_49788__54364__32__91_0_93__32_3_32_2_32_2_32_33_32_2" style:display-name="쉼표 [0] 3 2 2 33 2" style:family="table-cell" style:data-style-name="N50">
      <style:table-cell-properties style:vertical-align="middle" fo:background-color="transparent"/>
    </style:style>
    <style:style style:name="_49788__54364__32__91_0_93__32_3_32_2_32_2_32_34" style:display-name="쉼표 [0] 3 2 2 34" style:family="table-cell" style:data-style-name="N50">
      <style:table-cell-properties style:vertical-align="middle" fo:background-color="transparent"/>
    </style:style>
    <style:style style:name="_49788__54364__32__91_0_93__32_3_32_2_32_2_32_34_32_2" style:display-name="쉼표 [0] 3 2 2 34 2" style:family="table-cell" style:data-style-name="N50">
      <style:table-cell-properties style:vertical-align="middle" fo:background-color="transparent"/>
    </style:style>
    <style:style style:name="_49788__54364__32__91_0_93__32_3_32_2_32_2_32_35" style:display-name="쉼표 [0] 3 2 2 35" style:family="table-cell" style:data-style-name="N50">
      <style:table-cell-properties style:vertical-align="middle" fo:background-color="transparent"/>
    </style:style>
    <style:style style:name="_49788__54364__32__91_0_93__32_3_32_2_32_2_32_35_32_2" style:display-name="쉼표 [0] 3 2 2 35 2" style:family="table-cell" style:data-style-name="N50">
      <style:table-cell-properties style:vertical-align="middle" fo:background-color="transparent"/>
    </style:style>
    <style:style style:name="_49788__54364__32__91_0_93__32_3_32_2_32_2_32_36" style:display-name="쉼표 [0] 3 2 2 36" style:family="table-cell" style:data-style-name="N50">
      <style:table-cell-properties style:vertical-align="middle" fo:background-color="transparent"/>
    </style:style>
    <style:style style:name="_49788__54364__32__91_0_93__32_3_32_2_32_2_32_36_32_2" style:display-name="쉼표 [0] 3 2 2 36 2" style:family="table-cell" style:data-style-name="N50">
      <style:table-cell-properties style:vertical-align="middle" fo:background-color="transparent"/>
    </style:style>
    <style:style style:name="_49788__54364__32__91_0_93__32_3_32_2_32_2_32_37" style:display-name="쉼표 [0] 3 2 2 37" style:family="table-cell" style:data-style-name="N50">
      <style:table-cell-properties style:vertical-align="middle" fo:background-color="transparent"/>
    </style:style>
    <style:style style:name="_49788__54364__32__91_0_93__32_3_32_2_32_2_32_37_32_2" style:display-name="쉼표 [0] 3 2 2 37 2" style:family="table-cell" style:data-style-name="N50">
      <style:table-cell-properties style:vertical-align="middle" fo:background-color="transparent"/>
    </style:style>
    <style:style style:name="_49788__54364__32__91_0_93__32_3_32_2_32_2_32_38" style:display-name="쉼표 [0] 3 2 2 38" style:family="table-cell" style:data-style-name="N50">
      <style:table-cell-properties style:vertical-align="middle" fo:background-color="transparent"/>
    </style:style>
    <style:style style:name="_49788__54364__32__91_0_93__32_3_32_2_32_2_32_38_32_2" style:display-name="쉼표 [0] 3 2 2 38 2" style:family="table-cell" style:data-style-name="N50">
      <style:table-cell-properties style:vertical-align="middle" fo:background-color="transparent"/>
    </style:style>
    <style:style style:name="_49788__54364__32__91_0_93__32_3_32_2_32_2_32_39" style:display-name="쉼표 [0] 3 2 2 39" style:family="table-cell" style:data-style-name="N50">
      <style:table-cell-properties style:vertical-align="middle" fo:background-color="transparent"/>
    </style:style>
    <style:style style:name="_49788__54364__32__91_0_93__32_3_32_2_32_2_32_4" style:display-name="쉼표 [0] 3 2 2 4" style:family="table-cell" style:data-style-name="N50">
      <style:table-cell-properties style:vertical-align="middle" fo:background-color="transparent"/>
    </style:style>
    <style:style style:name="_49788__54364__32__91_0_93__32_3_32_2_32_2_32_4_32_10" style:display-name="쉼표 [0] 3 2 2 4 10" style:family="table-cell" style:data-style-name="N50">
      <style:table-cell-properties style:vertical-align="middle" fo:background-color="transparent"/>
    </style:style>
    <style:style style:name="_49788__54364__32__91_0_93__32_3_32_2_32_2_32_4_32_10_32_2" style:display-name="쉼표 [0] 3 2 2 4 10 2" style:family="table-cell" style:data-style-name="N50">
      <style:table-cell-properties style:vertical-align="middle" fo:background-color="transparent"/>
    </style:style>
    <style:style style:name="_49788__54364__32__91_0_93__32_3_32_2_32_2_32_4_32_11" style:display-name="쉼표 [0] 3 2 2 4 11" style:family="table-cell" style:data-style-name="N50">
      <style:table-cell-properties style:vertical-align="middle" fo:background-color="transparent"/>
    </style:style>
    <style:style style:name="_49788__54364__32__91_0_93__32_3_32_2_32_2_32_4_32_11_32_2" style:display-name="쉼표 [0] 3 2 2 4 11 2" style:family="table-cell" style:data-style-name="N50">
      <style:table-cell-properties style:vertical-align="middle" fo:background-color="transparent"/>
    </style:style>
    <style:style style:name="_49788__54364__32__91_0_93__32_3_32_2_32_2_32_4_32_12" style:display-name="쉼표 [0] 3 2 2 4 12" style:family="table-cell" style:data-style-name="N50">
      <style:table-cell-properties style:vertical-align="middle" fo:background-color="transparent"/>
    </style:style>
    <style:style style:name="_49788__54364__32__91_0_93__32_3_32_2_32_2_32_4_32_2" style:display-name="쉼표 [0] 3 2 2 4 2" style:family="table-cell" style:data-style-name="N50">
      <style:table-cell-properties style:vertical-align="middle" fo:background-color="transparent"/>
    </style:style>
    <style:style style:name="_49788__54364__32__91_0_93__32_3_32_2_32_2_32_4_32_2_32_2" style:display-name="쉼표 [0] 3 2 2 4 2 2" style:family="table-cell" style:data-style-name="N50">
      <style:table-cell-properties style:vertical-align="middle" fo:background-color="transparent"/>
    </style:style>
    <style:style style:name="_49788__54364__32__91_0_93__32_3_32_2_32_2_32_4_32_3" style:display-name="쉼표 [0] 3 2 2 4 3" style:family="table-cell" style:data-style-name="N50">
      <style:table-cell-properties style:vertical-align="middle" fo:background-color="transparent"/>
    </style:style>
    <style:style style:name="_49788__54364__32__91_0_93__32_3_32_2_32_2_32_4_32_3_32_2" style:display-name="쉼표 [0] 3 2 2 4 3 2" style:family="table-cell" style:data-style-name="N50">
      <style:table-cell-properties style:vertical-align="middle" fo:background-color="transparent"/>
    </style:style>
    <style:style style:name="_49788__54364__32__91_0_93__32_3_32_2_32_2_32_4_32_4" style:display-name="쉼표 [0] 3 2 2 4 4" style:family="table-cell" style:data-style-name="N50">
      <style:table-cell-properties style:vertical-align="middle" fo:background-color="transparent"/>
    </style:style>
    <style:style style:name="_49788__54364__32__91_0_93__32_3_32_2_32_2_32_4_32_4_32_2" style:display-name="쉼표 [0] 3 2 2 4 4 2" style:family="table-cell" style:data-style-name="N50">
      <style:table-cell-properties style:vertical-align="middle" fo:background-color="transparent"/>
    </style:style>
    <style:style style:name="_49788__54364__32__91_0_93__32_3_32_2_32_2_32_4_32_5" style:display-name="쉼표 [0] 3 2 2 4 5" style:family="table-cell" style:data-style-name="N50">
      <style:table-cell-properties style:vertical-align="middle" fo:background-color="transparent"/>
    </style:style>
    <style:style style:name="_49788__54364__32__91_0_93__32_3_32_2_32_2_32_4_32_5_32_2" style:display-name="쉼표 [0] 3 2 2 4 5 2" style:family="table-cell" style:data-style-name="N50">
      <style:table-cell-properties style:vertical-align="middle" fo:background-color="transparent"/>
    </style:style>
    <style:style style:name="_49788__54364__32__91_0_93__32_3_32_2_32_2_32_4_32_6" style:display-name="쉼표 [0] 3 2 2 4 6" style:family="table-cell" style:data-style-name="N50">
      <style:table-cell-properties style:vertical-align="middle" fo:background-color="transparent"/>
    </style:style>
    <style:style style:name="_49788__54364__32__91_0_93__32_3_32_2_32_2_32_4_32_6_32_2" style:display-name="쉼표 [0] 3 2 2 4 6 2" style:family="table-cell" style:data-style-name="N50">
      <style:table-cell-properties style:vertical-align="middle" fo:background-color="transparent"/>
    </style:style>
    <style:style style:name="_49788__54364__32__91_0_93__32_3_32_2_32_2_32_4_32_7" style:display-name="쉼표 [0] 3 2 2 4 7" style:family="table-cell" style:data-style-name="N50">
      <style:table-cell-properties style:vertical-align="middle" fo:background-color="transparent"/>
    </style:style>
    <style:style style:name="_49788__54364__32__91_0_93__32_3_32_2_32_2_32_4_32_7_32_2" style:display-name="쉼표 [0] 3 2 2 4 7 2" style:family="table-cell" style:data-style-name="N50">
      <style:table-cell-properties style:vertical-align="middle" fo:background-color="transparent"/>
    </style:style>
    <style:style style:name="_49788__54364__32__91_0_93__32_3_32_2_32_2_32_4_32_8" style:display-name="쉼표 [0] 3 2 2 4 8" style:family="table-cell" style:data-style-name="N50">
      <style:table-cell-properties style:vertical-align="middle" fo:background-color="transparent"/>
    </style:style>
    <style:style style:name="_49788__54364__32__91_0_93__32_3_32_2_32_2_32_4_32_8_32_2" style:display-name="쉼표 [0] 3 2 2 4 8 2" style:family="table-cell" style:data-style-name="N50">
      <style:table-cell-properties style:vertical-align="middle" fo:background-color="transparent"/>
    </style:style>
    <style:style style:name="_49788__54364__32__91_0_93__32_3_32_2_32_2_32_4_32_9" style:display-name="쉼표 [0] 3 2 2 4 9" style:family="table-cell" style:data-style-name="N50">
      <style:table-cell-properties style:vertical-align="middle" fo:background-color="transparent"/>
    </style:style>
    <style:style style:name="_49788__54364__32__91_0_93__32_3_32_2_32_2_32_4_32_9_32_2" style:display-name="쉼표 [0] 3 2 2 4 9 2" style:family="table-cell" style:data-style-name="N50">
      <style:table-cell-properties style:vertical-align="middle" fo:background-color="transparent"/>
    </style:style>
    <style:style style:name="_49788__54364__32__91_0_93__32_3_32_2_32_2_32_5" style:display-name="쉼표 [0] 3 2 2 5" style:family="table-cell" style:data-style-name="N50">
      <style:table-cell-properties style:vertical-align="middle" fo:background-color="transparent"/>
    </style:style>
    <style:style style:name="_49788__54364__32__91_0_93__32_3_32_2_32_2_32_5_32_2" style:display-name="쉼표 [0] 3 2 2 5 2" style:family="table-cell" style:data-style-name="N50">
      <style:table-cell-properties style:vertical-align="middle" fo:background-color="transparent"/>
    </style:style>
    <style:style style:name="_49788__54364__32__91_0_93__32_3_32_2_32_2_32_6" style:display-name="쉼표 [0] 3 2 2 6" style:family="table-cell" style:data-style-name="N50">
      <style:table-cell-properties style:vertical-align="middle" fo:background-color="transparent"/>
    </style:style>
    <style:style style:name="_49788__54364__32__91_0_93__32_3_32_2_32_2_32_6_32_2" style:display-name="쉼표 [0] 3 2 2 6 2" style:family="table-cell" style:data-style-name="N50">
      <style:table-cell-properties style:vertical-align="middle" fo:background-color="transparent"/>
    </style:style>
    <style:style style:name="_49788__54364__32__91_0_93__32_3_32_2_32_2_32_7" style:display-name="쉼표 [0] 3 2 2 7" style:family="table-cell" style:data-style-name="N50">
      <style:table-cell-properties style:vertical-align="middle" fo:background-color="transparent"/>
    </style:style>
    <style:style style:name="_49788__54364__32__91_0_93__32_3_32_2_32_2_32_7_32_2" style:display-name="쉼표 [0] 3 2 2 7 2" style:family="table-cell" style:data-style-name="N50">
      <style:table-cell-properties style:vertical-align="middle" fo:background-color="transparent"/>
    </style:style>
    <style:style style:name="_49788__54364__32__91_0_93__32_3_32_2_32_2_32_8" style:display-name="쉼표 [0] 3 2 2 8" style:family="table-cell" style:data-style-name="N50">
      <style:table-cell-properties style:vertical-align="middle" fo:background-color="transparent"/>
    </style:style>
    <style:style style:name="_49788__54364__32__91_0_93__32_3_32_2_32_2_32_8_32_2" style:display-name="쉼표 [0] 3 2 2 8 2" style:family="table-cell" style:data-style-name="N50">
      <style:table-cell-properties style:vertical-align="middle" fo:background-color="transparent"/>
    </style:style>
    <style:style style:name="_49788__54364__32__91_0_93__32_3_32_2_32_2_32_9" style:display-name="쉼표 [0] 3 2 2 9" style:family="table-cell" style:data-style-name="N50">
      <style:table-cell-properties style:vertical-align="middle" fo:background-color="transparent"/>
    </style:style>
    <style:style style:name="_49788__54364__32__91_0_93__32_3_32_2_32_2_32_9_32_2" style:display-name="쉼표 [0] 3 2 2 9 2" style:family="table-cell" style:data-style-name="N50">
      <style:table-cell-properties style:vertical-align="middle" fo:background-color="transparent"/>
    </style:style>
    <style:style style:name="_49788__54364__32__91_0_93__32_3_32_2_32_20" style:display-name="쉼표 [0] 3 2 20" style:family="table-cell" style:data-style-name="N50">
      <style:table-cell-properties style:vertical-align="middle" fo:background-color="transparent"/>
    </style:style>
    <style:style style:name="_49788__54364__32__91_0_93__32_3_32_2_32_20_32_2" style:display-name="쉼표 [0] 3 2 20 2" style:family="table-cell" style:data-style-name="N50">
      <style:table-cell-properties style:vertical-align="middle" fo:background-color="transparent"/>
    </style:style>
    <style:style style:name="_49788__54364__32__91_0_93__32_3_32_2_32_21" style:display-name="쉼표 [0] 3 2 21" style:family="table-cell" style:data-style-name="N50">
      <style:table-cell-properties style:vertical-align="middle" fo:background-color="transparent"/>
    </style:style>
    <style:style style:name="_49788__54364__32__91_0_93__32_3_32_2_32_21_32_2" style:display-name="쉼표 [0] 3 2 21 2" style:family="table-cell" style:data-style-name="N50">
      <style:table-cell-properties style:vertical-align="middle" fo:background-color="transparent"/>
    </style:style>
    <style:style style:name="_49788__54364__32__91_0_93__32_3_32_2_32_22" style:display-name="쉼표 [0] 3 2 22" style:family="table-cell" style:data-style-name="N50">
      <style:table-cell-properties style:vertical-align="middle" fo:background-color="transparent"/>
    </style:style>
    <style:style style:name="_49788__54364__32__91_0_93__32_3_32_2_32_22_32_2" style:display-name="쉼표 [0] 3 2 22 2" style:family="table-cell" style:data-style-name="N50">
      <style:table-cell-properties style:vertical-align="middle" fo:background-color="transparent"/>
    </style:style>
    <style:style style:name="_49788__54364__32__91_0_93__32_3_32_2_32_23" style:display-name="쉼표 [0] 3 2 23" style:family="table-cell" style:data-style-name="N50">
      <style:table-cell-properties style:vertical-align="middle" fo:background-color="transparent"/>
    </style:style>
    <style:style style:name="_49788__54364__32__91_0_93__32_3_32_2_32_23_32_2" style:display-name="쉼표 [0] 3 2 23 2" style:family="table-cell" style:data-style-name="N50">
      <style:table-cell-properties style:vertical-align="middle" fo:background-color="transparent"/>
    </style:style>
    <style:style style:name="_49788__54364__32__91_0_93__32_3_32_2_32_24" style:display-name="쉼표 [0] 3 2 24" style:family="table-cell" style:data-style-name="N50">
      <style:table-cell-properties style:vertical-align="middle" fo:background-color="transparent"/>
    </style:style>
    <style:style style:name="_49788__54364__32__91_0_93__32_3_32_2_32_24_32_2" style:display-name="쉼표 [0] 3 2 24 2" style:family="table-cell" style:data-style-name="N50">
      <style:table-cell-properties style:vertical-align="middle" fo:background-color="transparent"/>
    </style:style>
    <style:style style:name="_49788__54364__32__91_0_93__32_3_32_2_32_25" style:display-name="쉼표 [0] 3 2 25" style:family="table-cell" style:data-style-name="N50">
      <style:table-cell-properties style:vertical-align="middle" fo:background-color="transparent"/>
    </style:style>
    <style:style style:name="_49788__54364__32__91_0_93__32_3_32_2_32_25_32_2" style:display-name="쉼표 [0] 3 2 25 2" style:family="table-cell" style:data-style-name="N50">
      <style:table-cell-properties style:vertical-align="middle" fo:background-color="transparent"/>
    </style:style>
    <style:style style:name="_49788__54364__32__91_0_93__32_3_32_2_32_26" style:display-name="쉼표 [0] 3 2 26" style:family="table-cell" style:data-style-name="N50">
      <style:table-cell-properties style:vertical-align="middle" fo:background-color="transparent"/>
    </style:style>
    <style:style style:name="_49788__54364__32__91_0_93__32_3_32_2_32_3" style:display-name="쉼표 [0] 3 2 3" style:family="table-cell" style:data-style-name="N50">
      <style:table-cell-properties style:vertical-align="middle" fo:background-color="transparent"/>
    </style:style>
    <style:style style:name="_49788__54364__32__91_0_93__32_3_32_2_32_3_32_10" style:display-name="쉼표 [0] 3 2 3 10" style:family="table-cell" style:data-style-name="N50">
      <style:table-cell-properties style:vertical-align="middle" fo:background-color="transparent"/>
    </style:style>
    <style:style style:name="_49788__54364__32__91_0_93__32_3_32_2_32_3_32_10_32_2" style:display-name="쉼표 [0] 3 2 3 10 2" style:family="table-cell" style:data-style-name="N50">
      <style:table-cell-properties style:vertical-align="middle" fo:background-color="transparent"/>
    </style:style>
    <style:style style:name="_49788__54364__32__91_0_93__32_3_32_2_32_3_32_11" style:display-name="쉼표 [0] 3 2 3 11" style:family="table-cell" style:data-style-name="N50">
      <style:table-cell-properties style:vertical-align="middle" fo:background-color="transparent"/>
    </style:style>
    <style:style style:name="_49788__54364__32__91_0_93__32_3_32_2_32_3_32_11_32_2" style:display-name="쉼표 [0] 3 2 3 11 2" style:family="table-cell" style:data-style-name="N50">
      <style:table-cell-properties style:vertical-align="middle" fo:background-color="transparent"/>
    </style:style>
    <style:style style:name="_49788__54364__32__91_0_93__32_3_32_2_32_3_32_12" style:display-name="쉼표 [0] 3 2 3 12" style:family="table-cell" style:data-style-name="N50">
      <style:table-cell-properties style:vertical-align="middle" fo:background-color="transparent"/>
    </style:style>
    <style:style style:name="_49788__54364__32__91_0_93__32_3_32_2_32_3_32_12_32_2" style:display-name="쉼표 [0] 3 2 3 12 2" style:family="table-cell" style:data-style-name="N50">
      <style:table-cell-properties style:vertical-align="middle" fo:background-color="transparent"/>
    </style:style>
    <style:style style:name="_49788__54364__32__91_0_93__32_3_32_2_32_3_32_13" style:display-name="쉼표 [0] 3 2 3 13" style:family="table-cell" style:data-style-name="N50">
      <style:table-cell-properties style:vertical-align="middle" fo:background-color="transparent"/>
    </style:style>
    <style:style style:name="_49788__54364__32__91_0_93__32_3_32_2_32_3_32_13_32_2" style:display-name="쉼표 [0] 3 2 3 13 2" style:family="table-cell" style:data-style-name="N50">
      <style:table-cell-properties style:vertical-align="middle" fo:background-color="transparent"/>
    </style:style>
    <style:style style:name="_49788__54364__32__91_0_93__32_3_32_2_32_3_32_14" style:display-name="쉼표 [0] 3 2 3 14" style:family="table-cell" style:data-style-name="N50">
      <style:table-cell-properties style:vertical-align="middle" fo:background-color="transparent"/>
    </style:style>
    <style:style style:name="_49788__54364__32__91_0_93__32_3_32_2_32_3_32_14_32_2" style:display-name="쉼표 [0] 3 2 3 14 2" style:family="table-cell" style:data-style-name="N50">
      <style:table-cell-properties style:vertical-align="middle" fo:background-color="transparent"/>
    </style:style>
    <style:style style:name="_49788__54364__32__91_0_93__32_3_32_2_32_3_32_15" style:display-name="쉼표 [0] 3 2 3 15" style:family="table-cell" style:data-style-name="N50">
      <style:table-cell-properties style:vertical-align="middle" fo:background-color="transparent"/>
    </style:style>
    <style:style style:name="_49788__54364__32__91_0_93__32_3_32_2_32_3_32_15_32_2" style:display-name="쉼표 [0] 3 2 3 15 2" style:family="table-cell" style:data-style-name="N50">
      <style:table-cell-properties style:vertical-align="middle" fo:background-color="transparent"/>
    </style:style>
    <style:style style:name="_49788__54364__32__91_0_93__32_3_32_2_32_3_32_16" style:display-name="쉼표 [0] 3 2 3 16" style:family="table-cell" style:data-style-name="N50">
      <style:table-cell-properties style:vertical-align="middle" fo:background-color="transparent"/>
    </style:style>
    <style:style style:name="_49788__54364__32__91_0_93__32_3_32_2_32_3_32_16_32_2" style:display-name="쉼표 [0] 3 2 3 16 2" style:family="table-cell" style:data-style-name="N50">
      <style:table-cell-properties style:vertical-align="middle" fo:background-color="transparent"/>
    </style:style>
    <style:style style:name="_49788__54364__32__91_0_93__32_3_32_2_32_3_32_17" style:display-name="쉼표 [0] 3 2 3 17" style:family="table-cell" style:data-style-name="N50">
      <style:table-cell-properties style:vertical-align="middle" fo:background-color="transparent"/>
    </style:style>
    <style:style style:name="_49788__54364__32__91_0_93__32_3_32_2_32_3_32_17_32_2" style:display-name="쉼표 [0] 3 2 3 17 2" style:family="table-cell" style:data-style-name="N50">
      <style:table-cell-properties style:vertical-align="middle" fo:background-color="transparent"/>
    </style:style>
    <style:style style:name="_49788__54364__32__91_0_93__32_3_32_2_32_3_32_18" style:display-name="쉼표 [0] 3 2 3 18" style:family="table-cell" style:data-style-name="N50">
      <style:table-cell-properties style:vertical-align="middle" fo:background-color="transparent"/>
    </style:style>
    <style:style style:name="_49788__54364__32__91_0_93__32_3_32_2_32_3_32_18_32_2" style:display-name="쉼표 [0] 3 2 3 18 2" style:family="table-cell" style:data-style-name="N50">
      <style:table-cell-properties style:vertical-align="middle" fo:background-color="transparent"/>
    </style:style>
    <style:style style:name="_49788__54364__32__91_0_93__32_3_32_2_32_3_32_19" style:display-name="쉼표 [0] 3 2 3 19" style:family="table-cell" style:data-style-name="N50">
      <style:table-cell-properties style:vertical-align="middle" fo:background-color="transparent"/>
    </style:style>
    <style:style style:name="_49788__54364__32__91_0_93__32_3_32_2_32_3_32_19_32_2" style:display-name="쉼표 [0] 3 2 3 19 2" style:family="table-cell" style:data-style-name="N50">
      <style:table-cell-properties style:vertical-align="middle" fo:background-color="transparent"/>
    </style:style>
    <style:style style:name="_49788__54364__32__91_0_93__32_3_32_2_32_3_32_2" style:display-name="쉼표 [0] 3 2 3 2" style:family="table-cell" style:data-style-name="N50">
      <style:table-cell-properties style:vertical-align="middle" fo:background-color="transparent"/>
    </style:style>
    <style:style style:name="_49788__54364__32__91_0_93__32_3_32_2_32_3_32_2_32_10" style:display-name="쉼표 [0] 3 2 3 2 10" style:family="table-cell" style:data-style-name="N50">
      <style:table-cell-properties style:vertical-align="middle" fo:background-color="transparent"/>
    </style:style>
    <style:style style:name="_49788__54364__32__91_0_93__32_3_32_2_32_3_32_2_32_10_32_2" style:display-name="쉼표 [0] 3 2 3 2 10 2" style:family="table-cell" style:data-style-name="N50">
      <style:table-cell-properties style:vertical-align="middle" fo:background-color="transparent"/>
    </style:style>
    <style:style style:name="_49788__54364__32__91_0_93__32_3_32_2_32_3_32_2_32_11" style:display-name="쉼표 [0] 3 2 3 2 11" style:family="table-cell" style:data-style-name="N50">
      <style:table-cell-properties style:vertical-align="middle" fo:background-color="transparent"/>
    </style:style>
    <style:style style:name="_49788__54364__32__91_0_93__32_3_32_2_32_3_32_2_32_11_32_2" style:display-name="쉼표 [0] 3 2 3 2 11 2" style:family="table-cell" style:data-style-name="N50">
      <style:table-cell-properties style:vertical-align="middle" fo:background-color="transparent"/>
    </style:style>
    <style:style style:name="_49788__54364__32__91_0_93__32_3_32_2_32_3_32_2_32_12" style:display-name="쉼표 [0] 3 2 3 2 12" style:family="table-cell" style:data-style-name="N50">
      <style:table-cell-properties style:vertical-align="middle" fo:background-color="transparent"/>
    </style:style>
    <style:style style:name="_49788__54364__32__91_0_93__32_3_32_2_32_3_32_2_32_12_32_2" style:display-name="쉼표 [0] 3 2 3 2 12 2" style:family="table-cell" style:data-style-name="N50">
      <style:table-cell-properties style:vertical-align="middle" fo:background-color="transparent"/>
    </style:style>
    <style:style style:name="_49788__54364__32__91_0_93__32_3_32_2_32_3_32_2_32_13" style:display-name="쉼표 [0] 3 2 3 2 13" style:family="table-cell" style:data-style-name="N50">
      <style:table-cell-properties style:vertical-align="middle" fo:background-color="transparent"/>
    </style:style>
    <style:style style:name="_49788__54364__32__91_0_93__32_3_32_2_32_3_32_2_32_13_32_2" style:display-name="쉼표 [0] 3 2 3 2 13 2" style:family="table-cell" style:data-style-name="N50">
      <style:table-cell-properties style:vertical-align="middle" fo:background-color="transparent"/>
    </style:style>
    <style:style style:name="_49788__54364__32__91_0_93__32_3_32_2_32_3_32_2_32_14" style:display-name="쉼표 [0] 3 2 3 2 14" style:family="table-cell" style:data-style-name="N50">
      <style:table-cell-properties style:vertical-align="middle" fo:background-color="transparent"/>
    </style:style>
    <style:style style:name="_49788__54364__32__91_0_93__32_3_32_2_32_3_32_2_32_14_32_2" style:display-name="쉼표 [0] 3 2 3 2 14 2" style:family="table-cell" style:data-style-name="N50">
      <style:table-cell-properties style:vertical-align="middle" fo:background-color="transparent"/>
    </style:style>
    <style:style style:name="_49788__54364__32__91_0_93__32_3_32_2_32_3_32_2_32_15" style:display-name="쉼표 [0] 3 2 3 2 15" style:family="table-cell" style:data-style-name="N50">
      <style:table-cell-properties style:vertical-align="middle" fo:background-color="transparent"/>
    </style:style>
    <style:style style:name="_49788__54364__32__91_0_93__32_3_32_2_32_3_32_2_32_15_32_2" style:display-name="쉼표 [0] 3 2 3 2 15 2" style:family="table-cell" style:data-style-name="N50">
      <style:table-cell-properties style:vertical-align="middle" fo:background-color="transparent"/>
    </style:style>
    <style:style style:name="_49788__54364__32__91_0_93__32_3_32_2_32_3_32_2_32_16" style:display-name="쉼표 [0] 3 2 3 2 16" style:family="table-cell" style:data-style-name="N50">
      <style:table-cell-properties style:vertical-align="middle" fo:background-color="transparent"/>
    </style:style>
    <style:style style:name="_49788__54364__32__91_0_93__32_3_32_2_32_3_32_2_32_16_32_2" style:display-name="쉼표 [0] 3 2 3 2 16 2" style:family="table-cell" style:data-style-name="N50">
      <style:table-cell-properties style:vertical-align="middle" fo:background-color="transparent"/>
    </style:style>
    <style:style style:name="_49788__54364__32__91_0_93__32_3_32_2_32_3_32_2_32_17" style:display-name="쉼표 [0] 3 2 3 2 17" style:family="table-cell" style:data-style-name="N50">
      <style:table-cell-properties style:vertical-align="middle" fo:background-color="transparent"/>
    </style:style>
    <style:style style:name="_49788__54364__32__91_0_93__32_3_32_2_32_3_32_2_32_17_32_2" style:display-name="쉼표 [0] 3 2 3 2 17 2" style:family="table-cell" style:data-style-name="N50">
      <style:table-cell-properties style:vertical-align="middle" fo:background-color="transparent"/>
    </style:style>
    <style:style style:name="_49788__54364__32__91_0_93__32_3_32_2_32_3_32_2_32_18" style:display-name="쉼표 [0] 3 2 3 2 18" style:family="table-cell" style:data-style-name="N50">
      <style:table-cell-properties style:vertical-align="middle" fo:background-color="transparent"/>
    </style:style>
    <style:style style:name="_49788__54364__32__91_0_93__32_3_32_2_32_3_32_2_32_18_32_2" style:display-name="쉼표 [0] 3 2 3 2 18 2" style:family="table-cell" style:data-style-name="N50">
      <style:table-cell-properties style:vertical-align="middle" fo:background-color="transparent"/>
    </style:style>
    <style:style style:name="_49788__54364__32__91_0_93__32_3_32_2_32_3_32_2_32_19" style:display-name="쉼표 [0] 3 2 3 2 19" style:family="table-cell" style:data-style-name="N50">
      <style:table-cell-properties style:vertical-align="middle" fo:background-color="transparent"/>
    </style:style>
    <style:style style:name="_49788__54364__32__91_0_93__32_3_32_2_32_3_32_2_32_19_32_2" style:display-name="쉼표 [0] 3 2 3 2 19 2" style:family="table-cell" style:data-style-name="N50">
      <style:table-cell-properties style:vertical-align="middle" fo:background-color="transparent"/>
    </style:style>
    <style:style style:name="_49788__54364__32__91_0_93__32_3_32_2_32_3_32_2_32_2" style:display-name="쉼표 [0] 3 2 3 2 2" style:family="table-cell" style:data-style-name="N50">
      <style:table-cell-properties style:vertical-align="middle" fo:background-color="transparent"/>
    </style:style>
    <style:style style:name="_49788__54364__32__91_0_93__32_3_32_2_32_3_32_2_32_2_32_2" style:display-name="쉼표 [0] 3 2 3 2 2 2" style:family="table-cell" style:data-style-name="N50">
      <style:table-cell-properties style:vertical-align="middle" fo:background-color="transparent"/>
    </style:style>
    <style:style style:name="_49788__54364__32__91_0_93__32_3_32_2_32_3_32_2_32_20" style:display-name="쉼표 [0] 3 2 3 2 20" style:family="table-cell" style:data-style-name="N50">
      <style:table-cell-properties style:vertical-align="middle" fo:background-color="transparent"/>
    </style:style>
    <style:style style:name="_49788__54364__32__91_0_93__32_3_32_2_32_3_32_2_32_20_32_2" style:display-name="쉼표 [0] 3 2 3 2 20 2" style:family="table-cell" style:data-style-name="N50">
      <style:table-cell-properties style:vertical-align="middle" fo:background-color="transparent"/>
    </style:style>
    <style:style style:name="_49788__54364__32__91_0_93__32_3_32_2_32_3_32_2_32_21" style:display-name="쉼표 [0] 3 2 3 2 21" style:family="table-cell" style:data-style-name="N50">
      <style:table-cell-properties style:vertical-align="middle" fo:background-color="transparent"/>
    </style:style>
    <style:style style:name="_49788__54364__32__91_0_93__32_3_32_2_32_3_32_2_32_21_32_2" style:display-name="쉼표 [0] 3 2 3 2 21 2" style:family="table-cell" style:data-style-name="N50">
      <style:table-cell-properties style:vertical-align="middle" fo:background-color="transparent"/>
    </style:style>
    <style:style style:name="_49788__54364__32__91_0_93__32_3_32_2_32_3_32_2_32_22" style:display-name="쉼표 [0] 3 2 3 2 22" style:family="table-cell" style:data-style-name="N50">
      <style:table-cell-properties style:vertical-align="middle" fo:background-color="transparent"/>
    </style:style>
    <style:style style:name="_49788__54364__32__91_0_93__32_3_32_2_32_3_32_2_32_22_32_2" style:display-name="쉼표 [0] 3 2 3 2 22 2" style:family="table-cell" style:data-style-name="N50">
      <style:table-cell-properties style:vertical-align="middle" fo:background-color="transparent"/>
    </style:style>
    <style:style style:name="_49788__54364__32__91_0_93__32_3_32_2_32_3_32_2_32_23" style:display-name="쉼표 [0] 3 2 3 2 23" style:family="table-cell" style:data-style-name="N50">
      <style:table-cell-properties style:vertical-align="middle" fo:background-color="transparent"/>
    </style:style>
    <style:style style:name="_49788__54364__32__91_0_93__32_3_32_2_32_3_32_2_32_23_32_2" style:display-name="쉼표 [0] 3 2 3 2 23 2" style:family="table-cell" style:data-style-name="N50">
      <style:table-cell-properties style:vertical-align="middle" fo:background-color="transparent"/>
    </style:style>
    <style:style style:name="_49788__54364__32__91_0_93__32_3_32_2_32_3_32_2_32_24" style:display-name="쉼표 [0] 3 2 3 2 24" style:family="table-cell" style:data-style-name="N50">
      <style:table-cell-properties style:vertical-align="middle" fo:background-color="transparent"/>
    </style:style>
    <style:style style:name="_49788__54364__32__91_0_93__32_3_32_2_32_3_32_2_32_24_32_2" style:display-name="쉼표 [0] 3 2 3 2 24 2" style:family="table-cell" style:data-style-name="N50">
      <style:table-cell-properties style:vertical-align="middle" fo:background-color="transparent"/>
    </style:style>
    <style:style style:name="_49788__54364__32__91_0_93__32_3_32_2_32_3_32_2_32_25" style:display-name="쉼표 [0] 3 2 3 2 25" style:family="table-cell" style:data-style-name="N50">
      <style:table-cell-properties style:vertical-align="middle" fo:background-color="transparent"/>
    </style:style>
    <style:style style:name="_49788__54364__32__91_0_93__32_3_32_2_32_3_32_2_32_3" style:display-name="쉼표 [0] 3 2 3 2 3" style:family="table-cell" style:data-style-name="N50">
      <style:table-cell-properties style:vertical-align="middle" fo:background-color="transparent"/>
    </style:style>
    <style:style style:name="_49788__54364__32__91_0_93__32_3_32_2_32_3_32_2_32_3_32_2" style:display-name="쉼표 [0] 3 2 3 2 3 2" style:family="table-cell" style:data-style-name="N50">
      <style:table-cell-properties style:vertical-align="middle" fo:background-color="transparent"/>
    </style:style>
    <style:style style:name="_49788__54364__32__91_0_93__32_3_32_2_32_3_32_2_32_4" style:display-name="쉼표 [0] 3 2 3 2 4" style:family="table-cell" style:data-style-name="N50">
      <style:table-cell-properties style:vertical-align="middle" fo:background-color="transparent"/>
    </style:style>
    <style:style style:name="_49788__54364__32__91_0_93__32_3_32_2_32_3_32_2_32_4_32_2" style:display-name="쉼표 [0] 3 2 3 2 4 2" style:family="table-cell" style:data-style-name="N50">
      <style:table-cell-properties style:vertical-align="middle" fo:background-color="transparent"/>
    </style:style>
    <style:style style:name="_49788__54364__32__91_0_93__32_3_32_2_32_3_32_2_32_5" style:display-name="쉼표 [0] 3 2 3 2 5" style:family="table-cell" style:data-style-name="N50">
      <style:table-cell-properties style:vertical-align="middle" fo:background-color="transparent"/>
    </style:style>
    <style:style style:name="_49788__54364__32__91_0_93__32_3_32_2_32_3_32_2_32_5_32_2" style:display-name="쉼표 [0] 3 2 3 2 5 2" style:family="table-cell" style:data-style-name="N50">
      <style:table-cell-properties style:vertical-align="middle" fo:background-color="transparent"/>
    </style:style>
    <style:style style:name="_49788__54364__32__91_0_93__32_3_32_2_32_3_32_2_32_6" style:display-name="쉼표 [0] 3 2 3 2 6" style:family="table-cell" style:data-style-name="N50">
      <style:table-cell-properties style:vertical-align="middle" fo:background-color="transparent"/>
    </style:style>
    <style:style style:name="_49788__54364__32__91_0_93__32_3_32_2_32_3_32_2_32_6_32_2" style:display-name="쉼표 [0] 3 2 3 2 6 2" style:family="table-cell" style:data-style-name="N50">
      <style:table-cell-properties style:vertical-align="middle" fo:background-color="transparent"/>
    </style:style>
    <style:style style:name="_49788__54364__32__91_0_93__32_3_32_2_32_3_32_2_32_7" style:display-name="쉼표 [0] 3 2 3 2 7" style:family="table-cell" style:data-style-name="N50">
      <style:table-cell-properties style:vertical-align="middle" fo:background-color="transparent"/>
    </style:style>
    <style:style style:name="_49788__54364__32__91_0_93__32_3_32_2_32_3_32_2_32_7_32_2" style:display-name="쉼표 [0] 3 2 3 2 7 2" style:family="table-cell" style:data-style-name="N50">
      <style:table-cell-properties style:vertical-align="middle" fo:background-color="transparent"/>
    </style:style>
    <style:style style:name="_49788__54364__32__91_0_93__32_3_32_2_32_3_32_2_32_8" style:display-name="쉼표 [0] 3 2 3 2 8" style:family="table-cell" style:data-style-name="N50">
      <style:table-cell-properties style:vertical-align="middle" fo:background-color="transparent"/>
    </style:style>
    <style:style style:name="_49788__54364__32__91_0_93__32_3_32_2_32_3_32_2_32_8_32_2" style:display-name="쉼표 [0] 3 2 3 2 8 2" style:family="table-cell" style:data-style-name="N50">
      <style:table-cell-properties style:vertical-align="middle" fo:background-color="transparent"/>
    </style:style>
    <style:style style:name="_49788__54364__32__91_0_93__32_3_32_2_32_3_32_2_32_9" style:display-name="쉼표 [0] 3 2 3 2 9" style:family="table-cell" style:data-style-name="N50">
      <style:table-cell-properties style:vertical-align="middle" fo:background-color="transparent"/>
    </style:style>
    <style:style style:name="_49788__54364__32__91_0_93__32_3_32_2_32_3_32_2_32_9_32_2" style:display-name="쉼표 [0] 3 2 3 2 9 2" style:family="table-cell" style:data-style-name="N50">
      <style:table-cell-properties style:vertical-align="middle" fo:background-color="transparent"/>
    </style:style>
    <style:style style:name="_49788__54364__32__91_0_93__32_3_32_2_32_3_32_20" style:display-name="쉼표 [0] 3 2 3 20" style:family="table-cell" style:data-style-name="N50">
      <style:table-cell-properties style:vertical-align="middle" fo:background-color="transparent"/>
    </style:style>
    <style:style style:name="_49788__54364__32__91_0_93__32_3_32_2_32_3_32_20_32_2" style:display-name="쉼표 [0] 3 2 3 20 2" style:family="table-cell" style:data-style-name="N50">
      <style:table-cell-properties style:vertical-align="middle" fo:background-color="transparent"/>
    </style:style>
    <style:style style:name="_49788__54364__32__91_0_93__32_3_32_2_32_3_32_21" style:display-name="쉼표 [0] 3 2 3 21" style:family="table-cell" style:data-style-name="N50">
      <style:table-cell-properties style:vertical-align="middle" fo:background-color="transparent"/>
    </style:style>
    <style:style style:name="_49788__54364__32__91_0_93__32_3_32_2_32_3_32_21_32_2" style:display-name="쉼표 [0] 3 2 3 21 2" style:family="table-cell" style:data-style-name="N50">
      <style:table-cell-properties style:vertical-align="middle" fo:background-color="transparent"/>
    </style:style>
    <style:style style:name="_49788__54364__32__91_0_93__32_3_32_2_32_3_32_22" style:display-name="쉼표 [0] 3 2 3 22" style:family="table-cell" style:data-style-name="N50">
      <style:table-cell-properties style:vertical-align="middle" fo:background-color="transparent"/>
    </style:style>
    <style:style style:name="_49788__54364__32__91_0_93__32_3_32_2_32_3_32_22_32_2" style:display-name="쉼표 [0] 3 2 3 22 2" style:family="table-cell" style:data-style-name="N50">
      <style:table-cell-properties style:vertical-align="middle" fo:background-color="transparent"/>
    </style:style>
    <style:style style:name="_49788__54364__32__91_0_93__32_3_32_2_32_3_32_23" style:display-name="쉼표 [0] 3 2 3 23" style:family="table-cell" style:data-style-name="N50">
      <style:table-cell-properties style:vertical-align="middle" fo:background-color="transparent"/>
    </style:style>
    <style:style style:name="_49788__54364__32__91_0_93__32_3_32_2_32_3_32_23_32_2" style:display-name="쉼표 [0] 3 2 3 23 2" style:family="table-cell" style:data-style-name="N50">
      <style:table-cell-properties style:vertical-align="middle" fo:background-color="transparent"/>
    </style:style>
    <style:style style:name="_49788__54364__32__91_0_93__32_3_32_2_32_3_32_24" style:display-name="쉼표 [0] 3 2 3 24" style:family="table-cell" style:data-style-name="N50">
      <style:table-cell-properties style:vertical-align="middle" fo:background-color="transparent"/>
    </style:style>
    <style:style style:name="_49788__54364__32__91_0_93__32_3_32_2_32_3_32_24_32_2" style:display-name="쉼표 [0] 3 2 3 24 2" style:family="table-cell" style:data-style-name="N50">
      <style:table-cell-properties style:vertical-align="middle" fo:background-color="transparent"/>
    </style:style>
    <style:style style:name="_49788__54364__32__91_0_93__32_3_32_2_32_3_32_25" style:display-name="쉼표 [0] 3 2 3 25" style:family="table-cell" style:data-style-name="N50">
      <style:table-cell-properties style:vertical-align="middle" fo:background-color="transparent"/>
    </style:style>
    <style:style style:name="_49788__54364__32__91_0_93__32_3_32_2_32_3_32_25_32_2" style:display-name="쉼표 [0] 3 2 3 25 2" style:family="table-cell" style:data-style-name="N50">
      <style:table-cell-properties style:vertical-align="middle" fo:background-color="transparent"/>
    </style:style>
    <style:style style:name="_49788__54364__32__91_0_93__32_3_32_2_32_3_32_26" style:display-name="쉼표 [0] 3 2 3 26" style:family="table-cell" style:data-style-name="N50">
      <style:table-cell-properties style:vertical-align="middle" fo:background-color="transparent"/>
    </style:style>
    <style:style style:name="_49788__54364__32__91_0_93__32_3_32_2_32_3_32_3" style:display-name="쉼표 [0] 3 2 3 3" style:family="table-cell" style:data-style-name="N50">
      <style:table-cell-properties style:vertical-align="middle" fo:background-color="transparent"/>
    </style:style>
    <style:style style:name="_49788__54364__32__91_0_93__32_3_32_2_32_3_32_3_32_2" style:display-name="쉼표 [0] 3 2 3 3 2" style:family="table-cell" style:data-style-name="N50">
      <style:table-cell-properties style:vertical-align="middle" fo:background-color="transparent"/>
    </style:style>
    <style:style style:name="_49788__54364__32__91_0_93__32_3_32_2_32_3_32_4" style:display-name="쉼표 [0] 3 2 3 4" style:family="table-cell" style:data-style-name="N50">
      <style:table-cell-properties style:vertical-align="middle" fo:background-color="transparent"/>
    </style:style>
    <style:style style:name="_49788__54364__32__91_0_93__32_3_32_2_32_3_32_4_32_2" style:display-name="쉼표 [0] 3 2 3 4 2" style:family="table-cell" style:data-style-name="N50">
      <style:table-cell-properties style:vertical-align="middle" fo:background-color="transparent"/>
    </style:style>
    <style:style style:name="_49788__54364__32__91_0_93__32_3_32_2_32_3_32_5" style:display-name="쉼표 [0] 3 2 3 5" style:family="table-cell" style:data-style-name="N50">
      <style:table-cell-properties style:vertical-align="middle" fo:background-color="transparent"/>
    </style:style>
    <style:style style:name="_49788__54364__32__91_0_93__32_3_32_2_32_3_32_5_32_2" style:display-name="쉼표 [0] 3 2 3 5 2" style:family="table-cell" style:data-style-name="N50">
      <style:table-cell-properties style:vertical-align="middle" fo:background-color="transparent"/>
    </style:style>
    <style:style style:name="_49788__54364__32__91_0_93__32_3_32_2_32_3_32_6" style:display-name="쉼표 [0] 3 2 3 6" style:family="table-cell" style:data-style-name="N50">
      <style:table-cell-properties style:vertical-align="middle" fo:background-color="transparent"/>
    </style:style>
    <style:style style:name="_49788__54364__32__91_0_93__32_3_32_2_32_3_32_6_32_2" style:display-name="쉼표 [0] 3 2 3 6 2" style:family="table-cell" style:data-style-name="N50">
      <style:table-cell-properties style:vertical-align="middle" fo:background-color="transparent"/>
    </style:style>
    <style:style style:name="_49788__54364__32__91_0_93__32_3_32_2_32_3_32_7" style:display-name="쉼표 [0] 3 2 3 7" style:family="table-cell" style:data-style-name="N50">
      <style:table-cell-properties style:vertical-align="middle" fo:background-color="transparent"/>
    </style:style>
    <style:style style:name="_49788__54364__32__91_0_93__32_3_32_2_32_3_32_7_32_2" style:display-name="쉼표 [0] 3 2 3 7 2" style:family="table-cell" style:data-style-name="N50">
      <style:table-cell-properties style:vertical-align="middle" fo:background-color="transparent"/>
    </style:style>
    <style:style style:name="_49788__54364__32__91_0_93__32_3_32_2_32_3_32_8" style:display-name="쉼표 [0] 3 2 3 8" style:family="table-cell" style:data-style-name="N50">
      <style:table-cell-properties style:vertical-align="middle" fo:background-color="transparent"/>
    </style:style>
    <style:style style:name="_49788__54364__32__91_0_93__32_3_32_2_32_3_32_8_32_2" style:display-name="쉼표 [0] 3 2 3 8 2" style:family="table-cell" style:data-style-name="N50">
      <style:table-cell-properties style:vertical-align="middle" fo:background-color="transparent"/>
    </style:style>
    <style:style style:name="_49788__54364__32__91_0_93__32_3_32_2_32_3_32_9" style:display-name="쉼표 [0] 3 2 3 9" style:family="table-cell" style:data-style-name="N50">
      <style:table-cell-properties style:vertical-align="middle" fo:background-color="transparent"/>
    </style:style>
    <style:style style:name="_49788__54364__32__91_0_93__32_3_32_2_32_3_32_9_32_2" style:display-name="쉼표 [0] 3 2 3 9 2" style:family="table-cell" style:data-style-name="N50">
      <style:table-cell-properties style:vertical-align="middle" fo:background-color="transparent"/>
    </style:style>
    <style:style style:name="_49788__54364__32__91_0_93__32_3_32_2_32_4" style:display-name="쉼표 [0] 3 2 4" style:family="table-cell" style:data-style-name="N50">
      <style:table-cell-properties style:vertical-align="middle" fo:background-color="transparent"/>
    </style:style>
    <style:style style:name="_49788__54364__32__91_0_93__32_3_32_2_32_4_32_10" style:display-name="쉼표 [0] 3 2 4 10" style:family="table-cell" style:data-style-name="N50">
      <style:table-cell-properties style:vertical-align="middle" fo:background-color="transparent"/>
    </style:style>
    <style:style style:name="_49788__54364__32__91_0_93__32_3_32_2_32_4_32_10_32_2" style:display-name="쉼표 [0] 3 2 4 10 2" style:family="table-cell" style:data-style-name="N50">
      <style:table-cell-properties style:vertical-align="middle" fo:background-color="transparent"/>
    </style:style>
    <style:style style:name="_49788__54364__32__91_0_93__32_3_32_2_32_4_32_11" style:display-name="쉼표 [0] 3 2 4 11" style:family="table-cell" style:data-style-name="N50">
      <style:table-cell-properties style:vertical-align="middle" fo:background-color="transparent"/>
    </style:style>
    <style:style style:name="_49788__54364__32__91_0_93__32_3_32_2_32_4_32_11_32_2" style:display-name="쉼표 [0] 3 2 4 11 2" style:family="table-cell" style:data-style-name="N50">
      <style:table-cell-properties style:vertical-align="middle" fo:background-color="transparent"/>
    </style:style>
    <style:style style:name="_49788__54364__32__91_0_93__32_3_32_2_32_4_32_12" style:display-name="쉼표 [0] 3 2 4 12" style:family="table-cell" style:data-style-name="N50">
      <style:table-cell-properties style:vertical-align="middle" fo:background-color="transparent"/>
    </style:style>
    <style:style style:name="_49788__54364__32__91_0_93__32_3_32_2_32_4_32_12_32_2" style:display-name="쉼표 [0] 3 2 4 12 2" style:family="table-cell" style:data-style-name="N50">
      <style:table-cell-properties style:vertical-align="middle" fo:background-color="transparent"/>
    </style:style>
    <style:style style:name="_49788__54364__32__91_0_93__32_3_32_2_32_4_32_13" style:display-name="쉼표 [0] 3 2 4 13" style:family="table-cell" style:data-style-name="N50">
      <style:table-cell-properties style:vertical-align="middle" fo:background-color="transparent"/>
    </style:style>
    <style:style style:name="_49788__54364__32__91_0_93__32_3_32_2_32_4_32_13_32_2" style:display-name="쉼표 [0] 3 2 4 13 2" style:family="table-cell" style:data-style-name="N50">
      <style:table-cell-properties style:vertical-align="middle" fo:background-color="transparent"/>
    </style:style>
    <style:style style:name="_49788__54364__32__91_0_93__32_3_32_2_32_4_32_14" style:display-name="쉼표 [0] 3 2 4 14" style:family="table-cell" style:data-style-name="N50">
      <style:table-cell-properties style:vertical-align="middle" fo:background-color="transparent"/>
    </style:style>
    <style:style style:name="_49788__54364__32__91_0_93__32_3_32_2_32_4_32_14_32_2" style:display-name="쉼표 [0] 3 2 4 14 2" style:family="table-cell" style:data-style-name="N50">
      <style:table-cell-properties style:vertical-align="middle" fo:background-color="transparent"/>
    </style:style>
    <style:style style:name="_49788__54364__32__91_0_93__32_3_32_2_32_4_32_15" style:display-name="쉼표 [0] 3 2 4 15" style:family="table-cell" style:data-style-name="N50">
      <style:table-cell-properties style:vertical-align="middle" fo:background-color="transparent"/>
    </style:style>
    <style:style style:name="_49788__54364__32__91_0_93__32_3_32_2_32_4_32_15_32_2" style:display-name="쉼표 [0] 3 2 4 15 2" style:family="table-cell" style:data-style-name="N50">
      <style:table-cell-properties style:vertical-align="middle" fo:background-color="transparent"/>
    </style:style>
    <style:style style:name="_49788__54364__32__91_0_93__32_3_32_2_32_4_32_16" style:display-name="쉼표 [0] 3 2 4 16" style:family="table-cell" style:data-style-name="N50">
      <style:table-cell-properties style:vertical-align="middle" fo:background-color="transparent"/>
    </style:style>
    <style:style style:name="_49788__54364__32__91_0_93__32_3_32_2_32_4_32_16_32_2" style:display-name="쉼표 [0] 3 2 4 16 2" style:family="table-cell" style:data-style-name="N50">
      <style:table-cell-properties style:vertical-align="middle" fo:background-color="transparent"/>
    </style:style>
    <style:style style:name="_49788__54364__32__91_0_93__32_3_32_2_32_4_32_17" style:display-name="쉼표 [0] 3 2 4 17" style:family="table-cell" style:data-style-name="N50">
      <style:table-cell-properties style:vertical-align="middle" fo:background-color="transparent"/>
    </style:style>
    <style:style style:name="_49788__54364__32__91_0_93__32_3_32_2_32_4_32_17_32_2" style:display-name="쉼표 [0] 3 2 4 17 2" style:family="table-cell" style:data-style-name="N50">
      <style:table-cell-properties style:vertical-align="middle" fo:background-color="transparent"/>
    </style:style>
    <style:style style:name="_49788__54364__32__91_0_93__32_3_32_2_32_4_32_18" style:display-name="쉼표 [0] 3 2 4 18" style:family="table-cell" style:data-style-name="N50">
      <style:table-cell-properties style:vertical-align="middle" fo:background-color="transparent"/>
    </style:style>
    <style:style style:name="_49788__54364__32__91_0_93__32_3_32_2_32_4_32_18_32_2" style:display-name="쉼표 [0] 3 2 4 18 2" style:family="table-cell" style:data-style-name="N50">
      <style:table-cell-properties style:vertical-align="middle" fo:background-color="transparent"/>
    </style:style>
    <style:style style:name="_49788__54364__32__91_0_93__32_3_32_2_32_4_32_19" style:display-name="쉼표 [0] 3 2 4 19" style:family="table-cell" style:data-style-name="N50">
      <style:table-cell-properties style:vertical-align="middle" fo:background-color="transparent"/>
    </style:style>
    <style:style style:name="_49788__54364__32__91_0_93__32_3_32_2_32_4_32_19_32_2" style:display-name="쉼표 [0] 3 2 4 19 2" style:family="table-cell" style:data-style-name="N50">
      <style:table-cell-properties style:vertical-align="middle" fo:background-color="transparent"/>
    </style:style>
    <style:style style:name="_49788__54364__32__91_0_93__32_3_32_2_32_4_32_2" style:display-name="쉼표 [0] 3 2 4 2" style:family="table-cell" style:data-style-name="N50">
      <style:table-cell-properties style:vertical-align="middle" fo:background-color="transparent"/>
    </style:style>
    <style:style style:name="_49788__54364__32__91_0_93__32_3_32_2_32_4_32_2_32_2" style:display-name="쉼표 [0] 3 2 4 2 2" style:family="table-cell" style:data-style-name="N50">
      <style:table-cell-properties style:vertical-align="middle" fo:background-color="transparent"/>
    </style:style>
    <style:style style:name="_49788__54364__32__91_0_93__32_3_32_2_32_4_32_20" style:display-name="쉼표 [0] 3 2 4 20" style:family="table-cell" style:data-style-name="N50">
      <style:table-cell-properties style:vertical-align="middle" fo:background-color="transparent"/>
    </style:style>
    <style:style style:name="_49788__54364__32__91_0_93__32_3_32_2_32_4_32_20_32_2" style:display-name="쉼표 [0] 3 2 4 20 2" style:family="table-cell" style:data-style-name="N50">
      <style:table-cell-properties style:vertical-align="middle" fo:background-color="transparent"/>
    </style:style>
    <style:style style:name="_49788__54364__32__91_0_93__32_3_32_2_32_4_32_21" style:display-name="쉼표 [0] 3 2 4 21" style:family="table-cell" style:data-style-name="N50">
      <style:table-cell-properties style:vertical-align="middle" fo:background-color="transparent"/>
    </style:style>
    <style:style style:name="_49788__54364__32__91_0_93__32_3_32_2_32_4_32_21_32_2" style:display-name="쉼표 [0] 3 2 4 21 2" style:family="table-cell" style:data-style-name="N50">
      <style:table-cell-properties style:vertical-align="middle" fo:background-color="transparent"/>
    </style:style>
    <style:style style:name="_49788__54364__32__91_0_93__32_3_32_2_32_4_32_22" style:display-name="쉼표 [0] 3 2 4 22" style:family="table-cell" style:data-style-name="N50">
      <style:table-cell-properties style:vertical-align="middle" fo:background-color="transparent"/>
    </style:style>
    <style:style style:name="_49788__54364__32__91_0_93__32_3_32_2_32_4_32_22_32_2" style:display-name="쉼표 [0] 3 2 4 22 2" style:family="table-cell" style:data-style-name="N50">
      <style:table-cell-properties style:vertical-align="middle" fo:background-color="transparent"/>
    </style:style>
    <style:style style:name="_49788__54364__32__91_0_93__32_3_32_2_32_4_32_23" style:display-name="쉼표 [0] 3 2 4 23" style:family="table-cell" style:data-style-name="N50">
      <style:table-cell-properties style:vertical-align="middle" fo:background-color="transparent"/>
    </style:style>
    <style:style style:name="_49788__54364__32__91_0_93__32_3_32_2_32_4_32_23_32_2" style:display-name="쉼표 [0] 3 2 4 23 2" style:family="table-cell" style:data-style-name="N50">
      <style:table-cell-properties style:vertical-align="middle" fo:background-color="transparent"/>
    </style:style>
    <style:style style:name="_49788__54364__32__91_0_93__32_3_32_2_32_4_32_24" style:display-name="쉼표 [0] 3 2 4 24" style:family="table-cell" style:data-style-name="N50">
      <style:table-cell-properties style:vertical-align="middle" fo:background-color="transparent"/>
    </style:style>
    <style:style style:name="_49788__54364__32__91_0_93__32_3_32_2_32_4_32_24_32_2" style:display-name="쉼표 [0] 3 2 4 24 2" style:family="table-cell" style:data-style-name="N50">
      <style:table-cell-properties style:vertical-align="middle" fo:background-color="transparent"/>
    </style:style>
    <style:style style:name="_49788__54364__32__91_0_93__32_3_32_2_32_4_32_25" style:display-name="쉼표 [0] 3 2 4 25" style:family="table-cell" style:data-style-name="N50">
      <style:table-cell-properties style:vertical-align="middle" fo:background-color="transparent"/>
    </style:style>
    <style:style style:name="_49788__54364__32__91_0_93__32_3_32_2_32_4_32_3" style:display-name="쉼표 [0] 3 2 4 3" style:family="table-cell" style:data-style-name="N50">
      <style:table-cell-properties style:vertical-align="middle" fo:background-color="transparent"/>
    </style:style>
    <style:style style:name="_49788__54364__32__91_0_93__32_3_32_2_32_4_32_3_32_2" style:display-name="쉼표 [0] 3 2 4 3 2" style:family="table-cell" style:data-style-name="N50">
      <style:table-cell-properties style:vertical-align="middle" fo:background-color="transparent"/>
    </style:style>
    <style:style style:name="_49788__54364__32__91_0_93__32_3_32_2_32_4_32_4" style:display-name="쉼표 [0] 3 2 4 4" style:family="table-cell" style:data-style-name="N50">
      <style:table-cell-properties style:vertical-align="middle" fo:background-color="transparent"/>
    </style:style>
    <style:style style:name="_49788__54364__32__91_0_93__32_3_32_2_32_4_32_4_32_2" style:display-name="쉼표 [0] 3 2 4 4 2" style:family="table-cell" style:data-style-name="N50">
      <style:table-cell-properties style:vertical-align="middle" fo:background-color="transparent"/>
    </style:style>
    <style:style style:name="_49788__54364__32__91_0_93__32_3_32_2_32_4_32_5" style:display-name="쉼표 [0] 3 2 4 5" style:family="table-cell" style:data-style-name="N50">
      <style:table-cell-properties style:vertical-align="middle" fo:background-color="transparent"/>
    </style:style>
    <style:style style:name="_49788__54364__32__91_0_93__32_3_32_2_32_4_32_5_32_2" style:display-name="쉼표 [0] 3 2 4 5 2" style:family="table-cell" style:data-style-name="N50">
      <style:table-cell-properties style:vertical-align="middle" fo:background-color="transparent"/>
    </style:style>
    <style:style style:name="_49788__54364__32__91_0_93__32_3_32_2_32_4_32_6" style:display-name="쉼표 [0] 3 2 4 6" style:family="table-cell" style:data-style-name="N50">
      <style:table-cell-properties style:vertical-align="middle" fo:background-color="transparent"/>
    </style:style>
    <style:style style:name="_49788__54364__32__91_0_93__32_3_32_2_32_4_32_6_32_2" style:display-name="쉼표 [0] 3 2 4 6 2" style:family="table-cell" style:data-style-name="N50">
      <style:table-cell-properties style:vertical-align="middle" fo:background-color="transparent"/>
    </style:style>
    <style:style style:name="_49788__54364__32__91_0_93__32_3_32_2_32_4_32_7" style:display-name="쉼표 [0] 3 2 4 7" style:family="table-cell" style:data-style-name="N50">
      <style:table-cell-properties style:vertical-align="middle" fo:background-color="transparent"/>
    </style:style>
    <style:style style:name="_49788__54364__32__91_0_93__32_3_32_2_32_4_32_7_32_2" style:display-name="쉼표 [0] 3 2 4 7 2" style:family="table-cell" style:data-style-name="N50">
      <style:table-cell-properties style:vertical-align="middle" fo:background-color="transparent"/>
    </style:style>
    <style:style style:name="_49788__54364__32__91_0_93__32_3_32_2_32_4_32_8" style:display-name="쉼표 [0] 3 2 4 8" style:family="table-cell" style:data-style-name="N50">
      <style:table-cell-properties style:vertical-align="middle" fo:background-color="transparent"/>
    </style:style>
    <style:style style:name="_49788__54364__32__91_0_93__32_3_32_2_32_4_32_8_32_2" style:display-name="쉼표 [0] 3 2 4 8 2" style:family="table-cell" style:data-style-name="N50">
      <style:table-cell-properties style:vertical-align="middle" fo:background-color="transparent"/>
    </style:style>
    <style:style style:name="_49788__54364__32__91_0_93__32_3_32_2_32_4_32_9" style:display-name="쉼표 [0] 3 2 4 9" style:family="table-cell" style:data-style-name="N50">
      <style:table-cell-properties style:vertical-align="middle" fo:background-color="transparent"/>
    </style:style>
    <style:style style:name="_49788__54364__32__91_0_93__32_3_32_2_32_4_32_9_32_2" style:display-name="쉼표 [0] 3 2 4 9 2" style:family="table-cell" style:data-style-name="N50">
      <style:table-cell-properties style:vertical-align="middle" fo:background-color="transparent"/>
    </style:style>
    <style:style style:name="_49788__54364__32__91_0_93__32_3_32_2_32_5" style:display-name="쉼표 [0] 3 2 5" style:family="table-cell" style:data-style-name="N50">
      <style:table-cell-properties style:vertical-align="middle" fo:background-color="transparent"/>
    </style:style>
    <style:style style:name="_49788__54364__32__91_0_93__32_3_32_2_32_5_32_10" style:display-name="쉼표 [0] 3 2 5 10" style:family="table-cell" style:data-style-name="N50">
      <style:table-cell-properties style:vertical-align="middle" fo:background-color="transparent"/>
    </style:style>
    <style:style style:name="_49788__54364__32__91_0_93__32_3_32_2_32_5_32_10_32_2" style:display-name="쉼표 [0] 3 2 5 10 2" style:family="table-cell" style:data-style-name="N50">
      <style:table-cell-properties style:vertical-align="middle" fo:background-color="transparent"/>
    </style:style>
    <style:style style:name="_49788__54364__32__91_0_93__32_3_32_2_32_5_32_11" style:display-name="쉼표 [0] 3 2 5 11" style:family="table-cell" style:data-style-name="N50">
      <style:table-cell-properties style:vertical-align="middle" fo:background-color="transparent"/>
    </style:style>
    <style:style style:name="_49788__54364__32__91_0_93__32_3_32_2_32_5_32_11_32_2" style:display-name="쉼표 [0] 3 2 5 11 2" style:family="table-cell" style:data-style-name="N50">
      <style:table-cell-properties style:vertical-align="middle" fo:background-color="transparent"/>
    </style:style>
    <style:style style:name="_49788__54364__32__91_0_93__32_3_32_2_32_5_32_12" style:display-name="쉼표 [0] 3 2 5 12" style:family="table-cell" style:data-style-name="N50">
      <style:table-cell-properties style:vertical-align="middle" fo:background-color="transparent"/>
    </style:style>
    <style:style style:name="_49788__54364__32__91_0_93__32_3_32_2_32_5_32_12_32_2" style:display-name="쉼표 [0] 3 2 5 12 2" style:family="table-cell" style:data-style-name="N50">
      <style:table-cell-properties style:vertical-align="middle" fo:background-color="transparent"/>
    </style:style>
    <style:style style:name="_49788__54364__32__91_0_93__32_3_32_2_32_5_32_13" style:display-name="쉼표 [0] 3 2 5 13" style:family="table-cell" style:data-style-name="N50">
      <style:table-cell-properties style:vertical-align="middle" fo:background-color="transparent"/>
    </style:style>
    <style:style style:name="_49788__54364__32__91_0_93__32_3_32_2_32_5_32_13_32_2" style:display-name="쉼표 [0] 3 2 5 13 2" style:family="table-cell" style:data-style-name="N50">
      <style:table-cell-properties style:vertical-align="middle" fo:background-color="transparent"/>
    </style:style>
    <style:style style:name="_49788__54364__32__91_0_93__32_3_32_2_32_5_32_14" style:display-name="쉼표 [0] 3 2 5 14" style:family="table-cell" style:data-style-name="N50">
      <style:table-cell-properties style:vertical-align="middle" fo:background-color="transparent"/>
    </style:style>
    <style:style style:name="_49788__54364__32__91_0_93__32_3_32_2_32_5_32_14_32_2" style:display-name="쉼표 [0] 3 2 5 14 2" style:family="table-cell" style:data-style-name="N50">
      <style:table-cell-properties style:vertical-align="middle" fo:background-color="transparent"/>
    </style:style>
    <style:style style:name="_49788__54364__32__91_0_93__32_3_32_2_32_5_32_15" style:display-name="쉼표 [0] 3 2 5 15" style:family="table-cell" style:data-style-name="N50">
      <style:table-cell-properties style:vertical-align="middle" fo:background-color="transparent"/>
    </style:style>
    <style:style style:name="_49788__54364__32__91_0_93__32_3_32_2_32_5_32_2" style:display-name="쉼표 [0] 3 2 5 2" style:family="table-cell" style:data-style-name="N50">
      <style:table-cell-properties style:vertical-align="middle" fo:background-color="transparent"/>
    </style:style>
    <style:style style:name="_49788__54364__32__91_0_93__32_3_32_2_32_5_32_2_32_2" style:display-name="쉼표 [0] 3 2 5 2 2" style:family="table-cell" style:data-style-name="N50">
      <style:table-cell-properties style:vertical-align="middle" fo:background-color="transparent"/>
    </style:style>
    <style:style style:name="_49788__54364__32__91_0_93__32_3_32_2_32_5_32_3" style:display-name="쉼표 [0] 3 2 5 3" style:family="table-cell" style:data-style-name="N50">
      <style:table-cell-properties style:vertical-align="middle" fo:background-color="transparent"/>
    </style:style>
    <style:style style:name="_49788__54364__32__91_0_93__32_3_32_2_32_5_32_3_32_2" style:display-name="쉼표 [0] 3 2 5 3 2" style:family="table-cell" style:data-style-name="N50">
      <style:table-cell-properties style:vertical-align="middle" fo:background-color="transparent"/>
    </style:style>
    <style:style style:name="_49788__54364__32__91_0_93__32_3_32_2_32_5_32_4" style:display-name="쉼표 [0] 3 2 5 4" style:family="table-cell" style:data-style-name="N50">
      <style:table-cell-properties style:vertical-align="middle" fo:background-color="transparent"/>
    </style:style>
    <style:style style:name="_49788__54364__32__91_0_93__32_3_32_2_32_5_32_4_32_2" style:display-name="쉼표 [0] 3 2 5 4 2" style:family="table-cell" style:data-style-name="N50">
      <style:table-cell-properties style:vertical-align="middle" fo:background-color="transparent"/>
    </style:style>
    <style:style style:name="_49788__54364__32__91_0_93__32_3_32_2_32_5_32_5" style:display-name="쉼표 [0] 3 2 5 5" style:family="table-cell" style:data-style-name="N50">
      <style:table-cell-properties style:vertical-align="middle" fo:background-color="transparent"/>
    </style:style>
    <style:style style:name="_49788__54364__32__91_0_93__32_3_32_2_32_5_32_5_32_2" style:display-name="쉼표 [0] 3 2 5 5 2" style:family="table-cell" style:data-style-name="N50">
      <style:table-cell-properties style:vertical-align="middle" fo:background-color="transparent"/>
    </style:style>
    <style:style style:name="_49788__54364__32__91_0_93__32_3_32_2_32_5_32_6" style:display-name="쉼표 [0] 3 2 5 6" style:family="table-cell" style:data-style-name="N50">
      <style:table-cell-properties style:vertical-align="middle" fo:background-color="transparent"/>
    </style:style>
    <style:style style:name="_49788__54364__32__91_0_93__32_3_32_2_32_5_32_6_32_2" style:display-name="쉼표 [0] 3 2 5 6 2" style:family="table-cell" style:data-style-name="N50">
      <style:table-cell-properties style:vertical-align="middle" fo:background-color="transparent"/>
    </style:style>
    <style:style style:name="_49788__54364__32__91_0_93__32_3_32_2_32_5_32_7" style:display-name="쉼표 [0] 3 2 5 7" style:family="table-cell" style:data-style-name="N50">
      <style:table-cell-properties style:vertical-align="middle" fo:background-color="transparent"/>
    </style:style>
    <style:style style:name="_49788__54364__32__91_0_93__32_3_32_2_32_5_32_7_32_2" style:display-name="쉼표 [0] 3 2 5 7 2" style:family="table-cell" style:data-style-name="N50">
      <style:table-cell-properties style:vertical-align="middle" fo:background-color="transparent"/>
    </style:style>
    <style:style style:name="_49788__54364__32__91_0_93__32_3_32_2_32_5_32_8" style:display-name="쉼표 [0] 3 2 5 8" style:family="table-cell" style:data-style-name="N50">
      <style:table-cell-properties style:vertical-align="middle" fo:background-color="transparent"/>
    </style:style>
    <style:style style:name="_49788__54364__32__91_0_93__32_3_32_2_32_5_32_8_32_2" style:display-name="쉼표 [0] 3 2 5 8 2" style:family="table-cell" style:data-style-name="N50">
      <style:table-cell-properties style:vertical-align="middle" fo:background-color="transparent"/>
    </style:style>
    <style:style style:name="_49788__54364__32__91_0_93__32_3_32_2_32_5_32_9" style:display-name="쉼표 [0] 3 2 5 9" style:family="table-cell" style:data-style-name="N50">
      <style:table-cell-properties style:vertical-align="middle" fo:background-color="transparent"/>
    </style:style>
    <style:style style:name="_49788__54364__32__91_0_93__32_3_32_2_32_5_32_9_32_2" style:display-name="쉼표 [0] 3 2 5 9 2" style:family="table-cell" style:data-style-name="N50">
      <style:table-cell-properties style:vertical-align="middle" fo:background-color="transparent"/>
    </style:style>
    <style:style style:name="_49788__54364__32__91_0_93__32_3_32_2_32_6" style:display-name="쉼표 [0] 3 2 6" style:family="table-cell" style:data-style-name="N50">
      <style:table-cell-properties style:vertical-align="middle" fo:background-color="transparent"/>
    </style:style>
    <style:style style:name="_49788__54364__32__91_0_93__32_3_32_2_32_6_32_2" style:display-name="쉼표 [0] 3 2 6 2" style:family="table-cell" style:data-style-name="N50">
      <style:table-cell-properties style:vertical-align="middle" fo:background-color="transparent"/>
    </style:style>
    <style:style style:name="_49788__54364__32__91_0_93__32_3_32_2_32_7" style:display-name="쉼표 [0] 3 2 7" style:family="table-cell" style:data-style-name="N50">
      <style:table-cell-properties style:vertical-align="middle" fo:background-color="transparent"/>
    </style:style>
    <style:style style:name="_49788__54364__32__91_0_93__32_3_32_2_32_7_32_2" style:display-name="쉼표 [0] 3 2 7 2" style:family="table-cell" style:data-style-name="N50">
      <style:table-cell-properties style:vertical-align="middle" fo:background-color="transparent"/>
    </style:style>
    <style:style style:name="_49788__54364__32__91_0_93__32_3_32_2_32_8" style:display-name="쉼표 [0] 3 2 8" style:family="table-cell" style:data-style-name="N50">
      <style:table-cell-properties style:vertical-align="middle" fo:background-color="transparent"/>
    </style:style>
    <style:style style:name="_49788__54364__32__91_0_93__32_3_32_2_32_8_32_2" style:display-name="쉼표 [0] 3 2 8 2" style:family="table-cell" style:data-style-name="N50">
      <style:table-cell-properties style:vertical-align="middle" fo:background-color="transparent"/>
    </style:style>
    <style:style style:name="_49788__54364__32__91_0_93__32_3_32_2_32_9" style:display-name="쉼표 [0] 3 2 9" style:family="table-cell" style:data-style-name="N50">
      <style:table-cell-properties style:vertical-align="middle" fo:background-color="transparent"/>
    </style:style>
    <style:style style:name="_49788__54364__32__91_0_93__32_3_32_2_32_9_32_2" style:display-name="쉼표 [0] 3 2 9 2" style:family="table-cell" style:data-style-name="N50">
      <style:table-cell-properties style:vertical-align="middle" fo:background-color="transparent"/>
    </style:style>
    <style:style style:name="_49788__54364__32__91_0_93__32_3_32_20" style:display-name="쉼표 [0] 3 20" style:family="table-cell" style:data-style-name="N50">
      <style:table-cell-properties style:vertical-align="middle" fo:background-color="transparent"/>
    </style:style>
    <style:style style:name="_49788__54364__32__91_0_93__32_3_32_20_32_2" style:display-name="쉼표 [0] 3 20 2" style:family="table-cell" style:data-style-name="N50">
      <style:table-cell-properties style:vertical-align="middle" fo:background-color="transparent"/>
    </style:style>
    <style:style style:name="_49788__54364__32__91_0_93__32_3_32_21" style:display-name="쉼표 [0] 3 21" style:family="table-cell" style:data-style-name="N50">
      <style:table-cell-properties style:vertical-align="middle" fo:background-color="transparent"/>
    </style:style>
    <style:style style:name="_49788__54364__32__91_0_93__32_3_32_21_32_2" style:display-name="쉼표 [0] 3 21 2" style:family="table-cell" style:data-style-name="N50">
      <style:table-cell-properties style:vertical-align="middle" fo:background-color="transparent"/>
    </style:style>
    <style:style style:name="_49788__54364__32__91_0_93__32_3_32_22" style:display-name="쉼표 [0] 3 22" style:family="table-cell" style:data-style-name="N50">
      <style:table-cell-properties style:vertical-align="middle" fo:background-color="transparent"/>
    </style:style>
    <style:style style:name="_49788__54364__32__91_0_93__32_3_32_22_32_2" style:display-name="쉼표 [0] 3 22 2" style:family="table-cell" style:data-style-name="N50">
      <style:table-cell-properties style:vertical-align="middle" fo:background-color="transparent"/>
    </style:style>
    <style:style style:name="_49788__54364__32__91_0_93__32_3_32_23" style:display-name="쉼표 [0] 3 23" style:family="table-cell" style:data-style-name="N50">
      <style:table-cell-properties style:vertical-align="middle" fo:background-color="transparent"/>
    </style:style>
    <style:style style:name="_49788__54364__32__91_0_93__32_3_32_23_32_2" style:display-name="쉼표 [0] 3 23 2" style:family="table-cell" style:data-style-name="N50">
      <style:table-cell-properties style:vertical-align="middle" fo:background-color="transparent"/>
    </style:style>
    <style:style style:name="_49788__54364__32__91_0_93__32_3_32_24" style:display-name="쉼표 [0] 3 24" style:family="table-cell" style:data-style-name="N50">
      <style:table-cell-properties style:vertical-align="middle" fo:background-color="transparent"/>
    </style:style>
    <style:style style:name="_49788__54364__32__91_0_93__32_3_32_24_32_2" style:display-name="쉼표 [0] 3 24 2" style:family="table-cell" style:data-style-name="N50">
      <style:table-cell-properties style:vertical-align="middle" fo:background-color="transparent"/>
    </style:style>
    <style:style style:name="_49788__54364__32__91_0_93__32_3_32_25" style:display-name="쉼표 [0] 3 25" style:family="table-cell" style:data-style-name="N50">
      <style:table-cell-properties style:vertical-align="middle" fo:background-color="transparent"/>
    </style:style>
    <style:style style:name="_49788__54364__32__91_0_93__32_3_32_25_32_2" style:display-name="쉼표 [0] 3 25 2" style:family="table-cell" style:data-style-name="N50">
      <style:table-cell-properties style:vertical-align="middle" fo:background-color="transparent"/>
    </style:style>
    <style:style style:name="_49788__54364__32__91_0_93__32_3_32_26" style:display-name="쉼표 [0] 3 26" style:family="table-cell" style:data-style-name="N50">
      <style:table-cell-properties style:vertical-align="middle" fo:background-color="transparent"/>
    </style:style>
    <style:style style:name="_49788__54364__32__91_0_93__32_3_32_26_32_2" style:display-name="쉼표 [0] 3 26 2" style:family="table-cell" style:data-style-name="N50">
      <style:table-cell-properties style:vertical-align="middle" fo:background-color="transparent"/>
    </style:style>
    <style:style style:name="_49788__54364__32__91_0_93__32_3_32_27" style:display-name="쉼표 [0] 3 27" style:family="table-cell" style:data-style-name="N50">
      <style:table-cell-properties style:vertical-align="middle" fo:background-color="transparent"/>
    </style:style>
    <style:style style:name="_49788__54364__32__91_0_93__32_3_32_27_32_2" style:display-name="쉼표 [0] 3 27 2" style:family="table-cell" style:data-style-name="N50">
      <style:table-cell-properties style:vertical-align="middle" fo:background-color="transparent"/>
    </style:style>
    <style:style style:name="_49788__54364__32__91_0_93__32_3_32_28" style:display-name="쉼표 [0] 3 28" style:family="table-cell" style:data-style-name="N50">
      <style:table-cell-properties style:vertical-align="middle" fo:background-color="transparent"/>
    </style:style>
    <style:style style:name="_49788__54364__32__91_0_93__32_3_32_28_32_2" style:display-name="쉼표 [0] 3 28 2" style:family="table-cell" style:data-style-name="N50">
      <style:table-cell-properties style:vertical-align="middle" fo:background-color="transparent"/>
    </style:style>
    <style:style style:name="_49788__54364__32__91_0_93__32_3_32_29" style:display-name="쉼표 [0] 3 29" style:family="table-cell" style:data-style-name="N50">
      <style:table-cell-properties style:vertical-align="middle" fo:background-color="transparent"/>
    </style:style>
    <style:style style:name="_49788__54364__32__91_0_93__32_3_32_29_32_2" style:display-name="쉼표 [0] 3 29 2" style:family="table-cell" style:data-style-name="N50">
      <style:table-cell-properties style:vertical-align="middle" fo:background-color="transparent"/>
    </style:style>
    <style:style style:name="_49788__54364__32__91_0_93__32_3_32_3" style:display-name="쉼표 [0] 3 3" style:family="table-cell" style:data-style-name="N50">
      <style:table-cell-properties style:vertical-align="middle" fo:background-color="transparent"/>
    </style:style>
    <style:style style:name="_49788__54364__32__91_0_93__32_3_32_3_32_2" style:display-name="쉼표 [0] 3 3 2" style:family="table-cell" style:data-style-name="N50">
      <style:table-cell-properties style:vertical-align="middle" fo:background-color="transparent"/>
    </style:style>
    <style:style style:name="_49788__54364__32__91_0_93__32_3_32_3_32_2_32_2" style:display-name="쉼표 [0] 3 3 2 2" style:family="table-cell" style:data-style-name="N50">
      <style:table-cell-properties style:vertical-align="middle" fo:background-color="transparent"/>
    </style:style>
    <style:style style:name="_49788__54364__32__91_0_93__32_3_32_3_32_2_32_2_32_2" style:display-name="쉼표 [0] 3 3 2 2 2" style:family="table-cell" style:data-style-name="N50">
      <style:table-cell-properties style:vertical-align="middle" fo:background-color="transparent"/>
    </style:style>
    <style:style style:name="_49788__54364__32__91_0_93__32_3_32_3_32_2_32_3" style:display-name="쉼표 [0] 3 3 2 3" style:family="table-cell" style:data-style-name="N50">
      <style:table-cell-properties style:vertical-align="middle" fo:background-color="transparent"/>
    </style:style>
    <style:style style:name="_49788__54364__32__91_0_93__32_3_32_3_32_3" style:display-name="쉼표 [0] 3 3 3" style:family="table-cell" style:data-style-name="N50">
      <style:table-cell-properties style:vertical-align="middle" fo:background-color="transparent"/>
    </style:style>
    <style:style style:name="_49788__54364__32__91_0_93__32_3_32_3_32_3_32_2" style:display-name="쉼표 [0] 3 3 3 2" style:family="table-cell" style:data-style-name="N50">
      <style:table-cell-properties style:vertical-align="middle" fo:background-color="transparent"/>
    </style:style>
    <style:style style:name="_49788__54364__32__91_0_93__32_3_32_3_32_4" style:display-name="쉼표 [0] 3 3 4" style:family="table-cell" style:data-style-name="N50">
      <style:table-cell-properties style:vertical-align="middle" fo:background-color="transparent"/>
    </style:style>
    <style:style style:name="_49788__54364__32__91_0_93__32_3_32_30" style:display-name="쉼표 [0] 3 30" style:family="table-cell" style:data-style-name="N50">
      <style:table-cell-properties style:vertical-align="middle" fo:background-color="transparent"/>
    </style:style>
    <style:style style:name="_49788__54364__32__91_0_93__32_3_32_30_32_2" style:display-name="쉼표 [0] 3 30 2" style:family="table-cell" style:data-style-name="N50">
      <style:table-cell-properties style:vertical-align="middle" fo:background-color="transparent"/>
    </style:style>
    <style:style style:name="_49788__54364__32__91_0_93__32_3_32_31" style:display-name="쉼표 [0] 3 31" style:family="table-cell" style:data-style-name="N50">
      <style:table-cell-properties style:vertical-align="middle" fo:background-color="transparent"/>
    </style:style>
    <style:style style:name="_49788__54364__32__91_0_93__32_3_32_31_32_2" style:display-name="쉼표 [0] 3 31 2" style:family="table-cell" style:data-style-name="N50">
      <style:table-cell-properties style:vertical-align="middle" fo:background-color="transparent"/>
    </style:style>
    <style:style style:name="_49788__54364__32__91_0_93__32_3_32_32" style:display-name="쉼표 [0] 3 32" style:family="table-cell" style:data-style-name="N50">
      <style:table-cell-properties style:vertical-align="middle" fo:background-color="transparent"/>
    </style:style>
    <style:style style:name="_49788__54364__32__91_0_93__32_3_32_32_32_2" style:display-name="쉼표 [0] 3 32 2" style:family="table-cell" style:data-style-name="N50">
      <style:table-cell-properties style:vertical-align="middle" fo:background-color="transparent"/>
    </style:style>
    <style:style style:name="_49788__54364__32__91_0_93__32_3_32_33" style:display-name="쉼표 [0] 3 33" style:family="table-cell" style:data-style-name="N50">
      <style:table-cell-properties style:vertical-align="middle" fo:background-color="transparent"/>
    </style:style>
    <style:style style:name="_49788__54364__32__91_0_93__32_3_32_33_32_2" style:display-name="쉼표 [0] 3 33 2" style:family="table-cell" style:data-style-name="N50">
      <style:table-cell-properties style:vertical-align="middle" fo:background-color="transparent"/>
    </style:style>
    <style:style style:name="_49788__54364__32__91_0_93__32_3_32_34" style:display-name="쉼표 [0] 3 34" style:family="table-cell" style:data-style-name="N50">
      <style:table-cell-properties style:vertical-align="middle" fo:background-color="transparent"/>
    </style:style>
    <style:style style:name="_49788__54364__32__91_0_93__32_3_32_34_32_2" style:display-name="쉼표 [0] 3 34 2" style:family="table-cell" style:data-style-name="N50">
      <style:table-cell-properties style:vertical-align="middle" fo:background-color="transparent"/>
    </style:style>
    <style:style style:name="_49788__54364__32__91_0_93__32_3_32_35" style:display-name="쉼표 [0] 3 35" style:family="table-cell" style:data-style-name="N50">
      <style:table-cell-properties style:vertical-align="middle" fo:background-color="transparent"/>
    </style:style>
    <style:style style:name="_49788__54364__32__91_0_93__32_3_32_35_32_2" style:display-name="쉼표 [0] 3 35 2" style:family="table-cell" style:data-style-name="N50">
      <style:table-cell-properties style:vertical-align="middle" fo:background-color="transparent"/>
    </style:style>
    <style:style style:name="_49788__54364__32__91_0_93__32_3_32_36" style:display-name="쉼표 [0] 3 36" style:family="table-cell" style:data-style-name="N50">
      <style:table-cell-properties style:vertical-align="middle" fo:background-color="transparent"/>
    </style:style>
    <style:style style:name="_49788__54364__32__91_0_93__32_3_32_36_32_2" style:display-name="쉼표 [0] 3 36 2" style:family="table-cell" style:data-style-name="N50">
      <style:table-cell-properties style:vertical-align="middle" fo:background-color="transparent"/>
    </style:style>
    <style:style style:name="_49788__54364__32__91_0_93__32_3_32_37" style:display-name="쉼표 [0] 3 37" style:family="table-cell" style:data-style-name="N50">
      <style:table-cell-properties style:vertical-align="middle" fo:background-color="transparent"/>
    </style:style>
    <style:style style:name="_49788__54364__32__91_0_93__32_3_32_37_32_2" style:display-name="쉼표 [0] 3 37 2" style:family="table-cell" style:data-style-name="N50">
      <style:table-cell-properties style:vertical-align="middle" fo:background-color="transparent"/>
    </style:style>
    <style:style style:name="_49788__54364__32__91_0_93__32_3_32_38" style:display-name="쉼표 [0] 3 38" style:family="table-cell" style:data-style-name="N50">
      <style:table-cell-properties style:vertical-align="middle" fo:background-color="transparent"/>
    </style:style>
    <style:style style:name="_49788__54364__32__91_0_93__32_3_32_38_32_2" style:display-name="쉼표 [0] 3 38 2" style:family="table-cell" style:data-style-name="N50">
      <style:table-cell-properties style:vertical-align="middle" fo:background-color="transparent"/>
    </style:style>
    <style:style style:name="_49788__54364__32__91_0_93__32_3_32_39" style:display-name="쉼표 [0] 3 39" style:family="table-cell" style:data-style-name="N50">
      <style:table-cell-properties style:vertical-align="middle" fo:background-color="transparent"/>
    </style:style>
    <style:style style:name="_49788__54364__32__91_0_93__32_3_32_39_32_2" style:display-name="쉼표 [0] 3 39 2" style:family="table-cell" style:data-style-name="N50">
      <style:table-cell-properties style:vertical-align="middle" fo:background-color="transparent"/>
    </style:style>
    <style:style style:name="_49788__54364__32__91_0_93__32_3_32_4" style:display-name="쉼표 [0] 3 4" style:family="table-cell" style:data-style-name="N50">
      <style:table-cell-properties style:vertical-align="middle" fo:background-color="transparent"/>
    </style:style>
    <style:style style:name="_49788__54364__32__91_0_93__32_3_32_4_32_2" style:display-name="쉼표 [0] 3 4 2" style:family="table-cell" style:data-style-name="N50">
      <style:table-cell-properties style:vertical-align="middle" fo:background-color="transparent"/>
    </style:style>
    <style:style style:name="_49788__54364__32__91_0_93__32_3_32_4_32_2_32_2" style:display-name="쉼표 [0] 3 4 2 2" style:family="table-cell" style:data-style-name="N50">
      <style:table-cell-properties style:vertical-align="middle" fo:background-color="transparent"/>
    </style:style>
    <style:style style:name="_49788__54364__32__91_0_93__32_3_32_4_32_3" style:display-name="쉼표 [0] 3 4 3" style:family="table-cell" style:data-style-name="N50">
      <style:table-cell-properties style:vertical-align="middle" fo:background-color="transparent"/>
    </style:style>
    <style:style style:name="_49788__54364__32__91_0_93__32_3_32_40" style:display-name="쉼표 [0] 3 40" style:family="table-cell" style:data-style-name="N50">
      <style:table-cell-properties style:vertical-align="middle" fo:background-color="transparent"/>
    </style:style>
    <style:style style:name="_49788__54364__32__91_0_93__32_3_32_40_32_2" style:display-name="쉼표 [0] 3 40 2" style:family="table-cell" style:data-style-name="N50">
      <style:table-cell-properties style:vertical-align="middle" fo:background-color="transparent"/>
    </style:style>
    <style:style style:name="_49788__54364__32__91_0_93__32_3_32_41" style:display-name="쉼표 [0] 3 41" style:family="table-cell" style:data-style-name="N50">
      <style:table-cell-properties style:vertical-align="middle" fo:background-color="transparent"/>
    </style:style>
    <style:style style:name="_49788__54364__32__91_0_93__32_3_32_41_32_2" style:display-name="쉼표 [0] 3 41 2" style:family="table-cell" style:data-style-name="N50">
      <style:table-cell-properties style:vertical-align="middle" fo:background-color="transparent"/>
    </style:style>
    <style:style style:name="_49788__54364__32__91_0_93__32_3_32_42" style:display-name="쉼표 [0] 3 42" style:family="table-cell" style:data-style-name="N50">
      <style:table-cell-properties style:vertical-align="middle" fo:background-color="transparent"/>
    </style:style>
    <style:style style:name="_49788__54364__32__91_0_93__32_3_32_42_32_2" style:display-name="쉼표 [0] 3 42 2" style:family="table-cell" style:data-style-name="N50">
      <style:table-cell-properties style:vertical-align="middle" fo:background-color="transparent"/>
    </style:style>
    <style:style style:name="_49788__54364__32__91_0_93__32_3_32_43" style:display-name="쉼표 [0] 3 43" style:family="table-cell" style:data-style-name="N50">
      <style:table-cell-properties style:vertical-align="middle" fo:background-color="transparent"/>
    </style:style>
    <style:style style:name="_49788__54364__32__91_0_93__32_3_32_5" style:display-name="쉼표 [0] 3 5" style:family="table-cell" style:data-style-name="N50">
      <style:table-cell-properties style:vertical-align="middle" fo:background-color="transparent"/>
    </style:style>
    <style:style style:name="_49788__54364__32__91_0_93__32_3_32_5_32_2" style:display-name="쉼표 [0] 3 5 2" style:family="table-cell" style:data-style-name="N50">
      <style:table-cell-properties style:vertical-align="middle" fo:background-color="transparent"/>
    </style:style>
    <style:style style:name="_49788__54364__32__91_0_93__32_3_32_6" style:display-name="쉼표 [0] 3 6" style:family="table-cell" style:data-style-name="N50">
      <style:table-cell-properties style:vertical-align="middle" fo:background-color="transparent"/>
    </style:style>
    <style:style style:name="_49788__54364__32__91_0_93__32_3_32_6_32_2" style:display-name="쉼표 [0] 3 6 2" style:family="table-cell" style:data-style-name="N50">
      <style:table-cell-properties style:vertical-align="middle" fo:background-color="transparent"/>
    </style:style>
    <style:style style:name="_49788__54364__32__91_0_93__32_3_32_7" style:display-name="쉼표 [0] 3 7" style:family="table-cell" style:data-style-name="N50">
      <style:table-cell-properties style:vertical-align="middle" fo:background-color="transparent"/>
    </style:style>
    <style:style style:name="_49788__54364__32__91_0_93__32_3_32_7_32_2" style:display-name="쉼표 [0] 3 7 2" style:family="table-cell" style:data-style-name="N50">
      <style:table-cell-properties style:vertical-align="middle" fo:background-color="transparent"/>
    </style:style>
    <style:style style:name="_49788__54364__32__91_0_93__32_3_32_8" style:display-name="쉼표 [0] 3 8" style:family="table-cell" style:data-style-name="N50">
      <style:table-cell-properties style:vertical-align="middle" fo:background-color="transparent"/>
    </style:style>
    <style:style style:name="_49788__54364__32__91_0_93__32_3_32_8_32_10" style:display-name="쉼표 [0] 3 8 10" style:family="table-cell" style:data-style-name="N50">
      <style:table-cell-properties style:vertical-align="middle" fo:background-color="transparent"/>
    </style:style>
    <style:style style:name="_49788__54364__32__91_0_93__32_3_32_8_32_10_32_2" style:display-name="쉼표 [0] 3 8 10 2" style:family="table-cell" style:data-style-name="N50">
      <style:table-cell-properties style:vertical-align="middle" fo:background-color="transparent"/>
    </style:style>
    <style:style style:name="_49788__54364__32__91_0_93__32_3_32_8_32_11" style:display-name="쉼표 [0] 3 8 11" style:family="table-cell" style:data-style-name="N50">
      <style:table-cell-properties style:vertical-align="middle" fo:background-color="transparent"/>
    </style:style>
    <style:style style:name="_49788__54364__32__91_0_93__32_3_32_8_32_11_32_2" style:display-name="쉼표 [0] 3 8 11 2" style:family="table-cell" style:data-style-name="N50">
      <style:table-cell-properties style:vertical-align="middle" fo:background-color="transparent"/>
    </style:style>
    <style:style style:name="_49788__54364__32__91_0_93__32_3_32_8_32_12" style:display-name="쉼표 [0] 3 8 12" style:family="table-cell" style:data-style-name="N50">
      <style:table-cell-properties style:vertical-align="middle" fo:background-color="transparent"/>
    </style:style>
    <style:style style:name="_49788__54364__32__91_0_93__32_3_32_8_32_12_32_2" style:display-name="쉼표 [0] 3 8 12 2" style:family="table-cell" style:data-style-name="N50">
      <style:table-cell-properties style:vertical-align="middle" fo:background-color="transparent"/>
    </style:style>
    <style:style style:name="_49788__54364__32__91_0_93__32_3_32_8_32_13" style:display-name="쉼표 [0] 3 8 13" style:family="table-cell" style:data-style-name="N50">
      <style:table-cell-properties style:vertical-align="middle" fo:background-color="transparent"/>
    </style:style>
    <style:style style:name="_49788__54364__32__91_0_93__32_3_32_8_32_13_32_2" style:display-name="쉼표 [0] 3 8 13 2" style:family="table-cell" style:data-style-name="N50">
      <style:table-cell-properties style:vertical-align="middle" fo:background-color="transparent"/>
    </style:style>
    <style:style style:name="_49788__54364__32__91_0_93__32_3_32_8_32_14" style:display-name="쉼표 [0] 3 8 14" style:family="table-cell" style:data-style-name="N50">
      <style:table-cell-properties style:vertical-align="middle" fo:background-color="transparent"/>
    </style:style>
    <style:style style:name="_49788__54364__32__91_0_93__32_3_32_8_32_14_32_2" style:display-name="쉼표 [0] 3 8 14 2" style:family="table-cell" style:data-style-name="N50">
      <style:table-cell-properties style:vertical-align="middle" fo:background-color="transparent"/>
    </style:style>
    <style:style style:name="_49788__54364__32__91_0_93__32_3_32_8_32_15" style:display-name="쉼표 [0] 3 8 15" style:family="table-cell" style:data-style-name="N50">
      <style:table-cell-properties style:vertical-align="middle" fo:background-color="transparent"/>
    </style:style>
    <style:style style:name="_49788__54364__32__91_0_93__32_3_32_8_32_2" style:display-name="쉼표 [0] 3 8 2" style:family="table-cell" style:data-style-name="N50">
      <style:table-cell-properties style:vertical-align="middle" fo:background-color="transparent"/>
    </style:style>
    <style:style style:name="_49788__54364__32__91_0_93__32_3_32_8_32_2_32_2" style:display-name="쉼표 [0] 3 8 2 2" style:family="table-cell" style:data-style-name="N50">
      <style:table-cell-properties style:vertical-align="middle" fo:background-color="transparent"/>
    </style:style>
    <style:style style:name="_49788__54364__32__91_0_93__32_3_32_8_32_3" style:display-name="쉼표 [0] 3 8 3" style:family="table-cell" style:data-style-name="N50">
      <style:table-cell-properties style:vertical-align="middle" fo:background-color="transparent"/>
    </style:style>
    <style:style style:name="_49788__54364__32__91_0_93__32_3_32_8_32_3_32_2" style:display-name="쉼표 [0] 3 8 3 2" style:family="table-cell" style:data-style-name="N50">
      <style:table-cell-properties style:vertical-align="middle" fo:background-color="transparent"/>
    </style:style>
    <style:style style:name="_49788__54364__32__91_0_93__32_3_32_8_32_4" style:display-name="쉼표 [0] 3 8 4" style:family="table-cell" style:data-style-name="N50">
      <style:table-cell-properties style:vertical-align="middle" fo:background-color="transparent"/>
    </style:style>
    <style:style style:name="_49788__54364__32__91_0_93__32_3_32_8_32_4_32_2" style:display-name="쉼표 [0] 3 8 4 2" style:family="table-cell" style:data-style-name="N50">
      <style:table-cell-properties style:vertical-align="middle" fo:background-color="transparent"/>
    </style:style>
    <style:style style:name="_49788__54364__32__91_0_93__32_3_32_8_32_5" style:display-name="쉼표 [0] 3 8 5" style:family="table-cell" style:data-style-name="N50">
      <style:table-cell-properties style:vertical-align="middle" fo:background-color="transparent"/>
    </style:style>
    <style:style style:name="_49788__54364__32__91_0_93__32_3_32_8_32_5_32_2" style:display-name="쉼표 [0] 3 8 5 2" style:family="table-cell" style:data-style-name="N50">
      <style:table-cell-properties style:vertical-align="middle" fo:background-color="transparent"/>
    </style:style>
    <style:style style:name="_49788__54364__32__91_0_93__32_3_32_8_32_6" style:display-name="쉼표 [0] 3 8 6" style:family="table-cell" style:data-style-name="N50">
      <style:table-cell-properties style:vertical-align="middle" fo:background-color="transparent"/>
    </style:style>
    <style:style style:name="_49788__54364__32__91_0_93__32_3_32_8_32_6_32_2" style:display-name="쉼표 [0] 3 8 6 2" style:family="table-cell" style:data-style-name="N50">
      <style:table-cell-properties style:vertical-align="middle" fo:background-color="transparent"/>
    </style:style>
    <style:style style:name="_49788__54364__32__91_0_93__32_3_32_8_32_7" style:display-name="쉼표 [0] 3 8 7" style:family="table-cell" style:data-style-name="N50">
      <style:table-cell-properties style:vertical-align="middle" fo:background-color="transparent"/>
    </style:style>
    <style:style style:name="_49788__54364__32__91_0_93__32_3_32_8_32_7_32_2" style:display-name="쉼표 [0] 3 8 7 2" style:family="table-cell" style:data-style-name="N50">
      <style:table-cell-properties style:vertical-align="middle" fo:background-color="transparent"/>
    </style:style>
    <style:style style:name="_49788__54364__32__91_0_93__32_3_32_8_32_8" style:display-name="쉼표 [0] 3 8 8" style:family="table-cell" style:data-style-name="N50">
      <style:table-cell-properties style:vertical-align="middle" fo:background-color="transparent"/>
    </style:style>
    <style:style style:name="_49788__54364__32__91_0_93__32_3_32_8_32_8_32_2" style:display-name="쉼표 [0] 3 8 8 2" style:family="table-cell" style:data-style-name="N50">
      <style:table-cell-properties style:vertical-align="middle" fo:background-color="transparent"/>
    </style:style>
    <style:style style:name="_49788__54364__32__91_0_93__32_3_32_8_32_9" style:display-name="쉼표 [0] 3 8 9" style:family="table-cell" style:data-style-name="N50">
      <style:table-cell-properties style:vertical-align="middle" fo:background-color="transparent"/>
    </style:style>
    <style:style style:name="_49788__54364__32__91_0_93__32_3_32_8_32_9_32_2" style:display-name="쉼표 [0] 3 8 9 2" style:family="table-cell" style:data-style-name="N50">
      <style:table-cell-properties style:vertical-align="middle" fo:background-color="transparent"/>
    </style:style>
    <style:style style:name="_49788__54364__32__91_0_93__32_3_32_9" style:display-name="쉼표 [0] 3 9" style:family="table-cell" style:data-style-name="N50">
      <style:table-cell-properties style:vertical-align="middle" fo:background-color="transparent"/>
    </style:style>
    <style:style style:name="_49788__54364__32__91_0_93__32_3_32_9_32_2" style:display-name="쉼표 [0] 3 9 2" style:family="table-cell" style:data-style-name="N50">
      <style:table-cell-properties style:vertical-align="middle" fo:background-color="transparent"/>
    </style:style>
    <style:style style:name="_49788__54364__32__91_0_93__32_4" style:display-name="쉼표 [0] 4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10" style:display-name="쉼표 [0] 4 10" style:family="table-cell" style:data-style-name="N50">
      <style:table-cell-properties style:vertical-align="middle" fo:background-color="transparent"/>
    </style:style>
    <style:style style:name="_49788__54364__32__91_0_93__32_4_32_10_32_2" style:display-name="쉼표 [0] 4 10 2" style:family="table-cell" style:data-style-name="N50">
      <style:table-cell-properties style:vertical-align="middle" fo:background-color="transparent"/>
    </style:style>
    <style:style style:name="_49788__54364__32__91_0_93__32_4_32_11" style:display-name="쉼표 [0] 4 11" style:family="table-cell" style:data-style-name="N50">
      <style:table-cell-properties style:vertical-align="middle" fo:background-color="transparent"/>
    </style:style>
    <style:style style:name="_49788__54364__32__91_0_93__32_4_32_11_32_2" style:display-name="쉼표 [0] 4 11 2" style:family="table-cell" style:data-style-name="N50">
      <style:table-cell-properties style:vertical-align="middle" fo:background-color="transparent"/>
    </style:style>
    <style:style style:name="_49788__54364__32__91_0_93__32_4_32_12" style:display-name="쉼표 [0] 4 12" style:family="table-cell" style:data-style-name="N50">
      <style:table-cell-properties style:vertical-align="middle" fo:background-color="transparent"/>
    </style:style>
    <style:style style:name="_49788__54364__32__91_0_93__32_4_32_12_32_2" style:display-name="쉼표 [0] 4 12 2" style:family="table-cell" style:data-style-name="N50">
      <style:table-cell-properties style:vertical-align="middle" fo:background-color="transparent"/>
    </style:style>
    <style:style style:name="_49788__54364__32__91_0_93__32_4_32_13" style:display-name="쉼표 [0] 4 13" style:family="table-cell" style:data-style-name="N50">
      <style:table-cell-properties style:vertical-align="middle" fo:background-color="transparent"/>
    </style:style>
    <style:style style:name="_49788__54364__32__91_0_93__32_4_32_13_32_2" style:display-name="쉼표 [0] 4 13 2" style:family="table-cell" style:data-style-name="N50">
      <style:table-cell-properties style:vertical-align="middle" fo:background-color="transparent"/>
    </style:style>
    <style:style style:name="_49788__54364__32__91_0_93__32_4_32_14" style:display-name="쉼표 [0] 4 14" style:family="table-cell" style:data-style-name="N50">
      <style:table-cell-properties style:vertical-align="middle" fo:background-color="transparent"/>
    </style:style>
    <style:style style:name="_49788__54364__32__91_0_93__32_4_32_14_32_2" style:display-name="쉼표 [0] 4 14 2" style:family="table-cell" style:data-style-name="N50">
      <style:table-cell-properties style:vertical-align="middle" fo:background-color="transparent"/>
    </style:style>
    <style:style style:name="_49788__54364__32__91_0_93__32_4_32_15" style:display-name="쉼표 [0] 4 15" style:family="table-cell" style:data-style-name="N50">
      <style:table-cell-properties style:vertical-align="middle" fo:background-color="transparent"/>
    </style:style>
    <style:style style:name="_49788__54364__32__91_0_93__32_4_32_15_32_2" style:display-name="쉼표 [0] 4 15 2" style:family="table-cell" style:data-style-name="N50">
      <style:table-cell-properties style:vertical-align="middle" fo:background-color="transparent"/>
    </style:style>
    <style:style style:name="_49788__54364__32__91_0_93__32_4_32_16" style:display-name="쉼표 [0] 4 16" style:family="table-cell" style:data-style-name="N50">
      <style:table-cell-properties style:vertical-align="middle" fo:background-color="transparent"/>
    </style:style>
    <style:style style:name="_49788__54364__32__91_0_93__32_4_32_16_32_2" style:display-name="쉼표 [0] 4 16 2" style:family="table-cell" style:data-style-name="N50">
      <style:table-cell-properties style:vertical-align="middle" fo:background-color="transparent"/>
    </style:style>
    <style:style style:name="_49788__54364__32__91_0_93__32_4_32_17" style:display-name="쉼표 [0] 4 17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2" style:display-name="쉼표 [0] 4 2" style:family="table-cell" style:data-style-name="N50">
      <style:table-cell-properties style:vertical-align="middle" fo:background-color="transparent"/>
    </style:style>
    <style:style style:name="_49788__54364__32__91_0_93__32_4_32_2_32_10" style:display-name="쉼표 [0] 4 2 10" style:family="table-cell" style:data-style-name="N50">
      <style:table-cell-properties style:vertical-align="middle" fo:background-color="transparent"/>
    </style:style>
    <style:style style:name="_49788__54364__32__91_0_93__32_4_32_2_32_10_32_2" style:display-name="쉼표 [0] 4 2 10 2" style:family="table-cell" style:data-style-name="N50">
      <style:table-cell-properties style:vertical-align="middle" fo:background-color="transparent"/>
    </style:style>
    <style:style style:name="_49788__54364__32__91_0_93__32_4_32_2_32_11" style:display-name="쉼표 [0] 4 2 11" style:family="table-cell" style:data-style-name="N50">
      <style:table-cell-properties style:vertical-align="middle" fo:background-color="transparent"/>
    </style:style>
    <style:style style:name="_49788__54364__32__91_0_93__32_4_32_2_32_11_32_2" style:display-name="쉼표 [0] 4 2 11 2" style:family="table-cell" style:data-style-name="N50">
      <style:table-cell-properties style:vertical-align="middle" fo:background-color="transparent"/>
    </style:style>
    <style:style style:name="_49788__54364__32__91_0_93__32_4_32_2_32_12" style:display-name="쉼표 [0] 4 2 12" style:family="table-cell" style:data-style-name="N50">
      <style:table-cell-properties style:vertical-align="middle" fo:background-color="transparent"/>
    </style:style>
    <style:style style:name="_49788__54364__32__91_0_93__32_4_32_2_32_12_32_2" style:display-name="쉼표 [0] 4 2 12 2" style:family="table-cell" style:data-style-name="N50">
      <style:table-cell-properties style:vertical-align="middle" fo:background-color="transparent"/>
    </style:style>
    <style:style style:name="_49788__54364__32__91_0_93__32_4_32_2_32_13" style:display-name="쉼표 [0] 4 2 13" style:family="table-cell" style:data-style-name="N50">
      <style:table-cell-properties style:vertical-align="middle" fo:background-color="transparent"/>
    </style:style>
    <style:style style:name="_49788__54364__32__91_0_93__32_4_32_2_32_13_32_2" style:display-name="쉼표 [0] 4 2 13 2" style:family="table-cell" style:data-style-name="N50">
      <style:table-cell-properties style:vertical-align="middle" fo:background-color="transparent"/>
    </style:style>
    <style:style style:name="_49788__54364__32__91_0_93__32_4_32_2_32_14" style:display-name="쉼표 [0] 4 2 14" style:family="table-cell" style:data-style-name="N50">
      <style:table-cell-properties style:vertical-align="middle" fo:background-color="transparent"/>
    </style:style>
    <style:style style:name="_49788__54364__32__91_0_93__32_4_32_2_32_14_32_2" style:display-name="쉼표 [0] 4 2 14 2" style:family="table-cell" style:data-style-name="N50">
      <style:table-cell-properties style:vertical-align="middle" fo:background-color="transparent"/>
    </style:style>
    <style:style style:name="_49788__54364__32__91_0_93__32_4_32_2_32_15" style:display-name="쉼표 [0] 4 2 15" style:family="table-cell" style:data-style-name="N50">
      <style:table-cell-properties style:vertical-align="middle" fo:background-color="transparent"/>
    </style:style>
    <style:style style:name="_49788__54364__32__91_0_93__32_4_32_2_32_15_32_2" style:display-name="쉼표 [0] 4 2 15 2" style:family="table-cell" style:data-style-name="N50">
      <style:table-cell-properties style:vertical-align="middle" fo:background-color="transparent"/>
    </style:style>
    <style:style style:name="_49788__54364__32__91_0_93__32_4_32_2_32_16" style:display-name="쉼표 [0] 4 2 16" style:family="table-cell" style:data-style-name="N50">
      <style:table-cell-properties style:vertical-align="middle" fo:background-color="transparent"/>
    </style:style>
    <style:style style:name="_49788__54364__32__91_0_93__32_4_32_2_32_16_32_2" style:display-name="쉼표 [0] 4 2 16 2" style:family="table-cell" style:data-style-name="N50">
      <style:table-cell-properties style:vertical-align="middle" fo:background-color="transparent"/>
    </style:style>
    <style:style style:name="_49788__54364__32__91_0_93__32_4_32_2_32_17" style:display-name="쉼표 [0] 4 2 17" style:family="table-cell" style:data-style-name="N50">
      <style:table-cell-properties style:vertical-align="middle" fo:background-color="transparent"/>
    </style:style>
    <style:style style:name="_49788__54364__32__91_0_93__32_4_32_2_32_2" style:display-name="쉼표 [0] 4 2 2" style:family="table-cell" style:data-style-name="N50">
      <style:table-cell-properties style:vertical-align="middle" fo:background-color="transparent"/>
    </style:style>
    <style:style style:name="_49788__54364__32__91_0_93__32_4_32_2_32_2_32_10" style:display-name="쉼표 [0] 4 2 2 10" style:family="table-cell" style:data-style-name="N50">
      <style:table-cell-properties style:vertical-align="middle" fo:background-color="transparent"/>
    </style:style>
    <style:style style:name="_49788__54364__32__91_0_93__32_4_32_2_32_2_32_10_32_2" style:display-name="쉼표 [0] 4 2 2 10 2" style:family="table-cell" style:data-style-name="N50">
      <style:table-cell-properties style:vertical-align="middle" fo:background-color="transparent"/>
    </style:style>
    <style:style style:name="_49788__54364__32__91_0_93__32_4_32_2_32_2_32_11" style:display-name="쉼표 [0] 4 2 2 11" style:family="table-cell" style:data-style-name="N50">
      <style:table-cell-properties style:vertical-align="middle" fo:background-color="transparent"/>
    </style:style>
    <style:style style:name="_49788__54364__32__91_0_93__32_4_32_2_32_2_32_11_32_2" style:display-name="쉼표 [0] 4 2 2 11 2" style:family="table-cell" style:data-style-name="N50">
      <style:table-cell-properties style:vertical-align="middle" fo:background-color="transparent"/>
    </style:style>
    <style:style style:name="_49788__54364__32__91_0_93__32_4_32_2_32_2_32_12" style:display-name="쉼표 [0] 4 2 2 12" style:family="table-cell" style:data-style-name="N50">
      <style:table-cell-properties style:vertical-align="middle" fo:background-color="transparent"/>
    </style:style>
    <style:style style:name="_49788__54364__32__91_0_93__32_4_32_2_32_2_32_12_32_2" style:display-name="쉼표 [0] 4 2 2 12 2" style:family="table-cell" style:data-style-name="N50">
      <style:table-cell-properties style:vertical-align="middle" fo:background-color="transparent"/>
    </style:style>
    <style:style style:name="_49788__54364__32__91_0_93__32_4_32_2_32_2_32_13" style:display-name="쉼표 [0] 4 2 2 13" style:family="table-cell" style:data-style-name="N50">
      <style:table-cell-properties style:vertical-align="middle" fo:background-color="transparent"/>
    </style:style>
    <style:style style:name="_49788__54364__32__91_0_93__32_4_32_2_32_2_32_13_32_2" style:display-name="쉼표 [0] 4 2 2 13 2" style:family="table-cell" style:data-style-name="N50">
      <style:table-cell-properties style:vertical-align="middle" fo:background-color="transparent"/>
    </style:style>
    <style:style style:name="_49788__54364__32__91_0_93__32_4_32_2_32_2_32_14" style:display-name="쉼표 [0] 4 2 2 14" style:family="table-cell" style:data-style-name="N50">
      <style:table-cell-properties style:vertical-align="middle" fo:background-color="transparent"/>
    </style:style>
    <style:style style:name="_49788__54364__32__91_0_93__32_4_32_2_32_2_32_14_32_2" style:display-name="쉼표 [0] 4 2 2 14 2" style:family="table-cell" style:data-style-name="N50">
      <style:table-cell-properties style:vertical-align="middle" fo:background-color="transparent"/>
    </style:style>
    <style:style style:name="_49788__54364__32__91_0_93__32_4_32_2_32_2_32_15" style:display-name="쉼표 [0] 4 2 2 15" style:family="table-cell" style:data-style-name="N50">
      <style:table-cell-properties style:vertical-align="middle" fo:background-color="transparent"/>
    </style:style>
    <style:style style:name="_49788__54364__32__91_0_93__32_4_32_2_32_2_32_2" style:display-name="쉼표 [0] 4 2 2 2" style:family="table-cell" style:data-style-name="N50">
      <style:table-cell-properties style:vertical-align="middle" fo:background-color="transparent"/>
    </style:style>
    <style:style style:name="_49788__54364__32__91_0_93__32_4_32_2_32_2_32_2_32_2" style:display-name="쉼표 [0] 4 2 2 2 2" style:family="table-cell" style:data-style-name="N50">
      <style:table-cell-properties style:vertical-align="middle" fo:background-color="transparent"/>
    </style:style>
    <style:style style:name="_49788__54364__32__91_0_93__32_4_32_2_32_2_32_3" style:display-name="쉼표 [0] 4 2 2 3" style:family="table-cell" style:data-style-name="N50">
      <style:table-cell-properties style:vertical-align="middle" fo:background-color="transparent"/>
    </style:style>
    <style:style style:name="_49788__54364__32__91_0_93__32_4_32_2_32_2_32_3_32_2" style:display-name="쉼표 [0] 4 2 2 3 2" style:family="table-cell" style:data-style-name="N50">
      <style:table-cell-properties style:vertical-align="middle" fo:background-color="transparent"/>
    </style:style>
    <style:style style:name="_49788__54364__32__91_0_93__32_4_32_2_32_2_32_4" style:display-name="쉼표 [0] 4 2 2 4" style:family="table-cell" style:data-style-name="N50">
      <style:table-cell-properties style:vertical-align="middle" fo:background-color="transparent"/>
    </style:style>
    <style:style style:name="_49788__54364__32__91_0_93__32_4_32_2_32_2_32_4_32_2" style:display-name="쉼표 [0] 4 2 2 4 2" style:family="table-cell" style:data-style-name="N50">
      <style:table-cell-properties style:vertical-align="middle" fo:background-color="transparent"/>
    </style:style>
    <style:style style:name="_49788__54364__32__91_0_93__32_4_32_2_32_2_32_5" style:display-name="쉼표 [0] 4 2 2 5" style:family="table-cell" style:data-style-name="N50">
      <style:table-cell-properties style:vertical-align="middle" fo:background-color="transparent"/>
    </style:style>
    <style:style style:name="_49788__54364__32__91_0_93__32_4_32_2_32_2_32_5_32_2" style:display-name="쉼표 [0] 4 2 2 5 2" style:family="table-cell" style:data-style-name="N50">
      <style:table-cell-properties style:vertical-align="middle" fo:background-color="transparent"/>
    </style:style>
    <style:style style:name="_49788__54364__32__91_0_93__32_4_32_2_32_2_32_6" style:display-name="쉼표 [0] 4 2 2 6" style:family="table-cell" style:data-style-name="N50">
      <style:table-cell-properties style:vertical-align="middle" fo:background-color="transparent"/>
    </style:style>
    <style:style style:name="_49788__54364__32__91_0_93__32_4_32_2_32_2_32_6_32_2" style:display-name="쉼표 [0] 4 2 2 6 2" style:family="table-cell" style:data-style-name="N50">
      <style:table-cell-properties style:vertical-align="middle" fo:background-color="transparent"/>
    </style:style>
    <style:style style:name="_49788__54364__32__91_0_93__32_4_32_2_32_2_32_7" style:display-name="쉼표 [0] 4 2 2 7" style:family="table-cell" style:data-style-name="N50">
      <style:table-cell-properties style:vertical-align="middle" fo:background-color="transparent"/>
    </style:style>
    <style:style style:name="_49788__54364__32__91_0_93__32_4_32_2_32_2_32_7_32_2" style:display-name="쉼표 [0] 4 2 2 7 2" style:family="table-cell" style:data-style-name="N50">
      <style:table-cell-properties style:vertical-align="middle" fo:background-color="transparent"/>
    </style:style>
    <style:style style:name="_49788__54364__32__91_0_93__32_4_32_2_32_2_32_8" style:display-name="쉼표 [0] 4 2 2 8" style:family="table-cell" style:data-style-name="N50">
      <style:table-cell-properties style:vertical-align="middle" fo:background-color="transparent"/>
    </style:style>
    <style:style style:name="_49788__54364__32__91_0_93__32_4_32_2_32_2_32_8_32_2" style:display-name="쉼표 [0] 4 2 2 8 2" style:family="table-cell" style:data-style-name="N50">
      <style:table-cell-properties style:vertical-align="middle" fo:background-color="transparent"/>
    </style:style>
    <style:style style:name="_49788__54364__32__91_0_93__32_4_32_2_32_2_32_9" style:display-name="쉼표 [0] 4 2 2 9" style:family="table-cell" style:data-style-name="N50">
      <style:table-cell-properties style:vertical-align="middle" fo:background-color="transparent"/>
    </style:style>
    <style:style style:name="_49788__54364__32__91_0_93__32_4_32_2_32_2_32_9_32_2" style:display-name="쉼표 [0] 4 2 2 9 2" style:family="table-cell" style:data-style-name="N50">
      <style:table-cell-properties style:vertical-align="middle" fo:background-color="transparent"/>
    </style:style>
    <style:style style:name="_49788__54364__32__91_0_93__32_4_32_2_32_3" style:display-name="쉼표 [0] 4 2 3" style:family="table-cell" style:data-style-name="N50">
      <style:table-cell-properties style:vertical-align="middle" fo:background-color="transparent"/>
    </style:style>
    <style:style style:name="_49788__54364__32__91_0_93__32_4_32_2_32_3_32_2" style:display-name="쉼표 [0] 4 2 3 2" style:family="table-cell" style:data-style-name="N50">
      <style:table-cell-properties style:vertical-align="middle" fo:background-color="transparent"/>
    </style:style>
    <style:style style:name="_49788__54364__32__91_0_93__32_4_32_2_32_4" style:display-name="쉼표 [0] 4 2 4" style:family="table-cell" style:data-style-name="N50">
      <style:table-cell-properties style:vertical-align="middle" fo:background-color="transparent"/>
    </style:style>
    <style:style style:name="_49788__54364__32__91_0_93__32_4_32_2_32_4_32_2" style:display-name="쉼표 [0] 4 2 4 2" style:family="table-cell" style:data-style-name="N50">
      <style:table-cell-properties style:vertical-align="middle" fo:background-color="transparent"/>
    </style:style>
    <style:style style:name="_49788__54364__32__91_0_93__32_4_32_2_32_5" style:display-name="쉼표 [0] 4 2 5" style:family="table-cell" style:data-style-name="N50">
      <style:table-cell-properties style:vertical-align="middle" fo:background-color="transparent"/>
    </style:style>
    <style:style style:name="_49788__54364__32__91_0_93__32_4_32_2_32_5_32_2" style:display-name="쉼표 [0] 4 2 5 2" style:family="table-cell" style:data-style-name="N50">
      <style:table-cell-properties style:vertical-align="middle" fo:background-color="transparent"/>
    </style:style>
    <style:style style:name="_49788__54364__32__91_0_93__32_4_32_2_32_6" style:display-name="쉼표 [0] 4 2 6" style:family="table-cell" style:data-style-name="N50">
      <style:table-cell-properties style:vertical-align="middle" fo:background-color="transparent"/>
    </style:style>
    <style:style style:name="_49788__54364__32__91_0_93__32_4_32_2_32_6_32_2" style:display-name="쉼표 [0] 4 2 6 2" style:family="table-cell" style:data-style-name="N50">
      <style:table-cell-properties style:vertical-align="middle" fo:background-color="transparent"/>
    </style:style>
    <style:style style:name="_49788__54364__32__91_0_93__32_4_32_2_32_7" style:display-name="쉼표 [0] 4 2 7" style:family="table-cell" style:data-style-name="N50">
      <style:table-cell-properties style:vertical-align="middle" fo:background-color="transparent"/>
    </style:style>
    <style:style style:name="_49788__54364__32__91_0_93__32_4_32_2_32_7_32_2" style:display-name="쉼표 [0] 4 2 7 2" style:family="table-cell" style:data-style-name="N50">
      <style:table-cell-properties style:vertical-align="middle" fo:background-color="transparent"/>
    </style:style>
    <style:style style:name="_49788__54364__32__91_0_93__32_4_32_2_32_8" style:display-name="쉼표 [0] 4 2 8" style:family="table-cell" style:data-style-name="N50">
      <style:table-cell-properties style:vertical-align="middle" fo:background-color="transparent"/>
    </style:style>
    <style:style style:name="_49788__54364__32__91_0_93__32_4_32_2_32_8_32_2" style:display-name="쉼표 [0] 4 2 8 2" style:family="table-cell" style:data-style-name="N50">
      <style:table-cell-properties style:vertical-align="middle" fo:background-color="transparent"/>
    </style:style>
    <style:style style:name="_49788__54364__32__91_0_93__32_4_32_2_32_9" style:display-name="쉼표 [0] 4 2 9" style:family="table-cell" style:data-style-name="N50">
      <style:table-cell-properties style:vertical-align="middle" fo:background-color="transparent"/>
    </style:style>
    <style:style style:name="_49788__54364__32__91_0_93__32_4_32_2_32_9_32_2" style:display-name="쉼표 [0] 4 2 9 2" style:family="table-cell" style:data-style-name="N50">
      <style:table-cell-properties style:vertical-align="middle" fo:background-color="transparent"/>
    </style:style>
    <style:style style:name="_49788__54364__32__91_0_93__32_4_32_3" style:display-name="쉼표 [0] 4 3" style:family="table-cell" style:data-style-name="N50">
      <style:table-cell-properties style:vertical-align="middle" fo:background-color="transparent"/>
    </style:style>
    <style:style style:name="_49788__54364__32__91_0_93__32_4_32_3_32_2" style:display-name="쉼표 [0] 4 3 2" style:family="table-cell" style:data-style-name="N50">
      <style:table-cell-properties style:vertical-align="middle" fo:background-color="transparent"/>
    </style:style>
    <style:style style:name="_49788__54364__32__91_0_93__32_4_32_3_32_2_32_2" style:display-name="쉼표 [0] 4 3 2 2" style:family="table-cell" style:data-style-name="N50">
      <style:table-cell-properties style:vertical-align="middle" fo:background-color="transparent"/>
    </style:style>
    <style:style style:name="_49788__54364__32__91_0_93__32_4_32_3_32_3" style:display-name="쉼표 [0] 4 3 3" style:family="table-cell" style:data-style-name="N50">
      <style:table-cell-properties style:vertical-align="middle" fo:background-color="transparent"/>
    </style:style>
    <style:style style:name="_49788__54364__32__91_0_93__32_4_32_4" style:display-name="쉼표 [0] 4 4" style:family="table-cell" style:data-style-name="N50">
      <style:table-cell-properties style:vertical-align="middle" fo:background-color="transparent"/>
    </style:style>
    <style:style style:name="_49788__54364__32__91_0_93__32_4_32_4_32_2" style:display-name="쉼표 [0] 4 4 2" style:family="table-cell" style:data-style-name="N50">
      <style:table-cell-properties style:vertical-align="middle" fo:background-color="transparent"/>
    </style:style>
    <style:style style:name="_49788__54364__32__91_0_93__32_4_32_5" style:display-name="쉼표 [0] 4 5" style:family="table-cell" style:data-style-name="N50">
      <style:table-cell-properties style:vertical-align="middle" fo:background-color="transparent"/>
    </style:style>
    <style:style style:name="_49788__54364__32__91_0_93__32_4_32_5_32_10" style:display-name="쉼표 [0] 4 5 10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10_32_2" style:display-name="쉼표 [0] 4 5 10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11" style:display-name="쉼표 [0] 4 5 11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11_32_2" style:display-name="쉼표 [0] 4 5 11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12" style:display-name="쉼표 [0] 4 5 1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12_32_2" style:display-name="쉼표 [0] 4 5 12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13" style:display-name="쉼표 [0] 4 5 13" style:family="table-cell" style:data-style-name="N50">
      <style:table-cell-properties style:vertical-align="middle" fo:background-color="transparent"/>
    </style:style>
    <style:style style:name="_49788__54364__32__91_0_93__32_4_32_5_32_2" style:display-name="쉼표 [0] 4 5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2_32_2" style:display-name="쉼표 [0] 4 5 2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3" style:display-name="쉼표 [0] 4 5 3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3_32_2" style:display-name="쉼표 [0] 4 5 3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4" style:display-name="쉼표 [0] 4 5 4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4_32_2" style:display-name="쉼표 [0] 4 5 4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5" style:display-name="쉼표 [0] 4 5 5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5_32_2" style:display-name="쉼표 [0] 4 5 5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6" style:display-name="쉼표 [0] 4 5 6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6_32_2" style:display-name="쉼표 [0] 4 5 6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7" style:display-name="쉼표 [0] 4 5 7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7_32_2" style:display-name="쉼표 [0] 4 5 7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8" style:display-name="쉼표 [0] 4 5 8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8_32_2" style:display-name="쉼표 [0] 4 5 8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9" style:display-name="쉼표 [0] 4 5 9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5_32_9_32_2" style:display-name="쉼표 [0] 4 5 9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" style:display-name="쉼표 [0] 4 6" style:family="table-cell" style:data-style-name="N50">
      <style:table-cell-properties style:vertical-align="middle" fo:background-color="transparent"/>
    </style:style>
    <style:style style:name="_49788__54364__32__91_0_93__32_4_32_6_32_10" style:display-name="쉼표 [0] 4 6 10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10_32_2" style:display-name="쉼표 [0] 4 6 10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11" style:display-name="쉼표 [0] 4 6 11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11_32_2" style:display-name="쉼표 [0] 4 6 11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12" style:display-name="쉼표 [0] 4 6 1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12_32_2" style:display-name="쉼표 [0] 4 6 12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13" style:display-name="쉼표 [0] 4 6 13" style:family="table-cell" style:data-style-name="N50">
      <style:table-cell-properties style:vertical-align="middle" fo:background-color="transparent"/>
    </style:style>
    <style:style style:name="_49788__54364__32__91_0_93__32_4_32_6_32_2" style:display-name="쉼표 [0] 4 6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2_32_2" style:display-name="쉼표 [0] 4 6 2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3" style:display-name="쉼표 [0] 4 6 3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3_32_2" style:display-name="쉼표 [0] 4 6 3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4" style:display-name="쉼표 [0] 4 6 4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4_32_2" style:display-name="쉼표 [0] 4 6 4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5" style:display-name="쉼표 [0] 4 6 5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5_32_2" style:display-name="쉼표 [0] 4 6 5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6" style:display-name="쉼표 [0] 4 6 6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6_32_2" style:display-name="쉼표 [0] 4 6 6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7" style:display-name="쉼표 [0] 4 6 7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7_32_2" style:display-name="쉼표 [0] 4 6 7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8" style:display-name="쉼표 [0] 4 6 8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8_32_2" style:display-name="쉼표 [0] 4 6 8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9" style:display-name="쉼표 [0] 4 6 9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6_32_9_32_2" style:display-name="쉼표 [0] 4 6 9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9788__54364__32__91_0_93__32_4_32_7" style:display-name="쉼표 [0] 4 7" style:family="table-cell" style:data-style-name="N50">
      <style:table-cell-properties style:vertical-align="middle" fo:background-color="transparent"/>
    </style:style>
    <style:style style:name="_49788__54364__32__91_0_93__32_4_32_7_32_2" style:display-name="쉼표 [0] 4 7 2" style:family="table-cell" style:data-style-name="N50">
      <style:table-cell-properties style:vertical-align="middle" fo:background-color="transparent"/>
    </style:style>
    <style:style style:name="_49788__54364__32__91_0_93__32_4_32_8" style:display-name="쉼표 [0] 4 8" style:family="table-cell" style:data-style-name="N50">
      <style:table-cell-properties style:vertical-align="middle" fo:background-color="transparent"/>
    </style:style>
    <style:style style:name="_49788__54364__32__91_0_93__32_4_32_8_32_2" style:display-name="쉼표 [0] 4 8 2" style:family="table-cell" style:data-style-name="N50">
      <style:table-cell-properties style:vertical-align="middle" fo:background-color="transparent"/>
    </style:style>
    <style:style style:name="_49788__54364__32__91_0_93__32_4_32_9" style:display-name="쉼표 [0] 4 9" style:family="table-cell" style:data-style-name="N50">
      <style:table-cell-properties style:vertical-align="middle" fo:background-color="transparent"/>
    </style:style>
    <style:style style:name="_49788__54364__32__91_0_93__32_4_32_9_32_2" style:display-name="쉼표 [0] 4 9 2" style:family="table-cell" style:data-style-name="N50">
      <style:table-cell-properties style:vertical-align="middle" fo:background-color="transparent"/>
    </style:style>
    <style:style style:name="_49788__54364__32__91_0_93__32_5" style:display-name="쉼표 [0] 5" style:family="table-cell" style:data-style-name="N50">
      <style:table-cell-properties style:vertical-align="middle" fo:background-color="transparent"/>
    </style:style>
    <style:style style:name="_49788__54364__32__91_0_93__32_5_32_2" style:display-name="쉼표 [0] 5 2" style:family="table-cell" style:data-style-name="N50">
      <style:table-cell-properties style:vertical-align="middle" fo:background-color="transparent"/>
    </style:style>
    <style:style style:name="_49788__54364__32__91_0_93__32_5_32_2_32_2" style:display-name="쉼표 [0] 5 2 2" style:family="table-cell" style:data-style-name="N50">
      <style:table-cell-properties style:vertical-align="middle" fo:background-color="transparent"/>
    </style:style>
    <style:style style:name="_49788__54364__32__91_0_93__32_5_32_2_32_2_32_2" style:display-name="쉼표 [0] 5 2 2 2" style:family="table-cell" style:data-style-name="N50">
      <style:table-cell-properties style:vertical-align="middle" fo:background-color="transparent"/>
    </style:style>
    <style:style style:name="_49788__54364__32__91_0_93__32_5_32_2_32_3" style:display-name="쉼표 [0] 5 2 3" style:family="table-cell" style:data-style-name="N50">
      <style:table-cell-properties style:vertical-align="middle" fo:background-color="transparent"/>
    </style:style>
    <style:style style:name="_49788__54364__32__91_0_93__32_5_32_2_32_3_32_2" style:display-name="쉼표 [0] 5 2 3 2" style:family="table-cell" style:data-style-name="N50">
      <style:table-cell-properties style:vertical-align="middle" fo:background-color="transparent"/>
    </style:style>
    <style:style style:name="_49788__54364__32__91_0_93__32_5_32_2_32_4" style:display-name="쉼표 [0] 5 2 4" style:family="table-cell" style:data-style-name="N50">
      <style:table-cell-properties style:vertical-align="middle" fo:background-color="transparent"/>
    </style:style>
    <style:style style:name="_49788__54364__32__91_0_93__32_5_32_3" style:display-name="쉼표 [0] 5 3" style:family="table-cell" style:data-style-name="N50">
      <style:table-cell-properties style:vertical-align="middle" fo:background-color="transparent"/>
    </style:style>
    <style:style style:name="_49788__54364__32__91_0_93__32_5_32_3_32_2" style:display-name="쉼표 [0] 5 3 2" style:family="table-cell" style:data-style-name="N50">
      <style:table-cell-properties style:vertical-align="middle" fo:background-color="transparent"/>
    </style:style>
    <style:style style:name="_49788__54364__32__91_0_93__32_5_32_4" style:display-name="쉼표 [0] 5 4" style:family="table-cell" style:data-style-name="N50">
      <style:table-cell-properties style:vertical-align="middle" fo:background-color="transparent"/>
    </style:style>
    <style:style style:name="_49788__54364__32__91_0_93__32_5_32_4_32_2" style:display-name="쉼표 [0] 5 4 2" style:family="table-cell" style:data-style-name="N50">
      <style:table-cell-properties style:vertical-align="middle" fo:background-color="transparent"/>
    </style:style>
    <style:style style:name="_49788__54364__32__91_0_93__32_5_32_5" style:display-name="쉼표 [0] 5 5" style:family="table-cell" style:data-style-name="N50">
      <style:table-cell-properties style:vertical-align="middle" fo:background-color="transparent"/>
    </style:style>
    <style:style style:name="_49788__54364__32__91_0_93__32_6" style:display-name="쉼표 [0] 6" style:family="table-cell" style:data-style-name="N50">
      <style:table-cell-properties style:vertical-align="middle" fo:background-color="transparent"/>
    </style:style>
    <style:style style:name="_49788__54364__32__91_0_93__32_6_32_2" style:display-name="쉼표 [0] 6 2" style:family="table-cell" style:data-style-name="N50">
      <style:table-cell-properties style:vertical-align="middle" fo:background-color="transparent"/>
    </style:style>
    <style:style style:name="_49788__54364__32__91_0_93__32_6_32_2_32_2" style:display-name="쉼표 [0] 6 2 2" style:family="table-cell" style:data-style-name="N50">
      <style:table-cell-properties style:vertical-align="middle" fo:background-color="transparent"/>
    </style:style>
    <style:style style:name="_49788__54364__32__91_0_93__32_6_32_3" style:display-name="쉼표 [0] 6 3" style:family="table-cell" style:data-style-name="N50">
      <style:table-cell-properties style:vertical-align="middle" fo:background-color="transparent"/>
    </style:style>
    <style:style style:name="_49828__53440__51068__32_1" style:display-name="스타일 1" style:family="table-cell" style:data-style-name="N49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53092__47560__32__91_0_93__1202" style:display-name="콤마 [0]_1202" style:family="table-cell" style:data-style-name="N52">
      <style:table-cell-properties style:vertical-align="middle" fo:background-color="transparent"/>
    </style:style>
    <style:style style:name="_53092__47560__1202" style:display-name="콤마_1202" style:family="table-cell" style:data-style-name="N51">
      <style:table-cell-properties style:vertical-align="middle" fo:background-color="transparent"/>
    </style:style>
    <style:style style:name="_53685__54868__32__91_0_93__32_2" style:display-name="통화 [0] 2" style:family="table-cell" style:data-style-name="N53">
      <style:table-cell-properties style:vertical-align="middle" fo:background-color="transparent"/>
    </style:style>
    <style:style style:name="_53685__54868__32__91_0_93__32_2_32_2" style:display-name="통화 [0] 2 2" style:family="table-cell" style:data-style-name="N53">
      <style:table-cell-properties style:vertical-align="middle" fo:background-color="transparent"/>
    </style:style>
    <style:style style:name="_53685__54868__32__91_0_93__32_2_32_3" style:display-name="통화 [0] 2 3" style:family="table-cell" style:data-style-name="N53">
      <style:table-cell-properties style:vertical-align="middle" fo:background-color="transparen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name="_54364__51456__32_10" style:display-name="표준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10_32_2" style:display-name="표준 10 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_54364__51456__32_10_32_2_32_2" style:display-name="표준 10 2 2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10_32_2_32_2_32_2" style:display-name="표준 10 2 2 2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10_32_2_32_3" style:display-name="표준 10 2 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_54364__51456__32_10_32_3" style:display-name="표준 10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10_32_4" style:display-name="표준 1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11" style:display-name="표준 1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1_32_2" style:display-name="표준 11 2" style:family="table-cell" style:data-style-name="N49">
      <style:table-cell-properties style:vertical-align="automatic" fo:background-color="transparent"/>
      <style:text-properties style:font-name="맑은 고딕1" style:font-name-asian="맑은 고딕1" style:font-name-complex="맑은 고딕1"/>
    </style:style>
    <style:style style:name="_54364__51456__32_11_32_3" style:display-name="표준 11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11_32_4" style:display-name="표준 11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2" style:display-name="표준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12_32_2" style:display-name="표준 1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12_32_3" style:display-name="표준 1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13" style:display-name="표준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13_32_2" style:display-name="표준 13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13_32_2_32_2" style:display-name="표준 13 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13_32_2_32_3" style:display-name="표준 13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14" style:display-name="표준 1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2" style:display-name="표준 1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2_32_2" style:display-name="표준 14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2_32_2_32_2" style:display-name="표준 14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2_32_2_32_2_32_2" style:display-name="표준 14 2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2_32_2_32_3" style:display-name="표준 14 2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2_32_3" style:display-name="표준 14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2_32_3_32_2" style:display-name="표준 14 2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2_32_4" style:display-name="표준 14 2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3" style:display-name="표준 14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3_32_2" style:display-name="표준 14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3_32_2_32_2" style:display-name="표준 14 3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3_32_3" style:display-name="표준 14 3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4" style:display-name="표준 14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4_32_2" style:display-name="표준 14 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4_32_5" style:display-name="표준 14 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" style:display-name="표준 1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2" style:display-name="표준 15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2_32_2" style:display-name="표준 15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2_32_2_32_2" style:display-name="표준 15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2_32_2_32_2_32_2" style:display-name="표준 15 2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2_32_2_32_3" style:display-name="표준 15 2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2_32_3" style:display-name="표준 15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2_32_3_32_2" style:display-name="표준 15 2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2_32_4" style:display-name="표준 15 2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3" style:display-name="표준 15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3_32_2" style:display-name="표준 15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3_32_2_32_2" style:display-name="표준 15 3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3_32_3" style:display-name="표준 15 3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4" style:display-name="표준 15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4_32_2" style:display-name="표준 15 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5_32_5" style:display-name="표준 15 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" style:display-name="표준 1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2" style:display-name="표준 16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2_32_2" style:display-name="표준 16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2_32_2_32_2" style:display-name="표준 16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2_32_2_32_2_32_2" style:display-name="표준 16 2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2_32_2_32_3" style:display-name="표준 16 2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2_32_3" style:display-name="표준 16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2_32_3_32_2" style:display-name="표준 16 2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2_32_4" style:display-name="표준 16 2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3" style:display-name="표준 16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3_32_2" style:display-name="표준 16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3_32_2_32_2" style:display-name="표준 16 3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3_32_3" style:display-name="표준 16 3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4" style:display-name="표준 16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4_32_2" style:display-name="표준 16 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5" style:display-name="표준 16 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16_32_6" style:display-name="표준 16 6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17" style:display-name="표준 1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17_32_2" style:display-name="표준 17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17_32_3" style:display-name="표준 17 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18" style:display-name="표준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19" style:display-name="표준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" style:display-name="표준 2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10" style:display-name="표준 2 10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11" style:display-name="표준 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11_32_10" style:display-name="표준 2 11 1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11_32_11" style:display-name="표준 2 11 11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11_32_2" style:display-name="표준 2 11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11_32_3" style:display-name="표준 2 11 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11_32_4" style:display-name="표준 2 11 4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11_32_5" style:display-name="표준 2 11 5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11_32_6" style:display-name="표준 2 11 6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11_32_7" style:display-name="표준 2 11 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11_32_8" style:display-name="표준 2 11 8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11_32_9" style:display-name="표준 2 11 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12" style:display-name="표준 2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13" style:display-name="표준 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13_32_2" style:display-name="표준 2 13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14" style:display-name="표준 2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15" style:display-name="표준 2 1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16" style:display-name="표준 2 1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17" style:display-name="표준 2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18" style:display-name="표준 2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19" style:display-name="표준 2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" style:display-name="표준 2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0" style:display-name="표준 2 2 1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0_32_10" style:display-name="표준 2 2 1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11" style:display-name="표준 2 2 1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12" style:display-name="표준 2 2 1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13" style:display-name="표준 2 2 1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14" style:display-name="표준 2 2 1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2" style:display-name="표준 2 2 1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3" style:display-name="표준 2 2 1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4" style:display-name="표준 2 2 1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5" style:display-name="표준 2 2 1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6" style:display-name="표준 2 2 1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7" style:display-name="표준 2 2 1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8" style:display-name="표준 2 2 1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0_32_9" style:display-name="표준 2 2 1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" style:display-name="표준 2 2 11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1_32_10" style:display-name="표준 2 2 11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11" style:display-name="표준 2 2 11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12" style:display-name="표준 2 2 11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13" style:display-name="표준 2 2 11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14" style:display-name="표준 2 2 11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2" style:display-name="표준 2 2 11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3" style:display-name="표준 2 2 11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4" style:display-name="표준 2 2 11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5" style:display-name="표준 2 2 11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6" style:display-name="표준 2 2 11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7" style:display-name="표준 2 2 11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8" style:display-name="표준 2 2 11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1_32_9" style:display-name="표준 2 2 11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" style:display-name="표준 2 2 1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2_32_10" style:display-name="표준 2 2 1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11" style:display-name="표준 2 2 1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12" style:display-name="표준 2 2 1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13" style:display-name="표준 2 2 1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14" style:display-name="표준 2 2 1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2" style:display-name="표준 2 2 1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3" style:display-name="표준 2 2 1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4" style:display-name="표준 2 2 1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5" style:display-name="표준 2 2 1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6" style:display-name="표준 2 2 1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7" style:display-name="표준 2 2 1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8" style:display-name="표준 2 2 1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2_32_9" style:display-name="표준 2 2 1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" style:display-name="표준 2 2 1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3_32_10" style:display-name="표준 2 2 1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11" style:display-name="표준 2 2 1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12" style:display-name="표준 2 2 1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13" style:display-name="표준 2 2 1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14" style:display-name="표준 2 2 1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2" style:display-name="표준 2 2 1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3" style:display-name="표준 2 2 1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4" style:display-name="표준 2 2 1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5" style:display-name="표준 2 2 1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6" style:display-name="표준 2 2 1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7" style:display-name="표준 2 2 1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8" style:display-name="표준 2 2 1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3_32_9" style:display-name="표준 2 2 1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" style:display-name="표준 2 2 14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4_32_10" style:display-name="표준 2 2 14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11" style:display-name="표준 2 2 14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12" style:display-name="표준 2 2 1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13" style:display-name="표준 2 2 1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14" style:display-name="표준 2 2 1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2" style:display-name="표준 2 2 1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3" style:display-name="표준 2 2 14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4" style:display-name="표준 2 2 14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5" style:display-name="표준 2 2 14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6" style:display-name="표준 2 2 14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7" style:display-name="표준 2 2 14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8" style:display-name="표준 2 2 14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4_32_9" style:display-name="표준 2 2 14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" style:display-name="표준 2 2 15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5_32_10" style:display-name="표준 2 2 1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11" style:display-name="표준 2 2 1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12" style:display-name="표준 2 2 1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13" style:display-name="표준 2 2 1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14" style:display-name="표준 2 2 1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2" style:display-name="표준 2 2 1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3" style:display-name="표준 2 2 1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4" style:display-name="표준 2 2 1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5" style:display-name="표준 2 2 1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6" style:display-name="표준 2 2 1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7" style:display-name="표준 2 2 1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8" style:display-name="표준 2 2 1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5_32_9" style:display-name="표준 2 2 1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" style:display-name="표준 2 2 16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6_32_10" style:display-name="표준 2 2 1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11" style:display-name="표준 2 2 1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12" style:display-name="표준 2 2 1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13" style:display-name="표준 2 2 1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14" style:display-name="표준 2 2 1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2" style:display-name="표준 2 2 1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3" style:display-name="표준 2 2 1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4" style:display-name="표준 2 2 1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5" style:display-name="표준 2 2 1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6" style:display-name="표준 2 2 1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7" style:display-name="표준 2 2 1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8" style:display-name="표준 2 2 1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6_32_9" style:display-name="표준 2 2 1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" style:display-name="표준 2 2 1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7_32_10" style:display-name="표준 2 2 1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11" style:display-name="표준 2 2 1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12" style:display-name="표준 2 2 1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13" style:display-name="표준 2 2 1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14" style:display-name="표준 2 2 1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2" style:display-name="표준 2 2 1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3" style:display-name="표준 2 2 1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4" style:display-name="표준 2 2 1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5" style:display-name="표준 2 2 1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6" style:display-name="표준 2 2 1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7" style:display-name="표준 2 2 1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8" style:display-name="표준 2 2 1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7_32_9" style:display-name="표준 2 2 1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" style:display-name="표준 2 2 18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8_32_10" style:display-name="표준 2 2 1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11" style:display-name="표준 2 2 1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12" style:display-name="표준 2 2 1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13" style:display-name="표준 2 2 1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14" style:display-name="표준 2 2 1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2" style:display-name="표준 2 2 1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3" style:display-name="표준 2 2 1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4" style:display-name="표준 2 2 1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5" style:display-name="표준 2 2 1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6" style:display-name="표준 2 2 1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7" style:display-name="표준 2 2 1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8" style:display-name="표준 2 2 1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8_32_9" style:display-name="표준 2 2 1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" style:display-name="표준 2 2 1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19_32_10" style:display-name="표준 2 2 1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11" style:display-name="표준 2 2 1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12" style:display-name="표준 2 2 1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13" style:display-name="표준 2 2 1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14" style:display-name="표준 2 2 1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2" style:display-name="표준 2 2 1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3" style:display-name="표준 2 2 1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4" style:display-name="표준 2 2 1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5" style:display-name="표준 2 2 1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6" style:display-name="표준 2 2 1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7" style:display-name="표준 2 2 1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8" style:display-name="표준 2 2 1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19_32_9" style:display-name="표준 2 2 1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" style:display-name="표준 2 2 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10" style:display-name="표준 2 2 2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10_32_10" style:display-name="표준 2 2 2 1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11" style:display-name="표준 2 2 2 1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12" style:display-name="표준 2 2 2 1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13" style:display-name="표준 2 2 2 1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14" style:display-name="표준 2 2 2 1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2" style:display-name="표준 2 2 2 1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3" style:display-name="표준 2 2 2 1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4" style:display-name="표준 2 2 2 1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5" style:display-name="표준 2 2 2 1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6" style:display-name="표준 2 2 2 1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7" style:display-name="표준 2 2 2 1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8" style:display-name="표준 2 2 2 1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0_32_9" style:display-name="표준 2 2 2 1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" style:display-name="표준 2 2 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11_32_10" style:display-name="표준 2 2 2 11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11" style:display-name="표준 2 2 2 11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12" style:display-name="표준 2 2 2 11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13" style:display-name="표준 2 2 2 11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14" style:display-name="표준 2 2 2 11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2" style:display-name="표준 2 2 2 11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3" style:display-name="표준 2 2 2 11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4" style:display-name="표준 2 2 2 11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5" style:display-name="표준 2 2 2 11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6" style:display-name="표준 2 2 2 11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7" style:display-name="표준 2 2 2 11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8" style:display-name="표준 2 2 2 11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1_32_9" style:display-name="표준 2 2 2 11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" style:display-name="표준 2 2 2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12_32_10" style:display-name="표준 2 2 2 1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11" style:display-name="표준 2 2 2 1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12" style:display-name="표준 2 2 2 1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13" style:display-name="표준 2 2 2 1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14" style:display-name="표준 2 2 2 1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2" style:display-name="표준 2 2 2 1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3" style:display-name="표준 2 2 2 1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4" style:display-name="표준 2 2 2 1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5" style:display-name="표준 2 2 2 1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6" style:display-name="표준 2 2 2 1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7" style:display-name="표준 2 2 2 1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8" style:display-name="표준 2 2 2 1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2_32_9" style:display-name="표준 2 2 2 1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" style:display-name="표준 2 2 2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13_32_10" style:display-name="표준 2 2 2 1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11" style:display-name="표준 2 2 2 1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12" style:display-name="표준 2 2 2 1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13" style:display-name="표준 2 2 2 1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14" style:display-name="표준 2 2 2 1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2" style:display-name="표준 2 2 2 1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3" style:display-name="표준 2 2 2 1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4" style:display-name="표준 2 2 2 1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5" style:display-name="표준 2 2 2 1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6" style:display-name="표준 2 2 2 1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7" style:display-name="표준 2 2 2 1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8" style:display-name="표준 2 2 2 1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3_32_9" style:display-name="표준 2 2 2 1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" style:display-name="표준 2 2 2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14_32_10" style:display-name="표준 2 2 2 14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11" style:display-name="표준 2 2 2 14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12" style:display-name="표준 2 2 2 1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13" style:display-name="표준 2 2 2 1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14" style:display-name="표준 2 2 2 1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2" style:display-name="표준 2 2 2 1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3" style:display-name="표준 2 2 2 14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4" style:display-name="표준 2 2 2 14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5" style:display-name="표준 2 2 2 14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6" style:display-name="표준 2 2 2 14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7" style:display-name="표준 2 2 2 14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8" style:display-name="표준 2 2 2 14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4_32_9" style:display-name="표준 2 2 2 14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" style:display-name="표준 2 2 2 1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15_32_10" style:display-name="표준 2 2 2 1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11" style:display-name="표준 2 2 2 1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12" style:display-name="표준 2 2 2 1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13" style:display-name="표준 2 2 2 1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14" style:display-name="표준 2 2 2 1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2" style:display-name="표준 2 2 2 1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3" style:display-name="표준 2 2 2 1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4" style:display-name="표준 2 2 2 1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5" style:display-name="표준 2 2 2 1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6" style:display-name="표준 2 2 2 1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7" style:display-name="표준 2 2 2 1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8" style:display-name="표준 2 2 2 1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5_32_9" style:display-name="표준 2 2 2 1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" style:display-name="표준 2 2 2 1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16_32_10" style:display-name="표준 2 2 2 1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11" style:display-name="표준 2 2 2 1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12" style:display-name="표준 2 2 2 1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13" style:display-name="표준 2 2 2 1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14" style:display-name="표준 2 2 2 1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2" style:display-name="표준 2 2 2 1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3" style:display-name="표준 2 2 2 1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4" style:display-name="표준 2 2 2 1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5" style:display-name="표준 2 2 2 1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6" style:display-name="표준 2 2 2 1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7" style:display-name="표준 2 2 2 1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8" style:display-name="표준 2 2 2 1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6_32_9" style:display-name="표준 2 2 2 1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17" style:display-name="표준 2 2 2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18" style:display-name="표준 2 2 2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19" style:display-name="표준 2 2 2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" style:display-name="표준 2 2 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10" style:display-name="표준 2 2 2 2 10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10_32_10" style:display-name="표준 2 2 2 2 1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11" style:display-name="표준 2 2 2 2 1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12" style:display-name="표준 2 2 2 2 1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13" style:display-name="표준 2 2 2 2 1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14" style:display-name="표준 2 2 2 2 1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2" style:display-name="표준 2 2 2 2 1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3" style:display-name="표준 2 2 2 2 1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4" style:display-name="표준 2 2 2 2 1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5" style:display-name="표준 2 2 2 2 1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6" style:display-name="표준 2 2 2 2 1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7" style:display-name="표준 2 2 2 2 1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8" style:display-name="표준 2 2 2 2 1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0_32_9" style:display-name="표준 2 2 2 2 1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" style:display-name="표준 2 2 2 2 11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11_32_10" style:display-name="표준 2 2 2 2 11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11" style:display-name="표준 2 2 2 2 11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12" style:display-name="표준 2 2 2 2 11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13" style:display-name="표준 2 2 2 2 11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14" style:display-name="표준 2 2 2 2 11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2" style:display-name="표준 2 2 2 2 11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3" style:display-name="표준 2 2 2 2 11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4" style:display-name="표준 2 2 2 2 11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5" style:display-name="표준 2 2 2 2 11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6" style:display-name="표준 2 2 2 2 11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7" style:display-name="표준 2 2 2 2 11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8" style:display-name="표준 2 2 2 2 11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1_32_9" style:display-name="표준 2 2 2 2 11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" style:display-name="표준 2 2 2 2 1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12_32_10" style:display-name="표준 2 2 2 2 1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11" style:display-name="표준 2 2 2 2 1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12" style:display-name="표준 2 2 2 2 1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13" style:display-name="표준 2 2 2 2 1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14" style:display-name="표준 2 2 2 2 1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2" style:display-name="표준 2 2 2 2 1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3" style:display-name="표준 2 2 2 2 1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4" style:display-name="표준 2 2 2 2 1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5" style:display-name="표준 2 2 2 2 1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6" style:display-name="표준 2 2 2 2 1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7" style:display-name="표준 2 2 2 2 1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8" style:display-name="표준 2 2 2 2 1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2_32_9" style:display-name="표준 2 2 2 2 1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" style:display-name="표준 2 2 2 2 1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13_32_10" style:display-name="표준 2 2 2 2 1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11" style:display-name="표준 2 2 2 2 1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12" style:display-name="표준 2 2 2 2 1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13" style:display-name="표준 2 2 2 2 1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14" style:display-name="표준 2 2 2 2 1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2" style:display-name="표준 2 2 2 2 1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3" style:display-name="표준 2 2 2 2 1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4" style:display-name="표준 2 2 2 2 1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5" style:display-name="표준 2 2 2 2 1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6" style:display-name="표준 2 2 2 2 1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7" style:display-name="표준 2 2 2 2 1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8" style:display-name="표준 2 2 2 2 1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3_32_9" style:display-name="표준 2 2 2 2 1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" style:display-name="표준 2 2 2 2 14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14_32_10" style:display-name="표준 2 2 2 2 14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11" style:display-name="표준 2 2 2 2 14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12" style:display-name="표준 2 2 2 2 1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13" style:display-name="표준 2 2 2 2 1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14" style:display-name="표준 2 2 2 2 1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2" style:display-name="표준 2 2 2 2 1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3" style:display-name="표준 2 2 2 2 14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4" style:display-name="표준 2 2 2 2 14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5" style:display-name="표준 2 2 2 2 14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6" style:display-name="표준 2 2 2 2 14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7" style:display-name="표준 2 2 2 2 14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8" style:display-name="표준 2 2 2 2 14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4_32_9" style:display-name="표준 2 2 2 2 14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" style:display-name="표준 2 2 2 2 15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15_32_10" style:display-name="표준 2 2 2 2 1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11" style:display-name="표준 2 2 2 2 1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12" style:display-name="표준 2 2 2 2 1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13" style:display-name="표준 2 2 2 2 1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14" style:display-name="표준 2 2 2 2 1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2" style:display-name="표준 2 2 2 2 1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3" style:display-name="표준 2 2 2 2 1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4" style:display-name="표준 2 2 2 2 1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5" style:display-name="표준 2 2 2 2 1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6" style:display-name="표준 2 2 2 2 1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7" style:display-name="표준 2 2 2 2 1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8" style:display-name="표준 2 2 2 2 1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5_32_9" style:display-name="표준 2 2 2 2 1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" style:display-name="표준 2 2 2 2 16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16_32_10" style:display-name="표준 2 2 2 2 1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11" style:display-name="표준 2 2 2 2 1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12" style:display-name="표준 2 2 2 2 1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13" style:display-name="표준 2 2 2 2 1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14" style:display-name="표준 2 2 2 2 1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2" style:display-name="표준 2 2 2 2 1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3" style:display-name="표준 2 2 2 2 1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4" style:display-name="표준 2 2 2 2 1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5" style:display-name="표준 2 2 2 2 1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6" style:display-name="표준 2 2 2 2 1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7" style:display-name="표준 2 2 2 2 1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8" style:display-name="표준 2 2 2 2 1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6_32_9" style:display-name="표준 2 2 2 2 1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" style:display-name="표준 2 2 2 2 17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17_32_10" style:display-name="표준 2 2 2 2 1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11" style:display-name="표준 2 2 2 2 1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12" style:display-name="표준 2 2 2 2 1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13" style:display-name="표준 2 2 2 2 1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14" style:display-name="표준 2 2 2 2 1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2" style:display-name="표준 2 2 2 2 1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3" style:display-name="표준 2 2 2 2 1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4" style:display-name="표준 2 2 2 2 1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5" style:display-name="표준 2 2 2 2 1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6" style:display-name="표준 2 2 2 2 1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7" style:display-name="표준 2 2 2 2 1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8" style:display-name="표준 2 2 2 2 1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7_32_9" style:display-name="표준 2 2 2 2 1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" style:display-name="표준 2 2 2 2 18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18_32_10" style:display-name="표준 2 2 2 2 1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11" style:display-name="표준 2 2 2 2 1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12" style:display-name="표준 2 2 2 2 1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13" style:display-name="표준 2 2 2 2 1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14" style:display-name="표준 2 2 2 2 1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2" style:display-name="표준 2 2 2 2 1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3" style:display-name="표준 2 2 2 2 1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4" style:display-name="표준 2 2 2 2 1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5" style:display-name="표준 2 2 2 2 1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6" style:display-name="표준 2 2 2 2 1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7" style:display-name="표준 2 2 2 2 1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8" style:display-name="표준 2 2 2 2 1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8_32_9" style:display-name="표준 2 2 2 2 1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" style:display-name="표준 2 2 2 2 19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19_32_10" style:display-name="표준 2 2 2 2 1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11" style:display-name="표준 2 2 2 2 1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12" style:display-name="표준 2 2 2 2 1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13" style:display-name="표준 2 2 2 2 1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14" style:display-name="표준 2 2 2 2 1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2" style:display-name="표준 2 2 2 2 1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3" style:display-name="표준 2 2 2 2 1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4" style:display-name="표준 2 2 2 2 1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5" style:display-name="표준 2 2 2 2 1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6" style:display-name="표준 2 2 2 2 1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7" style:display-name="표준 2 2 2 2 1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8" style:display-name="표준 2 2 2 2 1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19_32_9" style:display-name="표준 2 2 2 2 1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" style:display-name="표준 2 2 2 2 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10" style:display-name="표준 2 2 2 2 2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11" style:display-name="표준 2 2 2 2 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12" style:display-name="표준 2 2 2 2 2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13" style:display-name="표준 2 2 2 2 2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14" style:display-name="표준 2 2 2 2 2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15" style:display-name="표준 2 2 2 2 2 1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16" style:display-name="표준 2 2 2 2 2 1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17" style:display-name="표준 2 2 2 2 2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18" style:display-name="표준 2 2 2 2 2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19" style:display-name="표준 2 2 2 2 2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" style:display-name="표준 2 2 2 2 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10" style:display-name="표준 2 2 2 2 2 2 10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11" style:display-name="표준 2 2 2 2 2 2 11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12" style:display-name="표준 2 2 2 2 2 2 1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13" style:display-name="표준 2 2 2 2 2 2 1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14" style:display-name="표준 2 2 2 2 2 2 14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15" style:display-name="표준 2 2 2 2 2 2 15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16" style:display-name="표준 2 2 2 2 2 2 16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17" style:display-name="표준 2 2 2 2 2 2 17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18" style:display-name="표준 2 2 2 2 2 2 18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19" style:display-name="표준 2 2 2 2 2 2 19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" style:display-name="표준 2 2 2 2 2 2 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10" style:display-name="표준 2 2 2 2 2 2 2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11" style:display-name="표준 2 2 2 2 2 2 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12" style:display-name="표준 2 2 2 2 2 2 2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13" style:display-name="표준 2 2 2 2 2 2 2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2" style:display-name="표준 2 2 2 2 2 2 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2_32_10" style:display-name="표준 2 2 2 2 2 2 2 2 10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11" style:display-name="표준 2 2 2 2 2 2 2 2 11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12" style:display-name="표준 2 2 2 2 2 2 2 2 1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13" style:display-name="표준 2 2 2 2 2 2 2 2 1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2" style:display-name="표준 2 2 2 2 2 2 2 2 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3" style:display-name="표준 2 2 2 2 2 2 2 2 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4" style:display-name="표준 2 2 2 2 2 2 2 2 4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5" style:display-name="표준 2 2 2 2 2 2 2 2 5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6" style:display-name="표준 2 2 2 2 2 2 2 2 6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7" style:display-name="표준 2 2 2 2 2 2 2 2 7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8" style:display-name="표준 2 2 2 2 2 2 2 2 8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2_32_9" style:display-name="표준 2 2 2 2 2 2 2 2 9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_32_3" style:display-name="표준 2 2 2 2 2 2 2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4" style:display-name="표준 2 2 2 2 2 2 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5" style:display-name="표준 2 2 2 2 2 2 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6" style:display-name="표준 2 2 2 2 2 2 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7" style:display-name="표준 2 2 2 2 2 2 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8" style:display-name="표준 2 2 2 2 2 2 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_32_9" style:display-name="표준 2 2 2 2 2 2 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_32_20" style:display-name="표준 2 2 2 2 2 2 20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1" style:display-name="표준 2 2 2 2 2 2 21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2" style:display-name="표준 2 2 2 2 2 2 2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23" style:display-name="표준 2 2 2 2 2 2 2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3" style:display-name="표준 2 2 2 2 2 2 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4" style:display-name="표준 2 2 2 2 2 2 4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5" style:display-name="표준 2 2 2 2 2 2 5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6" style:display-name="표준 2 2 2 2 2 2 6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7" style:display-name="표준 2 2 2 2 2 2 7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8" style:display-name="표준 2 2 2 2 2 2 8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_32_9" style:display-name="표준 2 2 2 2 2 2 9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20" style:display-name="표준 2 2 2 2 2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1" style:display-name="표준 2 2 2 2 2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2" style:display-name="표준 2 2 2 2 2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3" style:display-name="표준 2 2 2 2 2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4" style:display-name="표준 2 2 2 2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25" style:display-name="표준 2 2 2 2 2 2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26" style:display-name="표준 2 2 2 2 2 2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27" style:display-name="표준 2 2 2 2 2 2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28" style:display-name="표준 2 2 2 2 2 2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29" style:display-name="표준 2 2 2 2 2 2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3" style:display-name="표준 2 2 2 2 2 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_32_30" style:display-name="표준 2 2 2 2 2 3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31" style:display-name="표준 2 2 2 2 2 3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32" style:display-name="표준 2 2 2 2 2 3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33" style:display-name="표준 2 2 2 2 2 3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34" style:display-name="표준 2 2 2 2 2 3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35" style:display-name="표준 2 2 2 2 2 3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36" style:display-name="표준 2 2 2 2 2 3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37" style:display-name="표준 2 2 2 2 2 3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_32_4" style:display-name="표준 2 2 2 2 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5" style:display-name="표준 2 2 2 2 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6" style:display-name="표준 2 2 2 2 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7" style:display-name="표준 2 2 2 2 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8" style:display-name="표준 2 2 2 2 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_32_9" style:display-name="표준 2 2 2 2 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0" style:display-name="표준 2 2 2 2 20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0_32_10" style:display-name="표준 2 2 2 2 2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11" style:display-name="표준 2 2 2 2 2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12" style:display-name="표준 2 2 2 2 2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13" style:display-name="표준 2 2 2 2 2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14" style:display-name="표준 2 2 2 2 2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2" style:display-name="표준 2 2 2 2 2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3" style:display-name="표준 2 2 2 2 2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4" style:display-name="표준 2 2 2 2 2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5" style:display-name="표준 2 2 2 2 2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6" style:display-name="표준 2 2 2 2 2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7" style:display-name="표준 2 2 2 2 2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8" style:display-name="표준 2 2 2 2 2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0_32_9" style:display-name="표준 2 2 2 2 2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" style:display-name="표준 2 2 2 2 21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1_32_10" style:display-name="표준 2 2 2 2 21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11" style:display-name="표준 2 2 2 2 21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12" style:display-name="표준 2 2 2 2 21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13" style:display-name="표준 2 2 2 2 21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14" style:display-name="표준 2 2 2 2 21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2" style:display-name="표준 2 2 2 2 21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3" style:display-name="표준 2 2 2 2 21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4" style:display-name="표준 2 2 2 2 21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5" style:display-name="표준 2 2 2 2 21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6" style:display-name="표준 2 2 2 2 21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7" style:display-name="표준 2 2 2 2 21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8" style:display-name="표준 2 2 2 2 21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1_32_9" style:display-name="표준 2 2 2 2 21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" style:display-name="표준 2 2 2 2 2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2_32_10" style:display-name="표준 2 2 2 2 2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11" style:display-name="표준 2 2 2 2 2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12" style:display-name="표준 2 2 2 2 2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13" style:display-name="표준 2 2 2 2 2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14" style:display-name="표준 2 2 2 2 2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2" style:display-name="표준 2 2 2 2 2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3" style:display-name="표준 2 2 2 2 2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4" style:display-name="표준 2 2 2 2 2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5" style:display-name="표준 2 2 2 2 2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6" style:display-name="표준 2 2 2 2 2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7" style:display-name="표준 2 2 2 2 2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8" style:display-name="표준 2 2 2 2 2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2_32_9" style:display-name="표준 2 2 2 2 2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" style:display-name="표준 2 2 2 2 2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3_32_10" style:display-name="표준 2 2 2 2 2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11" style:display-name="표준 2 2 2 2 2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12" style:display-name="표준 2 2 2 2 2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13" style:display-name="표준 2 2 2 2 2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14" style:display-name="표준 2 2 2 2 2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2" style:display-name="표준 2 2 2 2 2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3" style:display-name="표준 2 2 2 2 2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4" style:display-name="표준 2 2 2 2 2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5" style:display-name="표준 2 2 2 2 2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6" style:display-name="표준 2 2 2 2 2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7" style:display-name="표준 2 2 2 2 2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8" style:display-name="표준 2 2 2 2 2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3_32_9" style:display-name="표준 2 2 2 2 2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4" style:display-name="표준 2 2 2 2 24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4_32_10" style:display-name="표준 2 2 2 2 24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11" style:display-name="표준 2 2 2 2 24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12" style:display-name="표준 2 2 2 2 24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13" style:display-name="표준 2 2 2 2 24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14" style:display-name="표준 2 2 2 2 24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2" style:display-name="표준 2 2 2 2 24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3" style:display-name="표준 2 2 2 2 24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4" style:display-name="표준 2 2 2 2 24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5" style:display-name="표준 2 2 2 2 24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6" style:display-name="표준 2 2 2 2 24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7" style:display-name="표준 2 2 2 2 24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8" style:display-name="표준 2 2 2 2 24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4_32_9" style:display-name="표준 2 2 2 2 24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25" style:display-name="표준 2 2 2 2 25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26" style:display-name="표준 2 2 2 2 2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7" style:display-name="표준 2 2 2 2 2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8" style:display-name="표준 2 2 2 2 2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29" style:display-name="표준 2 2 2 2 2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" style:display-name="표준 2 2 2 2 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3_32_10" style:display-name="표준 2 2 2 2 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11" style:display-name="표준 2 2 2 2 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12" style:display-name="표준 2 2 2 2 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13" style:display-name="표준 2 2 2 2 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14" style:display-name="표준 2 2 2 2 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2" style:display-name="표준 2 2 2 2 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3" style:display-name="표준 2 2 2 2 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4" style:display-name="표준 2 2 2 2 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5" style:display-name="표준 2 2 2 2 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6" style:display-name="표준 2 2 2 2 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7" style:display-name="표준 2 2 2 2 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8" style:display-name="표준 2 2 2 2 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_32_9" style:display-name="표준 2 2 2 2 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0" style:display-name="표준 2 2 2 2 3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1" style:display-name="표준 2 2 2 2 3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2" style:display-name="표준 2 2 2 2 3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3" style:display-name="표준 2 2 2 2 3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4" style:display-name="표준 2 2 2 2 3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5" style:display-name="표준 2 2 2 2 3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6" style:display-name="표준 2 2 2 2 3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7" style:display-name="표준 2 2 2 2 3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38" style:display-name="표준 2 2 2 2 3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" style:display-name="표준 2 2 2 2 4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4_32_10" style:display-name="표준 2 2 2 2 4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4_32_11" style:display-name="표준 2 2 2 2 4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4_32_12" style:display-name="표준 2 2 2 2 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13" style:display-name="표준 2 2 2 2 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14" style:display-name="표준 2 2 2 2 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15" style:display-name="표준 2 2 2 2 4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16" style:display-name="표준 2 2 2 2 4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17" style:display-name="표준 2 2 2 2 4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18" style:display-name="표준 2 2 2 2 4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19" style:display-name="표준 2 2 2 2 4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2" style:display-name="표준 2 2 2 2 4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4_32_20" style:display-name="표준 2 2 2 2 4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21" style:display-name="표준 2 2 2 2 4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22" style:display-name="표준 2 2 2 2 4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23" style:display-name="표준 2 2 2 2 4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24" style:display-name="표준 2 2 2 2 4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4_32_3" style:display-name="표준 2 2 2 2 4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4_32_4" style:display-name="표준 2 2 2 2 4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4_32_5" style:display-name="표준 2 2 2 2 4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4_32_6" style:display-name="표준 2 2 2 2 4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4_32_7" style:display-name="표준 2 2 2 2 4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4_32_8" style:display-name="표준 2 2 2 2 4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4_32_9" style:display-name="표준 2 2 2 2 4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_32_5" style:display-name="표준 2 2 2 2 5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5_32_10" style:display-name="표준 2 2 2 2 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11" style:display-name="표준 2 2 2 2 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12" style:display-name="표준 2 2 2 2 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13" style:display-name="표준 2 2 2 2 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14" style:display-name="표준 2 2 2 2 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2" style:display-name="표준 2 2 2 2 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3" style:display-name="표준 2 2 2 2 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4" style:display-name="표준 2 2 2 2 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5" style:display-name="표준 2 2 2 2 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6" style:display-name="표준 2 2 2 2 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7" style:display-name="표준 2 2 2 2 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8" style:display-name="표준 2 2 2 2 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5_32_9" style:display-name="표준 2 2 2 2 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" style:display-name="표준 2 2 2 2 6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6_32_10" style:display-name="표준 2 2 2 2 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11" style:display-name="표준 2 2 2 2 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12" style:display-name="표준 2 2 2 2 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13" style:display-name="표준 2 2 2 2 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14" style:display-name="표준 2 2 2 2 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2" style:display-name="표준 2 2 2 2 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3" style:display-name="표준 2 2 2 2 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4" style:display-name="표준 2 2 2 2 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5" style:display-name="표준 2 2 2 2 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6" style:display-name="표준 2 2 2 2 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7" style:display-name="표준 2 2 2 2 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8" style:display-name="표준 2 2 2 2 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6_32_9" style:display-name="표준 2 2 2 2 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" style:display-name="표준 2 2 2 2 7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7_32_10" style:display-name="표준 2 2 2 2 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11" style:display-name="표준 2 2 2 2 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12" style:display-name="표준 2 2 2 2 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13" style:display-name="표준 2 2 2 2 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14" style:display-name="표준 2 2 2 2 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2" style:display-name="표준 2 2 2 2 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3" style:display-name="표준 2 2 2 2 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4" style:display-name="표준 2 2 2 2 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5" style:display-name="표준 2 2 2 2 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6" style:display-name="표준 2 2 2 2 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7" style:display-name="표준 2 2 2 2 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8" style:display-name="표준 2 2 2 2 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7_32_9" style:display-name="표준 2 2 2 2 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" style:display-name="표준 2 2 2 2 8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8_32_10" style:display-name="표준 2 2 2 2 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11" style:display-name="표준 2 2 2 2 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12" style:display-name="표준 2 2 2 2 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13" style:display-name="표준 2 2 2 2 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14" style:display-name="표준 2 2 2 2 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2" style:display-name="표준 2 2 2 2 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3" style:display-name="표준 2 2 2 2 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4" style:display-name="표준 2 2 2 2 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5" style:display-name="표준 2 2 2 2 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6" style:display-name="표준 2 2 2 2 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7" style:display-name="표준 2 2 2 2 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8" style:display-name="표준 2 2 2 2 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8_32_9" style:display-name="표준 2 2 2 2 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" style:display-name="표준 2 2 2 2 9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2_32_9_32_10" style:display-name="표준 2 2 2 2 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11" style:display-name="표준 2 2 2 2 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12" style:display-name="표준 2 2 2 2 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13" style:display-name="표준 2 2 2 2 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14" style:display-name="표준 2 2 2 2 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2" style:display-name="표준 2 2 2 2 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3" style:display-name="표준 2 2 2 2 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4" style:display-name="표준 2 2 2 2 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5" style:display-name="표준 2 2 2 2 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6" style:display-name="표준 2 2 2 2 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7" style:display-name="표준 2 2 2 2 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8" style:display-name="표준 2 2 2 2 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_32_9_32_9" style:display-name="표준 2 2 2 2 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20" style:display-name="표준 2 2 2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1" style:display-name="표준 2 2 2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2" style:display-name="표준 2 2 2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3" style:display-name="표준 2 2 2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4" style:display-name="표준 2 2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5" style:display-name="표준 2 2 2 2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6" style:display-name="표준 2 2 2 2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7" style:display-name="표준 2 2 2 2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8" style:display-name="표준 2 2 2 2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29" style:display-name="표준 2 2 2 2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" style:display-name="표준 2 2 2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10" style:display-name="표준 2 2 2 3 10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3_32_11" style:display-name="표준 2 2 2 3 11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3_32_12" style:display-name="표준 2 2 2 3 1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3_32_13" style:display-name="표준 2 2 2 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14" style:display-name="표준 2 2 2 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15" style:display-name="표준 2 2 2 3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16" style:display-name="표준 2 2 2 3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17" style:display-name="표준 2 2 2 3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18" style:display-name="표준 2 2 2 3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19" style:display-name="표준 2 2 2 3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2" style:display-name="표준 2 2 2 3 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3_32_2_32_10" style:display-name="표준 2 2 2 3 2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2_32_11" style:display-name="표준 2 2 2 3 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2_32_2" style:display-name="표준 2 2 2 3 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2_32_3" style:display-name="표준 2 2 2 3 2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2_32_4" style:display-name="표준 2 2 2 3 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2_32_5" style:display-name="표준 2 2 2 3 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2_32_6" style:display-name="표준 2 2 2 3 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2_32_7" style:display-name="표준 2 2 2 3 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2_32_8" style:display-name="표준 2 2 2 3 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2_32_9" style:display-name="표준 2 2 2 3 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20" style:display-name="표준 2 2 2 3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21" style:display-name="표준 2 2 2 3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22" style:display-name="표준 2 2 2 3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23" style:display-name="표준 2 2 2 3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24" style:display-name="표준 2 2 2 3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25" style:display-name="표준 2 2 2 3 2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3_32_3" style:display-name="표준 2 2 2 3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_32_4" style:display-name="표준 2 2 2 3 4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3_32_5" style:display-name="표준 2 2 2 3 5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3_32_6" style:display-name="표준 2 2 2 3 6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3_32_7" style:display-name="표준 2 2 2 3 7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3_32_8" style:display-name="표준 2 2 2 3 8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3_32_9" style:display-name="표준 2 2 2 3 9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30" style:display-name="표준 2 2 2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1" style:display-name="표준 2 2 2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2" style:display-name="표준 2 2 2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3" style:display-name="표준 2 2 2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4" style:display-name="표준 2 2 2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5" style:display-name="표준 2 2 2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6" style:display-name="표준 2 2 2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37" style:display-name="표준 2 2 2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4" style:display-name="표준 2 2 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4_32_10" style:display-name="표준 2 2 2 4 10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4_32_11" style:display-name="표준 2 2 2 4 11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4_32_12" style:display-name="표준 2 2 2 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13" style:display-name="표준 2 2 2 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14" style:display-name="표준 2 2 2 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15" style:display-name="표준 2 2 2 4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16" style:display-name="표준 2 2 2 4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17" style:display-name="표준 2 2 2 4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18" style:display-name="표준 2 2 2 4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19" style:display-name="표준 2 2 2 4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2" style:display-name="표준 2 2 2 4 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4_32_20" style:display-name="표준 2 2 2 4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21" style:display-name="표준 2 2 2 4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22" style:display-name="표준 2 2 2 4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23" style:display-name="표준 2 2 2 4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24" style:display-name="표준 2 2 2 4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4_32_3" style:display-name="표준 2 2 2 4 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4_32_4" style:display-name="표준 2 2 2 4 4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4_32_5" style:display-name="표준 2 2 2 4 5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4_32_6" style:display-name="표준 2 2 2 4 6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4_32_7" style:display-name="표준 2 2 2 4 7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4_32_8" style:display-name="표준 2 2 2 4 8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4_32_9" style:display-name="표준 2 2 2 4 9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_32_5" style:display-name="표준 2 2 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5_32_10" style:display-name="표준 2 2 2 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11" style:display-name="표준 2 2 2 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12" style:display-name="표준 2 2 2 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13" style:display-name="표준 2 2 2 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14" style:display-name="표준 2 2 2 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2" style:display-name="표준 2 2 2 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3" style:display-name="표준 2 2 2 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4" style:display-name="표준 2 2 2 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5" style:display-name="표준 2 2 2 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6" style:display-name="표준 2 2 2 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7" style:display-name="표준 2 2 2 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8" style:display-name="표준 2 2 2 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5_32_9" style:display-name="표준 2 2 2 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" style:display-name="표준 2 2 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6_32_10" style:display-name="표준 2 2 2 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11" style:display-name="표준 2 2 2 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12" style:display-name="표준 2 2 2 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13" style:display-name="표준 2 2 2 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14" style:display-name="표준 2 2 2 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2" style:display-name="표준 2 2 2 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3" style:display-name="표준 2 2 2 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4" style:display-name="표준 2 2 2 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5" style:display-name="표준 2 2 2 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6" style:display-name="표준 2 2 2 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7" style:display-name="표준 2 2 2 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8" style:display-name="표준 2 2 2 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6_32_9" style:display-name="표준 2 2 2 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" style:display-name="표준 2 2 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7_32_10" style:display-name="표준 2 2 2 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11" style:display-name="표준 2 2 2 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12" style:display-name="표준 2 2 2 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13" style:display-name="표준 2 2 2 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14" style:display-name="표준 2 2 2 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2" style:display-name="표준 2 2 2 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3" style:display-name="표준 2 2 2 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4" style:display-name="표준 2 2 2 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5" style:display-name="표준 2 2 2 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6" style:display-name="표준 2 2 2 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7" style:display-name="표준 2 2 2 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8" style:display-name="표준 2 2 2 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7_32_9" style:display-name="표준 2 2 2 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" style:display-name="표준 2 2 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8_32_10" style:display-name="표준 2 2 2 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11" style:display-name="표준 2 2 2 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12" style:display-name="표준 2 2 2 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13" style:display-name="표준 2 2 2 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14" style:display-name="표준 2 2 2 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2" style:display-name="표준 2 2 2 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3" style:display-name="표준 2 2 2 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4" style:display-name="표준 2 2 2 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5" style:display-name="표준 2 2 2 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6" style:display-name="표준 2 2 2 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7" style:display-name="표준 2 2 2 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8" style:display-name="표준 2 2 2 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8_32_9" style:display-name="표준 2 2 2 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" style:display-name="표준 2 2 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2_32_9_32_10" style:display-name="표준 2 2 2 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11" style:display-name="표준 2 2 2 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12" style:display-name="표준 2 2 2 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13" style:display-name="표준 2 2 2 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14" style:display-name="표준 2 2 2 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2" style:display-name="표준 2 2 2 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3" style:display-name="표준 2 2 2 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4" style:display-name="표준 2 2 2 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5" style:display-name="표준 2 2 2 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6" style:display-name="표준 2 2 2 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7" style:display-name="표준 2 2 2 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8" style:display-name="표준 2 2 2 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_32_9_32_9" style:display-name="표준 2 2 2 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" style:display-name="표준 2 2 2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20_32_10" style:display-name="표준 2 2 2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11" style:display-name="표준 2 2 2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12" style:display-name="표준 2 2 2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13" style:display-name="표준 2 2 2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14" style:display-name="표준 2 2 2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2" style:display-name="표준 2 2 2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3" style:display-name="표준 2 2 2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4" style:display-name="표준 2 2 2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5" style:display-name="표준 2 2 2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6" style:display-name="표준 2 2 2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7" style:display-name="표준 2 2 2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8" style:display-name="표준 2 2 2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0_32_9" style:display-name="표준 2 2 2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1" style:display-name="표준 2 2 21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_32_22" style:display-name="표준 2 2 2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22_32_10" style:display-name="표준 2 2 2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11" style:display-name="표준 2 2 2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12" style:display-name="표준 2 2 2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13" style:display-name="표준 2 2 2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14" style:display-name="표준 2 2 2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2" style:display-name="표준 2 2 2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3" style:display-name="표준 2 2 2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4" style:display-name="표준 2 2 2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5" style:display-name="표준 2 2 2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6" style:display-name="표준 2 2 2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7" style:display-name="표준 2 2 2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8" style:display-name="표준 2 2 2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2_32_9" style:display-name="표준 2 2 2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" style:display-name="표준 2 2 2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23_32_10" style:display-name="표준 2 2 2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11" style:display-name="표준 2 2 2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12" style:display-name="표준 2 2 2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13" style:display-name="표준 2 2 2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14" style:display-name="표준 2 2 2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2" style:display-name="표준 2 2 2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3" style:display-name="표준 2 2 2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4" style:display-name="표준 2 2 2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5" style:display-name="표준 2 2 2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6" style:display-name="표준 2 2 2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7" style:display-name="표준 2 2 2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8" style:display-name="표준 2 2 2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3_32_9" style:display-name="표준 2 2 2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" style:display-name="표준 2 2 24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24_32_10" style:display-name="표준 2 2 24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11" style:display-name="표준 2 2 24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12" style:display-name="표준 2 2 2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13" style:display-name="표준 2 2 2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14" style:display-name="표준 2 2 2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2" style:display-name="표준 2 2 2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3" style:display-name="표준 2 2 24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4" style:display-name="표준 2 2 24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5" style:display-name="표준 2 2 24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6" style:display-name="표준 2 2 24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7" style:display-name="표준 2 2 24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8" style:display-name="표준 2 2 24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4_32_9" style:display-name="표준 2 2 24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" style:display-name="표준 2 2 25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25_32_10" style:display-name="표준 2 2 2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11" style:display-name="표준 2 2 2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12" style:display-name="표준 2 2 2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13" style:display-name="표준 2 2 2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14" style:display-name="표준 2 2 2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2" style:display-name="표준 2 2 2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3" style:display-name="표준 2 2 2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4" style:display-name="표준 2 2 2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5" style:display-name="표준 2 2 2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6" style:display-name="표준 2 2 2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7" style:display-name="표준 2 2 2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8" style:display-name="표준 2 2 2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5_32_9" style:display-name="표준 2 2 2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" style:display-name="표준 2 2 26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26_32_10" style:display-name="표준 2 2 2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11" style:display-name="표준 2 2 2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12" style:display-name="표준 2 2 2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13" style:display-name="표준 2 2 2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14" style:display-name="표준 2 2 2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2" style:display-name="표준 2 2 2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3" style:display-name="표준 2 2 2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4" style:display-name="표준 2 2 2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5" style:display-name="표준 2 2 2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6" style:display-name="표준 2 2 2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7" style:display-name="표준 2 2 2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8" style:display-name="표준 2 2 2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6_32_9" style:display-name="표준 2 2 2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" style:display-name="표준 2 2 2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27_32_10" style:display-name="표준 2 2 2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11" style:display-name="표준 2 2 2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12" style:display-name="표준 2 2 2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13" style:display-name="표준 2 2 2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14" style:display-name="표준 2 2 2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2" style:display-name="표준 2 2 2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3" style:display-name="표준 2 2 2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4" style:display-name="표준 2 2 2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5" style:display-name="표준 2 2 2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6" style:display-name="표준 2 2 2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7" style:display-name="표준 2 2 2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8" style:display-name="표준 2 2 2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7_32_9" style:display-name="표준 2 2 2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" style:display-name="표준 2 2 28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28_32_10" style:display-name="표준 2 2 2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11" style:display-name="표준 2 2 2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12" style:display-name="표준 2 2 2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13" style:display-name="표준 2 2 2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14" style:display-name="표준 2 2 2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2" style:display-name="표준 2 2 2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3" style:display-name="표준 2 2 2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4" style:display-name="표준 2 2 2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5" style:display-name="표준 2 2 2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6" style:display-name="표준 2 2 2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7" style:display-name="표준 2 2 2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8" style:display-name="표준 2 2 2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8_32_9" style:display-name="표준 2 2 2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" style:display-name="표준 2 2 2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29_32_10" style:display-name="표준 2 2 2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11" style:display-name="표준 2 2 2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12" style:display-name="표준 2 2 2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13" style:display-name="표준 2 2 2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14" style:display-name="표준 2 2 2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2" style:display-name="표준 2 2 2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3" style:display-name="표준 2 2 2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4" style:display-name="표준 2 2 2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5" style:display-name="표준 2 2 2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6" style:display-name="표준 2 2 2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7" style:display-name="표준 2 2 2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8" style:display-name="표준 2 2 2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29_32_9" style:display-name="표준 2 2 2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" style:display-name="표준 2 2 3" style:family="table-cell" style:data-style-name="N49">
      <style:table-cell-properties style:vertical-align="middle" fo:background-color="transparent"/>
      <style:text-properties style:font-name="새굴림" style:font-name-asian="새굴림" style:font-name-complex="새굴림" style:font-family-generic="roman"/>
    </style:style>
    <style:style style:name="_54364__51456__32_2_32_2_32_30" style:display-name="표준 2 2 3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30_32_10" style:display-name="표준 2 2 3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11" style:display-name="표준 2 2 3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12" style:display-name="표준 2 2 3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13" style:display-name="표준 2 2 3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14" style:display-name="표준 2 2 3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2" style:display-name="표준 2 2 3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3" style:display-name="표준 2 2 3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4" style:display-name="표준 2 2 3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5" style:display-name="표준 2 2 3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6" style:display-name="표준 2 2 3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7" style:display-name="표준 2 2 3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8" style:display-name="표준 2 2 3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0_32_9" style:display-name="표준 2 2 3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" style:display-name="표준 2 2 31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31_32_10" style:display-name="표준 2 2 31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11" style:display-name="표준 2 2 31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12" style:display-name="표준 2 2 31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13" style:display-name="표준 2 2 31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14" style:display-name="표준 2 2 31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2" style:display-name="표준 2 2 31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3" style:display-name="표준 2 2 31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4" style:display-name="표준 2 2 31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5" style:display-name="표준 2 2 31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6" style:display-name="표준 2 2 31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7" style:display-name="표준 2 2 31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8" style:display-name="표준 2 2 31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1_32_9" style:display-name="표준 2 2 31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2" style:display-name="표준 2 2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10" style:display-name="표준 2 2 32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11" style:display-name="표준 2 2 3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12" style:display-name="표준 2 2 32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13" style:display-name="표준 2 2 32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14" style:display-name="표준 2 2 32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15" style:display-name="표준 2 2 32 1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16" style:display-name="표준 2 2 32 1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17" style:display-name="표준 2 2 32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18" style:display-name="표준 2 2 32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19" style:display-name="표준 2 2 32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2" style:display-name="표준 2 2 3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20" style:display-name="표준 2 2 32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21" style:display-name="표준 2 2 32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22" style:display-name="표준 2 2 32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23" style:display-name="표준 2 2 32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24" style:display-name="표준 2 2 32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32_32_3" style:display-name="표준 2 2 32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4" style:display-name="표준 2 2 3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5" style:display-name="표준 2 2 3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6" style:display-name="표준 2 2 3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7" style:display-name="표준 2 2 3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8" style:display-name="표준 2 2 3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2_32_9" style:display-name="표준 2 2 3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3" style:display-name="표준 2 2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4" style:display-name="표준 2 2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5" style:display-name="표준 2 2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6" style:display-name="표준 2 2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7" style:display-name="표준 2 2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8" style:display-name="표준 2 2 3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39" style:display-name="표준 2 2 3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4" style:display-name="표준 2 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40" style:display-name="표준 2 2 4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41" style:display-name="표준 2 2 4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42" style:display-name="표준 2 2 4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43" style:display-name="표준 2 2 4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44" style:display-name="표준 2 2 4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45" style:display-name="표준 2 2 4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46" style:display-name="표준 2 2 4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47" style:display-name="표준 2 2 4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48" style:display-name="표준 2 2 4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49" style:display-name="표준 2 2 4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5" style:display-name="표준 2 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50" style:display-name="표준 2 2 5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51" style:display-name="표준 2 2 5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52" style:display-name="표준 2 2 5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53" style:display-name="표준 2 2 5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54" style:display-name="표준 2 2 5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55" style:display-name="표준 2 2 5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56" style:display-name="표준 2 2 5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57" style:display-name="표준 2 2 5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58" style:display-name="표준 2 2 5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59" style:display-name="표준 2 2 5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6" style:display-name="표준 2 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60" style:display-name="표준 2 2 6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61" style:display-name="표준 2 2 6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62" style:display-name="표준 2 2 6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63" style:display-name="표준 2 2 6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64" style:display-name="표준 2 2 6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65" style:display-name="표준 2 2 6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66" style:display-name="표준 2 2 6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67" style:display-name="표준 2 2 6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68" style:display-name="표준 2 2 6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69" style:display-name="표준 2 2 6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" style:display-name="표준 2 2 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10" style:display-name="표준 2 2 7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_32_11" style:display-name="표준 2 2 7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_32_12" style:display-name="표준 2 2 7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_32_2" style:display-name="표준 2 2 7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_32_2_32_10" style:display-name="표준 2 2 7 2 1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2_32_11" style:display-name="표준 2 2 7 2 11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2_32_2" style:display-name="표준 2 2 7 2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2_32_3" style:display-name="표준 2 2 7 2 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2_32_4" style:display-name="표준 2 2 7 2 4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2_32_5" style:display-name="표준 2 2 7 2 5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2_32_6" style:display-name="표준 2 2 7 2 6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2_32_7" style:display-name="표준 2 2 7 2 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2_32_8" style:display-name="표준 2 2 7 2 8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2_32_9" style:display-name="표준 2 2 7 2 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3" style:display-name="표준 2 2 7 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7_32_4" style:display-name="표준 2 2 7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_32_5" style:display-name="표준 2 2 7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_32_6" style:display-name="표준 2 2 7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_32_7" style:display-name="표준 2 2 7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_32_8" style:display-name="표준 2 2 7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_32_9" style:display-name="표준 2 2 7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70" style:display-name="표준 2 2 7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8" style:display-name="표준 2 2 8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8_32_10" style:display-name="표준 2 2 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11" style:display-name="표준 2 2 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12" style:display-name="표준 2 2 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13" style:display-name="표준 2 2 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14" style:display-name="표준 2 2 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2" style:display-name="표준 2 2 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3" style:display-name="표준 2 2 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4" style:display-name="표준 2 2 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5" style:display-name="표준 2 2 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6" style:display-name="표준 2 2 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7" style:display-name="표준 2 2 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8" style:display-name="표준 2 2 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8_32_9" style:display-name="표준 2 2 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" style:display-name="표준 2 2 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2_32_9_32_10" style:display-name="표준 2 2 9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9_32_11" style:display-name="표준 2 2 9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9_32_12" style:display-name="표준 2 2 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13" style:display-name="표준 2 2 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14" style:display-name="표준 2 2 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15" style:display-name="표준 2 2 9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16" style:display-name="표준 2 2 9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17" style:display-name="표준 2 2 9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18" style:display-name="표준 2 2 9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19" style:display-name="표준 2 2 9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2" style:display-name="표준 2 2 9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9_32_20" style:display-name="표준 2 2 9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21" style:display-name="표준 2 2 9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22" style:display-name="표준 2 2 9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23" style:display-name="표준 2 2 9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24" style:display-name="표준 2 2 9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_32_9_32_3" style:display-name="표준 2 2 9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9_32_4" style:display-name="표준 2 2 9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9_32_5" style:display-name="표준 2 2 9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9_32_6" style:display-name="표준 2 2 9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9_32_7" style:display-name="표준 2 2 9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9_32_8" style:display-name="표준 2 2 9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_32_9_32_9" style:display-name="표준 2 2 9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0" style:display-name="표준 2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1" style:display-name="표준 2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2" style:display-name="표준 2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3" style:display-name="표준 2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4" style:display-name="표준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5" style:display-name="표준 2 2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6" style:display-name="표준 2 26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27" style:display-name="표준 2 2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7_32_10" style:display-name="표준 2 2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11" style:display-name="표준 2 2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12" style:display-name="표준 2 2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13" style:display-name="표준 2 2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14" style:display-name="표준 2 2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2" style:display-name="표준 2 2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3" style:display-name="표준 2 2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4" style:display-name="표준 2 2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5" style:display-name="표준 2 2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6" style:display-name="표준 2 2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7" style:display-name="표준 2 2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8" style:display-name="표준 2 2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7_32_9" style:display-name="표준 2 2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" style:display-name="표준 2 2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8_32_10" style:display-name="표준 2 2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11" style:display-name="표준 2 2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12" style:display-name="표준 2 2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13" style:display-name="표준 2 2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14" style:display-name="표준 2 2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2" style:display-name="표준 2 2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3" style:display-name="표준 2 2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4" style:display-name="표준 2 2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5" style:display-name="표준 2 2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6" style:display-name="표준 2 2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7" style:display-name="표준 2 2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8" style:display-name="표준 2 2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8_32_9" style:display-name="표준 2 2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" style:display-name="표준 2 2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9_32_10" style:display-name="표준 2 2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11" style:display-name="표준 2 2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12" style:display-name="표준 2 2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13" style:display-name="표준 2 2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14" style:display-name="표준 2 2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2" style:display-name="표준 2 2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3" style:display-name="표준 2 2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4" style:display-name="표준 2 2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5" style:display-name="표준 2 2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6" style:display-name="표준 2 2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7" style:display-name="표준 2 2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8" style:display-name="표준 2 2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29_32_9" style:display-name="표준 2 2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" style:display-name="표준 2 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3_32_2" style:display-name="표준 2 3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_32_2_32_2" style:display-name="표준 2 3 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_32_2_32_3" style:display-name="표준 2 3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_32_2_32_4" style:display-name="표준 2 3 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_32_3" style:display-name="표준 2 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_32_4" style:display-name="표준 2 3 4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30" style:display-name="표준 2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0_32_10" style:display-name="표준 2 3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11" style:display-name="표준 2 3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12" style:display-name="표준 2 3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13" style:display-name="표준 2 3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14" style:display-name="표준 2 3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2" style:display-name="표준 2 3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3" style:display-name="표준 2 3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4" style:display-name="표준 2 3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5" style:display-name="표준 2 3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6" style:display-name="표준 2 3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7" style:display-name="표준 2 3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8" style:display-name="표준 2 3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0_32_9" style:display-name="표준 2 3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" style:display-name="표준 2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1_32_10" style:display-name="표준 2 31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11" style:display-name="표준 2 31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12" style:display-name="표준 2 31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13" style:display-name="표준 2 31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14" style:display-name="표준 2 31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2" style:display-name="표준 2 31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3" style:display-name="표준 2 31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4" style:display-name="표준 2 31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5" style:display-name="표준 2 31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6" style:display-name="표준 2 31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7" style:display-name="표준 2 31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8" style:display-name="표준 2 31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1_32_9" style:display-name="표준 2 31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" style:display-name="표준 2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2_32_10" style:display-name="표준 2 3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11" style:display-name="표준 2 3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12" style:display-name="표준 2 3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13" style:display-name="표준 2 3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14" style:display-name="표준 2 3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2" style:display-name="표준 2 3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3" style:display-name="표준 2 3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4" style:display-name="표준 2 3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5" style:display-name="표준 2 3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6" style:display-name="표준 2 3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7" style:display-name="표준 2 3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8" style:display-name="표준 2 3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2_32_9" style:display-name="표준 2 3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" style:display-name="표준 2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3_32_10" style:display-name="표준 2 3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11" style:display-name="표준 2 3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12" style:display-name="표준 2 3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13" style:display-name="표준 2 3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14" style:display-name="표준 2 3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2" style:display-name="표준 2 3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3" style:display-name="표준 2 3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4" style:display-name="표준 2 3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5" style:display-name="표준 2 3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6" style:display-name="표준 2 3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7" style:display-name="표준 2 3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8" style:display-name="표준 2 3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3_32_9" style:display-name="표준 2 3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" style:display-name="표준 2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4_32_10" style:display-name="표준 2 34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11" style:display-name="표준 2 34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12" style:display-name="표준 2 3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13" style:display-name="표준 2 3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14" style:display-name="표준 2 3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2" style:display-name="표준 2 3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3" style:display-name="표준 2 34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4" style:display-name="표준 2 34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5" style:display-name="표준 2 34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6" style:display-name="표준 2 34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7" style:display-name="표준 2 34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8" style:display-name="표준 2 34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4_32_9" style:display-name="표준 2 34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" style:display-name="표준 2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5_32_10" style:display-name="표준 2 3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11" style:display-name="표준 2 3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12" style:display-name="표준 2 3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13" style:display-name="표준 2 3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14" style:display-name="표준 2 3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2" style:display-name="표준 2 3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3" style:display-name="표준 2 3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4" style:display-name="표준 2 3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5" style:display-name="표준 2 3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6" style:display-name="표준 2 3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7" style:display-name="표준 2 3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8" style:display-name="표준 2 3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5_32_9" style:display-name="표준 2 3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" style:display-name="표준 2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6_32_10" style:display-name="표준 2 3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11" style:display-name="표준 2 3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12" style:display-name="표준 2 3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13" style:display-name="표준 2 3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14" style:display-name="표준 2 3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2" style:display-name="표준 2 3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3" style:display-name="표준 2 3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4" style:display-name="표준 2 3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5" style:display-name="표준 2 3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6" style:display-name="표준 2 3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7" style:display-name="표준 2 3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8" style:display-name="표준 2 3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6_32_9" style:display-name="표준 2 3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" style:display-name="표준 2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7_32_10" style:display-name="표준 2 3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11" style:display-name="표준 2 3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12" style:display-name="표준 2 3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13" style:display-name="표준 2 3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14" style:display-name="표준 2 3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2" style:display-name="표준 2 3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3" style:display-name="표준 2 3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4" style:display-name="표준 2 3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5" style:display-name="표준 2 3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6" style:display-name="표준 2 3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7" style:display-name="표준 2 3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8" style:display-name="표준 2 3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7_32_9" style:display-name="표준 2 3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" style:display-name="표준 2 3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8_32_10" style:display-name="표준 2 3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11" style:display-name="표준 2 3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12" style:display-name="표준 2 3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13" style:display-name="표준 2 3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14" style:display-name="표준 2 3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2" style:display-name="표준 2 3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3" style:display-name="표준 2 3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4" style:display-name="표준 2 3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5" style:display-name="표준 2 3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6" style:display-name="표준 2 3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7" style:display-name="표준 2 3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8" style:display-name="표준 2 3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8_32_9" style:display-name="표준 2 3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" style:display-name="표준 2 3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9_32_10" style:display-name="표준 2 3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11" style:display-name="표준 2 3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12" style:display-name="표준 2 3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13" style:display-name="표준 2 3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14" style:display-name="표준 2 3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2" style:display-name="표준 2 3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3" style:display-name="표준 2 3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4" style:display-name="표준 2 3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5" style:display-name="표준 2 3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6" style:display-name="표준 2 3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7" style:display-name="표준 2 3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8" style:display-name="표준 2 3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39_32_9" style:display-name="표준 2 3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" style:display-name="표준 2 4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4_32_2" style:display-name="표준 2 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_32_2_32_2" style:display-name="표준 2 4 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4_32_2_32_3" style:display-name="표준 2 4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_32_3" style:display-name="표준 2 4 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40" style:display-name="표준 2 4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1" style:display-name="표준 2 4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2" style:display-name="표준 2 4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3" style:display-name="표준 2 4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4" style:display-name="표준 2 4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5" style:display-name="표준 2 4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6" style:display-name="표준 2 4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7" style:display-name="표준 2 4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8" style:display-name="표준 2 4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49" style:display-name="표준 2 4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" style:display-name="표준 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10" style:display-name="표준 2 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11" style:display-name="표준 2 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12" style:display-name="표준 2 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13" style:display-name="표준 2 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14" style:display-name="표준 2 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15" style:display-name="표준 2 5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16" style:display-name="표준 2 5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17" style:display-name="표준 2 5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18" style:display-name="표준 2 5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19" style:display-name="표준 2 5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" style:display-name="표준 2 5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2_32_10" style:display-name="표준 2 5 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11" style:display-name="표준 2 5 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12" style:display-name="표준 2 5 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13" style:display-name="표준 2 5 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14" style:display-name="표준 2 5 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15" style:display-name="표준 2 5 2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16" style:display-name="표준 2 5 2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17" style:display-name="표준 2 5 2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18" style:display-name="표준 2 5 2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19" style:display-name="표준 2 5 2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" style:display-name="표준 2 5 2 2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2_32_10" style:display-name="표준 2 5 2 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11" style:display-name="표준 2 5 2 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12" style:display-name="표준 2 5 2 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13" style:display-name="표준 2 5 2 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14" style:display-name="표준 2 5 2 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15" style:display-name="표준 2 5 2 2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16" style:display-name="표준 2 5 2 2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17" style:display-name="표준 2 5 2 2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18" style:display-name="표준 2 5 2 2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19" style:display-name="표준 2 5 2 2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2" style:display-name="표준 2 5 2 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20" style:display-name="표준 2 5 2 2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21" style:display-name="표준 2 5 2 2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22" style:display-name="표준 2 5 2 2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23" style:display-name="표준 2 5 2 2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24" style:display-name="표준 2 5 2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_32_25" style:display-name="표준 2 5 2 2 2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26" style:display-name="표준 2 5 2 2 2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27" style:display-name="표준 2 5 2 2 2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28" style:display-name="표준 2 5 2 2 2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29" style:display-name="표준 2 5 2 2 2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3" style:display-name="표준 2 5 2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30" style:display-name="표준 2 5 2 2 3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31" style:display-name="표준 2 5 2 2 3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32" style:display-name="표준 2 5 2 2 3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33" style:display-name="표준 2 5 2 2 3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34" style:display-name="표준 2 5 2 2 3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35" style:display-name="표준 2 5 2 2 3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36" style:display-name="표준 2 5 2 2 3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4" style:display-name="표준 2 5 2 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5" style:display-name="표준 2 5 2 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6" style:display-name="표준 2 5 2 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7" style:display-name="표준 2 5 2 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8" style:display-name="표준 2 5 2 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_32_9" style:display-name="표준 2 5 2 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20" style:display-name="표준 2 5 2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1" style:display-name="표준 2 5 2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2" style:display-name="표준 2 5 2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3" style:display-name="표준 2 5 2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4" style:display-name="표준 2 5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5" style:display-name="표준 2 5 2 2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6" style:display-name="표준 2 5 2 2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7" style:display-name="표준 2 5 2 2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8" style:display-name="표준 2 5 2 2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29" style:display-name="표준 2 5 2 2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3" style:display-name="표준 2 5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30" style:display-name="표준 2 5 2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31" style:display-name="표준 2 5 2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32" style:display-name="표준 2 5 2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33" style:display-name="표준 2 5 2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34" style:display-name="표준 2 5 2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35" style:display-name="표준 2 5 2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36" style:display-name="표준 2 5 2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37" style:display-name="표준 2 5 2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38" style:display-name="표준 2 5 2 3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2_32_39" style:display-name="표준 2 5 2 39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4" style:display-name="표준 2 5 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40" style:display-name="표준 2 5 2 40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41" style:display-name="표준 2 5 2 41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42" style:display-name="표준 2 5 2 42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43" style:display-name="표준 2 5 2 43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44" style:display-name="표준 2 5 2 44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45" style:display-name="표준 2 5 2 45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46" style:display-name="표준 2 5 2 46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47" style:display-name="표준 2 5 2 47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48" style:display-name="표준 2 5 2 48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49" style:display-name="표준 2 5 2 49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5" style:display-name="표준 2 5 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50" style:display-name="표준 2 5 2 50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2_32_5_32_2_32_6" style:display-name="표준 2 5 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7" style:display-name="표준 2 5 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8" style:display-name="표준 2 5 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_32_9" style:display-name="표준 2 5 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0" style:display-name="표준 2 5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1" style:display-name="표준 2 5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2" style:display-name="표준 2 5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3" style:display-name="표준 2 5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4" style:display-name="표준 2 5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5" style:display-name="표준 2 5 2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6" style:display-name="표준 2 5 2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7" style:display-name="표준 2 5 2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8" style:display-name="표준 2 5 2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29" style:display-name="표준 2 5 2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3" style:display-name="표준 2 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30" style:display-name="표준 2 5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10" style:display-name="표준 2 5 30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11" style:display-name="표준 2 5 30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12" style:display-name="표준 2 5 30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13" style:display-name="표준 2 5 30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14" style:display-name="표준 2 5 30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15" style:display-name="표준 2 5 30 1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16" style:display-name="표준 2 5 30 1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17" style:display-name="표준 2 5 30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18" style:display-name="표준 2 5 30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19" style:display-name="표준 2 5 30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2" style:display-name="표준 2 5 30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20" style:display-name="표준 2 5 30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21" style:display-name="표준 2 5 30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22" style:display-name="표준 2 5 30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23" style:display-name="표준 2 5 30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24" style:display-name="표준 2 5 30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30_32_3" style:display-name="표준 2 5 30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4" style:display-name="표준 2 5 30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5" style:display-name="표준 2 5 30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6" style:display-name="표준 2 5 30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7" style:display-name="표준 2 5 30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8" style:display-name="표준 2 5 30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0_32_9" style:display-name="표준 2 5 30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1" style:display-name="표준 2 5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2" style:display-name="표준 2 5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3" style:display-name="표준 2 5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4" style:display-name="표준 2 5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5" style:display-name="표준 2 5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6" style:display-name="표준 2 5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7" style:display-name="표준 2 5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8" style:display-name="표준 2 5 3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39" style:display-name="표준 2 5 3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4" style:display-name="표준 2 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40" style:display-name="표준 2 5 4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41" style:display-name="표준 2 5 4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42" style:display-name="표준 2 5 4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43" style:display-name="표준 2 5 4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44" style:display-name="표준 2 5 4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45" style:display-name="표준 2 5 4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46" style:display-name="표준 2 5 4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47" style:display-name="표준 2 5 4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48" style:display-name="표준 2 5 4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49" style:display-name="표준 2 5 4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" style:display-name="표준 2 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0" style:display-name="표준 2 5 5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1" style:display-name="표준 2 5 5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2" style:display-name="표준 2 5 5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3" style:display-name="표준 2 5 5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4" style:display-name="표준 2 5 5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5" style:display-name="표준 2 5 5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6" style:display-name="표준 2 5 5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7" style:display-name="표준 2 5 5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8" style:display-name="표준 2 5 5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59" style:display-name="표준 2 5 5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6" style:display-name="표준 2 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60" style:display-name="표준 2 5 6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61" style:display-name="표준 2 5 6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62" style:display-name="표준 2 5 6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63" style:display-name="표준 2 5 6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64" style:display-name="표준 2 5 6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65" style:display-name="표준 2 5 6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66" style:display-name="표준 2 5 66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67" style:display-name="표준 2 5 6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68" style:display-name="표준 2 5 68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69" style:display-name="표준 2 5 6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7" style:display-name="표준 2 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70" style:display-name="표준 2 5 7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71" style:display-name="표준 2 5 71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72" style:display-name="표준 2 5 7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73" style:display-name="표준 2 5 7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74" style:display-name="표준 2 5 74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75" style:display-name="표준 2 5 75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76" style:display-name="표준 2 5 76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77" style:display-name="표준 2 5 7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5_32_78" style:display-name="표준 2 5 7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_32_8" style:display-name="표준 2 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_32_9" style:display-name="표준 2 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0" style:display-name="표준 2 5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1" style:display-name="표준 2 5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2" style:display-name="표준 2 5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3" style:display-name="표준 2 5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4" style:display-name="표준 2 5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5" style:display-name="표준 2 5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2_32_56" style:display-name="표준 2 56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57" style:display-name="표준 2 5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8" style:display-name="표준 2 5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59" style:display-name="표준 2 5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6" style:display-name="표준 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6_32_2" style:display-name="표준 2 6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60" style:display-name="표준 2 6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61" style:display-name="표준 2 61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62" style:display-name="표준 2 62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63" style:display-name="표준 2 63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64" style:display-name="표준 2 64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65" style:display-name="표준 2 65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66" style:display-name="표준 2 66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_32_67" style:display-name="표준 2 6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68" style:display-name="표준 2 6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69" style:display-name="표준 2 6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" style:display-name="표준 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0" style:display-name="표준 2 7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1" style:display-name="표준 2 7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2" style:display-name="표준 2 7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3" style:display-name="표준 2 7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4" style:display-name="표준 2 7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5" style:display-name="표준 2 7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6" style:display-name="표준 2 7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7" style:display-name="표준 2 7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8" style:display-name="표준 2 7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79" style:display-name="표준 2 7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" style:display-name="표준 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10" style:display-name="표준 2 8 1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8_32_11" style:display-name="표준 2 8 11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8_32_12" style:display-name="표준 2 8 1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8_32_2" style:display-name="표준 2 8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8_32_2_32_10" style:display-name="표준 2 8 2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2_32_11" style:display-name="표준 2 8 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2_32_2" style:display-name="표준 2 8 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2_32_3" style:display-name="표준 2 8 2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2_32_4" style:display-name="표준 2 8 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2_32_5" style:display-name="표준 2 8 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2_32_6" style:display-name="표준 2 8 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2_32_7" style:display-name="표준 2 8 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2_32_8" style:display-name="표준 2 8 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2_32_9" style:display-name="표준 2 8 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3" style:display-name="표준 2 8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8_32_4" style:display-name="표준 2 8 4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8_32_5" style:display-name="표준 2 8 5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8_32_6" style:display-name="표준 2 8 6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8_32_7" style:display-name="표준 2 8 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8_32_8" style:display-name="표준 2 8 8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8_32_9" style:display-name="표준 2 8 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80" style:display-name="표준 2 8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_32_9" style:display-name="표준 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_49457__44284__54217__44032__54364__32__40__54016__50896__50857__41_" style:display-name="표준 2_성과평가표 (팀원용)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20" style:display-name="표준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1" style:display-name="표준 21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22" style:display-name="표준 2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2" style:display-name="표준 2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2_32_2" style:display-name="표준 2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2_32_2_32_2" style:display-name="표준 22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2_32_2_32_2_32_2" style:display-name="표준 22 2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2_32_2_32_3" style:display-name="표준 22 2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2_32_3" style:display-name="표준 22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2_32_3_32_2" style:display-name="표준 22 2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2_32_4" style:display-name="표준 22 2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3" style:display-name="표준 2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3_32_2" style:display-name="표준 22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3_32_2_32_2" style:display-name="표준 22 3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3_32_3" style:display-name="표준 22 3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4" style:display-name="표준 22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4_32_2" style:display-name="표준 22 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2_32_5" style:display-name="표준 22 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3" style:display-name="표준 23" style:family="table-cell" style:data-style-name="N49">
      <style:table-cell-properties style:vertical-align="middle" fo:background-color="transparent"/>
      <style:text-properties style:font-name="바탕체" style:font-name-asian="바탕체" style:font-name-complex="바탕체" style:font-family-generic="roman"/>
    </style:style>
    <style:style style:name="_54364__51456__32_23_32_2" style:display-name="표준 2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3_32_2_32_2" style:display-name="표준 23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3_32_2_32_2_32_2" style:display-name="표준 23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3_32_2_32_3" style:display-name="표준 23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3_32_3" style:display-name="표준 23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3_32_3_32_2" style:display-name="표준 23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3_32_4" style:display-name="표준 23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4" style:display-name="표준 2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4_32_2" style:display-name="표준 2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4_32_2_32_2" style:display-name="표준 24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4_32_3" style:display-name="표준 24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5" style:display-name="표준 2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5_32_2" style:display-name="표준 25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6" style:display-name="표준 2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7" style:display-name="표준 2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28" style:display-name="표준 2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9" style:display-name="표준 29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3" style:display-name="표준 3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3_32_10" style:display-name="표준 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11" style:display-name="표준 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12" style:display-name="표준 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13" style:display-name="표준 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14" style:display-name="표준 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15" style:display-name="표준 3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16" style:display-name="표준 3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17" style:display-name="표준 3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18" style:display-name="표준 3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19" style:display-name="표준 3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2" style:display-name="표준 3 2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3_32_2_32_2" style:display-name="표준 3 2 2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3_32_2_32_2_32_2" style:display-name="표준 3 2 2 2" style:family="table-cell" style:data-style-name="N49">
      <style:table-cell-properties style:vertical-align="middle" fo:background-color="transparent"/>
      <style:text-properties style:font-name="굴림" style:font-name-asian="굴림" style:font-name-complex="굴림" fo:font-size="10pt" style:font-size-asian="10pt" style:font-size-complex="10pt"/>
    </style:style>
    <style:style style:name="_54364__51456__32_3_32_2_32_2_32_2_32_2" style:display-name="표준 3 2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_32_2_32_2_32_3" style:display-name="표준 3 2 2 3" style:family="table-cell" style:data-style-name="N49">
      <style:table-cell-properties style:vertical-align="automatic" fo:background-color="transparent"/>
      <style:text-properties style:font-name="맑은 고딕" style:font-name-asian="맑은 고딕" style:font-name-complex="맑은 고딕"/>
    </style:style>
    <style:style style:name="_54364__51456__32_3_32_2_32_3" style:display-name="표준 3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_32_2_32_4" style:display-name="표준 3 2 4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3_32_20" style:display-name="표준 3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21" style:display-name="표준 3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22" style:display-name="표준 3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23" style:display-name="표준 3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24" style:display-name="표준 3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25" style:display-name="표준 3 2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26" style:display-name="표준 3 2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27" style:display-name="표준 3 2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28" style:display-name="표준 3 2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29" style:display-name="표준 3 2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" style:display-name="표준 3 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3_32_3_32_10" style:display-name="표준 3 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11" style:display-name="표준 3 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12" style:display-name="표준 3 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13" style:display-name="표준 3 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14" style:display-name="표준 3 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15" style:display-name="표준 3 3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16" style:display-name="표준 3 3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17" style:display-name="표준 3 3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18" style:display-name="표준 3 3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19" style:display-name="표준 3 3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" style:display-name="표준 3 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10" style:display-name="표준 3 3 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11" style:display-name="표준 3 3 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12" style:display-name="표준 3 3 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13" style:display-name="표준 3 3 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14" style:display-name="표준 3 3 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15" style:display-name="표준 3 3 2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16" style:display-name="표준 3 3 2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17" style:display-name="표준 3 3 2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18" style:display-name="표준 3 3 2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19" style:display-name="표준 3 3 2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2" style:display-name="표준 3 3 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20" style:display-name="표준 3 3 2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21" style:display-name="표준 3 3 2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22" style:display-name="표준 3 3 2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23" style:display-name="표준 3 3 2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24" style:display-name="표준 3 3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_32_3" style:display-name="표준 3 3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4" style:display-name="표준 3 3 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5" style:display-name="표준 3 3 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6" style:display-name="표준 3 3 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7" style:display-name="표준 3 3 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8" style:display-name="표준 3 3 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_32_9" style:display-name="표준 3 3 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20" style:display-name="표준 3 3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1" style:display-name="표준 3 3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2" style:display-name="표준 3 3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3" style:display-name="표준 3 3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4" style:display-name="표준 3 3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5" style:display-name="표준 3 3 2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6" style:display-name="표준 3 3 2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7" style:display-name="표준 3 3 2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8" style:display-name="표준 3 3 2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29" style:display-name="표준 3 3 2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3" style:display-name="표준 3 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30" style:display-name="표준 3 3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31" style:display-name="표준 3 3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32" style:display-name="표준 3 3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33" style:display-name="표준 3 3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34" style:display-name="표준 3 3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35" style:display-name="표준 3 3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36" style:display-name="표준 3 3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37" style:display-name="표준 3 3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_32_38" style:display-name="표준 3 3 38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3_32_3_32_4" style:display-name="표준 3 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5" style:display-name="표준 3 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6" style:display-name="표준 3 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7" style:display-name="표준 3 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8" style:display-name="표준 3 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_32_9" style:display-name="표준 3 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0" style:display-name="표준 3 3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1" style:display-name="표준 3 3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2" style:display-name="표준 3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10" style:display-name="표준 3 32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11" style:display-name="표준 3 3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12" style:display-name="표준 3 32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13" style:display-name="표준 3 32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14" style:display-name="표준 3 32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15" style:display-name="표준 3 32 1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16" style:display-name="표준 3 32 1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17" style:display-name="표준 3 32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18" style:display-name="표준 3 32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19" style:display-name="표준 3 32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2" style:display-name="표준 3 3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20" style:display-name="표준 3 32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21" style:display-name="표준 3 32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22" style:display-name="표준 3 32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23" style:display-name="표준 3 32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24" style:display-name="표준 3 32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32_32_3" style:display-name="표준 3 32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4" style:display-name="표준 3 3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5" style:display-name="표준 3 3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6" style:display-name="표준 3 3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7" style:display-name="표준 3 3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8" style:display-name="표준 3 3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2_32_9" style:display-name="표준 3 3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3" style:display-name="표준 3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4" style:display-name="표준 3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5" style:display-name="표준 3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6" style:display-name="표준 3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7" style:display-name="표준 3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8" style:display-name="표준 3 3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39" style:display-name="표준 3 3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4" style:display-name="표준 3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_32_40" style:display-name="표준 3 4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41" style:display-name="표준 3 4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42" style:display-name="표준 3 4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43" style:display-name="표준 3 4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44" style:display-name="표준 3 4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45" style:display-name="표준 3 4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46" style:display-name="표준 3 4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47" style:display-name="표준 3 4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48" style:display-name="표준 3 4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49" style:display-name="표준 3 4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5" style:display-name="표준 3 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_32_50" style:display-name="표준 3 5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51" style:display-name="표준 3 5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52" style:display-name="표준 3 5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53" style:display-name="표준 3 5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54" style:display-name="표준 3 5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55" style:display-name="표준 3 5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56" style:display-name="표준 3 5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57" style:display-name="표준 3 5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58" style:display-name="표준 3 5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59" style:display-name="표준 3 5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6" style:display-name="표준 3 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_32_6_32_2" style:display-name="표준 3 6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_32_60" style:display-name="표준 3 6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61" style:display-name="표준 3 6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62" style:display-name="표준 3 6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63" style:display-name="표준 3 6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64" style:display-name="표준 3 6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65" style:display-name="표준 3 6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66" style:display-name="표준 3 6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67" style:display-name="표준 3 6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_32_68" style:display-name="표준 3 6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69" style:display-name="표준 3 6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3_32_7" style:display-name="표준 3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7_32_10" style:display-name="표준 3 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11" style:display-name="표준 3 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12" style:display-name="표준 3 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13" style:display-name="표준 3 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14" style:display-name="표준 3 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2" style:display-name="표준 3 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3" style:display-name="표준 3 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4" style:display-name="표준 3 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5" style:display-name="표준 3 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6" style:display-name="표준 3 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7" style:display-name="표준 3 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8" style:display-name="표준 3 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_32_9" style:display-name="표준 3 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70" style:display-name="표준 3 7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3_32_71" style:display-name="표준 3 71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3_32_72" style:display-name="표준 3 7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3_32_73" style:display-name="표준 3 7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3_32_74" style:display-name="표준 3 74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3_32_75" style:display-name="표준 3 7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76" style:display-name="표준 3 7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77" style:display-name="표준 3 7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78" style:display-name="표준 3 7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79" style:display-name="표준 3 7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8" style:display-name="표준 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_32_80" style:display-name="표준 3 8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81" style:display-name="표준 3 8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82" style:display-name="표준 3 8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83" style:display-name="표준 3 8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84" style:display-name="표준 3 8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85" style:display-name="표준 3 8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_32_86" style:display-name="표준 3 8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_32_87" style:display-name="표준 3 87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3_32_88" style:display-name="표준 3 88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3_32_9" style:display-name="표준 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30" style:display-name="표준 3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31" style:display-name="표준 3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32" style:display-name="표준 3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33" style:display-name="표준 3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34" style:display-name="표준 3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35" style:display-name="표준 3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36" style:display-name="표준 3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37" style:display-name="표준 3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38" style:display-name="표준 38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2" style:display-name="표준 38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2_32_2" style:display-name="표준 38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2_32_2_32_2" style:display-name="표준 38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2_32_2_32_2_32_2" style:display-name="표준 38 2 2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2_32_2_32_3" style:display-name="표준 38 2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2_32_3" style:display-name="표준 38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2_32_3_32_2" style:display-name="표준 38 2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2_32_4" style:display-name="표준 38 2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3" style:display-name="표준 38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3_32_2" style:display-name="표준 38 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3_32_2_32_2" style:display-name="표준 38 3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3_32_3" style:display-name="표준 38 3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4" style:display-name="표준 38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4_32_2" style:display-name="표준 38 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8_32_5" style:display-name="표준 38 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39" style:display-name="표준 39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39_32_2" style:display-name="표준 39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" style:display-name="표준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" style:display-name="표준 4 1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10_32_10" style:display-name="표준 4 1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11" style:display-name="표준 4 1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12" style:display-name="표준 4 1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13" style:display-name="표준 4 1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14" style:display-name="표준 4 1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2" style:display-name="표준 4 1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3" style:display-name="표준 4 1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4" style:display-name="표준 4 1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5" style:display-name="표준 4 1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6" style:display-name="표준 4 1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7" style:display-name="표준 4 1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8" style:display-name="표준 4 1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0_32_9" style:display-name="표준 4 1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" style:display-name="표준 4 1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11_32_10" style:display-name="표준 4 11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11" style:display-name="표준 4 11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12" style:display-name="표준 4 11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13" style:display-name="표준 4 11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14" style:display-name="표준 4 11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2" style:display-name="표준 4 11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3" style:display-name="표준 4 11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4" style:display-name="표준 4 11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5" style:display-name="표준 4 11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6" style:display-name="표준 4 11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7" style:display-name="표준 4 11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8" style:display-name="표준 4 11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1_32_9" style:display-name="표준 4 11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" style:display-name="표준 4 1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12_32_10" style:display-name="표준 4 1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11" style:display-name="표준 4 1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12" style:display-name="표준 4 1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13" style:display-name="표준 4 1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14" style:display-name="표준 4 1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2" style:display-name="표준 4 1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3" style:display-name="표준 4 1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4" style:display-name="표준 4 1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5" style:display-name="표준 4 1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6" style:display-name="표준 4 1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7" style:display-name="표준 4 1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8" style:display-name="표준 4 1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2_32_9" style:display-name="표준 4 1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" style:display-name="표준 4 1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13_32_10" style:display-name="표준 4 1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11" style:display-name="표준 4 1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12" style:display-name="표준 4 1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13" style:display-name="표준 4 1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14" style:display-name="표준 4 1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2" style:display-name="표준 4 1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3" style:display-name="표준 4 1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4" style:display-name="표준 4 1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5" style:display-name="표준 4 1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6" style:display-name="표준 4 1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7" style:display-name="표준 4 1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8" style:display-name="표준 4 1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3_32_9" style:display-name="표준 4 1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" style:display-name="표준 4 1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14_32_10" style:display-name="표준 4 14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11" style:display-name="표준 4 14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12" style:display-name="표준 4 1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13" style:display-name="표준 4 1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14" style:display-name="표준 4 1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2" style:display-name="표준 4 1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3" style:display-name="표준 4 14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4" style:display-name="표준 4 14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5" style:display-name="표준 4 14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6" style:display-name="표준 4 14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7" style:display-name="표준 4 14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8" style:display-name="표준 4 14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4_32_9" style:display-name="표준 4 14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" style:display-name="표준 4 1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15_32_10" style:display-name="표준 4 1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11" style:display-name="표준 4 1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12" style:display-name="표준 4 1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13" style:display-name="표준 4 1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14" style:display-name="표준 4 1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2" style:display-name="표준 4 1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3" style:display-name="표준 4 1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4" style:display-name="표준 4 1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5" style:display-name="표준 4 1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6" style:display-name="표준 4 1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7" style:display-name="표준 4 1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8" style:display-name="표준 4 1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5_32_9" style:display-name="표준 4 1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" style:display-name="표준 4 1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16_32_10" style:display-name="표준 4 1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11" style:display-name="표준 4 1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12" style:display-name="표준 4 1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13" style:display-name="표준 4 1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14" style:display-name="표준 4 1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2" style:display-name="표준 4 1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3" style:display-name="표준 4 1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4" style:display-name="표준 4 1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5" style:display-name="표준 4 1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6" style:display-name="표준 4 1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7" style:display-name="표준 4 1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8" style:display-name="표준 4 1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6_32_9" style:display-name="표준 4 1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" style:display-name="표준 4 1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17_32_10" style:display-name="표준 4 1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11" style:display-name="표준 4 1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12" style:display-name="표준 4 1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13" style:display-name="표준 4 1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14" style:display-name="표준 4 1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2" style:display-name="표준 4 1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3" style:display-name="표준 4 1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4" style:display-name="표준 4 1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5" style:display-name="표준 4 1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6" style:display-name="표준 4 1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7" style:display-name="표준 4 1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8" style:display-name="표준 4 1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7_32_9" style:display-name="표준 4 1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" style:display-name="표준 4 18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18_32_10" style:display-name="표준 4 1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11" style:display-name="표준 4 1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12" style:display-name="표준 4 1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13" style:display-name="표준 4 1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14" style:display-name="표준 4 1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2" style:display-name="표준 4 1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3" style:display-name="표준 4 1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4" style:display-name="표준 4 1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5" style:display-name="표준 4 1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6" style:display-name="표준 4 1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7" style:display-name="표준 4 1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8" style:display-name="표준 4 1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8_32_9" style:display-name="표준 4 1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" style:display-name="표준 4 19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19_32_10" style:display-name="표준 4 1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11" style:display-name="표준 4 1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12" style:display-name="표준 4 1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13" style:display-name="표준 4 1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14" style:display-name="표준 4 1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2" style:display-name="표준 4 1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3" style:display-name="표준 4 1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4" style:display-name="표준 4 1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5" style:display-name="표준 4 1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6" style:display-name="표준 4 1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7" style:display-name="표준 4 1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8" style:display-name="표준 4 1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19_32_9" style:display-name="표준 4 1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" style:display-name="표준 4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10" style:display-name="표준 4 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10" style:display-name="표준 4 2 1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11" style:display-name="표준 4 2 1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12" style:display-name="표준 4 2 1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13" style:display-name="표준 4 2 1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14" style:display-name="표준 4 2 1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2" style:display-name="표준 4 2 1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3" style:display-name="표준 4 2 1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4" style:display-name="표준 4 2 1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5" style:display-name="표준 4 2 1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6" style:display-name="표준 4 2 1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7" style:display-name="표준 4 2 1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8" style:display-name="표준 4 2 1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0_32_9" style:display-name="표준 4 2 1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" style:display-name="표준 4 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10" style:display-name="표준 4 2 11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11" style:display-name="표준 4 2 11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12" style:display-name="표준 4 2 11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13" style:display-name="표준 4 2 11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14" style:display-name="표준 4 2 11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2" style:display-name="표준 4 2 11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3" style:display-name="표준 4 2 11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4" style:display-name="표준 4 2 11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5" style:display-name="표준 4 2 11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6" style:display-name="표준 4 2 11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7" style:display-name="표준 4 2 11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8" style:display-name="표준 4 2 11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1_32_9" style:display-name="표준 4 2 11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" style:display-name="표준 4 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10" style:display-name="표준 4 2 1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11" style:display-name="표준 4 2 1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12" style:display-name="표준 4 2 1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13" style:display-name="표준 4 2 1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14" style:display-name="표준 4 2 1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2" style:display-name="표준 4 2 1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3" style:display-name="표준 4 2 1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4" style:display-name="표준 4 2 1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5" style:display-name="표준 4 2 1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6" style:display-name="표준 4 2 1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7" style:display-name="표준 4 2 1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8" style:display-name="표준 4 2 1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2_32_9" style:display-name="표준 4 2 1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" style:display-name="표준 4 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10" style:display-name="표준 4 2 1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11" style:display-name="표준 4 2 1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12" style:display-name="표준 4 2 1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13" style:display-name="표준 4 2 1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14" style:display-name="표준 4 2 1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2" style:display-name="표준 4 2 1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3" style:display-name="표준 4 2 1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4" style:display-name="표준 4 2 1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5" style:display-name="표준 4 2 1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6" style:display-name="표준 4 2 1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7" style:display-name="표준 4 2 1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8" style:display-name="표준 4 2 1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3_32_9" style:display-name="표준 4 2 1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" style:display-name="표준 4 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10" style:display-name="표준 4 2 14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11" style:display-name="표준 4 2 14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12" style:display-name="표준 4 2 1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13" style:display-name="표준 4 2 1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14" style:display-name="표준 4 2 1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2" style:display-name="표준 4 2 1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3" style:display-name="표준 4 2 14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4" style:display-name="표준 4 2 14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5" style:display-name="표준 4 2 14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6" style:display-name="표준 4 2 14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7" style:display-name="표준 4 2 14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8" style:display-name="표준 4 2 14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4_32_9" style:display-name="표준 4 2 14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" style:display-name="표준 4 2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10" style:display-name="표준 4 2 1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11" style:display-name="표준 4 2 1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12" style:display-name="표준 4 2 1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13" style:display-name="표준 4 2 1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14" style:display-name="표준 4 2 1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2" style:display-name="표준 4 2 1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3" style:display-name="표준 4 2 1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4" style:display-name="표준 4 2 1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5" style:display-name="표준 4 2 1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6" style:display-name="표준 4 2 1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7" style:display-name="표준 4 2 1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8" style:display-name="표준 4 2 1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5_32_9" style:display-name="표준 4 2 1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" style:display-name="표준 4 2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10" style:display-name="표준 4 2 1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11" style:display-name="표준 4 2 1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12" style:display-name="표준 4 2 1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13" style:display-name="표준 4 2 1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14" style:display-name="표준 4 2 1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2" style:display-name="표준 4 2 1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3" style:display-name="표준 4 2 1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4" style:display-name="표준 4 2 1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5" style:display-name="표준 4 2 1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6" style:display-name="표준 4 2 1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7" style:display-name="표준 4 2 1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8" style:display-name="표준 4 2 1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6_32_9" style:display-name="표준 4 2 1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7" style:display-name="표준 4 2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7_32_10" style:display-name="표준 4 2 17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11" style:display-name="표준 4 2 17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12" style:display-name="표준 4 2 17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13" style:display-name="표준 4 2 17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14" style:display-name="표준 4 2 17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2" style:display-name="표준 4 2 17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3" style:display-name="표준 4 2 17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4" style:display-name="표준 4 2 17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5" style:display-name="표준 4 2 17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6" style:display-name="표준 4 2 17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7" style:display-name="표준 4 2 17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8" style:display-name="표준 4 2 17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7_32_9" style:display-name="표준 4 2 17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" style:display-name="표준 4 2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8_32_10" style:display-name="표준 4 2 18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11" style:display-name="표준 4 2 18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12" style:display-name="표준 4 2 18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13" style:display-name="표준 4 2 18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14" style:display-name="표준 4 2 18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2" style:display-name="표준 4 2 18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3" style:display-name="표준 4 2 18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4" style:display-name="표준 4 2 18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5" style:display-name="표준 4 2 18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6" style:display-name="표준 4 2 18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7" style:display-name="표준 4 2 18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8" style:display-name="표준 4 2 18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8_32_9" style:display-name="표준 4 2 18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" style:display-name="표준 4 2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19_32_10" style:display-name="표준 4 2 19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11" style:display-name="표준 4 2 19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12" style:display-name="표준 4 2 19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13" style:display-name="표준 4 2 19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14" style:display-name="표준 4 2 19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2" style:display-name="표준 4 2 19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3" style:display-name="표준 4 2 19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4" style:display-name="표준 4 2 19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5" style:display-name="표준 4 2 19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6" style:display-name="표준 4 2 19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7" style:display-name="표준 4 2 19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8" style:display-name="표준 4 2 19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19_32_9" style:display-name="표준 4 2 19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" style:display-name="표준 4 2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2_32_10" style:display-name="표준 4 2 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11" style:display-name="표준 4 2 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12" style:display-name="표준 4 2 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13" style:display-name="표준 4 2 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14" style:display-name="표준 4 2 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15" style:display-name="표준 4 2 2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16" style:display-name="표준 4 2 2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17" style:display-name="표준 4 2 2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18" style:display-name="표준 4 2 2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19" style:display-name="표준 4 2 2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2" style:display-name="표준 4 2 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20" style:display-name="표준 4 2 2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21" style:display-name="표준 4 2 2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22" style:display-name="표준 4 2 2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23" style:display-name="표준 4 2 2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24" style:display-name="표준 4 2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_32_3" style:display-name="표준 4 2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4" style:display-name="표준 4 2 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5" style:display-name="표준 4 2 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6" style:display-name="표준 4 2 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7" style:display-name="표준 4 2 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8" style:display-name="표준 4 2 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_32_9" style:display-name="표준 4 2 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0" style:display-name="표준 4 2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0_32_10" style:display-name="표준 4 2 20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11" style:display-name="표준 4 2 20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12" style:display-name="표준 4 2 20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13" style:display-name="표준 4 2 20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14" style:display-name="표준 4 2 20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2" style:display-name="표준 4 2 20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3" style:display-name="표준 4 2 20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4" style:display-name="표준 4 2 20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5" style:display-name="표준 4 2 20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6" style:display-name="표준 4 2 20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7" style:display-name="표준 4 2 20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8" style:display-name="표준 4 2 20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0_32_9" style:display-name="표준 4 2 20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" style:display-name="표준 4 2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1_32_10" style:display-name="표준 4 2 21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11" style:display-name="표준 4 2 21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12" style:display-name="표준 4 2 21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13" style:display-name="표준 4 2 21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14" style:display-name="표준 4 2 21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2" style:display-name="표준 4 2 21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3" style:display-name="표준 4 2 21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4" style:display-name="표준 4 2 21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5" style:display-name="표준 4 2 21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6" style:display-name="표준 4 2 21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7" style:display-name="표준 4 2 21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8" style:display-name="표준 4 2 21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1_32_9" style:display-name="표준 4 2 21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" style:display-name="표준 4 2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2_32_10" style:display-name="표준 4 2 22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11" style:display-name="표준 4 2 2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12" style:display-name="표준 4 2 22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13" style:display-name="표준 4 2 22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14" style:display-name="표준 4 2 22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2" style:display-name="표준 4 2 2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3" style:display-name="표준 4 2 22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4" style:display-name="표준 4 2 2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5" style:display-name="표준 4 2 2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6" style:display-name="표준 4 2 2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7" style:display-name="표준 4 2 2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8" style:display-name="표준 4 2 2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2_32_9" style:display-name="표준 4 2 2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" style:display-name="표준 4 2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3_32_10" style:display-name="표준 4 2 23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11" style:display-name="표준 4 2 23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12" style:display-name="표준 4 2 23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13" style:display-name="표준 4 2 23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14" style:display-name="표준 4 2 23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2" style:display-name="표준 4 2 23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3" style:display-name="표준 4 2 23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4" style:display-name="표준 4 2 23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5" style:display-name="표준 4 2 23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6" style:display-name="표준 4 2 23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7" style:display-name="표준 4 2 23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8" style:display-name="표준 4 2 23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3_32_9" style:display-name="표준 4 2 23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" style:display-name="표준 4 2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4_32_10" style:display-name="표준 4 2 24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11" style:display-name="표준 4 2 24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12" style:display-name="표준 4 2 24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13" style:display-name="표준 4 2 24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14" style:display-name="표준 4 2 24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2" style:display-name="표준 4 2 24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3" style:display-name="표준 4 2 24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4" style:display-name="표준 4 2 24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5" style:display-name="표준 4 2 24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6" style:display-name="표준 4 2 24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7" style:display-name="표준 4 2 24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8" style:display-name="표준 4 2 24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4_32_9" style:display-name="표준 4 2 24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" style:display-name="표준 4 2 2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5_32_10" style:display-name="표준 4 2 25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11" style:display-name="표준 4 2 25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12" style:display-name="표준 4 2 25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13" style:display-name="표준 4 2 25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14" style:display-name="표준 4 2 25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2" style:display-name="표준 4 2 25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3" style:display-name="표준 4 2 25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4" style:display-name="표준 4 2 25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5" style:display-name="표준 4 2 25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6" style:display-name="표준 4 2 25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7" style:display-name="표준 4 2 25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8" style:display-name="표준 4 2 25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5_32_9" style:display-name="표준 4 2 25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" style:display-name="표준 4 2 2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26_32_10" style:display-name="표준 4 2 26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11" style:display-name="표준 4 2 26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12" style:display-name="표준 4 2 26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13" style:display-name="표준 4 2 26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14" style:display-name="표준 4 2 26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2" style:display-name="표준 4 2 26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3" style:display-name="표준 4 2 26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4" style:display-name="표준 4 2 26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5" style:display-name="표준 4 2 26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6" style:display-name="표준 4 2 26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7" style:display-name="표준 4 2 26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8" style:display-name="표준 4 2 26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6_32_9" style:display-name="표준 4 2 26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7" style:display-name="표준 4 2 2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8" style:display-name="표준 4 2 2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29" style:display-name="표준 4 2 2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3" style:display-name="표준 4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10" style:display-name="표준 4 2 3 1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3_32_11" style:display-name="표준 4 2 3 11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3_32_12" style:display-name="표준 4 2 3 1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3_32_13" style:display-name="표준 4 2 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14" style:display-name="표준 4 2 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15" style:display-name="표준 4 2 3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16" style:display-name="표준 4 2 3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17" style:display-name="표준 4 2 3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18" style:display-name="표준 4 2 3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19" style:display-name="표준 4 2 3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" style:display-name="표준 4 2 3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3_32_2_32_10" style:display-name="표준 4 2 3 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_32_11" style:display-name="표준 4 2 3 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_32_2" style:display-name="표준 4 2 3 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_32_3" style:display-name="표준 4 2 3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_32_4" style:display-name="표준 4 2 3 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_32_5" style:display-name="표준 4 2 3 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_32_6" style:display-name="표준 4 2 3 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_32_7" style:display-name="표준 4 2 3 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_32_8" style:display-name="표준 4 2 3 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_32_9" style:display-name="표준 4 2 3 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0" style:display-name="표준 4 2 3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1" style:display-name="표준 4 2 3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2" style:display-name="표준 4 2 3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3" style:display-name="표준 4 2 3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4" style:display-name="표준 4 2 3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25" style:display-name="표준 4 2 3 2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3" style:display-name="표준 4 2 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3_32_4" style:display-name="표준 4 2 3 4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3_32_5" style:display-name="표준 4 2 3 5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3_32_6" style:display-name="표준 4 2 3 6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3_32_7" style:display-name="표준 4 2 3 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3_32_8" style:display-name="표준 4 2 3 8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3_32_9" style:display-name="표준 4 2 3 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30" style:display-name="표준 4 2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31" style:display-name="표준 4 2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32" style:display-name="표준 4 2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33" style:display-name="표준 4 2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34" style:display-name="표준 4 2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35" style:display-name="표준 4 2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36" style:display-name="표준 4 2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37" style:display-name="표준 4 2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38" style:display-name="표준 4 2 3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2_32_39" style:display-name="표준 4 2 3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4" style:display-name="표준 4 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10" style:display-name="표준 4 2 4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11" style:display-name="표준 4 2 4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12" style:display-name="표준 4 2 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13" style:display-name="표준 4 2 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14" style:display-name="표준 4 2 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2" style:display-name="표준 4 2 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3" style:display-name="표준 4 2 4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4" style:display-name="표준 4 2 4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5" style:display-name="표준 4 2 4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6" style:display-name="표준 4 2 4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7" style:display-name="표준 4 2 4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8" style:display-name="표준 4 2 4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4_32_9" style:display-name="표준 4 2 4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" style:display-name="표준 4 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10" style:display-name="표준 4 2 5 10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5_32_11" style:display-name="표준 4 2 5 11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5_32_12" style:display-name="표준 4 2 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13" style:display-name="표준 4 2 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14" style:display-name="표준 4 2 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15" style:display-name="표준 4 2 5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16" style:display-name="표준 4 2 5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17" style:display-name="표준 4 2 5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18" style:display-name="표준 4 2 5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19" style:display-name="표준 4 2 5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2" style:display-name="표준 4 2 5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5_32_20" style:display-name="표준 4 2 5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21" style:display-name="표준 4 2 5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22" style:display-name="표준 4 2 5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23" style:display-name="표준 4 2 5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24" style:display-name="표준 4 2 5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5_32_3" style:display-name="표준 4 2 5 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5_32_4" style:display-name="표준 4 2 5 4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5_32_5" style:display-name="표준 4 2 5 5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5_32_6" style:display-name="표준 4 2 5 6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5_32_7" style:display-name="표준 4 2 5 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5_32_8" style:display-name="표준 4 2 5 8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5_32_9" style:display-name="표준 4 2 5 9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2_32_6" style:display-name="표준 4 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10" style:display-name="표준 4 2 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11" style:display-name="표준 4 2 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12" style:display-name="표준 4 2 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13" style:display-name="표준 4 2 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14" style:display-name="표준 4 2 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2" style:display-name="표준 4 2 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3" style:display-name="표준 4 2 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4" style:display-name="표준 4 2 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5" style:display-name="표준 4 2 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6" style:display-name="표준 4 2 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7" style:display-name="표준 4 2 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8" style:display-name="표준 4 2 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6_32_9" style:display-name="표준 4 2 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" style:display-name="표준 4 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10" style:display-name="표준 4 2 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11" style:display-name="표준 4 2 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12" style:display-name="표준 4 2 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13" style:display-name="표준 4 2 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14" style:display-name="표준 4 2 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2" style:display-name="표준 4 2 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3" style:display-name="표준 4 2 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4" style:display-name="표준 4 2 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5" style:display-name="표준 4 2 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6" style:display-name="표준 4 2 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7" style:display-name="표준 4 2 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8" style:display-name="표준 4 2 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7_32_9" style:display-name="표준 4 2 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" style:display-name="표준 4 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10" style:display-name="표준 4 2 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11" style:display-name="표준 4 2 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12" style:display-name="표준 4 2 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13" style:display-name="표준 4 2 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14" style:display-name="표준 4 2 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2" style:display-name="표준 4 2 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3" style:display-name="표준 4 2 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4" style:display-name="표준 4 2 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5" style:display-name="표준 4 2 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6" style:display-name="표준 4 2 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7" style:display-name="표준 4 2 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8" style:display-name="표준 4 2 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8_32_9" style:display-name="표준 4 2 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" style:display-name="표준 4 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10" style:display-name="표준 4 2 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11" style:display-name="표준 4 2 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12" style:display-name="표준 4 2 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13" style:display-name="표준 4 2 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14" style:display-name="표준 4 2 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2" style:display-name="표준 4 2 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3" style:display-name="표준 4 2 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4" style:display-name="표준 4 2 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5" style:display-name="표준 4 2 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6" style:display-name="표준 4 2 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7" style:display-name="표준 4 2 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8" style:display-name="표준 4 2 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_32_9_32_9" style:display-name="표준 4 2 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" style:display-name="표준 4 2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20_32_10" style:display-name="표준 4 2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11" style:display-name="표준 4 2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12" style:display-name="표준 4 2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13" style:display-name="표준 4 2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14" style:display-name="표준 4 2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2" style:display-name="표준 4 2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3" style:display-name="표준 4 2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4" style:display-name="표준 4 2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5" style:display-name="표준 4 2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6" style:display-name="표준 4 2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7" style:display-name="표준 4 2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8" style:display-name="표준 4 2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0_32_9" style:display-name="표준 4 2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" style:display-name="표준 4 2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21_32_10" style:display-name="표준 4 21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11" style:display-name="표준 4 21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12" style:display-name="표준 4 21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13" style:display-name="표준 4 21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14" style:display-name="표준 4 21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2" style:display-name="표준 4 21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3" style:display-name="표준 4 21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4" style:display-name="표준 4 21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5" style:display-name="표준 4 21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6" style:display-name="표준 4 21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7" style:display-name="표준 4 21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8" style:display-name="표준 4 21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1_32_9" style:display-name="표준 4 21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" style:display-name="표준 4 2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22_32_10" style:display-name="표준 4 2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11" style:display-name="표준 4 2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12" style:display-name="표준 4 2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13" style:display-name="표준 4 2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14" style:display-name="표준 4 2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2" style:display-name="표준 4 2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3" style:display-name="표준 4 2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4" style:display-name="표준 4 2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5" style:display-name="표준 4 2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6" style:display-name="표준 4 2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7" style:display-name="표준 4 2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8" style:display-name="표준 4 2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2_32_9" style:display-name="표준 4 2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" style:display-name="표준 4 2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23_32_10" style:display-name="표준 4 23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11" style:display-name="표준 4 23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12" style:display-name="표준 4 23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13" style:display-name="표준 4 23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14" style:display-name="표준 4 23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2" style:display-name="표준 4 23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3" style:display-name="표준 4 23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4" style:display-name="표준 4 23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5" style:display-name="표준 4 23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6" style:display-name="표준 4 23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7" style:display-name="표준 4 23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8" style:display-name="표준 4 23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3_32_9" style:display-name="표준 4 23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" style:display-name="표준 4 2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24_32_10" style:display-name="표준 4 24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11" style:display-name="표준 4 24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12" style:display-name="표준 4 2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13" style:display-name="표준 4 2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14" style:display-name="표준 4 2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2" style:display-name="표준 4 2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3" style:display-name="표준 4 24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4" style:display-name="표준 4 24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5" style:display-name="표준 4 24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6" style:display-name="표준 4 24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7" style:display-name="표준 4 24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8" style:display-name="표준 4 24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4_32_9" style:display-name="표준 4 24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" style:display-name="표준 4 2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25_32_10" style:display-name="표준 4 2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11" style:display-name="표준 4 2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12" style:display-name="표준 4 2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13" style:display-name="표준 4 2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14" style:display-name="표준 4 2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2" style:display-name="표준 4 2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3" style:display-name="표준 4 2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4" style:display-name="표준 4 2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5" style:display-name="표준 4 2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6" style:display-name="표준 4 2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7" style:display-name="표준 4 2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8" style:display-name="표준 4 2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5_32_9" style:display-name="표준 4 2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" style:display-name="표준 4 2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26_32_10" style:display-name="표준 4 2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11" style:display-name="표준 4 2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12" style:display-name="표준 4 2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13" style:display-name="표준 4 2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14" style:display-name="표준 4 2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2" style:display-name="표준 4 2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3" style:display-name="표준 4 2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4" style:display-name="표준 4 2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5" style:display-name="표준 4 2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6" style:display-name="표준 4 2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7" style:display-name="표준 4 2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8" style:display-name="표준 4 2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6_32_9" style:display-name="표준 4 2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" style:display-name="표준 4 2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27_32_10" style:display-name="표준 4 2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11" style:display-name="표준 4 2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12" style:display-name="표준 4 2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13" style:display-name="표준 4 2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14" style:display-name="표준 4 2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2" style:display-name="표준 4 2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3" style:display-name="표준 4 27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4" style:display-name="표준 4 2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5" style:display-name="표준 4 2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6" style:display-name="표준 4 2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7" style:display-name="표준 4 2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8" style:display-name="표준 4 2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7_32_9" style:display-name="표준 4 2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" style:display-name="표준 4 28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28_32_10" style:display-name="표준 4 2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11" style:display-name="표준 4 2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12" style:display-name="표준 4 2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13" style:display-name="표준 4 2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14" style:display-name="표준 4 2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2" style:display-name="표준 4 2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3" style:display-name="표준 4 2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4" style:display-name="표준 4 2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5" style:display-name="표준 4 2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6" style:display-name="표준 4 2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7" style:display-name="표준 4 2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8" style:display-name="표준 4 2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8_32_9" style:display-name="표준 4 2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" style:display-name="표준 4 29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29_32_10" style:display-name="표준 4 2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11" style:display-name="표준 4 2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12" style:display-name="표준 4 2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13" style:display-name="표준 4 2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14" style:display-name="표준 4 2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2" style:display-name="표준 4 2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3" style:display-name="표준 4 2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4" style:display-name="표준 4 2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5" style:display-name="표준 4 2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6" style:display-name="표준 4 2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7" style:display-name="표준 4 2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8" style:display-name="표준 4 2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29_32_9" style:display-name="표준 4 2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" style:display-name="표준 4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3_32_2" style:display-name="표준 4 3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4_32_3_32_3" style:display-name="표준 4 3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30" style:display-name="표준 4 3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30_32_10" style:display-name="표준 4 30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11" style:display-name="표준 4 30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12" style:display-name="표준 4 30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13" style:display-name="표준 4 30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14" style:display-name="표준 4 30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2" style:display-name="표준 4 30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3" style:display-name="표준 4 30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4" style:display-name="표준 4 30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5" style:display-name="표준 4 30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6" style:display-name="표준 4 30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7" style:display-name="표준 4 30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8" style:display-name="표준 4 30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0_32_9" style:display-name="표준 4 30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" style:display-name="표준 4 3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31_32_10" style:display-name="표준 4 31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11" style:display-name="표준 4 31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12" style:display-name="표준 4 31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13" style:display-name="표준 4 31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14" style:display-name="표준 4 31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2" style:display-name="표준 4 31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3" style:display-name="표준 4 31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4" style:display-name="표준 4 31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5" style:display-name="표준 4 31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6" style:display-name="표준 4 31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7" style:display-name="표준 4 31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8" style:display-name="표준 4 31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1_32_9" style:display-name="표준 4 31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2" style:display-name="표준 4 3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32_32_10" style:display-name="표준 4 32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11" style:display-name="표준 4 3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12" style:display-name="표준 4 32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13" style:display-name="표준 4 32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14" style:display-name="표준 4 32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15" style:display-name="표준 4 32 1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16" style:display-name="표준 4 32 1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17" style:display-name="표준 4 32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18" style:display-name="표준 4 32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19" style:display-name="표준 4 32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2" style:display-name="표준 4 3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20" style:display-name="표준 4 32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21" style:display-name="표준 4 32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22" style:display-name="표준 4 32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23" style:display-name="표준 4 32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24" style:display-name="표준 4 32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32_32_25" style:display-name="표준 4 32 2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26" style:display-name="표준 4 32 2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27" style:display-name="표준 4 32 2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28" style:display-name="표준 4 32 2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29" style:display-name="표준 4 32 2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3" style:display-name="표준 4 32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30" style:display-name="표준 4 32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31" style:display-name="표준 4 32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32" style:display-name="표준 4 32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33" style:display-name="표준 4 32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34" style:display-name="표준 4 32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35" style:display-name="표준 4 32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36" style:display-name="표준 4 32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4" style:display-name="표준 4 3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5" style:display-name="표준 4 3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6" style:display-name="표준 4 3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7" style:display-name="표준 4 3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8" style:display-name="표준 4 3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2_32_9" style:display-name="표준 4 3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" style:display-name="표준 4 3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33_32_10" style:display-name="표준 4 33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11" style:display-name="표준 4 33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12" style:display-name="표준 4 33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13" style:display-name="표준 4 33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14" style:display-name="표준 4 33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2" style:display-name="표준 4 33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3" style:display-name="표준 4 33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4" style:display-name="표준 4 33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5" style:display-name="표준 4 33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6" style:display-name="표준 4 33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7" style:display-name="표준 4 33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8" style:display-name="표준 4 33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3_32_9" style:display-name="표준 4 33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" style:display-name="표준 4 3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34_32_10" style:display-name="표준 4 34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11" style:display-name="표준 4 34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12" style:display-name="표준 4 34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13" style:display-name="표준 4 34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14" style:display-name="표준 4 34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2" style:display-name="표준 4 34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3" style:display-name="표준 4 34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4" style:display-name="표준 4 34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5" style:display-name="표준 4 34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6" style:display-name="표준 4 34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7" style:display-name="표준 4 34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8" style:display-name="표준 4 34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4_32_9" style:display-name="표준 4 34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5" style:display-name="표준 4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6" style:display-name="표준 4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7" style:display-name="표준 4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8" style:display-name="표준 4 3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39" style:display-name="표준 4 3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4" style:display-name="표준 4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4_32_10" style:display-name="표준 4 4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11" style:display-name="표준 4 4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12" style:display-name="표준 4 4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13" style:display-name="표준 4 4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14" style:display-name="표준 4 4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15" style:display-name="표준 4 4 1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4_32_2" style:display-name="표준 4 4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3" style:display-name="표준 4 4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4" style:display-name="표준 4 4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5" style:display-name="표준 4 4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6" style:display-name="표준 4 4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7" style:display-name="표준 4 4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8" style:display-name="표준 4 4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_32_9" style:display-name="표준 4 4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0" style:display-name="표준 4 4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41" style:display-name="표준 4 4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42" style:display-name="표준 4 4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43" style:display-name="표준 4 4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44" style:display-name="표준 4 4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45" style:display-name="표준 4 4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46" style:display-name="표준 4 4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7" style:display-name="표준 4 4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8" style:display-name="표준 4 4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49" style:display-name="표준 4 4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" style:display-name="표준 4 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5_32_10" style:display-name="표준 4 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11" style:display-name="표준 4 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12" style:display-name="표준 4 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13" style:display-name="표준 4 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14" style:display-name="표준 4 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15" style:display-name="표준 4 5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16" style:display-name="표준 4 5 1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5_32_2" style:display-name="표준 4 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3" style:display-name="표준 4 5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5_32_4" style:display-name="표준 4 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5" style:display-name="표준 4 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6" style:display-name="표준 4 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7" style:display-name="표준 4 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8" style:display-name="표준 4 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_32_9" style:display-name="표준 4 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0" style:display-name="표준 4 5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1" style:display-name="표준 4 5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2" style:display-name="표준 4 5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3" style:display-name="표준 4 5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4" style:display-name="표준 4 5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5" style:display-name="표준 4 5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6" style:display-name="표준 4 5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7" style:display-name="표준 4 5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8" style:display-name="표준 4 5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59" style:display-name="표준 4 5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" style:display-name="표준 4 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_32_10" style:display-name="표준 4 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11" style:display-name="표준 4 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12" style:display-name="표준 4 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13" style:display-name="표준 4 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14" style:display-name="표준 4 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15" style:display-name="표준 4 6 1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_32_2" style:display-name="표준 4 6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3" style:display-name="표준 4 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4" style:display-name="표준 4 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5" style:display-name="표준 4 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6" style:display-name="표준 4 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7" style:display-name="표준 4 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8" style:display-name="표준 4 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_32_9" style:display-name="표준 4 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0" style:display-name="표준 4 6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1" style:display-name="표준 4 6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2" style:display-name="표준 4 6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3" style:display-name="표준 4 6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4" style:display-name="표준 4 6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5" style:display-name="표준 4 6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6" style:display-name="표준 4 6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7" style:display-name="표준 4 67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4_32_68" style:display-name="표준 4 6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69" style:display-name="표준 4 6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69_32_10" style:display-name="표준 4 69 1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9_32_11" style:display-name="표준 4 69 1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9_32_12" style:display-name="표준 4 69 1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9_32_2" style:display-name="표준 4 69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9_32_3" style:display-name="표준 4 69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9_32_4" style:display-name="표준 4 69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9_32_5" style:display-name="표준 4 69 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9_32_6" style:display-name="표준 4 69 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9_32_7" style:display-name="표준 4 69 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9_32_8" style:display-name="표준 4 69 8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69_32_9" style:display-name="표준 4 69 9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" style:display-name="표준 4 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10" style:display-name="표준 4 7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11" style:display-name="표준 4 7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12" style:display-name="표준 4 7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13" style:display-name="표준 4 7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14" style:display-name="표준 4 7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15" style:display-name="표준 4 7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16" style:display-name="표준 4 7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17" style:display-name="표준 4 7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18" style:display-name="표준 4 7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19" style:display-name="표준 4 7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2" style:display-name="표준 4 7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2_32_10" style:display-name="표준 4 7 2 1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2_32_11" style:display-name="표준 4 7 2 1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2_32_2" style:display-name="표준 4 7 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2_32_3" style:display-name="표준 4 7 2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2_32_4" style:display-name="표준 4 7 2 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2_32_5" style:display-name="표준 4 7 2 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2_32_6" style:display-name="표준 4 7 2 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2_32_7" style:display-name="표준 4 7 2 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2_32_8" style:display-name="표준 4 7 2 8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2_32_9" style:display-name="표준 4 7 2 9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20" style:display-name="표준 4 7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21" style:display-name="표준 4 7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22" style:display-name="표준 4 7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23" style:display-name="표준 4 7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24" style:display-name="표준 4 7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25" style:display-name="표준 4 7 2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3" style:display-name="표준 4 7 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_32_4" style:display-name="표준 4 7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5" style:display-name="표준 4 7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6" style:display-name="표준 4 7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7" style:display-name="표준 4 7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8" style:display-name="표준 4 7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_32_9" style:display-name="표준 4 7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70" style:display-name="표준 4 7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1" style:display-name="표준 4 7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2" style:display-name="표준 4 7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3" style:display-name="표준 4 7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4" style:display-name="표준 4 7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75" style:display-name="표준 4 7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76" style:display-name="표준 4 7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77" style:display-name="표준 4 7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78" style:display-name="표준 4 7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79" style:display-name="표준 4 7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8" style:display-name="표준 4 8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8_32_10" style:display-name="표준 4 8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11" style:display-name="표준 4 8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12" style:display-name="표준 4 8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13" style:display-name="표준 4 8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14" style:display-name="표준 4 8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2" style:display-name="표준 4 8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3" style:display-name="표준 4 8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4" style:display-name="표준 4 8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5" style:display-name="표준 4 8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6" style:display-name="표준 4 8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7" style:display-name="표준 4 8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8" style:display-name="표준 4 8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_32_9" style:display-name="표준 4 8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0" style:display-name="표준 4 8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81" style:display-name="표준 4 8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82" style:display-name="표준 4 8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83" style:display-name="표준 4 8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84" style:display-name="표준 4 8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85" style:display-name="표준 4 8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_32_86" style:display-name="표준 4 8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87" style:display-name="표준 4 87" style:family="table-cell" style:data-style-name="N49">
      <style:table-cell-properties style:vertical-align="middle" fo:background-color="transparent"/>
      <style:text-properties style:font-name="바탕체1" style:font-name-asian="바탕체1" style:font-name-complex="바탕체1"/>
    </style:style>
    <style:style style:name="_54364__51456__32_4_32_9" style:display-name="표준 4 9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_32_9_32_10" style:display-name="표준 4 9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11" style:display-name="표준 4 9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12" style:display-name="표준 4 9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13" style:display-name="표준 4 9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14" style:display-name="표준 4 9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15" style:display-name="표준 4 9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16" style:display-name="표준 4 9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17" style:display-name="표준 4 9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18" style:display-name="표준 4 9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19" style:display-name="표준 4 9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2" style:display-name="표준 4 9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20" style:display-name="표준 4 9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21" style:display-name="표준 4 9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22" style:display-name="표준 4 9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23" style:display-name="표준 4 9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24" style:display-name="표준 4 9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3" style:display-name="표준 4 9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4" style:display-name="표준 4 9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5" style:display-name="표준 4 9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6" style:display-name="표준 4 9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7" style:display-name="표준 4 9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8" style:display-name="표준 4 9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_32_9_32_9" style:display-name="표준 4 9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40" style:display-name="표준 4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0_32_2" style:display-name="표준 40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1" style:display-name="표준 4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1_32_2" style:display-name="표준 41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2" style:display-name="표준 4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2_32_2" style:display-name="표준 4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3" style:display-name="표준 4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3_32_2" style:display-name="표준 4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4" style:display-name="표준 4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4_32_2" style:display-name="표준 4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5" style:display-name="표준 4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5_32_2" style:display-name="표준 45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6" style:display-name="표준 4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6_32_2" style:display-name="표준 46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7" style:display-name="표준 4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7_32_2" style:display-name="표준 47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8" style:display-name="표준 48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8_32_2" style:display-name="표준 48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9" style:display-name="표준 49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49_32_2" style:display-name="표준 49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" style:display-name="표준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10" style:display-name="표준 5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11" style:display-name="표준 5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12" style:display-name="표준 5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13" style:display-name="표준 5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14" style:display-name="표준 5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15" style:display-name="표준 5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16" style:display-name="표준 5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17" style:display-name="표준 5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18" style:display-name="표준 5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19" style:display-name="표준 5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" style:display-name="표준 5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10" style:display-name="표준 5 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11" style:display-name="표준 5 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12" style:display-name="표준 5 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13" style:display-name="표준 5 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14" style:display-name="표준 5 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15" style:display-name="표준 5 2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16" style:display-name="표준 5 2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17" style:display-name="표준 5 2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18" style:display-name="표준 5 2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19" style:display-name="표준 5 2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" style:display-name="표준 5 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10" style:display-name="표준 5 2 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11" style:display-name="표준 5 2 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12" style:display-name="표준 5 2 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13" style:display-name="표준 5 2 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14" style:display-name="표준 5 2 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15" style:display-name="표준 5 2 2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16" style:display-name="표준 5 2 2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17" style:display-name="표준 5 2 2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18" style:display-name="표준 5 2 2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19" style:display-name="표준 5 2 2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2" style:display-name="표준 5 2 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20" style:display-name="표준 5 2 2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21" style:display-name="표준 5 2 2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22" style:display-name="표준 5 2 2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23" style:display-name="표준 5 2 2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24" style:display-name="표준 5 2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_32_3" style:display-name="표준 5 2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4" style:display-name="표준 5 2 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5" style:display-name="표준 5 2 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6" style:display-name="표준 5 2 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7" style:display-name="표준 5 2 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8" style:display-name="표준 5 2 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_32_9" style:display-name="표준 5 2 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20" style:display-name="표준 5 2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1" style:display-name="표준 5 2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2" style:display-name="표준 5 2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3" style:display-name="표준 5 2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4" style:display-name="표준 5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5" style:display-name="표준 5 2 2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6" style:display-name="표준 5 2 2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7" style:display-name="표준 5 2 2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8" style:display-name="표준 5 2 2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29" style:display-name="표준 5 2 2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3" style:display-name="표준 5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30" style:display-name="표준 5 2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31" style:display-name="표준 5 2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32" style:display-name="표준 5 2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33" style:display-name="표준 5 2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34" style:display-name="표준 5 2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35" style:display-name="표준 5 2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36" style:display-name="표준 5 2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37" style:display-name="표준 5 2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38" style:display-name="표준 5 2 3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2_32_4" style:display-name="표준 5 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5" style:display-name="표준 5 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6" style:display-name="표준 5 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7" style:display-name="표준 5 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8" style:display-name="표준 5 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_32_9" style:display-name="표준 5 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0" style:display-name="표준 5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1" style:display-name="표준 5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2" style:display-name="표준 5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3" style:display-name="표준 5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4" style:display-name="표준 5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5" style:display-name="표준 5 2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6" style:display-name="표준 5 2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7" style:display-name="표준 5 2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8" style:display-name="표준 5 2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29" style:display-name="표준 5 2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3" style:display-name="표준 5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30" style:display-name="표준 5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10" style:display-name="표준 5 30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11" style:display-name="표준 5 30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12" style:display-name="표준 5 30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13" style:display-name="표준 5 30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14" style:display-name="표준 5 30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15" style:display-name="표준 5 30 1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16" style:display-name="표준 5 30 1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17" style:display-name="표준 5 30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18" style:display-name="표준 5 30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19" style:display-name="표준 5 30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2" style:display-name="표준 5 30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20" style:display-name="표준 5 30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21" style:display-name="표준 5 30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22" style:display-name="표준 5 30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23" style:display-name="표준 5 30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24" style:display-name="표준 5 30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30_32_3" style:display-name="표준 5 30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4" style:display-name="표준 5 30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5" style:display-name="표준 5 30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6" style:display-name="표준 5 30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7" style:display-name="표준 5 30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8" style:display-name="표준 5 30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0_32_9" style:display-name="표준 5 30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1" style:display-name="표준 5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2" style:display-name="표준 5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3" style:display-name="표준 5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4" style:display-name="표준 5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5" style:display-name="표준 5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6" style:display-name="표준 5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7" style:display-name="표준 5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8" style:display-name="표준 5 3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39" style:display-name="표준 5 3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4" style:display-name="표준 5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40" style:display-name="표준 5 4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41" style:display-name="표준 5 4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42" style:display-name="표준 5 4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43" style:display-name="표준 5 4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44" style:display-name="표준 5 4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45" style:display-name="표준 5 4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46" style:display-name="표준 5 4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47" style:display-name="표준 5 4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48" style:display-name="표준 5 4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49" style:display-name="표준 5 4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" style:display-name="표준 5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_32_2" style:display-name="표준 5 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_32_3" style:display-name="표준 5 5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50" style:display-name="표준 5 5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1" style:display-name="표준 5 5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2" style:display-name="표준 5 5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3" style:display-name="표준 5 5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4" style:display-name="표준 5 5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5" style:display-name="표준 5 5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6" style:display-name="표준 5 5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7" style:display-name="표준 5 5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8" style:display-name="표준 5 5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59" style:display-name="표준 5 5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6" style:display-name="표준 5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60" style:display-name="표준 5 6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61" style:display-name="표준 5 6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62" style:display-name="표준 5 6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63" style:display-name="표준 5 6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64" style:display-name="표준 5 6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65" style:display-name="표준 5 6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66" style:display-name="표준 5 6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_32_7" style:display-name="표준 5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8" style:display-name="표준 5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32_9" style:display-name="표준 5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5_0-0._32__44148__51652__50868__50689__54016__32__52572__44592__46041__32___32__49457__44284__32__51473__44036__54217__44032_" style:display-name="표준 5_0-0. 건진운영팀 최기동 _ 성과 중간평가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50" style:display-name="표준 5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0_32_2" style:display-name="표준 50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1" style:display-name="표준 5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1_32_2" style:display-name="표준 51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2" style:display-name="표준 5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2_32_2" style:display-name="표준 5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3" style:display-name="표준 5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3_32_2" style:display-name="표준 5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4" style:display-name="표준 5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4_32_2" style:display-name="표준 5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5" style:display-name="표준 5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5_32_2" style:display-name="표준 55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6" style:display-name="표준 5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6_32_2" style:display-name="표준 56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7" style:display-name="표준 5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7_32_2" style:display-name="표준 57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8" style:display-name="표준 58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8_32_2" style:display-name="표준 58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9" style:display-name="표준 59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59_32_2" style:display-name="표준 59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" style:display-name="표준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10" style:display-name="표준 6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11" style:display-name="표준 6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12" style:display-name="표준 6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13" style:display-name="표준 6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14" style:display-name="표준 6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15" style:display-name="표준 6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16" style:display-name="표준 6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17" style:display-name="표준 6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18" style:display-name="표준 6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19" style:display-name="표준 6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" style:display-name="표준 6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10" style:display-name="표준 6 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11" style:display-name="표준 6 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12" style:display-name="표준 6 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13" style:display-name="표준 6 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14" style:display-name="표준 6 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15" style:display-name="표준 6 2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16" style:display-name="표준 6 2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17" style:display-name="표준 6 2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18" style:display-name="표준 6 2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19" style:display-name="표준 6 2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" style:display-name="표준 6 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10" style:display-name="표준 6 2 2 1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11" style:display-name="표준 6 2 2 1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12" style:display-name="표준 6 2 2 1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13" style:display-name="표준 6 2 2 1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14" style:display-name="표준 6 2 2 1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15" style:display-name="표준 6 2 2 1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16" style:display-name="표준 6 2 2 1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17" style:display-name="표준 6 2 2 1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18" style:display-name="표준 6 2 2 1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19" style:display-name="표준 6 2 2 1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2" style:display-name="표준 6 2 2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20" style:display-name="표준 6 2 2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21" style:display-name="표준 6 2 2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22" style:display-name="표준 6 2 2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23" style:display-name="표준 6 2 2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24" style:display-name="표준 6 2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_32_3" style:display-name="표준 6 2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4" style:display-name="표준 6 2 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5" style:display-name="표준 6 2 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6" style:display-name="표준 6 2 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7" style:display-name="표준 6 2 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8" style:display-name="표준 6 2 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_32_9" style:display-name="표준 6 2 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20" style:display-name="표준 6 2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1" style:display-name="표준 6 2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2" style:display-name="표준 6 2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3" style:display-name="표준 6 2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4" style:display-name="표준 6 2 2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5" style:display-name="표준 6 2 2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6" style:display-name="표준 6 2 2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7" style:display-name="표준 6 2 2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8" style:display-name="표준 6 2 2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29" style:display-name="표준 6 2 2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3" style:display-name="표준 6 2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30" style:display-name="표준 6 2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31" style:display-name="표준 6 2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32" style:display-name="표준 6 2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33" style:display-name="표준 6 2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34" style:display-name="표준 6 2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35" style:display-name="표준 6 2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36" style:display-name="표준 6 2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37" style:display-name="표준 6 2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2_32_4" style:display-name="표준 6 2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5" style:display-name="표준 6 2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6" style:display-name="표준 6 2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7" style:display-name="표준 6 2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8" style:display-name="표준 6 2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_32_9" style:display-name="표준 6 2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0" style:display-name="표준 6 2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1" style:display-name="표준 6 2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2" style:display-name="표준 6 2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3" style:display-name="표준 6 2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4" style:display-name="표준 6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5" style:display-name="표준 6 2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6" style:display-name="표준 6 2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7" style:display-name="표준 6 2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8" style:display-name="표준 6 2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29" style:display-name="표준 6 2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3" style:display-name="표준 6 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30" style:display-name="표준 6 3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10" style:display-name="표준 6 30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11" style:display-name="표준 6 30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12" style:display-name="표준 6 30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13" style:display-name="표준 6 30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14" style:display-name="표준 6 30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15" style:display-name="표준 6 30 1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16" style:display-name="표준 6 30 1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17" style:display-name="표준 6 30 1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18" style:display-name="표준 6 30 1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19" style:display-name="표준 6 30 1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2" style:display-name="표준 6 30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20" style:display-name="표준 6 30 2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21" style:display-name="표준 6 30 2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22" style:display-name="표준 6 30 2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23" style:display-name="표준 6 30 2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24" style:display-name="표준 6 30 2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30_32_3" style:display-name="표준 6 30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4" style:display-name="표준 6 30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5" style:display-name="표준 6 30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6" style:display-name="표준 6 30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7" style:display-name="표준 6 30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8" style:display-name="표준 6 30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0_32_9" style:display-name="표준 6 30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1" style:display-name="표준 6 3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2" style:display-name="표준 6 3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3" style:display-name="표준 6 3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4" style:display-name="표준 6 3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5" style:display-name="표준 6 3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6" style:display-name="표준 6 3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7" style:display-name="표준 6 3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8" style:display-name="표준 6 3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39" style:display-name="표준 6 3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4" style:display-name="표준 6 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40" style:display-name="표준 6 4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41" style:display-name="표준 6 4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42" style:display-name="표준 6 4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43" style:display-name="표준 6 4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44" style:display-name="표준 6 4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45" style:display-name="표준 6 4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46" style:display-name="표준 6 4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47" style:display-name="표준 6 4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48" style:display-name="표준 6 4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49" style:display-name="표준 6 4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" style:display-name="표준 6 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_32_2" style:display-name="표준 6 5 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_32_3" style:display-name="표준 6 5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50" style:display-name="표준 6 5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1" style:display-name="표준 6 5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2" style:display-name="표준 6 5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3" style:display-name="표준 6 5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4" style:display-name="표준 6 5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5" style:display-name="표준 6 55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6" style:display-name="표준 6 5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7" style:display-name="표준 6 5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8" style:display-name="표준 6 5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59" style:display-name="표준 6 5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6" style:display-name="표준 6 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60" style:display-name="표준 6 60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61" style:display-name="표준 6 61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62" style:display-name="표준 6 62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63" style:display-name="표준 6 63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64" style:display-name="표준 6 64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65" style:display-name="표준 6 65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6_32_66" style:display-name="표준 6 66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67" style:display-name="표준 6 6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_32_7" style:display-name="표준 6 7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8" style:display-name="표준 6 8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_32_9" style:display-name="표준 6 9" style:family="table-cell" style:data-style-name="N49">
      <style:table-cell-properties style:vertical-align="automatic" fo:background-color="transparent"/>
      <style:text-properties style:font-name="돋움1" style:font-name-asian="돋움1" style:font-name-complex="돋움1"/>
    </style:style>
    <style:style style:name="_54364__51456__32_60" style:display-name="표준 6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0_32_2" style:display-name="표준 60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1" style:display-name="표준 6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1_32_2" style:display-name="표준 61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2" style:display-name="표준 6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2_32_2" style:display-name="표준 62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3" style:display-name="표준 6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3_32_2" style:display-name="표준 63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4" style:display-name="표준 6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4_32_2" style:display-name="표준 6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5" style:display-name="표준 6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5_32_2" style:display-name="표준 65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66" style:display-name="표준 6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67" style:display-name="표준 6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68" style:display-name="표준 68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69" style:display-name="표준 69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" style:display-name="표준 7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7_32_2" style:display-name="표준 7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7_32_3" style:display-name="표준 7 3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70" style:display-name="표준 70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1" style:display-name="표준 71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2" style:display-name="표준 7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3" style:display-name="표준 73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4" style:display-name="표준 74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4_32_2" style:display-name="표준 74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5" style:display-name="표준 75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6" style:display-name="표준 76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7" style:display-name="표준 77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7_32_2" style:display-name="표준 77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8" style:display-name="표준 78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78_32_2" style:display-name="표준 78 2" style:family="table-cell" style:data-style-name="N49">
      <style:table-cell-properties style:vertical-align="middle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_54364__51456__32_8" style:display-name="표준 8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10" style:display-name="표준 8 10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11" style:display-name="표준 8 11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12" style:display-name="표준 8 12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13" style:display-name="표준 8 13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14" style:display-name="표준 8 14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15" style:display-name="표준 8 15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16" style:display-name="표준 8 16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2" style:display-name="표준 8 2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2_32_10" style:display-name="표준 8 2 10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11" style:display-name="표준 8 2 11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12" style:display-name="표준 8 2 1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13" style:display-name="표준 8 2 1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14" style:display-name="표준 8 2 1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2" style:display-name="표준 8 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3" style:display-name="표준 8 2 3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4" style:display-name="표준 8 2 4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5" style:display-name="표준 8 2 5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6" style:display-name="표준 8 2 6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7" style:display-name="표준 8 2 7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8" style:display-name="표준 8 2 8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2_32_9" style:display-name="표준 8 2 9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8_32_3" style:display-name="표준 8 3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" style:display-name="표준 8 4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4_32_10" style:display-name="표준 8 4 10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_32_11" style:display-name="표준 8 4 11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_32_12" style:display-name="표준 8 4 12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_32_2" style:display-name="표준 8 4 2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_32_3" style:display-name="표준 8 4 3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_32_4" style:display-name="표준 8 4 4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_32_5" style:display-name="표준 8 4 5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_32_6" style:display-name="표준 8 4 6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_32_7" style:display-name="표준 8 4 7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_32_8" style:display-name="표준 8 4 8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4_32_9" style:display-name="표준 8 4 9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" style:display-name="표준 8 5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5_32_10" style:display-name="표준 8 5 10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_32_11" style:display-name="표준 8 5 11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_32_12" style:display-name="표준 8 5 12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_32_2" style:display-name="표준 8 5 2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_32_3" style:display-name="표준 8 5 3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_32_4" style:display-name="표준 8 5 4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_32_5" style:display-name="표준 8 5 5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_32_6" style:display-name="표준 8 5 6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_32_7" style:display-name="표준 8 5 7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_32_8" style:display-name="표준 8 5 8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5_32_9" style:display-name="표준 8 5 9" style:family="table-cell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8_32_6" style:display-name="표준 8 6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7" style:display-name="표준 8 7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8" style:display-name="표준 8 8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8_32_9" style:display-name="표준 8 9" style:family="table-cell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_54364__51456__32_9" style:display-name="표준 9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364__51456__32_9_32_2" style:display-name="표준 9 2" style:family="table-cell" style:data-style-name="N49">
      <style:table-cell-properties style:vertical-align="middle" fo:background-color="transparent"/>
      <style:text-properties style:font-name="맑은 고딕1" style:font-name-asian="맑은 고딕1" style:font-name-complex="맑은 고딕1"/>
    </style:style>
    <style:style style:name="_54364__51456__32_9_32_2_32_2" style:display-name="표준 9 2 2" style:family="table-cell" style:data-style-name="N49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9_32_3" style:display-name="표준 9 3" style:family="table-cell" style:data-style-name="N49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54616__51060__54140__47553__53356__32_2" style:display-name="하이퍼링크 2" style:family="table-cell" style:data-style-name="N0">
      <style:table-cell-properties style:vertical-align="middle" fo:background-color="transparent"/>
      <style:text-properties fo:color="#0000FF" style:font-name="맑은 고딕1" style:font-name-asian="맑은 고딕1" style:font-name-complex="맑은 고딕1" style:text-underline-style="solid" style:text-underline-type="single"/>
    </style:style>
    <style:style style:name="_54616__51060__54140__47553__53356__32_3" style:display-name="하이퍼링크 3" style:family="table-cell" style:data-style-name="N0">
      <style:table-cell-properties style:vertical-align="middle" fo:background-color="transparent"/>
      <style:text-properties fo:color="#0000FF" style:font-name="돋움1" style:font-name-asian="돋움1" style:font-name-complex="돋움1" style:text-underline-style="solid" style:text-underline-type="single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User</dc:creator>
    <dc:date>2017-07-25T01:43:58Z</dc:date>
  </office:meta>
</office:document-meta>
</file>